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76.51pt"/>
    </style:style>
    <style:style style:name="co2" style:family="table-column">
      <style:table-column-properties fo:break-before="auto" style:column-width="208.49pt"/>
    </style:style>
    <style:style style:name="co3" style:family="table-column">
      <style:table-column-properties fo:break-before="auto" style:column-width="229.49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43.51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74.24pt"/>
    </style:style>
    <style:style style:name="co8" style:family="table-column">
      <style:table-column-properties fo:break-before="auto" style:column-width="79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not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Grade Date</text:p>
          </table:table-cell>
          <table:table-cell table:style-name="ce1" office:value-type="string" calcext:value-type="string">
            <text:p>Record Date</text:p>
          </table:table-cell>
          <table:table-cell table:number-columns-repeated="1016"/>
        </table:table-row>
        <table:table-row table:style-name="ro1">
          <table:table-cell table:style-name="ce1" office:value-type="float" office:value="50055646" calcext:value-type="float">
            <text:p>50055646</text:p>
          </table:table-cell>
          <table:table-cell table:style-name="ce1" office:value-type="string" calcext:value-type="string">
            <text:p>FACTORY CAFE NYC</text:p>
          </table:table-cell>
          <table:table-cell table:style-name="ce1" office:value-type="string" calcext:value-type="string">
            <text:p>1724 Sheepshead Bay Rd, Brooklyn NY 11235</text:p>
          </table:table-cell>
          <table:table-cell table:style-name="ce1" office:value-type="string" calcext:value-type="string">
            <text:p>Mediterranean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450" calcext:value-type="float">
            <text:p>50056450</text:p>
          </table:table-cell>
          <table:table-cell table:style-name="ce1" office:value-type="string" calcext:value-type="string">
            <text:p>K &amp; V BAKERY</text:p>
          </table:table-cell>
          <table:table-cell table:style-name="ce1" office:value-type="string" calcext:value-type="string">
            <text:p>1405 Avenue U, Brooklyn NY 11229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6-12-07" calcext:value-type="date">
            <text:p>12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98995" calcext:value-type="float">
            <text:p>41598995</text:p>
          </table:table-cell>
          <table:table-cell table:style-name="ce1" office:value-type="string" calcext:value-type="string">
            <text:p>PARAISO AZTECA RESTAURANT</text:p>
          </table:table-cell>
          <table:table-cell table:style-name="ce1" office:value-type="string" calcext:value-type="string">
            <text:p>1681 East <text:s text:c="2"/>16 Street, Brooklyn NY 11229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6-11-19" calcext:value-type="date">
            <text:p>11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7484" calcext:value-type="float">
            <text:p>50057484</text:p>
          </table:table-cell>
          <table:table-cell table:style-name="ce1" office:value-type="string" calcext:value-type="string">
            <text:p>MIR BURGER</text:p>
          </table:table-cell>
          <table:table-cell table:style-name="ce1" office:value-type="string" calcext:value-type="string">
            <text:p>705 Brighton Beach Ave, Brooklyn NY 11235</text:p>
          </table:table-cell>
          <table:table-cell table:style-name="ce1" office:value-type="string" calcext:value-type="string">
            <text:p>Turkish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1984" calcext:value-type="float">
            <text:p>50041984</text:p>
          </table:table-cell>
          <table:table-cell table:style-name="ce1" office:value-type="string" calcext:value-type="string">
            <text:p>SULTAN RESTAURANT AND CAFE LOUNGE</text:p>
          </table:table-cell>
          <table:table-cell table:style-name="ce1" office:value-type="string" calcext:value-type="string">
            <text:p>144 Atlantic Ave, Brooklyn NY 11201</text:p>
          </table:table-cell>
          <table:table-cell table:style-name="ce1" office:value-type="string" calcext:value-type="string">
            <text:p>Middle Eastern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1-29" calcext:value-type="date">
            <text:p>11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1181" calcext:value-type="float">
            <text:p>50011181</text:p>
          </table:table-cell>
          <table:table-cell table:style-name="ce1" office:value-type="string" calcext:value-type="string">
            <text:p>CORNER CAFE</text:p>
          </table:table-cell>
          <table:table-cell table:style-name="ce1" office:value-type="string" calcext:value-type="string">
            <text:p>2 Ditmas Ave, Brooklyn NY 11218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4832" calcext:value-type="float">
            <text:p>50044832</text:p>
          </table:table-cell>
          <table:table-cell table:style-name="ce1" office:value-type="string" calcext:value-type="string">
            <text:p>BROOKLYN BAGELS</text:p>
          </table:table-cell>
          <table:table-cell table:style-name="ce1" office:value-type="string" calcext:value-type="string">
            <text:p>55 5Th Ave, Brooklyn NY 11217</text:p>
          </table:table-cell>
          <table:table-cell table:style-name="ce1" office:value-type="string" calcext:value-type="string">
            <text:p>Bagels/Pretzels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7456" calcext:value-type="float">
            <text:p>50007456</text:p>
          </table:table-cell>
          <table:table-cell table:style-name="ce1" office:value-type="string" calcext:value-type="string">
            <text:p>PEKING OISHI</text:p>
          </table:table-cell>
          <table:table-cell table:style-name="ce1" office:value-type="string" calcext:value-type="string">
            <text:p>315 Utica Ave, Brooklyn NY 11213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6-12-21" calcext:value-type="date">
            <text:p>12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73635" calcext:value-type="float">
            <text:p>41673635</text:p>
          </table:table-cell>
          <table:table-cell table:style-name="ce1" office:value-type="string" calcext:value-type="string">
            <text:p>TASTY CHICKEN</text:p>
          </table:table-cell>
          <table:table-cell table:style-name="ce1" office:value-type="string" calcext:value-type="string">
            <text:p>1322 Broadway, Brooklyn NY 1122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1-25" calcext:value-type="date">
            <text:p>11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857526" calcext:value-type="float">
            <text:p>40857526</text:p>
          </table:table-cell>
          <table:table-cell table:style-name="ce1" office:value-type="string" calcext:value-type="string">
            <text:p>CAFE LULUC</text:p>
          </table:table-cell>
          <table:table-cell table:style-name="ce1" office:value-type="string" calcext:value-type="string">
            <text:p>214 Smith Street, Brooklyn NY 1120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50737" calcext:value-type="float">
            <text:p>41650737</text:p>
          </table:table-cell>
          <table:table-cell table:style-name="ce1" office:value-type="string" calcext:value-type="string">
            <text:p>RED HOT II</text:p>
          </table:table-cell>
          <table:table-cell table:style-name="ce1" office:value-type="string" calcext:value-type="string">
            <text:p>349 7 Avenue, Brooklyn NY 11215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2177" calcext:value-type="float">
            <text:p>50042177</text:p>
          </table:table-cell>
          <table:table-cell table:style-name="ce1" office:value-type="string" calcext:value-type="string">
            <text:p>ABDULLAH SWEETS AND RESTAURANT</text:p>
          </table:table-cell>
          <table:table-cell table:style-name="ce1" office:value-type="string" calcext:value-type="string">
            <text:p>91 Church Ave, Brooklyn NY 11218</text:p>
          </table:table-cell>
          <table:table-cell table:style-name="ce1" office:value-type="string" calcext:value-type="string">
            <text:p>Bangladeshi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253" calcext:value-type="float">
            <text:p>50053253</text:p>
          </table:table-cell>
          <table:table-cell table:style-name="ce1" office:value-type="string" calcext:value-type="string">
            <text:p>GUSTOSO RESTAURANT</text:p>
          </table:table-cell>
          <table:table-cell table:style-name="ce1" office:value-type="string" calcext:value-type="string">
            <text:p>3325 Fulton St, Brooklyn NY 11208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6-11-04" calcext:value-type="date">
            <text:p>11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5056" calcext:value-type="float">
            <text:p>50005056</text:p>
          </table:table-cell>
          <table:table-cell table:style-name="ce1" office:value-type="string" calcext:value-type="string">
            <text:p>L'UNIQUE BAR &amp; RESTAURANT</text:p>
          </table:table-cell>
          <table:table-cell table:style-name="ce1" office:value-type="string" calcext:value-type="string">
            <text:p>1773 Nostrand Ave, Brooklyn NY 11226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1-25" calcext:value-type="date">
            <text:p>11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24508" calcext:value-type="float">
            <text:p>41624508</text:p>
          </table:table-cell>
          <table:table-cell table:style-name="ce1" office:value-type="string" calcext:value-type="string">
            <text:p>NABLUS SWEETS</text:p>
          </table:table-cell>
          <table:table-cell table:style-name="ce1" office:value-type="string" calcext:value-type="string">
            <text:p>6812 5 Avenue, Brooklyn NY 11220</text:p>
          </table:table-cell>
          <table:table-cell table:style-name="ce1" office:value-type="string" calcext:value-type="string">
            <text:p>Middle Eastern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6-11-17" calcext:value-type="date">
            <text:p>11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505" calcext:value-type="float">
            <text:p>50056505</text:p>
          </table:table-cell>
          <table:table-cell table:style-name="ce1" office:value-type="string" calcext:value-type="string">
            <text:p>ROCCA/CAFE-LOUNGE</text:p>
          </table:table-cell>
          <table:table-cell table:style-name="ce1" office:value-type="string" calcext:value-type="string">
            <text:p>2712 Emmons Ave, Brooklyn NY 11235</text:p>
          </table:table-cell>
          <table:table-cell table:style-name="ce1" office:value-type="string" calcext:value-type="string">
            <text:p>Mediterranean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2602" calcext:value-type="float">
            <text:p>50052602</text:p>
          </table:table-cell>
          <table:table-cell table:style-name="ce1" office:value-type="string" calcext:value-type="string">
            <text:p>MAMAN</text:p>
          </table:table-cell>
          <table:table-cell table:style-name="ce1" office:value-type="string" calcext:value-type="string">
            <text:p>80 Kent St, Brooklyn NY 11222</text:p>
          </table:table-cell>
          <table:table-cell table:style-name="ce1" office:value-type="string" calcext:value-type="string">
            <text:p>French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23" calcext:value-type="date">
            <text:p>12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51576" calcext:value-type="float">
            <text:p>41351576</text:p>
          </table:table-cell>
          <table:table-cell table:style-name="ce1" office:value-type="string" calcext:value-type="string">
            <text:p>LEAN CRUST/ Silver Spoon</text:p>
          </table:table-cell>
          <table:table-cell table:style-name="ce1" office:value-type="string" calcext:value-type="string">
            <text:p>737 Fulton Street, Brooklyn NY 11217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3153" calcext:value-type="float">
            <text:p>50003153</text:p>
          </table:table-cell>
          <table:table-cell table:style-name="ce1" office:value-type="string" calcext:value-type="string">
            <text:p>KELLOGG'S DINER</text:p>
          </table:table-cell>
          <table:table-cell table:style-name="ce1" office:value-type="string" calcext:value-type="string">
            <text:p>518 Metropolitan Ave, Brooklyn NY 1121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141" calcext:value-type="float">
            <text:p>50046141</text:p>
          </table:table-cell>
          <table:table-cell table:style-name="ce1" office:value-type="string" calcext:value-type="string">
            <text:p>KENNEDY FRIED CHICKEN</text:p>
          </table:table-cell>
          <table:table-cell table:style-name="ce1" office:value-type="string" calcext:value-type="string">
            <text:p>411 Utica Ave, Brooklyn NY 11213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6-10-31" calcext:value-type="date">
            <text:p>10/3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7273" calcext:value-type="float">
            <text:p>50017273</text:p>
          </table:table-cell>
          <table:table-cell table:style-name="ce1" office:value-type="string" calcext:value-type="string">
            <text:p>RED VELVET HOOKAH LOUNGE</text:p>
          </table:table-cell>
          <table:table-cell table:style-name="ce1" office:value-type="string" calcext:value-type="string">
            <text:p>1842 Coney Island Ave, Brooklyn NY 11230</text:p>
          </table:table-cell>
          <table:table-cell table:style-name="ce1" office:value-type="string" calcext:value-type="string">
            <text:p>Mediterranean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6-10-06" calcext:value-type="date">
            <text:p>10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4018" calcext:value-type="float">
            <text:p>50044018</text:p>
          </table:table-cell>
          <table:table-cell table:style-name="ce1" office:value-type="string" calcext:value-type="string">
            <text:p>DELICIAS TAJADAS BAKERY &amp; RESTAURANT</text:p>
          </table:table-cell>
          <table:table-cell table:style-name="ce1" office:value-type="string" calcext:value-type="string">
            <text:p>241 Bay Ridge Ave, Brooklyn NY 11220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1764" calcext:value-type="float">
            <text:p>50001764</text:p>
          </table:table-cell>
          <table:table-cell table:style-name="ce1" office:value-type="string" calcext:value-type="string">
            <text:p>TASTY DELICIOUS WEST INDIAN BAKERY &amp; RESTAURANT</text:p>
          </table:table-cell>
          <table:table-cell table:style-name="ce1" office:value-type="string" calcext:value-type="string">
            <text:p>9006 Avenue A, Brooklyn NY 11236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31446" calcext:value-type="float">
            <text:p>41331446</text:p>
          </table:table-cell>
          <table:table-cell table:style-name="ce1" office:value-type="string" calcext:value-type="string">
            <text:p>CAFE JONNY'S LOUNGE</text:p>
          </table:table-cell>
          <table:table-cell table:style-name="ce1" office:value-type="string" calcext:value-type="string">
            <text:p>38 Avenue O, Brooklyn NY 11204</text:p>
          </table:table-cell>
          <table:table-cell table:style-name="ce1" office:value-type="string" calcext:value-type="string">
            <text:p>Mediterranean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41377" calcext:value-type="float">
            <text:p>41541377</text:p>
          </table:table-cell>
          <table:table-cell table:style-name="ce1" office:value-type="string" calcext:value-type="string">
            <text:p>BOMBAY CURRY</text:p>
          </table:table-cell>
          <table:table-cell table:style-name="ce1" office:value-type="string" calcext:value-type="string">
            <text:p>525 Nostrand Avenue, Brooklyn NY 11216</text:p>
          </table:table-cell>
          <table:table-cell table:style-name="ce1" office:value-type="string" calcext:value-type="string">
            <text:p>Indian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74514" calcext:value-type="float">
            <text:p>41574514</text:p>
          </table:table-cell>
          <table:table-cell table:style-name="ce1" office:value-type="string" calcext:value-type="string">
            <text:p>NANATORI JAPANESE RESTAURANT</text:p>
          </table:table-cell>
          <table:table-cell table:style-name="ce1" office:value-type="string" calcext:value-type="string">
            <text:p>162 Montague Street, Brooklyn NY 11201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6-12-21" calcext:value-type="date">
            <text:p>12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8616" calcext:value-type="float">
            <text:p>50048616</text:p>
          </table:table-cell>
          <table:table-cell table:style-name="ce1" office:value-type="string" calcext:value-type="string">
            <text:p>THE TRADE UNION CAFE</text:p>
          </table:table-cell>
          <table:table-cell table:style-name="ce1" office:value-type="string" calcext:value-type="string">
            <text:p>346 Malcolm X Blvd, Brooklyn NY 11233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745" calcext:value-type="float">
            <text:p>50046745</text:p>
          </table:table-cell>
          <table:table-cell table:style-name="ce1" office:value-type="string" calcext:value-type="string">
            <text:p>SAFAYA RESTAURANT &amp; FISH MARKET</text:p>
          </table:table-cell>
          <table:table-cell table:style-name="ce1" office:value-type="string" calcext:value-type="string">
            <text:p>801 Stanley Ave, Brooklyn NY 11207</text:p>
          </table:table-cell>
          <table:table-cell table:style-name="ce1" office:value-type="string" calcext:value-type="string">
            <text:p>Seafood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04667" calcext:value-type="float">
            <text:p>41304667</text:p>
          </table:table-cell>
          <table:table-cell table:style-name="ce1" office:value-type="string" calcext:value-type="string">
            <text:p>LOS 3 POTRILLOS</text:p>
          </table:table-cell>
          <table:table-cell table:style-name="ce1" office:value-type="string" calcext:value-type="string">
            <text:p>1004 4 Avenue, Brooklyn NY 11232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845" calcext:value-type="float">
            <text:p>50046845</text:p>
          </table:table-cell>
          <table:table-cell table:style-name="ce1" office:value-type="string" calcext:value-type="string">
            <text:p>MIKES DELI RESTAURANT</text:p>
          </table:table-cell>
          <table:table-cell table:style-name="ce1" office:value-type="string" calcext:value-type="string">
            <text:p>10013 Foster Ave, Brooklyn NY 11236</text:p>
          </table:table-cell>
          <table:table-cell table:style-name="ce1" office:value-type="string" calcext:value-type="string">
            <text:p>Delicatessen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8725" calcext:value-type="float">
            <text:p>50008725</text:p>
          </table:table-cell>
          <table:table-cell table:style-name="ce1" office:value-type="string" calcext:value-type="string">
            <text:p>M SHANGHAI</text:p>
          </table:table-cell>
          <table:table-cell table:style-name="ce1" office:value-type="string" calcext:value-type="string">
            <text:p>292 Grand St, Brooklyn NY 11211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4052" calcext:value-type="float">
            <text:p>50014052</text:p>
          </table:table-cell>
          <table:table-cell table:style-name="ce1" office:value-type="string" calcext:value-type="string">
            <text:p>RED LOBSTER</text:p>
          </table:table-cell>
          <table:table-cell table:style-name="ce1" office:value-type="string" calcext:value-type="string">
            <text:p>455 Gateway Dr, Brooklyn NY 11239</text:p>
          </table:table-cell>
          <table:table-cell table:style-name="ce1" office:value-type="string" calcext:value-type="string">
            <text:p>Seafood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6-10-13" calcext:value-type="date">
            <text:p>10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83506" calcext:value-type="float">
            <text:p>40383506</text:p>
          </table:table-cell>
          <table:table-cell table:style-name="ce1" office:value-type="string" calcext:value-type="string">
            <text:p>TONY'S PIZZERIA</text:p>
          </table:table-cell>
          <table:table-cell table:style-name="ce1" office:value-type="string" calcext:value-type="string">
            <text:p>1412 St Johns Place, Brooklyn NY 11213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4121" calcext:value-type="float">
            <text:p>50044121</text:p>
          </table:table-cell>
          <table:table-cell table:style-name="ce1" office:value-type="string" calcext:value-type="string">
            <text:p>PRAWN SHOP</text:p>
          </table:table-cell>
          <table:table-cell table:style-name="ce1" office:value-type="string" calcext:value-type="string">
            <text:p>669 Union St, Brooklyn NY 11215</text:p>
          </table:table-cell>
          <table:table-cell table:style-name="ce1" office:value-type="string" calcext:value-type="string">
            <text:p>Seafood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23" calcext:value-type="date">
            <text:p>12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5402" calcext:value-type="float">
            <text:p>50015402</text:p>
          </table:table-cell>
          <table:table-cell table:style-name="ce1" office:value-type="string" calcext:value-type="string">
            <text:p>FISHNET FRESH SEAFOOD</text:p>
          </table:table-cell>
          <table:table-cell table:style-name="ce1" office:value-type="string" calcext:value-type="string">
            <text:p>345 E 98Th St, Brooklyn NY 11212</text:p>
          </table:table-cell>
          <table:table-cell table:style-name="ce1" office:value-type="string" calcext:value-type="string">
            <text:p>Seafood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26130" calcext:value-type="float">
            <text:p>41226130</text:p>
          </table:table-cell>
          <table:table-cell table:style-name="ce1" office:value-type="string" calcext:value-type="string">
            <text:p>TACOS MATAMOROS RESTAURANT</text:p>
          </table:table-cell>
          <table:table-cell table:style-name="ce1" office:value-type="string" calcext:value-type="string">
            <text:p>4508 5 Avenue, Brooklyn NY 11220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19" calcext:value-type="date">
            <text:p>12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1758" calcext:value-type="float">
            <text:p>50011758</text:p>
          </table:table-cell>
          <table:table-cell table:style-name="ce1" office:value-type="string" calcext:value-type="string">
            <text:p>LOS PRIMOS RESTAURANT</text:p>
          </table:table-cell>
          <table:table-cell table:style-name="ce1" office:value-type="string" calcext:value-type="string">
            <text:p>704 Grand St, Brooklyn NY 11211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86380" calcext:value-type="float">
            <text:p>41386380</text:p>
          </table:table-cell>
          <table:table-cell table:style-name="ce1" office:value-type="string" calcext:value-type="string">
            <text:p>PRIME MEATS</text:p>
          </table:table-cell>
          <table:table-cell table:style-name="ce1" office:value-type="string" calcext:value-type="string">
            <text:p>465 Court Street, Brooklyn NY 1123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1-28" calcext:value-type="date">
            <text:p>11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3146" calcext:value-type="float">
            <text:p>50003146</text:p>
          </table:table-cell>
          <table:table-cell table:style-name="ce1" office:value-type="string" calcext:value-type="string">
            <text:p>ZHENG CHINA KITCHEN</text:p>
          </table:table-cell>
          <table:table-cell table:style-name="ce1" office:value-type="string" calcext:value-type="string">
            <text:p>2851 86Th St, Brooklyn NY 11223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17" calcext:value-type="date">
            <text:p>11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11521" calcext:value-type="float">
            <text:p>41611521</text:p>
          </table:table-cell>
          <table:table-cell table:style-name="ce1" office:value-type="string" calcext:value-type="string">
            <text:p>POSH TOMATO</text:p>
          </table:table-cell>
          <table:table-cell table:style-name="ce1" office:value-type="string" calcext:value-type="string">
            <text:p>1701 Avenue M, Brooklyn NY 11230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814" calcext:value-type="float">
            <text:p>50051814</text:p>
          </table:table-cell>
          <table:table-cell table:style-name="ce1" office:value-type="string" calcext:value-type="string">
            <text:p>CORK &amp; KALE AT EVEN HOTEL</text:p>
          </table:table-cell>
          <table:table-cell table:style-name="ce1" office:value-type="string" calcext:value-type="string">
            <text:p>46 Nevins St, Brooklyn NY 1121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4515" calcext:value-type="float">
            <text:p>50044515</text:p>
          </table:table-cell>
          <table:table-cell table:style-name="ce1" office:value-type="string" calcext:value-type="string">
            <text:p>CAFFE CAFE</text:p>
          </table:table-cell>
          <table:table-cell table:style-name="ce1" office:value-type="string" calcext:value-type="string">
            <text:p>8401 3Rd Ave, Brooklyn NY 11209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0-19" calcext:value-type="date">
            <text:p>10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83490" calcext:value-type="float">
            <text:p>41683490</text:p>
          </table:table-cell>
          <table:table-cell table:style-name="ce1" office:value-type="string" calcext:value-type="string">
            <text:p>HOLLOW NICKEL</text:p>
          </table:table-cell>
          <table:table-cell table:style-name="ce1" office:value-type="string" calcext:value-type="string">
            <text:p>494 Atlantic Avenue, Brooklyn NY 1121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13" calcext:value-type="date">
            <text:p>10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8255" calcext:value-type="float">
            <text:p>50008255</text:p>
          </table:table-cell>
          <table:table-cell table:style-name="ce1" office:value-type="string" calcext:value-type="string">
            <text:p>LANDHAUS</text:p>
          </table:table-cell>
          <table:table-cell table:style-name="ce1" office:value-type="string" calcext:value-type="string">
            <text:p>50 S 4Th St, Brooklyn NY 1124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07" calcext:value-type="date">
            <text:p>10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08764" calcext:value-type="float">
            <text:p>41708764</text:p>
          </table:table-cell>
          <table:table-cell table:style-name="ce1" office:value-type="string" calcext:value-type="string">
            <text:p>THE CRAIG</text:p>
          </table:table-cell>
          <table:table-cell table:style-name="ce1" office:value-type="string" calcext:value-type="string">
            <text:p>482504 Driggs Avenue, Brooklyn NY 11211</text:p>
          </table:table-cell>
          <table:table-cell table:style-name="ce1" office:value-type="string" calcext:value-type="string">
            <text:p>Irish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01" calcext:value-type="date">
            <text:p>10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3954" calcext:value-type="float">
            <text:p>50043954</text:p>
          </table:table-cell>
          <table:table-cell table:style-name="ce1" office:value-type="string" calcext:value-type="string">
            <text:p>THIS &amp; THAT RESTAURANT</text:p>
          </table:table-cell>
          <table:table-cell table:style-name="ce1" office:value-type="string" calcext:value-type="string">
            <text:p>419 E 98Th St, Brooklyn NY 11212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4351" calcext:value-type="float">
            <text:p>50004351</text:p>
          </table:table-cell>
          <table:table-cell table:style-name="ce1" office:value-type="string" calcext:value-type="string">
            <text:p>IL PORTO BRICK OVEN RISTORANTE</text:p>
          </table:table-cell>
          <table:table-cell table:style-name="ce1" office:value-type="string" calcext:value-type="string">
            <text:p>37 Washington Ave, Brooklyn NY 11205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6444" calcext:value-type="float">
            <text:p>50016444</text:p>
          </table:table-cell>
          <table:table-cell table:style-name="ce1" office:value-type="string" calcext:value-type="string">
            <text:p>SHAARE ZION CATERERS</text:p>
          </table:table-cell>
          <table:table-cell table:style-name="ce1" office:value-type="string" calcext:value-type="string">
            <text:p>2030 Ocean Pkwy, Brooklyn NY 11223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95573" calcext:value-type="float">
            <text:p>41595573</text:p>
          </table:table-cell>
          <table:table-cell table:style-name="ce1" office:value-type="string" calcext:value-type="string">
            <text:p>GOLDEN BUN BAKERY</text:p>
          </table:table-cell>
          <table:table-cell table:style-name="ce1" office:value-type="string" calcext:value-type="string">
            <text:p>2180 86 Street, Brooklyn NY 1121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23" calcext:value-type="date">
            <text:p>11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6190" calcext:value-type="float">
            <text:p>50006190</text:p>
          </table:table-cell>
          <table:table-cell table:style-name="ce1" office:value-type="string" calcext:value-type="string">
            <text:p>CHECKERS</text:p>
          </table:table-cell>
          <table:table-cell table:style-name="ce1" office:value-type="string" calcext:value-type="string">
            <text:p>1146 Liberty Ave, Brooklyn NY 11208</text:p>
          </table:table-cell>
          <table:table-cell table:style-name="ce1" office:value-type="string" calcext:value-type="string">
            <text:p>Sandwiches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23" calcext:value-type="date">
            <text:p>11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2381" calcext:value-type="float">
            <text:p>50002381</text:p>
          </table:table-cell>
          <table:table-cell table:style-name="ce1" office:value-type="string" calcext:value-type="string">
            <text:p>WASABI</text:p>
          </table:table-cell>
          <table:table-cell table:style-name="ce1" office:value-type="string" calcext:value-type="string">
            <text:p>638 Manhattan Ave, Brooklyn NY 11222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354" calcext:value-type="float">
            <text:p>50018354</text:p>
          </table:table-cell>
          <table:table-cell table:style-name="ce1" office:value-type="string" calcext:value-type="string">
            <text:p>FAMOUS FRESH SUPER TACO &amp; GRILL INC</text:p>
          </table:table-cell>
          <table:table-cell table:style-name="ce1" office:value-type="string" calcext:value-type="string">
            <text:p>253 Avenue X, Brooklyn NY 11223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5059" calcext:value-type="float">
            <text:p>50005059</text:p>
          </table:table-cell>
          <table:table-cell table:style-name="ce1" office:value-type="string" calcext:value-type="string">
            <text:p>FREEHOLD</text:p>
          </table:table-cell>
          <table:table-cell table:style-name="ce1" office:value-type="string" calcext:value-type="string">
            <text:p>45 S 3Rd St, Brooklyn NY 1124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31" calcext:value-type="date">
            <text:p>10/3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050020" calcext:value-type="float">
            <text:p>41050020</text:p>
          </table:table-cell>
          <table:table-cell table:style-name="ce1" office:value-type="string" calcext:value-type="string">
            <text:p>COMMONWEALTH</text:p>
          </table:table-cell>
          <table:table-cell table:style-name="ce1" office:value-type="string" calcext:value-type="string">
            <text:p>497 5 Avenue, Brooklyn NY 1121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08729" calcext:value-type="float">
            <text:p>41708729</text:p>
          </table:table-cell>
          <table:table-cell table:style-name="ce1" office:value-type="string" calcext:value-type="string">
            <text:p>ENERGY FUEL CAFE</text:p>
          </table:table-cell>
          <table:table-cell table:style-name="ce1" office:value-type="string" calcext:value-type="string">
            <text:p>606 5 Avenue, Brooklyn NY 1121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19" calcext:value-type="date">
            <text:p>10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7299" calcext:value-type="float">
            <text:p>50007299</text:p>
          </table:table-cell>
          <table:table-cell table:style-name="ce1" office:value-type="string" calcext:value-type="string">
            <text:p>ET HALAL INTERNATIONAL RESTAURANT</text:p>
          </table:table-cell>
          <table:table-cell table:style-name="ce1" office:value-type="string" calcext:value-type="string">
            <text:p>574 Atlantic Ave, Brooklyn NY 11217</text:p>
          </table:table-cell>
          <table:table-cell table:style-name="ce1" office:value-type="string" calcext:value-type="string">
            <text:p>Middle Eastern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528" calcext:value-type="float">
            <text:p>50018528</text:p>
          </table:table-cell>
          <table:table-cell table:style-name="ce1" office:value-type="string" calcext:value-type="string">
            <text:p>XCELLENT SOUL FOOD CORP</text:p>
          </table:table-cell>
          <table:table-cell table:style-name="ce1" office:value-type="string" calcext:value-type="string">
            <text:p>372 Ralph Ave, Brooklyn NY 11233</text:p>
          </table:table-cell>
          <table:table-cell table:style-name="ce1" office:value-type="string" calcext:value-type="string">
            <text:p>Soul Food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05" calcext:value-type="date">
            <text:p>10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30776" calcext:value-type="float">
            <text:p>41230776</text:p>
          </table:table-cell>
          <table:table-cell table:style-name="ce1" office:value-type="string" calcext:value-type="string">
            <text:p>KAM SHING CHINESE RESTAURANT</text:p>
          </table:table-cell>
          <table:table-cell table:style-name="ce1" office:value-type="string" calcext:value-type="string">
            <text:p>1608 Avenue H, Brooklyn NY 1123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77604" calcext:value-type="float">
            <text:p>41577604</text:p>
          </table:table-cell>
          <table:table-cell table:style-name="ce1" office:value-type="string" calcext:value-type="string">
            <text:p>DIAMOND KRUST</text:p>
          </table:table-cell>
          <table:table-cell table:style-name="ce1" office:value-type="string" calcext:value-type="string">
            <text:p>387 Utica Avenue, Brooklyn NY 11213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5690" calcext:value-type="float">
            <text:p>50005690</text:p>
          </table:table-cell>
          <table:table-cell table:style-name="ce1" office:value-type="string" calcext:value-type="string">
            <text:p>M &amp; U Pizzeria</text:p>
          </table:table-cell>
          <table:table-cell table:style-name="ce1" office:value-type="string" calcext:value-type="string">
            <text:p>7502 18Th Ave, Brooklyn NY 11214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24381" calcext:value-type="float">
            <text:p>41224381</text:p>
          </table:table-cell>
          <table:table-cell table:style-name="ce1" office:value-type="string" calcext:value-type="string">
            <text:p>SIDECAR</text:p>
          </table:table-cell>
          <table:table-cell table:style-name="ce1" office:value-type="string" calcext:value-type="string">
            <text:p>560 5 Avenue, Brooklyn NY 1121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23" calcext:value-type="date">
            <text:p>12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6583" calcext:value-type="float">
            <text:p>50016583</text:p>
          </table:table-cell>
          <table:table-cell table:style-name="ce1" office:value-type="string" calcext:value-type="string">
            <text:p>CHAMPS DINER</text:p>
          </table:table-cell>
          <table:table-cell table:style-name="ce1" office:value-type="string" calcext:value-type="string">
            <text:p>197 Meserole St, Brooklyn NY 11206</text:p>
          </table:table-cell>
          <table:table-cell table:style-name="ce1" office:value-type="string" calcext:value-type="string">
            <text:p>Vegetarian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3207" calcext:value-type="float">
            <text:p>50033207</text:p>
          </table:table-cell>
          <table:table-cell table:style-name="ce1" office:value-type="string" calcext:value-type="string">
            <text:p>ISTANBUL TURKISH</text:p>
          </table:table-cell>
          <table:table-cell table:style-name="ce1" office:value-type="string" calcext:value-type="string">
            <text:p>2202 86Th St, Brooklyn NY 11214</text:p>
          </table:table-cell>
          <table:table-cell table:style-name="ce1" office:value-type="string" calcext:value-type="string">
            <text:p>Turkish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9611" calcext:value-type="float">
            <text:p>50039611</text:p>
          </table:table-cell>
          <table:table-cell table:style-name="ce1" office:value-type="string" calcext:value-type="string">
            <text:p>BURGER MEXICANO</text:p>
          </table:table-cell>
          <table:table-cell table:style-name="ce1" office:value-type="string" calcext:value-type="string">
            <text:p>545 Flatbush Ave, Brooklyn NY 11225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1320" calcext:value-type="float">
            <text:p>50041320</text:p>
          </table:table-cell>
          <table:table-cell table:style-name="ce1" office:value-type="string" calcext:value-type="string">
            <text:p>A &amp; L PIZZA RESTAURANT</text:p>
          </table:table-cell>
          <table:table-cell table:style-name="ce1" office:value-type="string" calcext:value-type="string">
            <text:p>6024 18Th Ave, Brooklyn NY 11204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547031" calcext:value-type="float">
            <text:p>40547031</text:p>
          </table:table-cell>
          <table:table-cell table:style-name="ce1" office:value-type="string" calcext:value-type="string">
            <text:p>ISABELA'S MEXICAN CUISINE</text:p>
          </table:table-cell>
          <table:table-cell table:style-name="ce1" office:value-type="string" calcext:value-type="string">
            <text:p>4412 4 Avenue, Brooklyn NY 11220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07" calcext:value-type="date">
            <text:p>11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2041" calcext:value-type="float">
            <text:p>50042041</text:p>
          </table:table-cell>
          <table:table-cell table:style-name="ce1" office:value-type="string" calcext:value-type="string">
            <text:p>RESTAURANT ON 58 ST. INC.</text:p>
          </table:table-cell>
          <table:table-cell table:style-name="ce1" office:value-type="string" calcext:value-type="string">
            <text:p>773 58Th St, Brooklyn NY 1122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03" calcext:value-type="date">
            <text:p>11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96559" calcext:value-type="float">
            <text:p>41396559</text:p>
          </table:table-cell>
          <table:table-cell table:style-name="ce1" office:value-type="string" calcext:value-type="string">
            <text:p>WASHINGTON COMMONS</text:p>
          </table:table-cell>
          <table:table-cell table:style-name="ce1" office:value-type="string" calcext:value-type="string">
            <text:p>434 Park Place, Brooklyn NY 1123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21" calcext:value-type="date">
            <text:p>10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93949" calcext:value-type="float">
            <text:p>41693949</text:p>
          </table:table-cell>
          <table:table-cell table:style-name="ce1" office:value-type="string" calcext:value-type="string">
            <text:p>LUCKY DRAGON BAKERY</text:p>
          </table:table-cell>
          <table:table-cell table:style-name="ce1" office:value-type="string" calcext:value-type="string">
            <text:p>5214 8 Avenue, Brooklyn NY 11220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07" calcext:value-type="date">
            <text:p>10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6323" calcext:value-type="float">
            <text:p>50016323</text:p>
          </table:table-cell>
          <table:table-cell table:style-name="ce1" office:value-type="string" calcext:value-type="string">
            <text:p>D' MONTAZO RESTAURANT</text:p>
          </table:table-cell>
          <table:table-cell table:style-name="ce1" office:value-type="string" calcext:value-type="string">
            <text:p>216 Wyckoff Ave, Brooklyn NY 11237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2-09" calcext:value-type="date">
            <text:p>12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10426" calcext:value-type="float">
            <text:p>41610426</text:p>
          </table:table-cell>
          <table:table-cell table:style-name="ce1" office:value-type="string" calcext:value-type="string">
            <text:p>GLOW THAI RESTAURANT</text:p>
          </table:table-cell>
          <table:table-cell table:style-name="ce1" office:value-type="string" calcext:value-type="string">
            <text:p>7107 3 Avenue, Brooklyn NY 11209</text:p>
          </table:table-cell>
          <table:table-cell table:style-name="ce1" office:value-type="string" calcext:value-type="string">
            <text:p>Thai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51271" calcext:value-type="float">
            <text:p>41451271</text:p>
          </table:table-cell>
          <table:table-cell table:style-name="ce1" office:value-type="string" calcext:value-type="string">
            <text:p>PITKIN SEAFOOD</text:p>
          </table:table-cell>
          <table:table-cell table:style-name="ce1" office:value-type="string" calcext:value-type="string">
            <text:p>1670 Pitkin Avenue, Brooklyn NY 11212</text:p>
          </table:table-cell>
          <table:table-cell table:style-name="ce1" office:value-type="string" calcext:value-type="string">
            <text:p>Seafood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05" calcext:value-type="date">
            <text:p>12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8640" calcext:value-type="float">
            <text:p>50048640</text:p>
          </table:table-cell>
          <table:table-cell table:style-name="ce1" office:value-type="string" calcext:value-type="string">
            <text:p>PLUCK U</text:p>
          </table:table-cell>
          <table:table-cell table:style-name="ce1" office:value-type="string" calcext:value-type="string">
            <text:p>88 Livingston St, Brooklyn NY 11201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03" calcext:value-type="date">
            <text:p>11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5568" calcext:value-type="float">
            <text:p>50055568</text:p>
          </table:table-cell>
          <table:table-cell table:style-name="ce1" office:value-type="string" calcext:value-type="string">
            <text:p>SUBWAY</text:p>
          </table:table-cell>
          <table:table-cell table:style-name="ce1" office:value-type="string" calcext:value-type="string">
            <text:p>2789 Atlantic Ave, Brooklyn NY 11207</text:p>
          </table:table-cell>
          <table:table-cell table:style-name="ce1" office:value-type="string" calcext:value-type="string">
            <text:p>Sandwiches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28" calcext:value-type="date">
            <text:p>10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6588" calcext:value-type="float">
            <text:p>50016588</text:p>
          </table:table-cell>
          <table:table-cell table:style-name="ce1" office:value-type="string" calcext:value-type="string">
            <text:p>AMBER SUSHI</text:p>
          </table:table-cell>
          <table:table-cell table:style-name="ce1" office:value-type="string" calcext:value-type="string">
            <text:p>847B Union St, Brooklyn NY 11215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54584" calcext:value-type="float">
            <text:p>41554584</text:p>
          </table:table-cell>
          <table:table-cell table:style-name="ce1" office:value-type="string" calcext:value-type="string">
            <text:p>PACO'S TACOS OF BROOKLYN</text:p>
          </table:table-cell>
          <table:table-cell table:style-name="ce1" office:value-type="string" calcext:value-type="string">
            <text:p>2368 Flatbush Avenue, Brooklyn NY 11234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1507" calcext:value-type="float">
            <text:p>50011507</text:p>
          </table:table-cell>
          <table:table-cell table:style-name="ce1" office:value-type="string" calcext:value-type="string">
            <text:p>EMELINE'S</text:p>
          </table:table-cell>
          <table:table-cell table:style-name="ce1" office:value-type="string" calcext:value-type="string">
            <text:p>373 Lewis Ave, Brooklyn NY 11233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05" calcext:value-type="date">
            <text:p>10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52775" calcext:value-type="float">
            <text:p>41652775</text:p>
          </table:table-cell>
          <table:table-cell table:style-name="ce1" office:value-type="string" calcext:value-type="string">
            <text:p>ALICE'S ARBOR</text:p>
          </table:table-cell>
          <table:table-cell table:style-name="ce1" office:value-type="string" calcext:value-type="string">
            <text:p>549 Classon Avenue, Brooklyn NY 1123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582" calcext:value-type="float">
            <text:p>50018582</text:p>
          </table:table-cell>
          <table:table-cell table:style-name="ce1" office:value-type="string" calcext:value-type="string">
            <text:p>CHEN MINI CAFE</text:p>
          </table:table-cell>
          <table:table-cell table:style-name="ce1" office:value-type="string" calcext:value-type="string">
            <text:p>4824 8Th Ave, Brooklyn NY 1122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742989" calcext:value-type="float">
            <text:p>40742989</text:p>
          </table:table-cell>
          <table:table-cell table:style-name="ce1" office:value-type="string" calcext:value-type="string">
            <text:p>DOMINO'S</text:p>
          </table:table-cell>
          <table:table-cell table:style-name="ce1" office:value-type="string" calcext:value-type="string">
            <text:p>9105 4 Avenue, Brooklyn NY 11209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09" calcext:value-type="date">
            <text:p>11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5649" calcext:value-type="float">
            <text:p>50035649</text:p>
          </table:table-cell>
          <table:table-cell table:style-name="ce1" office:value-type="string" calcext:value-type="string">
            <text:p>CROWN FRIED CHICKEN</text:p>
          </table:table-cell>
          <table:table-cell table:style-name="ce1" office:value-type="string" calcext:value-type="string">
            <text:p>577 Sutter Ave, Brooklyn NY 11207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90515" calcext:value-type="float">
            <text:p>41290515</text:p>
          </table:table-cell>
          <table:table-cell table:style-name="ce1" office:value-type="string" calcext:value-type="string">
            <text:p>MI BELLA DAMA RESTAURANT</text:p>
          </table:table-cell>
          <table:table-cell table:style-name="ce1" office:value-type="string" calcext:value-type="string">
            <text:p>296 Knickerbocker Avenue, Brooklyn NY 11237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4798" calcext:value-type="float">
            <text:p>50044798</text:p>
          </table:table-cell>
          <table:table-cell table:style-name="ce1" office:value-type="string" calcext:value-type="string">
            <text:p>FRANCESCO'S RESTAURANT</text:p>
          </table:table-cell>
          <table:table-cell table:style-name="ce1" office:value-type="string" calcext:value-type="string">
            <text:p>186 Knickerbocker Ave, Brooklyn NY 11237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6869" calcext:value-type="float">
            <text:p>50036869</text:p>
          </table:table-cell>
          <table:table-cell table:style-name="ce1" office:value-type="string" calcext:value-type="string">
            <text:p>PAK LAHORI CHILLI</text:p>
          </table:table-cell>
          <table:table-cell table:style-name="ce1" office:value-type="string" calcext:value-type="string">
            <text:p>1026 Coney Island Ave, Brooklyn NY 11230</text:p>
          </table:table-cell>
          <table:table-cell table:style-name="ce1" office:value-type="string" calcext:value-type="string">
            <text:p>Indian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21" calcext:value-type="date">
            <text:p>10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24537" calcext:value-type="float">
            <text:p>41424537</text:p>
          </table:table-cell>
          <table:table-cell table:style-name="ce1" office:value-type="string" calcext:value-type="string">
            <text:p>TACOS &amp; BURRITO GRILL</text:p>
          </table:table-cell>
          <table:table-cell table:style-name="ce1" office:value-type="string" calcext:value-type="string">
            <text:p>252 Prospect Park West, Brooklyn NY 11215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6420" calcext:value-type="float">
            <text:p>50006420</text:p>
          </table:table-cell>
          <table:table-cell table:style-name="ce1" office:value-type="string" calcext:value-type="string">
            <text:p>TACOS TIJUANA</text:p>
          </table:table-cell>
          <table:table-cell table:style-name="ce1" office:value-type="string" calcext:value-type="string">
            <text:p>5807 5Th Ave, Brooklyn NY 11220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7098" calcext:value-type="float">
            <text:p>50007098</text:p>
          </table:table-cell>
          <table:table-cell table:style-name="ce1" office:value-type="string" calcext:value-type="string">
            <text:p>MANAA SOULFOOD RESTAURANT</text:p>
          </table:table-cell>
          <table:table-cell table:style-name="ce1" office:value-type="string" calcext:value-type="string">
            <text:p>478 Rockaway Ave, Brooklyn NY 11212</text:p>
          </table:table-cell>
          <table:table-cell table:style-name="ce1" office:value-type="string" calcext:value-type="string">
            <text:p>Soul Food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0942" calcext:value-type="float">
            <text:p>50000942</text:p>
          </table:table-cell>
          <table:table-cell table:style-name="ce1" office:value-type="string" calcext:value-type="string">
            <text:p>HOT BAGELS</text:p>
          </table:table-cell>
          <table:table-cell table:style-name="ce1" office:value-type="string" calcext:value-type="string">
            <text:p>1594 Rockaway Parkway, Brooklyn NY 11236</text:p>
          </table:table-cell>
          <table:table-cell table:style-name="ce1" office:value-type="string" calcext:value-type="string">
            <text:p>Sandwiches/Salads/Mixed Buffet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12" calcext:value-type="date">
            <text:p>12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699" calcext:value-type="float">
            <text:p>50056699</text:p>
          </table:table-cell>
          <table:table-cell table:style-name="ce1" office:value-type="string" calcext:value-type="string">
            <text:p>El Penacho Restaurant</text:p>
          </table:table-cell>
          <table:table-cell table:style-name="ce1" office:value-type="string" calcext:value-type="string">
            <text:p>374 Avenue P, Brooklyn NY 11204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07" calcext:value-type="date">
            <text:p>12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7246" calcext:value-type="float">
            <text:p>50037246</text:p>
          </table:table-cell>
          <table:table-cell table:style-name="ce1" office:value-type="string" calcext:value-type="string">
            <text:p>PAT'S FLAVORS KRUSS</text:p>
          </table:table-cell>
          <table:table-cell table:style-name="ce1" office:value-type="string" calcext:value-type="string">
            <text:p>754 Linden Blvd, Brooklyn NY 11203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1-22" calcext:value-type="date">
            <text:p>11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23665" calcext:value-type="float">
            <text:p>41323665</text:p>
          </table:table-cell>
          <table:table-cell table:style-name="ce1" office:value-type="string" calcext:value-type="string">
            <text:p>CONEY ISLAND TASTE</text:p>
          </table:table-cell>
          <table:table-cell table:style-name="ce1" office:value-type="string" calcext:value-type="string">
            <text:p>2580 Coney Island Avenue, Brooklyn NY 11223</text:p>
          </table:table-cell>
          <table:table-cell table:style-name="ce1" office:value-type="string" calcext:value-type="string">
            <text:p>Peruvian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17" calcext:value-type="date">
            <text:p>11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12557" calcext:value-type="float">
            <text:p>41512557</text:p>
          </table:table-cell>
          <table:table-cell table:style-name="ce1" office:value-type="string" calcext:value-type="string">
            <text:p>CHINA CITY RESTAURANT</text:p>
          </table:table-cell>
          <table:table-cell table:style-name="ce1" office:value-type="string" calcext:value-type="string">
            <text:p>903 Myrtle Avenue, Brooklyn NY 11206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95562" calcext:value-type="float">
            <text:p>41495562</text:p>
          </table:table-cell>
          <table:table-cell table:style-name="ce1" office:value-type="string" calcext:value-type="string">
            <text:p>YO-YO FRITAILLE</text:p>
          </table:table-cell>
          <table:table-cell table:style-name="ce1" office:value-type="string" calcext:value-type="string">
            <text:p>1758 Nostrand Avenue, Brooklyn NY 11226</text:p>
          </table:table-cell>
          <table:table-cell table:style-name="ce1" office:value-type="string" calcext:value-type="string">
            <text:p>Creo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14" calcext:value-type="date">
            <text:p>10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55257" calcext:value-type="float">
            <text:p>41355257</text:p>
          </table:table-cell>
          <table:table-cell table:style-name="ce1" office:value-type="string" calcext:value-type="string">
            <text:p>CASTILLO ECUATORIANO RESTAURANT</text:p>
          </table:table-cell>
          <table:table-cell table:style-name="ce1" office:value-type="string" calcext:value-type="string">
            <text:p>4020 5 Avenue, Brooklyn NY 11232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90824" calcext:value-type="float">
            <text:p>41690824</text:p>
          </table:table-cell>
          <table:table-cell table:style-name="ce1" office:value-type="string" calcext:value-type="string">
            <text:p>UNION GROUNDS</text:p>
          </table:table-cell>
          <table:table-cell table:style-name="ce1" office:value-type="string" calcext:value-type="string">
            <text:p>270 Smith Street, Brooklyn NY 1123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23" calcext:value-type="date">
            <text:p>12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66961" calcext:value-type="float">
            <text:p>40366961</text:p>
          </table:table-cell>
          <table:table-cell table:style-name="ce1" office:value-type="string" calcext:value-type="string">
            <text:p>MITCHELL'S RESTAURANT</text:p>
          </table:table-cell>
          <table:table-cell table:style-name="ce1" office:value-type="string" calcext:value-type="string">
            <text:p>617 Vanderbilt Avenue, Brooklyn NY 11238</text:p>
          </table:table-cell>
          <table:table-cell table:style-name="ce1" office:value-type="string" calcext:value-type="string">
            <text:p>Soul Food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597074" calcext:value-type="float">
            <text:p>40597074</text:p>
          </table:table-cell>
          <table:table-cell table:style-name="ce1" office:value-type="string" calcext:value-type="string">
            <text:p>CAFFE' ROMEO</text:p>
          </table:table-cell>
          <table:table-cell table:style-name="ce1" office:value-type="string" calcext:value-type="string">
            <text:p>7111 20 Avenue, Brooklyn NY 11204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12" calcext:value-type="date">
            <text:p>12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81265" calcext:value-type="float">
            <text:p>41181265</text:p>
          </table:table-cell>
          <table:table-cell table:style-name="ce1" office:value-type="string" calcext:value-type="string">
            <text:p>JAM ROCK</text:p>
          </table:table-cell>
          <table:table-cell table:style-name="ce1" office:value-type="string" calcext:value-type="string">
            <text:p>1009 Rutland Road, Brooklyn NY 11212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7635" calcext:value-type="float">
            <text:p>50047635</text:p>
          </table:table-cell>
          <table:table-cell table:style-name="ce1" office:value-type="string" calcext:value-type="string">
            <text:p>IKHOFI CAFE</text:p>
          </table:table-cell>
          <table:table-cell table:style-name="ce1" office:value-type="string" calcext:value-type="string">
            <text:p>199 Malcolm X Blvd, Brooklyn NY 1122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25" calcext:value-type="date">
            <text:p>11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625667" calcext:value-type="float">
            <text:p>40625667</text:p>
          </table:table-cell>
          <table:table-cell table:style-name="ce1" office:value-type="string" calcext:value-type="string">
            <text:p>TAQUERIA RESTAURANTE MI BARIO</text:p>
          </table:table-cell>
          <table:table-cell table:style-name="ce1" office:value-type="string" calcext:value-type="string">
            <text:p>3415 14 Avenue, Brooklyn NY 11218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7738" calcext:value-type="float">
            <text:p>50047738</text:p>
          </table:table-cell>
          <table:table-cell table:style-name="ce1" office:value-type="string" calcext:value-type="string">
            <text:p>BENNY'S BRICK OVEN PIZZA</text:p>
          </table:table-cell>
          <table:table-cell table:style-name="ce1" office:value-type="string" calcext:value-type="string">
            <text:p>419 Kingston Ave, Brooklyn NY 11225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0-19" calcext:value-type="date">
            <text:p>10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578" calcext:value-type="float">
            <text:p>50046578</text:p>
          </table:table-cell>
          <table:table-cell table:style-name="ce1" office:value-type="string" calcext:value-type="string">
            <text:p>333 LOUNGE</text:p>
          </table:table-cell>
          <table:table-cell table:style-name="ce1" office:value-type="string" calcext:value-type="string">
            <text:p>333 Flatbush Ave, Brooklyn NY 11217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13" calcext:value-type="date">
            <text:p>10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7379" calcext:value-type="float">
            <text:p>50047379</text:p>
          </table:table-cell>
          <table:table-cell table:style-name="ce1" office:value-type="string" calcext:value-type="string">
            <text:p>THE ROSEMONT</text:p>
          </table:table-cell>
          <table:table-cell table:style-name="ce1" office:value-type="string" calcext:value-type="string">
            <text:p>63 Montrose Ave, Brooklyn NY 11206</text:p>
          </table:table-cell>
          <table:table-cell table:style-name="ce1" office:value-type="string" calcext:value-type="string">
            <text:p>Delicatessen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13" calcext:value-type="date">
            <text:p>10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8074" calcext:value-type="float">
            <text:p>50008074</text:p>
          </table:table-cell>
          <table:table-cell table:style-name="ce1" office:value-type="string" calcext:value-type="string">
            <text:p>WANGS</text:p>
          </table:table-cell>
          <table:table-cell table:style-name="ce1" office:value-type="string" calcext:value-type="string">
            <text:p>671 Union St, Brooklyn NY 11215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3978" calcext:value-type="float">
            <text:p>50033978</text:p>
          </table:table-cell>
          <table:table-cell table:style-name="ce1" office:value-type="string" calcext:value-type="string">
            <text:p>CONEY'S CONES</text:p>
          </table:table-cell>
          <table:table-cell table:style-name="ce1" office:value-type="string" calcext:value-type="string">
            <text:p>1023 Boardwalk W, Brooklyn NY 11224</text:p>
          </table:table-cell>
          <table:table-cell table:style-name="ce1" office:value-type="string" calcext:value-type="string">
            <text:p>Ice Cream, Gelato, Yogurt, Ices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05041" calcext:value-type="float">
            <text:p>41105041</text:p>
          </table:table-cell>
          <table:table-cell table:style-name="ce1" office:value-type="string" calcext:value-type="string">
            <text:p>YU KING BAKERY</text:p>
          </table:table-cell>
          <table:table-cell table:style-name="ce1" office:value-type="string" calcext:value-type="string">
            <text:p>2335 86 Street, Brooklyn NY 1121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5627" calcext:value-type="float">
            <text:p>50005627</text:p>
          </table:table-cell>
          <table:table-cell table:style-name="ce1" office:value-type="string" calcext:value-type="string">
            <text:p>BUSY CORNER DELI</text:p>
          </table:table-cell>
          <table:table-cell table:style-name="ce1" office:value-type="string" calcext:value-type="string">
            <text:p>345 Flushing Ave, Brooklyn NY 1120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83562" calcext:value-type="float">
            <text:p>41683562</text:p>
          </table:table-cell>
          <table:table-cell table:style-name="ce1" office:value-type="string" calcext:value-type="string">
            <text:p>FAY WONG CAFE BAKERY</text:p>
          </table:table-cell>
          <table:table-cell table:style-name="ce1" office:value-type="string" calcext:value-type="string">
            <text:p>6205 18 Avenue, Brooklyn NY 11204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06" calcext:value-type="date">
            <text:p>10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178" calcext:value-type="float">
            <text:p>50053178</text:p>
          </table:table-cell>
          <table:table-cell table:style-name="ce1" office:value-type="string" calcext:value-type="string">
            <text:p>HAPPY HOUSE SEAFOOD RESTAURANT</text:p>
          </table:table-cell>
          <table:table-cell table:style-name="ce1" office:value-type="string" calcext:value-type="string">
            <text:p>5014 8Th Ave, Brooklyn NY 1122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21" calcext:value-type="date">
            <text:p>12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4443" calcext:value-type="float">
            <text:p>50004443</text:p>
          </table:table-cell>
          <table:table-cell table:style-name="ce1" office:value-type="string" calcext:value-type="string">
            <text:p>TACOS EL CATRIN</text:p>
          </table:table-cell>
          <table:table-cell table:style-name="ce1" office:value-type="string" calcext:value-type="string">
            <text:p>265 E 7Th St, Brooklyn NY 11218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22730" calcext:value-type="float">
            <text:p>41722730</text:p>
          </table:table-cell>
          <table:table-cell table:style-name="ce1" office:value-type="string" calcext:value-type="string">
            <text:p>AGRA HEIGHTS</text:p>
          </table:table-cell>
          <table:table-cell table:style-name="ce1" office:value-type="string" calcext:value-type="string">
            <text:p>226 Wilson Avenue, Brooklyn NY 11237</text:p>
          </table:table-cell>
          <table:table-cell table:style-name="ce1" office:value-type="string" calcext:value-type="string">
            <text:p>India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2665" calcext:value-type="float">
            <text:p>50052665</text:p>
          </table:table-cell>
          <table:table-cell table:style-name="ce1" office:value-type="string" calcext:value-type="string">
            <text:p>T &amp; G RESTAURANT AND GRILL</text:p>
          </table:table-cell>
          <table:table-cell table:style-name="ce1" office:value-type="string" calcext:value-type="string">
            <text:p>363 Utica Ave, Brooklyn NY 11213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09" calcext:value-type="date">
            <text:p>12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2642" calcext:value-type="float">
            <text:p>50042642</text:p>
          </table:table-cell>
          <table:table-cell table:style-name="ce1" office:value-type="string" calcext:value-type="string">
            <text:p>KOGANE</text:p>
          </table:table-cell>
          <table:table-cell table:style-name="ce1" office:value-type="string" calcext:value-type="string">
            <text:p>76 Henry St, Brooklyn NY 11201</text:p>
          </table:table-cell>
          <table:table-cell table:style-name="ce1" office:value-type="string" calcext:value-type="string">
            <text:p>Asia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02" calcext:value-type="date">
            <text:p>12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060" calcext:value-type="float">
            <text:p>50018060</text:p>
          </table:table-cell>
          <table:table-cell table:style-name="ce1" office:value-type="string" calcext:value-type="string">
            <text:p>THE MARKET</text:p>
          </table:table-cell>
          <table:table-cell table:style-name="ce1" office:value-type="string" calcext:value-type="string">
            <text:p>372 Lafayette Ave, Brooklyn NY 11238</text:p>
          </table:table-cell>
          <table:table-cell table:style-name="ce1" office:value-type="string" calcext:value-type="string">
            <text:p>Asia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34744" calcext:value-type="float">
            <text:p>41434744</text:p>
          </table:table-cell>
          <table:table-cell table:style-name="ce1" office:value-type="string" calcext:value-type="string">
            <text:p>CHINA DOLL</text:p>
          </table:table-cell>
          <table:table-cell table:style-name="ce1" office:value-type="string" calcext:value-type="string">
            <text:p>1356 Loring Avenue, Brooklyn NY 11208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90257" calcext:value-type="float">
            <text:p>41690257</text:p>
          </table:table-cell>
          <table:table-cell table:style-name="ce1" office:value-type="string" calcext:value-type="string">
            <text:p>CHINA STAR BUFFET</text:p>
          </table:table-cell>
          <table:table-cell table:style-name="ce1" office:value-type="string" calcext:value-type="string">
            <text:p>2179 Ralph Avenue, Brooklyn NY 1123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7898" calcext:value-type="float">
            <text:p>50037898</text:p>
          </table:table-cell>
          <table:table-cell table:style-name="ce1" office:value-type="string" calcext:value-type="string">
            <text:p>RIO CONVENIENCE STORE</text:p>
          </table:table-cell>
          <table:table-cell table:style-name="ce1" office:value-type="string" calcext:value-type="string">
            <text:p>3715 14Th Ave, Brooklyn NY 11218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1125" calcext:value-type="float">
            <text:p>50001125</text:p>
          </table:table-cell>
          <table:table-cell table:style-name="ce1" office:value-type="string" calcext:value-type="string">
            <text:p>AMBY'S RESTAURANT</text:p>
          </table:table-cell>
          <table:table-cell table:style-name="ce1" office:value-type="string" calcext:value-type="string">
            <text:p>46 Ralph Avenue, Brooklyn NY 11221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51670" calcext:value-type="float">
            <text:p>41651670</text:p>
          </table:table-cell>
          <table:table-cell table:style-name="ce1" office:value-type="string" calcext:value-type="string">
            <text:p>CUPIDO'S RESTAURANT</text:p>
          </table:table-cell>
          <table:table-cell table:style-name="ce1" office:value-type="string" calcext:value-type="string">
            <text:p>609 Sutter Avenue, Brooklyn NY 11207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03" calcext:value-type="date">
            <text:p>11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73468" calcext:value-type="float">
            <text:p>41673468</text:p>
          </table:table-cell>
          <table:table-cell table:style-name="ce1" office:value-type="string" calcext:value-type="string">
            <text:p>LOMA # 3 RESTAURANT</text:p>
          </table:table-cell>
          <table:table-cell table:style-name="ce1" office:value-type="string" calcext:value-type="string">
            <text:p>754 New Lots Ave, Brooklyn NY 11207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03" calcext:value-type="date">
            <text:p>11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6761" calcext:value-type="float">
            <text:p>50036761</text:p>
          </table:table-cell>
          <table:table-cell table:style-name="ce1" office:value-type="string" calcext:value-type="string">
            <text:p>BROOKLYN NIGHTS</text:p>
          </table:table-cell>
          <table:table-cell table:style-name="ce1" office:value-type="string" calcext:value-type="string">
            <text:p>497 Dekalb Ave, Brooklyn NY 1120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7237" calcext:value-type="float">
            <text:p>50007237</text:p>
          </table:table-cell>
          <table:table-cell table:style-name="ce1" office:value-type="string" calcext:value-type="string">
            <text:p>KENNEDY FRIED CHICKEN</text:p>
          </table:table-cell>
          <table:table-cell table:style-name="ce1" office:value-type="string" calcext:value-type="string">
            <text:p>1032 Nostrand Ave, Brooklyn NY 1122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30" calcext:value-type="date">
            <text:p>12/3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18437" calcext:value-type="float">
            <text:p>41418437</text:p>
          </table:table-cell>
          <table:table-cell table:style-name="ce1" office:value-type="string" calcext:value-type="string">
            <text:p>FORT DEFIANCE</text:p>
          </table:table-cell>
          <table:table-cell table:style-name="ce1" office:value-type="string" calcext:value-type="string">
            <text:p>365 Van Brunt Street, Brooklyn NY 1123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87825" calcext:value-type="float">
            <text:p>40387825</text:p>
          </table:table-cell>
          <table:table-cell table:style-name="ce1" office:value-type="string" calcext:value-type="string">
            <text:p>GREEN PAVILION RESTAURANT &amp; SPORTS LOUNGE</text:p>
          </table:table-cell>
          <table:table-cell table:style-name="ce1" office:value-type="string" calcext:value-type="string">
            <text:p>4307 18 Avenue, Brooklyn NY 1121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080814" calcext:value-type="float">
            <text:p>41080814</text:p>
          </table:table-cell>
          <table:table-cell table:style-name="ce1" office:value-type="string" calcext:value-type="string">
            <text:p>GOTTLIEB'S RESTAURANT</text:p>
          </table:table-cell>
          <table:table-cell table:style-name="ce1" office:value-type="string" calcext:value-type="string">
            <text:p>352 Roebling Street, Brooklyn NY 11211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12" calcext:value-type="date">
            <text:p>12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84245" calcext:value-type="float">
            <text:p>41284245</text:p>
          </table:table-cell>
          <table:table-cell table:style-name="ce1" office:value-type="string" calcext:value-type="string">
            <text:p>MARIA'S BISTRO MEXICANO</text:p>
          </table:table-cell>
          <table:table-cell table:style-name="ce1" office:value-type="string" calcext:value-type="string">
            <text:p>886 5 Avenue, Brooklyn NY 11232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23" calcext:value-type="date">
            <text:p>11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16749" calcext:value-type="float">
            <text:p>41616749</text:p>
          </table:table-cell>
          <table:table-cell table:style-name="ce1" office:value-type="string" calcext:value-type="string">
            <text:p>MINHUI SNACK</text:p>
          </table:table-cell>
          <table:table-cell table:style-name="ce1" office:value-type="string" calcext:value-type="string">
            <text:p>5919 7 Avenue, Brooklyn NY 1122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17" calcext:value-type="date">
            <text:p>11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38106" calcext:value-type="float">
            <text:p>41238106</text:p>
          </table:table-cell>
          <table:table-cell table:style-name="ce1" office:value-type="string" calcext:value-type="string">
            <text:p>BEST WESTERN GREGORY HOTEL</text:p>
          </table:table-cell>
          <table:table-cell table:style-name="ce1" office:value-type="string" calcext:value-type="string">
            <text:p>8315 4 Avenue, Brooklyn NY 1120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09" calcext:value-type="date">
            <text:p>11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0029" calcext:value-type="float">
            <text:p>50010029</text:p>
          </table:table-cell>
          <table:table-cell table:style-name="ce1" office:value-type="string" calcext:value-type="string">
            <text:p>ISLAND VYBZ JAMAICAN RESTAURANT</text:p>
          </table:table-cell>
          <table:table-cell table:style-name="ce1" office:value-type="string" calcext:value-type="string">
            <text:p>1759 Broadway, Brooklyn NY 11207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0154" calcext:value-type="float">
            <text:p>50000154</text:p>
          </table:table-cell>
          <table:table-cell table:style-name="ce1" office:value-type="string" calcext:value-type="string">
            <text:p>QUETZALITO RESTAURANT</text:p>
          </table:table-cell>
          <table:table-cell table:style-name="ce1" office:value-type="string" calcext:value-type="string">
            <text:p>964 Mcdonald Ave, Brooklyn NY 11230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82079" calcext:value-type="float">
            <text:p>41382079</text:p>
          </table:table-cell>
          <table:table-cell table:style-name="ce1" office:value-type="string" calcext:value-type="string">
            <text:p>LE BANQUET BAR &amp; RESTAURANT</text:p>
          </table:table-cell>
          <table:table-cell table:style-name="ce1" office:value-type="string" calcext:value-type="string">
            <text:p>2281 Nostrand Avenue, Brooklyn NY 11210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0859" calcext:value-type="float">
            <text:p>50010859</text:p>
          </table:table-cell>
          <table:table-cell table:style-name="ce1" office:value-type="string" calcext:value-type="string">
            <text:p>RETRO GRILL</text:p>
          </table:table-cell>
          <table:table-cell table:style-name="ce1" office:value-type="string" calcext:value-type="string">
            <text:p>2556 Coney Island Ave, Brooklyn NY 11223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06" calcext:value-type="date">
            <text:p>10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049" calcext:value-type="float">
            <text:p>50018049</text:p>
          </table:table-cell>
          <table:table-cell table:style-name="ce1" office:value-type="string" calcext:value-type="string">
            <text:p>COMBITE CREOLE</text:p>
          </table:table-cell>
          <table:table-cell table:style-name="ce1" office:value-type="string" calcext:value-type="string">
            <text:p>1728 Nostrand Ave, Brooklyn NY 11226</text:p>
          </table:table-cell>
          <table:table-cell table:style-name="ce1" office:value-type="string" calcext:value-type="string">
            <text:p>Creo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06" calcext:value-type="date">
            <text:p>10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93113" calcext:value-type="float">
            <text:p>41393113</text:p>
          </table:table-cell>
          <table:table-cell table:style-name="ce1" office:value-type="string" calcext:value-type="string">
            <text:p>LA BAGEL DELIGHT</text:p>
          </table:table-cell>
          <table:table-cell table:style-name="ce1" office:value-type="string" calcext:value-type="string">
            <text:p>73 Lafayette Avenue, Brooklyn NY 11217</text:p>
          </table:table-cell>
          <table:table-cell table:style-name="ce1" office:value-type="string" calcext:value-type="string">
            <text:p>Bagels/Pretzels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03" calcext:value-type="date">
            <text:p>10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15470" calcext:value-type="float">
            <text:p>41515470</text:p>
          </table:table-cell>
          <table:table-cell table:style-name="ce1" office:value-type="string" calcext:value-type="string">
            <text:p>NARUTO RAMEN</text:p>
          </table:table-cell>
          <table:table-cell table:style-name="ce1" office:value-type="string" calcext:value-type="string">
            <text:p>276 5 Avenue, Brooklyn NY 11215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30" calcext:value-type="date">
            <text:p>12/3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368" calcext:value-type="float">
            <text:p>50046368</text:p>
          </table:table-cell>
          <table:table-cell table:style-name="ce1" office:value-type="string" calcext:value-type="string">
            <text:p>BURGER UR WAY</text:p>
          </table:table-cell>
          <table:table-cell table:style-name="ce1" office:value-type="string" calcext:value-type="string">
            <text:p>1846 E New York Ave, Brooklyn NY 1120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272" calcext:value-type="float">
            <text:p>50056272</text:p>
          </table:table-cell>
          <table:table-cell table:style-name="ce1" office:value-type="string" calcext:value-type="string">
            <text:p>SPOONS</text:p>
          </table:table-cell>
          <table:table-cell table:style-name="ce1" office:value-type="string" calcext:value-type="string">
            <text:p>2923 Avenue J, Brooklyn NY 11210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2-12" calcext:value-type="date">
            <text:p>12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37528" calcext:value-type="float">
            <text:p>41437528</text:p>
          </table:table-cell>
          <table:table-cell table:style-name="ce1" office:value-type="string" calcext:value-type="string">
            <text:p>BENNYS</text:p>
          </table:table-cell>
          <table:table-cell table:style-name="ce1" office:value-type="string" calcext:value-type="string">
            <text:p>1802 Avenue M, Brooklyn NY 11230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5679" calcext:value-type="float">
            <text:p>50035679</text:p>
          </table:table-cell>
          <table:table-cell table:style-name="ce1" office:value-type="string" calcext:value-type="string">
            <text:p>STONEFRUIT</text:p>
          </table:table-cell>
          <table:table-cell table:style-name="ce1" office:value-type="string" calcext:value-type="string">
            <text:p>1058 Bedford Ave, Brooklyn NY 11205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19" calcext:value-type="date">
            <text:p>11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4953" calcext:value-type="float">
            <text:p>50054953</text:p>
          </table:table-cell>
          <table:table-cell table:style-name="ce1" office:value-type="string" calcext:value-type="string">
            <text:p>SIX2 RESTAURANT &amp; BAKERY</text:p>
          </table:table-cell>
          <table:table-cell table:style-name="ce1" office:value-type="string" calcext:value-type="string">
            <text:p>1101 Clarkson Ave, Brooklyn NY 11212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03" calcext:value-type="date">
            <text:p>11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5367" calcext:value-type="float">
            <text:p>50055367</text:p>
          </table:table-cell>
          <table:table-cell table:style-name="ce1" office:value-type="string" calcext:value-type="string">
            <text:p>EL SABOR CARIBENO RESTAURANT</text:p>
          </table:table-cell>
          <table:table-cell table:style-name="ce1" office:value-type="string" calcext:value-type="string">
            <text:p>1062 Broadway, Brooklyn NY 11221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81381" calcext:value-type="float">
            <text:p>41281381</text:p>
          </table:table-cell>
          <table:table-cell table:style-name="ce1" office:value-type="string" calcext:value-type="string">
            <text:p>RED BOWL CHINESE RESTAURANT</text:p>
          </table:table-cell>
          <table:table-cell table:style-name="ce1" office:value-type="string" calcext:value-type="string">
            <text:p>208 Bedford Avenue, Brooklyn NY 11249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31" calcext:value-type="date">
            <text:p>10/3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2270" calcext:value-type="float">
            <text:p>50052270</text:p>
          </table:table-cell>
          <table:table-cell table:style-name="ce1" office:value-type="string" calcext:value-type="string">
            <text:p>BB CHA</text:p>
          </table:table-cell>
          <table:table-cell table:style-name="ce1" office:value-type="string" calcext:value-type="string">
            <text:p>161 Havemeyer St, Brooklyn NY 11211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10955" calcext:value-type="float">
            <text:p>41610955</text:p>
          </table:table-cell>
          <table:table-cell table:style-name="ce1" office:value-type="string" calcext:value-type="string">
            <text:p>GUADALAJARA DE DIA</text:p>
          </table:table-cell>
          <table:table-cell table:style-name="ce1" office:value-type="string" calcext:value-type="string">
            <text:p>134 Wyckoff Avenue, Brooklyn NY 11237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0206" calcext:value-type="float">
            <text:p>50050206</text:p>
          </table:table-cell>
          <table:table-cell table:style-name="ce1" office:value-type="string" calcext:value-type="string">
            <text:p>OWL JUICE PUB</text:p>
          </table:table-cell>
          <table:table-cell table:style-name="ce1" office:value-type="string" calcext:value-type="string">
            <text:p>483 Driggs Ave, Brooklyn NY 11211</text:p>
          </table:table-cell>
          <table:table-cell table:style-name="ce1" office:value-type="string" calcext:value-type="string">
            <text:p>Juice, Smoothies, Fruit Salads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05" calcext:value-type="date">
            <text:p>10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45758" calcext:value-type="float">
            <text:p>41545758</text:p>
          </table:table-cell>
          <table:table-cell table:style-name="ce1" office:value-type="string" calcext:value-type="string">
            <text:p>SOL DE QUITO RESTAURANT II</text:p>
          </table:table-cell>
          <table:table-cell table:style-name="ce1" office:value-type="string" calcext:value-type="string">
            <text:p>4417 New Utrecht Ave, Brooklyn NY 11219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2-19" calcext:value-type="date">
            <text:p>12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5159" calcext:value-type="float">
            <text:p>50055159</text:p>
          </table:table-cell>
          <table:table-cell table:style-name="ce1" office:value-type="string" calcext:value-type="string">
            <text:p>MASAKARI FUSION</text:p>
          </table:table-cell>
          <table:table-cell table:style-name="ce1" office:value-type="string" calcext:value-type="string">
            <text:p>1631 Sheepshead Bay Rd, Brooklyn NY 11235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5614" calcext:value-type="float">
            <text:p>50015614</text:p>
          </table:table-cell>
          <table:table-cell table:style-name="ce1" office:value-type="string" calcext:value-type="string">
            <text:p>TOTAL AMAZING GRACE</text:p>
          </table:table-cell>
          <table:table-cell table:style-name="ce1" office:value-type="string" calcext:value-type="string">
            <text:p>3113 Church Ave, Brooklyn NY 11226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3132" calcext:value-type="float">
            <text:p>50033132</text:p>
          </table:table-cell>
          <table:table-cell table:style-name="ce1" office:value-type="string" calcext:value-type="string">
            <text:p>UMAMI BURGER</text:p>
          </table:table-cell>
          <table:table-cell table:style-name="ce1" office:value-type="string" calcext:value-type="string">
            <text:p>158 N 4Th St, Brooklyn NY 1121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4189" calcext:value-type="float">
            <text:p>50004189</text:p>
          </table:table-cell>
          <table:table-cell table:style-name="ce1" office:value-type="string" calcext:value-type="string">
            <text:p>RAIZES CHURRASCARIA</text:p>
          </table:table-cell>
          <table:table-cell table:style-name="ce1" office:value-type="string" calcext:value-type="string">
            <text:p>139 Nassau Ave, Brooklyn NY 11222</text:p>
          </table:table-cell>
          <table:table-cell table:style-name="ce1" office:value-type="string" calcext:value-type="string">
            <text:p>Portugues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5801" calcext:value-type="float">
            <text:p>50015801</text:p>
          </table:table-cell>
          <table:table-cell table:style-name="ce1" office:value-type="string" calcext:value-type="string">
            <text:p>NHA MINH</text:p>
          </table:table-cell>
          <table:table-cell table:style-name="ce1" office:value-type="string" calcext:value-type="string">
            <text:p>485 Morgan Ave, Brooklyn NY 11222</text:p>
          </table:table-cell>
          <table:table-cell table:style-name="ce1" office:value-type="string" calcext:value-type="string">
            <text:p>Vietnamese/Cambodian/Malaysia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92302" calcext:value-type="float">
            <text:p>41592302</text:p>
          </table:table-cell>
          <table:table-cell table:style-name="ce1" office:value-type="string" calcext:value-type="string">
            <text:p>GEMINIS II RESTAURANT</text:p>
          </table:table-cell>
          <table:table-cell table:style-name="ce1" office:value-type="string" calcext:value-type="string">
            <text:p>109 Graham Avenue, Brooklyn NY 11206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29" calcext:value-type="date">
            <text:p>11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57552" calcext:value-type="float">
            <text:p>41657552</text:p>
          </table:table-cell>
          <table:table-cell table:style-name="ce1" office:value-type="string" calcext:value-type="string">
            <text:p>HBH SANDWICHES</text:p>
          </table:table-cell>
          <table:table-cell table:style-name="ce1" office:value-type="string" calcext:value-type="string">
            <text:p>407 Smith Street, Brooklyn NY 1123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74212" calcext:value-type="float">
            <text:p>41474212</text:p>
          </table:table-cell>
          <table:table-cell table:style-name="ce1" office:value-type="string" calcext:value-type="string">
            <text:p>86 BEST BAKERY</text:p>
          </table:table-cell>
          <table:table-cell table:style-name="ce1" office:value-type="string" calcext:value-type="string">
            <text:p>1957 86 Street, Brooklyn NY 11214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4198" calcext:value-type="float">
            <text:p>50054198</text:p>
          </table:table-cell>
          <table:table-cell table:style-name="ce1" office:value-type="string" calcext:value-type="string">
            <text:p>EBENEZER DELI AND GROCERY</text:p>
          </table:table-cell>
          <table:table-cell table:style-name="ce1" office:value-type="string" calcext:value-type="string">
            <text:p>1401 67Th St, Brooklyn NY 11219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8938" calcext:value-type="float">
            <text:p>50008938</text:p>
          </table:table-cell>
          <table:table-cell table:style-name="ce1" office:value-type="string" calcext:value-type="string">
            <text:p>AVENUE X PIZZA &amp; GRILL</text:p>
          </table:table-cell>
          <table:table-cell table:style-name="ce1" office:value-type="string" calcext:value-type="string">
            <text:p>2201 Avenue X, Brooklyn NY 11235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78827" calcext:value-type="float">
            <text:p>40378827</text:p>
          </table:table-cell>
          <table:table-cell table:style-name="ce1" office:value-type="string" calcext:value-type="string">
            <text:p>KOSHER HUT OF BROOKLYN</text:p>
          </table:table-cell>
          <table:table-cell table:style-name="ce1" office:value-type="string" calcext:value-type="string">
            <text:p>709 Kings Highway, Brooklyn NY 11223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0-21" calcext:value-type="date">
            <text:p>10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30657" calcext:value-type="float">
            <text:p>40930657</text:p>
          </table:table-cell>
          <table:table-cell table:style-name="ce1" office:value-type="string" calcext:value-type="string">
            <text:p>OLIVE GARDEN</text:p>
          </table:table-cell>
          <table:table-cell table:style-name="ce1" office:value-type="string" calcext:value-type="string">
            <text:p>505 Gateway Drive, Brooklyn NY 11239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13" calcext:value-type="date">
            <text:p>10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0579" calcext:value-type="float">
            <text:p>50050579</text:p>
          </table:table-cell>
          <table:table-cell table:style-name="ce1" office:value-type="string" calcext:value-type="string">
            <text:p>BOMBAY XPRESS</text:p>
          </table:table-cell>
          <table:table-cell table:style-name="ce1" office:value-type="string" calcext:value-type="string">
            <text:p>964 Dekalb Ave, Brooklyn NY 11221</text:p>
          </table:table-cell>
          <table:table-cell table:style-name="ce1" office:value-type="string" calcext:value-type="string">
            <text:p>Indian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29889" calcext:value-type="float">
            <text:p>41529889</text:p>
          </table:table-cell>
          <table:table-cell table:style-name="ce1" office:value-type="string" calcext:value-type="string">
            <text:p>BROOKLYN COMMUNE</text:p>
          </table:table-cell>
          <table:table-cell table:style-name="ce1" office:value-type="string" calcext:value-type="string">
            <text:p>601 Greenwood Avenue, Brooklyn NY 11218</text:p>
          </table:table-cell>
          <table:table-cell table:style-name="ce1" office:value-type="string" calcext:value-type="string">
            <text:p>Sandwiches/Salads/Mixed Buff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2-16" calcext:value-type="date">
            <text:p>12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9798" calcext:value-type="float">
            <text:p>50009798</text:p>
          </table:table-cell>
          <table:table-cell table:style-name="ce1" office:value-type="string" calcext:value-type="string">
            <text:p>RINGOLEVIO</text:p>
          </table:table-cell>
          <table:table-cell table:style-name="ce1" office:value-type="string" calcext:value-type="string">
            <text:p>490 Humboldt St, Brooklyn NY 11222</text:p>
          </table:table-cell>
          <table:table-cell table:style-name="ce1" office:value-type="string" calcext:value-type="string">
            <text:p>Mediterranean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028194" calcext:value-type="float">
            <text:p>41028194</text:p>
          </table:table-cell>
          <table:table-cell table:style-name="ce1" office:value-type="string" calcext:value-type="string">
            <text:p>SAI'S CAFE</text:p>
          </table:table-cell>
          <table:table-cell table:style-name="ce1" office:value-type="string" calcext:value-type="string">
            <text:p>6003 Fort Hamilton Parkway, Brooklyn NY 11219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4773" calcext:value-type="float">
            <text:p>50054773</text:p>
          </table:table-cell>
          <table:table-cell table:style-name="ce1" office:value-type="string" calcext:value-type="string">
            <text:p>YUMMY RICE</text:p>
          </table:table-cell>
          <table:table-cell table:style-name="ce1" office:value-type="string" calcext:value-type="string">
            <text:p>6515 18Th Ave, Brooklyn NY 1120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07" calcext:value-type="date">
            <text:p>12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3921" calcext:value-type="float">
            <text:p>50003921</text:p>
          </table:table-cell>
          <table:table-cell table:style-name="ce1" office:value-type="string" calcext:value-type="string">
            <text:p>EL TORO TAQUERIA</text:p>
          </table:table-cell>
          <table:table-cell table:style-name="ce1" office:value-type="string" calcext:value-type="string">
            <text:p>89 Fort Greene Pl, Brooklyn NY 11217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8412" calcext:value-type="float">
            <text:p>50038412</text:p>
          </table:table-cell>
          <table:table-cell table:style-name="ce1" office:value-type="string" calcext:value-type="string">
            <text:p>TWIN SISTER PAN</text:p>
          </table:table-cell>
          <table:table-cell table:style-name="ce1" office:value-type="string" calcext:value-type="string">
            <text:p>6319 8Th Ave, Brooklyn NY 1122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5137" calcext:value-type="float">
            <text:p>50055137</text:p>
          </table:table-cell>
          <table:table-cell table:style-name="ce1" office:value-type="string" calcext:value-type="string">
            <text:p>MR CROWN CHICKEN</text:p>
          </table:table-cell>
          <table:table-cell table:style-name="ce1" office:value-type="string" calcext:value-type="string">
            <text:p>1519 Fulton St, Brooklyn NY 11216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6447" calcext:value-type="float">
            <text:p>50036447</text:p>
          </table:table-cell>
          <table:table-cell table:style-name="ce1" office:value-type="string" calcext:value-type="string">
            <text:p>INDUSTRY 1332</text:p>
          </table:table-cell>
          <table:table-cell table:style-name="ce1" office:value-type="string" calcext:value-type="string">
            <text:p>1332 Halsey St, Brooklyn NY 11237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18" calcext:value-type="date">
            <text:p>11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705996" calcext:value-type="float">
            <text:p>40705996</text:p>
          </table:table-cell>
          <table:table-cell table:style-name="ce1" office:value-type="string" calcext:value-type="string">
            <text:p>HAAGEN-DAZS</text:p>
          </table:table-cell>
          <table:table-cell table:style-name="ce1" office:value-type="string" calcext:value-type="string">
            <text:p>5172 Kings Plaza, Brooklyn NY 11234</text:p>
          </table:table-cell>
          <table:table-cell table:style-name="ce1" office:value-type="string" calcext:value-type="string">
            <text:p>Ice Cream, Gelato, Yogurt, Ices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74710" calcext:value-type="float">
            <text:p>41574710</text:p>
          </table:table-cell>
          <table:table-cell table:style-name="ce1" office:value-type="string" calcext:value-type="string">
            <text:p>TUTT HEIGHTS CAFE</text:p>
          </table:table-cell>
          <table:table-cell table:style-name="ce1" office:value-type="string" calcext:value-type="string">
            <text:p>47 Hicks Street, Brooklyn NY 11201</text:p>
          </table:table-cell>
          <table:table-cell table:style-name="ce1" office:value-type="string" calcext:value-type="string">
            <text:p>Middle Eastern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9998" calcext:value-type="float">
            <text:p>50009998</text:p>
          </table:table-cell>
          <table:table-cell table:style-name="ce1" office:value-type="string" calcext:value-type="string">
            <text:p>DADDY GREENS</text:p>
          </table:table-cell>
          <table:table-cell table:style-name="ce1" office:value-type="string" calcext:value-type="string">
            <text:p>352 Malcolm X Blvd, Brooklyn NY 11233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2784" calcext:value-type="float">
            <text:p>50012784</text:p>
          </table:table-cell>
          <table:table-cell table:style-name="ce1" office:value-type="string" calcext:value-type="string">
            <text:p>WING STOP</text:p>
          </table:table-cell>
          <table:table-cell table:style-name="ce1" office:value-type="string" calcext:value-type="string">
            <text:p>1270 Fulton St, Brooklyn NY 11216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28" calcext:value-type="date">
            <text:p>10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1193" calcext:value-type="float">
            <text:p>50001193</text:p>
          </table:table-cell>
          <table:table-cell table:style-name="ce1" office:value-type="string" calcext:value-type="string">
            <text:p>EL NUEVO YAUCO RESTAURANT</text:p>
          </table:table-cell>
          <table:table-cell table:style-name="ce1" office:value-type="string" calcext:value-type="string">
            <text:p>465A Bushwick Ave, Brooklyn NY 11206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452" calcext:value-type="float">
            <text:p>50053452</text:p>
          </table:table-cell>
          <table:table-cell table:style-name="ce1" office:value-type="string" calcext:value-type="string">
            <text:p>BLACK IRIS</text:p>
          </table:table-cell>
          <table:table-cell table:style-name="ce1" office:value-type="string" calcext:value-type="string">
            <text:p>228 Dekalb Ave, Brooklyn NY 11205</text:p>
          </table:table-cell>
          <table:table-cell table:style-name="ce1" office:value-type="string" calcext:value-type="string">
            <text:p>Mediterranean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06735" calcext:value-type="float">
            <text:p>41706735</text:p>
          </table:table-cell>
          <table:table-cell table:style-name="ce1" office:value-type="string" calcext:value-type="string">
            <text:p>CALIXTO'S COFFEE SHOP</text:p>
          </table:table-cell>
          <table:table-cell table:style-name="ce1" office:value-type="string" calcext:value-type="string">
            <text:p>4604 3 Avenue, Brooklyn NY 11220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1144" calcext:value-type="float">
            <text:p>50041144</text:p>
          </table:table-cell>
          <table:table-cell table:style-name="ce1" office:value-type="string" calcext:value-type="string">
            <text:p>SAMURAI PAPA</text:p>
          </table:table-cell>
          <table:table-cell table:style-name="ce1" office:value-type="string" calcext:value-type="string">
            <text:p>594 Lafayette Ave, Brooklyn NY 11216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86245" calcext:value-type="float">
            <text:p>41486245</text:p>
          </table:table-cell>
          <table:table-cell table:style-name="ce1" office:value-type="string" calcext:value-type="string">
            <text:p>NEW PEKING</text:p>
          </table:table-cell>
          <table:table-cell table:style-name="ce1" office:value-type="string" calcext:value-type="string">
            <text:p>344 Classon Avenue, Brooklyn NY 11238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492" calcext:value-type="float">
            <text:p>50046492</text:p>
          </table:table-cell>
          <table:table-cell table:style-name="ce1" office:value-type="string" calcext:value-type="string">
            <text:p>I LAND FISH &amp; GRILL</text:p>
          </table:table-cell>
          <table:table-cell table:style-name="ce1" office:value-type="string" calcext:value-type="string">
            <text:p>7911 Flatlands Ave, Brooklyn NY 11236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22" calcext:value-type="date">
            <text:p>11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574733" calcext:value-type="float">
            <text:p>40574733</text:p>
          </table:table-cell>
          <table:table-cell table:style-name="ce1" office:value-type="string" calcext:value-type="string">
            <text:p>VINNY'S OF CARROLL GARDEN RESTAURANT &amp; LUNCHEONETT</text:p>
          </table:table-cell>
          <table:table-cell table:style-name="ce1" office:value-type="string" calcext:value-type="string">
            <text:p>295 Smith Street, Brooklyn NY 11231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33599" calcext:value-type="float">
            <text:p>41633599</text:p>
          </table:table-cell>
          <table:table-cell table:style-name="ce1" office:value-type="string" calcext:value-type="string">
            <text:p>NEW PEKING KITCHEN</text:p>
          </table:table-cell>
          <table:table-cell table:style-name="ce1" office:value-type="string" calcext:value-type="string">
            <text:p>1806 Avenue M, Brooklyn NY 1123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28416" calcext:value-type="float">
            <text:p>40928416</text:p>
          </table:table-cell>
          <table:table-cell table:style-name="ce1" office:value-type="string" calcext:value-type="string">
            <text:p>JOY INDIAN RESTAURANT</text:p>
          </table:table-cell>
          <table:table-cell table:style-name="ce1" office:value-type="string" calcext:value-type="string">
            <text:p>301 Flatbush Avenue, Brooklyn NY 11217</text:p>
          </table:table-cell>
          <table:table-cell table:style-name="ce1" office:value-type="string" calcext:value-type="string">
            <text:p>Indian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4856" calcext:value-type="float">
            <text:p>50044856</text:p>
          </table:table-cell>
          <table:table-cell table:style-name="ce1" office:value-type="string" calcext:value-type="string">
            <text:p>HOT BAGELS</text:p>
          </table:table-cell>
          <table:table-cell table:style-name="ce1" office:value-type="string" calcext:value-type="string">
            <text:p>4706 Avenue N, Brooklyn NY 11234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43370" calcext:value-type="float">
            <text:p>41343370</text:p>
          </table:table-cell>
          <table:table-cell table:style-name="ce1" office:value-type="string" calcext:value-type="string">
            <text:p>LA SUPERIOR</text:p>
          </table:table-cell>
          <table:table-cell table:style-name="ce1" office:value-type="string" calcext:value-type="string">
            <text:p>295 Berry Street, Brooklyn NY 11249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07" calcext:value-type="date">
            <text:p>10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890246" calcext:value-type="float">
            <text:p>40890246</text:p>
          </table:table-cell>
          <table:table-cell table:style-name="ce1" office:value-type="string" calcext:value-type="string">
            <text:p>HAPPY RESTAURANT</text:p>
          </table:table-cell>
          <table:table-cell table:style-name="ce1" office:value-type="string" calcext:value-type="string">
            <text:p>957 Fulton Street, Brooklyn NY 11238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060552" calcext:value-type="float">
            <text:p>41060552</text:p>
          </table:table-cell>
          <table:table-cell table:style-name="ce1" office:value-type="string" calcext:value-type="string">
            <text:p>KINARA INDIAN RESTAURANT</text:p>
          </table:table-cell>
          <table:table-cell table:style-name="ce1" office:value-type="string" calcext:value-type="string">
            <text:p>473 5 Avenue, Brooklyn NY 11215</text:p>
          </table:table-cell>
          <table:table-cell table:style-name="ce1" office:value-type="string" calcext:value-type="string">
            <text:p>Indian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979" calcext:value-type="float">
            <text:p>50018979</text:p>
          </table:table-cell>
          <table:table-cell table:style-name="ce1" office:value-type="string" calcext:value-type="string">
            <text:p>CHARISMA BAY</text:p>
          </table:table-cell>
          <table:table-cell table:style-name="ce1" office:value-type="string" calcext:value-type="string">
            <text:p>2172 86Th St, Brooklyn NY 1121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2-05" calcext:value-type="date">
            <text:p>12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7537" calcext:value-type="float">
            <text:p>50037537</text:p>
          </table:table-cell>
          <table:table-cell table:style-name="ce1" office:value-type="string" calcext:value-type="string">
            <text:p>5TH AVENUE ASIAN TASTE RESTAURANT</text:p>
          </table:table-cell>
          <table:table-cell table:style-name="ce1" office:value-type="string" calcext:value-type="string">
            <text:p>718 5Th Ave, Brooklyn NY 11215</text:p>
          </table:table-cell>
          <table:table-cell table:style-name="ce1" office:value-type="string" calcext:value-type="string">
            <text:p>Chinese/Cuban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533" calcext:value-type="float">
            <text:p>50053533</text:p>
          </table:table-cell>
          <table:table-cell table:style-name="ce1" office:value-type="string" calcext:value-type="string">
            <text:p>VIP GRILL</text:p>
          </table:table-cell>
          <table:table-cell table:style-name="ce1" office:value-type="string" calcext:value-type="string">
            <text:p>3715 13Th Ave, Brooklyn NY 11218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567189" calcext:value-type="float">
            <text:p>40567189</text:p>
          </table:table-cell>
          <table:table-cell table:style-name="ce1" office:value-type="string" calcext:value-type="string">
            <text:p>USULUTECO RESTAURANT</text:p>
          </table:table-cell>
          <table:table-cell table:style-name="ce1" office:value-type="string" calcext:value-type="string">
            <text:p>4017 5 Avenue, Brooklyn NY 11232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251" calcext:value-type="float">
            <text:p>50046251</text:p>
          </table:table-cell>
          <table:table-cell table:style-name="ce1" office:value-type="string" calcext:value-type="string">
            <text:p>BLEACHERS SPORTS BAR AND GRILL</text:p>
          </table:table-cell>
          <table:table-cell table:style-name="ce1" office:value-type="string" calcext:value-type="string">
            <text:p>240 Flatbush Ave, Brooklyn NY 1121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03" calcext:value-type="date">
            <text:p>10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22472" calcext:value-type="float">
            <text:p>41722472</text:p>
          </table:table-cell>
          <table:table-cell table:style-name="ce1" office:value-type="string" calcext:value-type="string">
            <text:p>HOMECOMING</text:p>
          </table:table-cell>
          <table:table-cell table:style-name="ce1" office:value-type="string" calcext:value-type="string">
            <text:p>107 Franklin Street, Brooklyn NY 11222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9" calcext:value-type="date">
            <text:p>12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6381" calcext:value-type="float">
            <text:p>50006381</text:p>
          </table:table-cell>
          <table:table-cell table:style-name="ce1" office:value-type="string" calcext:value-type="string">
            <text:p>L'ALBERO DEI GELATI</text:p>
          </table:table-cell>
          <table:table-cell table:style-name="ce1" office:value-type="string" calcext:value-type="string">
            <text:p>341 5Th Ave, Brooklyn NY 11215</text:p>
          </table:table-cell>
          <table:table-cell table:style-name="ce1" office:value-type="string" calcext:value-type="string">
            <text:p>Ice Cream, Gelato, Yogurt, Ice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9" calcext:value-type="date">
            <text:p>12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542546" calcext:value-type="float">
            <text:p>40542546</text:p>
          </table:table-cell>
          <table:table-cell table:style-name="ce1" office:value-type="string" calcext:value-type="string">
            <text:p>CUCCIOS BAKERY</text:p>
          </table:table-cell>
          <table:table-cell table:style-name="ce1" office:value-type="string" calcext:value-type="string">
            <text:p>320 Avenue X, Brooklyn NY 11223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7" calcext:value-type="date">
            <text:p>12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030244" calcext:value-type="float">
            <text:p>41030244</text:p>
          </table:table-cell>
          <table:table-cell table:style-name="ce1" office:value-type="string" calcext:value-type="string">
            <text:p>FRANKIE'S COCKTAIL LOUNGE</text:p>
          </table:table-cell>
          <table:table-cell table:style-name="ce1" office:value-type="string" calcext:value-type="string">
            <text:p>2602 Tilden Avenue, Brooklyn NY 11226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3" calcext:value-type="date">
            <text:p>12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5885" calcext:value-type="float">
            <text:p>50035885</text:p>
          </table:table-cell>
          <table:table-cell table:style-name="ce1" office:value-type="string" calcext:value-type="string">
            <text:p>GRAND ARMY BAR</text:p>
          </table:table-cell>
          <table:table-cell table:style-name="ce1" office:value-type="string" calcext:value-type="string">
            <text:p>336 State St, Brooklyn NY 11217</text:p>
          </table:table-cell>
          <table:table-cell table:style-name="ce1" office:value-type="string" calcext:value-type="string">
            <text:p>Seafood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3" calcext:value-type="date">
            <text:p>12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55608" calcext:value-type="float">
            <text:p>41455608</text:p>
          </table:table-cell>
          <table:table-cell table:style-name="ce1" office:value-type="string" calcext:value-type="string">
            <text:p>BORN THAI</text:p>
          </table:table-cell>
          <table:table-cell table:style-name="ce1" office:value-type="string" calcext:value-type="string">
            <text:p>293 Flatbush Avenue, Brooklyn NY 11217</text:p>
          </table:table-cell>
          <table:table-cell table:style-name="ce1" office:value-type="string" calcext:value-type="string">
            <text:p>Thai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30103" calcext:value-type="float">
            <text:p>41630103</text:p>
          </table:table-cell>
          <table:table-cell table:style-name="ce1" office:value-type="string" calcext:value-type="string">
            <text:p>DUNKIN' DONUTS, BASKIN ROBBINS</text:p>
          </table:table-cell>
          <table:table-cell table:style-name="ce1" office:value-type="string" calcext:value-type="string">
            <text:p>13 Graham Avenue, Brooklyn NY 11206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97738" calcext:value-type="float">
            <text:p>41697738</text:p>
          </table:table-cell>
          <table:table-cell table:style-name="ce1" office:value-type="string" calcext:value-type="string">
            <text:p>BANHMIGOS</text:p>
          </table:table-cell>
          <table:table-cell table:style-name="ce1" office:value-type="string" calcext:value-type="string">
            <text:p>178 Lincoln Place, Brooklyn NY 11217</text:p>
          </table:table-cell>
          <table:table-cell table:style-name="ce1" office:value-type="string" calcext:value-type="string">
            <text:p>Soups &amp; Sandwiche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4319" calcext:value-type="float">
            <text:p>50004319</text:p>
          </table:table-cell>
          <table:table-cell table:style-name="ce1" office:value-type="string" calcext:value-type="string">
            <text:p>KFC</text:p>
          </table:table-cell>
          <table:table-cell table:style-name="ce1" office:value-type="string" calcext:value-type="string">
            <text:p>798 4Th Ave, Brooklyn NY 11232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4573" calcext:value-type="float">
            <text:p>50034573</text:p>
          </table:table-cell>
          <table:table-cell table:style-name="ce1" office:value-type="string" calcext:value-type="string">
            <text:p>TAQUERIA EL PATRON MEXICAN GRILL</text:p>
          </table:table-cell>
          <table:table-cell table:style-name="ce1" office:value-type="string" calcext:value-type="string">
            <text:p>51 Lincoln Rd, Brooklyn NY 11225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8218" calcext:value-type="float">
            <text:p>50038218</text:p>
          </table:table-cell>
          <table:table-cell table:style-name="ce1" office:value-type="string" calcext:value-type="string">
            <text:p>COFFEE SHOP ON 8TH AVE</text:p>
          </table:table-cell>
          <table:table-cell table:style-name="ce1" office:value-type="string" calcext:value-type="string">
            <text:p>5408 8Th Ave, Brooklyn NY 11220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57842" calcext:value-type="float">
            <text:p>41457842</text:p>
          </table:table-cell>
          <table:table-cell table:style-name="ce1" office:value-type="string" calcext:value-type="string">
            <text:p>ROYAL BAY</text:p>
          </table:table-cell>
          <table:table-cell table:style-name="ce1" office:value-type="string" calcext:value-type="string">
            <text:p>1794 Sheepshead Bay Road, Brooklyn NY 11235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1" calcext:value-type="date">
            <text:p>12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1581" calcext:value-type="float">
            <text:p>50041581</text:p>
          </table:table-cell>
          <table:table-cell table:style-name="ce1" office:value-type="string" calcext:value-type="string">
            <text:p>D'AMICOS COFFEE</text:p>
          </table:table-cell>
          <table:table-cell table:style-name="ce1" office:value-type="string" calcext:value-type="string">
            <text:p>309 Court St, Brooklyn NY 11231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1" calcext:value-type="date">
            <text:p>12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895" calcext:value-type="float">
            <text:p>50046895</text:p>
          </table:table-cell>
          <table:table-cell table:style-name="ce1" office:value-type="string" calcext:value-type="string">
            <text:p>AVERE RISTORANTE</text:p>
          </table:table-cell>
          <table:table-cell table:style-name="ce1" office:value-type="string" calcext:value-type="string">
            <text:p>222 Duffield St, Brooklyn NY 11201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1" calcext:value-type="date">
            <text:p>12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669" calcext:value-type="float">
            <text:p>50056669</text:p>
          </table:table-cell>
          <table:table-cell table:style-name="ce1" office:value-type="string" calcext:value-type="string">
            <text:p>WESTVILLE</text:p>
          </table:table-cell>
          <table:table-cell table:style-name="ce1" office:value-type="string" calcext:value-type="string">
            <text:p>81 Washington St, Brooklyn NY 1120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9" calcext:value-type="date">
            <text:p>12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8061" calcext:value-type="float">
            <text:p>50008061</text:p>
          </table:table-cell>
          <table:table-cell table:style-name="ce1" office:value-type="string" calcext:value-type="string">
            <text:p>VARIETY</text:p>
          </table:table-cell>
          <table:table-cell table:style-name="ce1" office:value-type="string" calcext:value-type="string">
            <text:p>146 Wyckoff Ave, Brooklyn NY 11237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6" calcext:value-type="date">
            <text:p>12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43362" calcext:value-type="float">
            <text:p>41643362</text:p>
          </table:table-cell>
          <table:table-cell table:style-name="ce1" office:value-type="string" calcext:value-type="string">
            <text:p>GRAN ELECTRICA</text:p>
          </table:table-cell>
          <table:table-cell table:style-name="ce1" office:value-type="string" calcext:value-type="string">
            <text:p>5 Front Street, Brooklyn NY 11201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89204" calcext:value-type="float">
            <text:p>41689204</text:p>
          </table:table-cell>
          <table:table-cell table:style-name="ce1" office:value-type="string" calcext:value-type="string">
            <text:p>DINING ROOM</text:p>
          </table:table-cell>
          <table:table-cell table:style-name="ce1" office:value-type="string" calcext:value-type="string">
            <text:p>56 Willoughby Street, Brooklyn NY 1120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0267" calcext:value-type="float">
            <text:p>50000267</text:p>
          </table:table-cell>
          <table:table-cell table:style-name="ce1" office:value-type="string" calcext:value-type="string">
            <text:p>BROKEN LAND</text:p>
          </table:table-cell>
          <table:table-cell table:style-name="ce1" office:value-type="string" calcext:value-type="string">
            <text:p>105 Franklin Street, Brooklyn NY 11222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6542" calcext:value-type="float">
            <text:p>50006542</text:p>
          </table:table-cell>
          <table:table-cell table:style-name="ce1" office:value-type="string" calcext:value-type="string">
            <text:p>NO. 1 CHINESE RESTAURANT</text:p>
          </table:table-cell>
          <table:table-cell table:style-name="ce1" office:value-type="string" calcext:value-type="string">
            <text:p>420 Ditmas Ave, Brooklyn NY 11218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203" calcext:value-type="float">
            <text:p>50056203</text:p>
          </table:table-cell>
          <table:table-cell table:style-name="ce1" office:value-type="string" calcext:value-type="string">
            <text:p>PANADERIA GUATEMALTECA LA BENDICION</text:p>
          </table:table-cell>
          <table:table-cell table:style-name="ce1" office:value-type="string" calcext:value-type="string">
            <text:p>1962 Bath Ave, Brooklyn NY 11214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44866" calcext:value-type="float">
            <text:p>41444866</text:p>
          </table:table-cell>
          <table:table-cell table:style-name="ce1" office:value-type="string" calcext:value-type="string">
            <text:p>PIES-N-THIGHS</text:p>
          </table:table-cell>
          <table:table-cell table:style-name="ce1" office:value-type="string" calcext:value-type="string">
            <text:p>166 South <text:s text:c="3"/>4 Street, Brooklyn NY 1121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516" calcext:value-type="float">
            <text:p>50046516</text:p>
          </table:table-cell>
          <table:table-cell table:style-name="ce1" office:value-type="string" calcext:value-type="string">
            <text:p>EL CASTILLO</text:p>
          </table:table-cell>
          <table:table-cell table:style-name="ce1" office:value-type="string" calcext:value-type="string">
            <text:p>679 Flatbush Ave, Brooklyn NY 11225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799" calcext:value-type="float">
            <text:p>50053799</text:p>
          </table:table-cell>
          <table:table-cell table:style-name="ce1" office:value-type="string" calcext:value-type="string">
            <text:p>BROOKLYN ROASTING COMPANY</text:p>
          </table:table-cell>
          <table:table-cell table:style-name="ce1" office:value-type="string" calcext:value-type="string">
            <text:p>2 Main St, Brooklyn NY 11201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83682" calcext:value-type="float">
            <text:p>41583682</text:p>
          </table:table-cell>
          <table:table-cell table:style-name="ce1" office:value-type="string" calcext:value-type="string">
            <text:p>GREEN FIG BAKERY CAFFE</text:p>
          </table:table-cell>
          <table:table-cell table:style-name="ce1" office:value-type="string" calcext:value-type="string">
            <text:p>462 36 Street, Brooklyn NY 11232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4356" calcext:value-type="float">
            <text:p>50054356</text:p>
          </table:table-cell>
          <table:table-cell table:style-name="ce1" office:value-type="string" calcext:value-type="string">
            <text:p>KINGSTON FALAFEL</text:p>
          </table:table-cell>
          <table:table-cell table:style-name="ce1" office:value-type="string" calcext:value-type="string">
            <text:p>250 Kingston Ave, Brooklyn NY 11213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2" calcext:value-type="date">
            <text:p>12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4750" calcext:value-type="float">
            <text:p>50054750</text:p>
          </table:table-cell>
          <table:table-cell table:style-name="ce1" office:value-type="string" calcext:value-type="string">
            <text:p>OVI'S EXPRESS</text:p>
          </table:table-cell>
          <table:table-cell table:style-name="ce1" office:value-type="string" calcext:value-type="string">
            <text:p>37 Hillel Pl, Brooklyn NY 11210</text:p>
          </table:table-cell>
          <table:table-cell table:style-name="ce1" office:value-type="string" calcext:value-type="string">
            <text:p>Tex-Mex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2" calcext:value-type="date">
            <text:p>12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5125" calcext:value-type="float">
            <text:p>50055125</text:p>
          </table:table-cell>
          <table:table-cell table:style-name="ce1" office:value-type="string" calcext:value-type="string">
            <text:p>CHIPOTLE MEXICAN GRILL</text:p>
          </table:table-cell>
          <table:table-cell table:style-name="ce1" office:value-type="string" calcext:value-type="string">
            <text:p>2166 Nostrand Ave, Brooklyn NY 11210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2" calcext:value-type="date">
            <text:p>12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4859" calcext:value-type="float">
            <text:p>50014859</text:p>
          </table:table-cell>
          <table:table-cell table:style-name="ce1" office:value-type="string" calcext:value-type="string">
            <text:p>ESME</text:p>
          </table:table-cell>
          <table:table-cell table:style-name="ce1" office:value-type="string" calcext:value-type="string">
            <text:p>999 Manhattan Ave, Brooklyn NY 11222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0" calcext:value-type="date">
            <text:p>12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1718" calcext:value-type="float">
            <text:p>50041718</text:p>
          </table:table-cell>
          <table:table-cell table:style-name="ce1" office:value-type="string" calcext:value-type="string">
            <text:p>BIRDY'S</text:p>
          </table:table-cell>
          <table:table-cell table:style-name="ce1" office:value-type="string" calcext:value-type="string">
            <text:p>1215 Myrtle Ave, Brooklyn NY 1122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9" calcext:value-type="date">
            <text:p>12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3834" calcext:value-type="float">
            <text:p>50043834</text:p>
          </table:table-cell>
          <table:table-cell table:style-name="ce1" office:value-type="string" calcext:value-type="string">
            <text:p>MAYS TEA HOUSE</text:p>
          </table:table-cell>
          <table:table-cell table:style-name="ce1" office:value-type="string" calcext:value-type="string">
            <text:p>596 Clinton St, Brooklyn NY 11231</text:p>
          </table:table-cell>
          <table:table-cell table:style-name="ce1" office:value-type="string" calcext:value-type="string">
            <text:p>Juice, Smoothies, Fruit Salad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667" calcext:value-type="float">
            <text:p>50046667</text:p>
          </table:table-cell>
          <table:table-cell table:style-name="ce1" office:value-type="string" calcext:value-type="string">
            <text:p>EAST WIND SNACK SHOP</text:p>
          </table:table-cell>
          <table:table-cell table:style-name="ce1" office:value-type="string" calcext:value-type="string">
            <text:p>471 16Th St, Brooklyn NY 11215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0128" calcext:value-type="float">
            <text:p>50050128</text:p>
          </table:table-cell>
          <table:table-cell table:style-name="ce1" office:value-type="string" calcext:value-type="string">
            <text:p>GRISTMILL</text:p>
          </table:table-cell>
          <table:table-cell table:style-name="ce1" office:value-type="string" calcext:value-type="string">
            <text:p>289 5Th Ave, Brooklyn NY 1121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66487" calcext:value-type="float">
            <text:p>40366487</text:p>
          </table:table-cell>
          <table:table-cell table:style-name="ce1" office:value-type="string" calcext:value-type="string">
            <text:p>BRENNAN &amp; CARR</text:p>
          </table:table-cell>
          <table:table-cell table:style-name="ce1" office:value-type="string" calcext:value-type="string">
            <text:p>3432 Nostrand Avenue, Brooklyn NY 1122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04651" calcext:value-type="float">
            <text:p>41504651</text:p>
          </table:table-cell>
          <table:table-cell table:style-name="ce1" office:value-type="string" calcext:value-type="string">
            <text:p>CHEN WON DIM SUM &amp; BAKERY</text:p>
          </table:table-cell>
          <table:table-cell table:style-name="ce1" office:value-type="string" calcext:value-type="string">
            <text:p>2480 86 Street, Brooklyn NY 1121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5" calcext:value-type="date">
            <text:p>12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612915" calcext:value-type="float">
            <text:p>40612915</text:p>
          </table:table-cell>
          <table:table-cell table:style-name="ce1" office:value-type="string" calcext:value-type="string">
            <text:p>LUCKY STAR RESTAURANT</text:p>
          </table:table-cell>
          <table:table-cell table:style-name="ce1" office:value-type="string" calcext:value-type="string">
            <text:p>13 Marcus Garvey Blvd, Brooklyn NY 11206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3" calcext:value-type="date">
            <text:p>12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703796" calcext:value-type="float">
            <text:p>40703796</text:p>
          </table:table-cell>
          <table:table-cell table:style-name="ce1" office:value-type="string" calcext:value-type="string">
            <text:p>PARK SLOPE ALE HOUSE</text:p>
          </table:table-cell>
          <table:table-cell table:style-name="ce1" office:value-type="string" calcext:value-type="string">
            <text:p>356 6 Avenue, Brooklyn NY 1121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83706" calcext:value-type="float">
            <text:p>41483706</text:p>
          </table:table-cell>
          <table:table-cell table:style-name="ce1" office:value-type="string" calcext:value-type="string">
            <text:p>TIFERS RIVKA</text:p>
          </table:table-cell>
          <table:table-cell table:style-name="ce1" office:value-type="string" calcext:value-type="string">
            <text:p>125763 38 Street, Brooklyn NY 11218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19334" calcext:value-type="float">
            <text:p>41519334</text:p>
          </table:table-cell>
          <table:table-cell table:style-name="ce1" office:value-type="string" calcext:value-type="string">
            <text:p>ICE CREAM CENTER &amp; CAFE</text:p>
          </table:table-cell>
          <table:table-cell table:style-name="ce1" office:value-type="string" calcext:value-type="string">
            <text:p>4511 13 Avenue, Brooklyn NY 11219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41376" calcext:value-type="float">
            <text:p>41541376</text:p>
          </table:table-cell>
          <table:table-cell table:style-name="ce1" office:value-type="string" calcext:value-type="string">
            <text:p>CALEXICO</text:p>
          </table:table-cell>
          <table:table-cell table:style-name="ce1" office:value-type="string" calcext:value-type="string">
            <text:p>645 Manhattan Avenue, Brooklyn NY 11222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1484" calcext:value-type="float">
            <text:p>50001484</text:p>
          </table:table-cell>
          <table:table-cell table:style-name="ce1" office:value-type="string" calcext:value-type="string">
            <text:p>TOYAMA CUISINE</text:p>
          </table:table-cell>
          <table:table-cell table:style-name="ce1" office:value-type="string" calcext:value-type="string">
            <text:p>6001 7Th Ave, Brooklyn NY 11220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4737" calcext:value-type="float">
            <text:p>50004737</text:p>
          </table:table-cell>
          <table:table-cell table:style-name="ce1" office:value-type="string" calcext:value-type="string">
            <text:p>THE BAKE SHOP BY WOOPS</text:p>
          </table:table-cell>
          <table:table-cell table:style-name="ce1" office:value-type="string" calcext:value-type="string">
            <text:p>548 Driggs Ave, Brooklyn NY 11211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9209" calcext:value-type="float">
            <text:p>50019209</text:p>
          </table:table-cell>
          <table:table-cell table:style-name="ce1" office:value-type="string" calcext:value-type="string">
            <text:p>ROCCO'S TACOS &amp; TEQUILA BAR</text:p>
          </table:table-cell>
          <table:table-cell table:style-name="ce1" office:value-type="string" calcext:value-type="string">
            <text:p>339 Adams St, Brooklyn NY 11201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9" calcext:value-type="date">
            <text:p>11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05645" calcext:value-type="float">
            <text:p>41505645</text:p>
          </table:table-cell>
          <table:table-cell table:style-name="ce1" office:value-type="string" calcext:value-type="string">
            <text:p>GOOD CHINESE RESTAURANT</text:p>
          </table:table-cell>
          <table:table-cell table:style-name="ce1" office:value-type="string" calcext:value-type="string">
            <text:p>663 Knickerbocker Avenue, Brooklyn NY 11221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5" calcext:value-type="date">
            <text:p>11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59557" calcext:value-type="float">
            <text:p>41459557</text:p>
          </table:table-cell>
          <table:table-cell table:style-name="ce1" office:value-type="string" calcext:value-type="string">
            <text:p>CURRY HEIGHTS</text:p>
          </table:table-cell>
          <table:table-cell table:style-name="ce1" office:value-type="string" calcext:value-type="string">
            <text:p>151 Remsen Street, Brooklyn NY 11201</text:p>
          </table:table-cell>
          <table:table-cell table:style-name="ce1" office:value-type="string" calcext:value-type="string">
            <text:p>Indi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3" calcext:value-type="date">
            <text:p>11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19674" calcext:value-type="float">
            <text:p>41719674</text:p>
          </table:table-cell>
          <table:table-cell table:style-name="ce1" office:value-type="string" calcext:value-type="string">
            <text:p>EL CACIQUE BAR RESTAURANT</text:p>
          </table:table-cell>
          <table:table-cell table:style-name="ce1" office:value-type="string" calcext:value-type="string">
            <text:p>3294 Atlantic Avenue, Brooklyn NY 11208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3" calcext:value-type="date">
            <text:p>11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1004" calcext:value-type="float">
            <text:p>50001004</text:p>
          </table:table-cell>
          <table:table-cell table:style-name="ce1" office:value-type="string" calcext:value-type="string">
            <text:p>HING WONG</text:p>
          </table:table-cell>
          <table:table-cell table:style-name="ce1" office:value-type="string" calcext:value-type="string">
            <text:p>7922 5 Ave, Brooklyn NY 11209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3" calcext:value-type="date">
            <text:p>11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229" calcext:value-type="float">
            <text:p>50051229</text:p>
          </table:table-cell>
          <table:table-cell table:style-name="ce1" office:value-type="string" calcext:value-type="string">
            <text:p>ALAMO DRAFTHOUSE CINEMA</text:p>
          </table:table-cell>
          <table:table-cell table:style-name="ce1" office:value-type="string" calcext:value-type="string">
            <text:p>445 Gold St, Brooklyn NY 1120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3" calcext:value-type="date">
            <text:p>11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99945" calcext:value-type="float">
            <text:p>41699945</text:p>
          </table:table-cell>
          <table:table-cell table:style-name="ce1" office:value-type="string" calcext:value-type="string">
            <text:p>KING'S WOK RESTAURANT</text:p>
          </table:table-cell>
          <table:table-cell table:style-name="ce1" office:value-type="string" calcext:value-type="string">
            <text:p>1761 Bath Ave, Brooklyn NY 1121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2" calcext:value-type="date">
            <text:p>11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2718" calcext:value-type="float">
            <text:p>50042718</text:p>
          </table:table-cell>
          <table:table-cell table:style-name="ce1" office:value-type="string" calcext:value-type="string">
            <text:p>SEABREEZE FOOD</text:p>
          </table:table-cell>
          <table:table-cell table:style-name="ce1" office:value-type="string" calcext:value-type="string">
            <text:p>1562 Ralph Ave, Brooklyn NY 11236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2" calcext:value-type="date">
            <text:p>11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7552" calcext:value-type="float">
            <text:p>50057552</text:p>
          </table:table-cell>
          <table:table-cell table:style-name="ce1" office:value-type="string" calcext:value-type="string">
            <text:p>CROWN FRIED CHICKEN</text:p>
          </table:table-cell>
          <table:table-cell table:style-name="ce1" office:value-type="string" calcext:value-type="string">
            <text:p>790 New Lots Ave, Brooklyn NY 1120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2" calcext:value-type="date">
            <text:p>11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5556" calcext:value-type="float">
            <text:p>50055556</text:p>
          </table:table-cell>
          <table:table-cell table:style-name="ce1" office:value-type="string" calcext:value-type="string">
            <text:p>SALLY ROOTS</text:p>
          </table:table-cell>
          <table:table-cell table:style-name="ce1" office:value-type="string" calcext:value-type="string">
            <text:p>195 Wyckoff Ave, Brooklyn NY 11237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1" calcext:value-type="date">
            <text:p>11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2425" calcext:value-type="float">
            <text:p>50042425</text:p>
          </table:table-cell>
          <table:table-cell table:style-name="ce1" office:value-type="string" calcext:value-type="string">
            <text:p>KAWAII JAPANESE</text:p>
          </table:table-cell>
          <table:table-cell table:style-name="ce1" office:value-type="string" calcext:value-type="string">
            <text:p>2706 Avenue U, Brooklyn NY 11229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9" calcext:value-type="date">
            <text:p>11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93431" calcext:value-type="float">
            <text:p>41593431</text:p>
          </table:table-cell>
          <table:table-cell table:style-name="ce1" office:value-type="string" calcext:value-type="string">
            <text:p>SMITH CANTEEN</text:p>
          </table:table-cell>
          <table:table-cell table:style-name="ce1" office:value-type="string" calcext:value-type="string">
            <text:p>343 Smith Street, Brooklyn NY 11231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10168" calcext:value-type="float">
            <text:p>41610168</text:p>
          </table:table-cell>
          <table:table-cell table:style-name="ce1" office:value-type="string" calcext:value-type="string">
            <text:p>JIMMY'S</text:p>
          </table:table-cell>
          <table:table-cell table:style-name="ce1" office:value-type="string" calcext:value-type="string">
            <text:p>90 Calyer Street, Brooklyn NY 11222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94450" calcext:value-type="float">
            <text:p>41694450</text:p>
          </table:table-cell>
          <table:table-cell table:style-name="ce1" office:value-type="string" calcext:value-type="string">
            <text:p>GYRO EXPRESS</text:p>
          </table:table-cell>
          <table:table-cell table:style-name="ce1" office:value-type="string" calcext:value-type="string">
            <text:p>3160 Coney Island Ave, Brooklyn NY 11235</text:p>
          </table:table-cell>
          <table:table-cell table:style-name="ce1" office:value-type="string" calcext:value-type="string">
            <text:p>Middle Easter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19894" calcext:value-type="float">
            <text:p>40919894</text:p>
          </table:table-cell>
          <table:table-cell table:style-name="ce1" office:value-type="string" calcext:value-type="string">
            <text:p>KENNY'S RESTAURANT</text:p>
          </table:table-cell>
          <table:table-cell table:style-name="ce1" office:value-type="string" calcext:value-type="string">
            <text:p>1924 Nostrand Avenue, Brooklyn NY 11226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72924" calcext:value-type="float">
            <text:p>41172924</text:p>
          </table:table-cell>
          <table:table-cell table:style-name="ce1" office:value-type="string" calcext:value-type="string">
            <text:p>FORT HAMILTON DINER</text:p>
          </table:table-cell>
          <table:table-cell table:style-name="ce1" office:value-type="string" calcext:value-type="string">
            <text:p>9502 Fourth Avenue, Brooklyn NY 1120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9783" calcext:value-type="float">
            <text:p>50049783</text:p>
          </table:table-cell>
          <table:table-cell table:style-name="ce1" office:value-type="string" calcext:value-type="string">
            <text:p>SIMPLYLIFE BAKERY CAFE INC</text:p>
          </table:table-cell>
          <table:table-cell table:style-name="ce1" office:value-type="string" calcext:value-type="string">
            <text:p>7406 New Utrecht Ave, Brooklyn NY 1120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401223" calcext:value-type="float">
            <text:p>40401223</text:p>
          </table:table-cell>
          <table:table-cell table:style-name="ce1" office:value-type="string" calcext:value-type="string">
            <text:p>J AND L DELI</text:p>
          </table:table-cell>
          <table:table-cell table:style-name="ce1" office:value-type="string" calcext:value-type="string">
            <text:p>682 5 Avenue, Brooklyn NY 11215</text:p>
          </table:table-cell>
          <table:table-cell table:style-name="ce1" office:value-type="string" calcext:value-type="string">
            <text:p>Delicatesse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35950" calcext:value-type="float">
            <text:p>41435950</text:p>
          </table:table-cell>
          <table:table-cell table:style-name="ce1" office:value-type="string" calcext:value-type="string">
            <text:p>ARMANDO GROCERY &amp; BAKERY</text:p>
          </table:table-cell>
          <table:table-cell table:style-name="ce1" office:value-type="string" calcext:value-type="string">
            <text:p>272 Wyckoff Avenue, Brooklyn NY 11237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50623" calcext:value-type="float">
            <text:p>41450623</text:p>
          </table:table-cell>
          <table:table-cell table:style-name="ce1" office:value-type="string" calcext:value-type="string">
            <text:p>MCDONALD'S</text:p>
          </table:table-cell>
          <table:table-cell table:style-name="ce1" office:value-type="string" calcext:value-type="string">
            <text:p>57 Empire Boulevard, Brooklyn NY 11225</text:p>
          </table:table-cell>
          <table:table-cell table:style-name="ce1" office:value-type="string" calcext:value-type="string">
            <text:p>Hamburger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2763" calcext:value-type="float">
            <text:p>50002763</text:p>
          </table:table-cell>
          <table:table-cell table:style-name="ce1" office:value-type="string" calcext:value-type="string">
            <text:p>INAKA</text:p>
          </table:table-cell>
          <table:table-cell table:style-name="ce1" office:value-type="string" calcext:value-type="string">
            <text:p>8318 3Rd Ave, Brooklyn NY 11209</text:p>
          </table:table-cell>
          <table:table-cell table:style-name="ce1" office:value-type="string" calcext:value-type="string">
            <text:p>Asi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4721" calcext:value-type="float">
            <text:p>50054721</text:p>
          </table:table-cell>
          <table:table-cell table:style-name="ce1" office:value-type="string" calcext:value-type="string">
            <text:p>CROWN FRIED CHICKEN &amp; PIZZA</text:p>
          </table:table-cell>
          <table:table-cell table:style-name="ce1" office:value-type="string" calcext:value-type="string">
            <text:p>5930 Glenwood Rd, Brooklyn NY 11234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799210" calcext:value-type="float">
            <text:p>40799210</text:p>
          </table:table-cell>
          <table:table-cell table:style-name="ce1" office:value-type="string" calcext:value-type="string">
            <text:p>JOYA</text:p>
          </table:table-cell>
          <table:table-cell table:style-name="ce1" office:value-type="string" calcext:value-type="string">
            <text:p>215 Court Street, Brooklyn NY 11201</text:p>
          </table:table-cell>
          <table:table-cell table:style-name="ce1" office:value-type="string" calcext:value-type="string">
            <text:p>Thai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9" calcext:value-type="date">
            <text:p>11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2543" calcext:value-type="float">
            <text:p>50012543</text:p>
          </table:table-cell>
          <table:table-cell table:style-name="ce1" office:value-type="string" calcext:value-type="string">
            <text:p>WENDY'S</text:p>
          </table:table-cell>
          <table:table-cell table:style-name="ce1" office:value-type="string" calcext:value-type="string">
            <text:p>420 86Th St, Brooklyn NY 1120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9" calcext:value-type="date">
            <text:p>11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82329" calcext:value-type="float">
            <text:p>41382329</text:p>
          </table:table-cell>
          <table:table-cell table:style-name="ce1" office:value-type="string" calcext:value-type="string">
            <text:p>LAS CONCHITAS BAKERY</text:p>
          </table:table-cell>
          <table:table-cell table:style-name="ce1" office:value-type="string" calcext:value-type="string">
            <text:p>4811 5 Avenue, Brooklyn NY 11220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5" calcext:value-type="date">
            <text:p>11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35835" calcext:value-type="float">
            <text:p>41135835</text:p>
          </table:table-cell>
          <table:table-cell table:style-name="ce1" office:value-type="string" calcext:value-type="string">
            <text:p>NEW HEIGHTS BAR AND RESTAURANT</text:p>
          </table:table-cell>
          <table:table-cell table:style-name="ce1" office:value-type="string" calcext:value-type="string">
            <text:p>137 Schenectady Avenue, Brooklyn NY 11213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4" calcext:value-type="date">
            <text:p>11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88664" calcext:value-type="float">
            <text:p>41288664</text:p>
          </table:table-cell>
          <table:table-cell table:style-name="ce1" office:value-type="string" calcext:value-type="string">
            <text:p>CONNECTICUT MUFFIN</text:p>
          </table:table-cell>
          <table:table-cell table:style-name="ce1" office:value-type="string" calcext:value-type="string">
            <text:p>1106 Cortelyou Road, Brooklyn NY 11218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4" calcext:value-type="date">
            <text:p>11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63019" calcext:value-type="float">
            <text:p>41163019</text:p>
          </table:table-cell>
          <table:table-cell table:style-name="ce1" office:value-type="string" calcext:value-type="string">
            <text:p>ABILENE</text:p>
          </table:table-cell>
          <table:table-cell table:style-name="ce1" office:value-type="string" calcext:value-type="string">
            <text:p>442 Court Street, Brooklyn NY 1123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3" calcext:value-type="date">
            <text:p>11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56010" calcext:value-type="float">
            <text:p>41656010</text:p>
          </table:table-cell>
          <table:table-cell table:style-name="ce1" office:value-type="string" calcext:value-type="string">
            <text:p>PACIFICANA REST</text:p>
          </table:table-cell>
          <table:table-cell table:style-name="ce1" office:value-type="string" calcext:value-type="string">
            <text:p>813 55 Street, Brooklyn NY 1122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3" calcext:value-type="date">
            <text:p>11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084" calcext:value-type="float">
            <text:p>50051084</text:p>
          </table:table-cell>
          <table:table-cell table:style-name="ce1" office:value-type="string" calcext:value-type="string">
            <text:p>JAYS FINGER LICKIN' RESTAURANT</text:p>
          </table:table-cell>
          <table:table-cell table:style-name="ce1" office:value-type="string" calcext:value-type="string">
            <text:p>133 Rockaway Ave, Brooklyn NY 11233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3" calcext:value-type="date">
            <text:p>11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0757" calcext:value-type="float">
            <text:p>50000757</text:p>
          </table:table-cell>
          <table:table-cell table:style-name="ce1" office:value-type="string" calcext:value-type="string">
            <text:p>THE SAMPLER</text:p>
          </table:table-cell>
          <table:table-cell table:style-name="ce1" office:value-type="string" calcext:value-type="string">
            <text:p>234 Starr St, Brooklyn NY 1123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4783" calcext:value-type="float">
            <text:p>50004783</text:p>
          </table:table-cell>
          <table:table-cell table:style-name="ce1" office:value-type="string" calcext:value-type="string">
            <text:p>OISHI SUSHI</text:p>
          </table:table-cell>
          <table:table-cell table:style-name="ce1" office:value-type="string" calcext:value-type="string">
            <text:p>929 Manhattan Ave, Brooklyn NY 11222</text:p>
          </table:table-cell>
          <table:table-cell table:style-name="ce1" office:value-type="string" calcext:value-type="string">
            <text:p>Asi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3919" calcext:value-type="float">
            <text:p>50043919</text:p>
          </table:table-cell>
          <table:table-cell table:style-name="ce1" office:value-type="string" calcext:value-type="string">
            <text:p>CHENS GARDEN</text:p>
          </table:table-cell>
          <table:table-cell table:style-name="ce1" office:value-type="string" calcext:value-type="string">
            <text:p>11046 Flatlands Ave, Brooklyn NY 11207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4745" calcext:value-type="float">
            <text:p>50054745</text:p>
          </table:table-cell>
          <table:table-cell table:style-name="ce1" office:value-type="string" calcext:value-type="string">
            <text:p>DAO PALATE</text:p>
          </table:table-cell>
          <table:table-cell table:style-name="ce1" office:value-type="string" calcext:value-type="string">
            <text:p>329 Flatbush Ave, Brooklyn NY 11217</text:p>
          </table:table-cell>
          <table:table-cell table:style-name="ce1" office:value-type="string" calcext:value-type="string">
            <text:p>Asi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8096" calcext:value-type="float">
            <text:p>50008096</text:p>
          </table:table-cell>
          <table:table-cell table:style-name="ce1" office:value-type="string" calcext:value-type="string">
            <text:p>MASTER WONTON</text:p>
          </table:table-cell>
          <table:table-cell table:style-name="ce1" office:value-type="string" calcext:value-type="string">
            <text:p>2369 60Th St, Brooklyn NY 1120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0518" calcext:value-type="float">
            <text:p>50040518</text:p>
          </table:table-cell>
          <table:table-cell table:style-name="ce1" office:value-type="string" calcext:value-type="string">
            <text:p>CASSETTE</text:p>
          </table:table-cell>
          <table:table-cell table:style-name="ce1" office:value-type="string" calcext:value-type="string">
            <text:p>113 Franklin St, Brooklyn NY 11222</text:p>
          </table:table-cell>
          <table:table-cell table:style-name="ce1" office:value-type="string" calcext:value-type="string">
            <text:p>French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8787" calcext:value-type="float">
            <text:p>50048787</text:p>
          </table:table-cell>
          <table:table-cell table:style-name="ce1" office:value-type="string" calcext:value-type="string">
            <text:p>EL NOEL ECO-CENTER FOR INTEGRATIVE WELLNESS</text:p>
          </table:table-cell>
          <table:table-cell table:style-name="ce1" office:value-type="string" calcext:value-type="string">
            <text:p>525 Clinton Ave, Brooklyn NY 11238</text:p>
          </table:table-cell>
          <table:table-cell table:style-name="ce1" office:value-type="string" calcext:value-type="string">
            <text:p>Juice, Smoothies, Fruit Salad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60563" calcext:value-type="float">
            <text:p>41460563</text:p>
          </table:table-cell>
          <table:table-cell table:style-name="ce1" office:value-type="string" calcext:value-type="string">
            <text:p>GOLDEN KRUST CARIBBEAN BAKERY &amp; GRILL</text:p>
          </table:table-cell>
          <table:table-cell table:style-name="ce1" office:value-type="string" calcext:value-type="string">
            <text:p>1511 Fulton Street, Brooklyn NY 11216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8" calcext:value-type="date">
            <text:p>10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5769" calcext:value-type="float">
            <text:p>50035769</text:p>
          </table:table-cell>
          <table:table-cell table:style-name="ce1" office:value-type="string" calcext:value-type="string">
            <text:p>MOLOKO</text:p>
          </table:table-cell>
          <table:table-cell table:style-name="ce1" office:value-type="string" calcext:value-type="string">
            <text:p>705 Myrtle Ave, Brooklyn NY 1120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8" calcext:value-type="date">
            <text:p>10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0693" calcext:value-type="float">
            <text:p>50050693</text:p>
          </table:table-cell>
          <table:table-cell table:style-name="ce1" office:value-type="string" calcext:value-type="string">
            <text:p>BEAST AND BOTTLES</text:p>
          </table:table-cell>
          <table:table-cell table:style-name="ce1" office:value-type="string" calcext:value-type="string">
            <text:p>151 Atlantic Ave, Brooklyn NY 11201</text:p>
          </table:table-cell>
          <table:table-cell table:style-name="ce1" office:value-type="string" calcext:value-type="string">
            <text:p>French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8" calcext:value-type="date">
            <text:p>10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436" calcext:value-type="float">
            <text:p>50051436</text:p>
          </table:table-cell>
          <table:table-cell table:style-name="ce1" office:value-type="string" calcext:value-type="string">
            <text:p>GERSI</text:p>
          </table:table-cell>
          <table:table-cell table:style-name="ce1" office:value-type="string" calcext:value-type="string">
            <text:p>316 Court St, Brooklyn NY 11231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8" calcext:value-type="date">
            <text:p>10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2348" calcext:value-type="float">
            <text:p>50002348</text:p>
          </table:table-cell>
          <table:table-cell table:style-name="ce1" office:value-type="string" calcext:value-type="string">
            <text:p>DESI GRILL INDIAN CUISINE</text:p>
          </table:table-cell>
          <table:table-cell table:style-name="ce1" office:value-type="string" calcext:value-type="string">
            <text:p>46 Wyckoff Ave, Brooklyn NY 11237</text:p>
          </table:table-cell>
          <table:table-cell table:style-name="ce1" office:value-type="string" calcext:value-type="string">
            <text:p>Indi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5247" calcext:value-type="float">
            <text:p>50045247</text:p>
          </table:table-cell>
          <table:table-cell table:style-name="ce1" office:value-type="string" calcext:value-type="string">
            <text:p>EMPIRE EXPRESS CHINESE RESTAURANT</text:p>
          </table:table-cell>
          <table:table-cell table:style-name="ce1" office:value-type="string" calcext:value-type="string">
            <text:p>319 9Th St, Brooklyn NY 11215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680" calcext:value-type="float">
            <text:p>50053680</text:p>
          </table:table-cell>
          <table:table-cell table:style-name="ce1" office:value-type="string" calcext:value-type="string">
            <text:p>THE DRIFT</text:p>
          </table:table-cell>
          <table:table-cell table:style-name="ce1" office:value-type="string" calcext:value-type="string">
            <text:p>579 Meeker Ave, Brooklyn NY 11222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46075" calcext:value-type="float">
            <text:p>41646075</text:p>
          </table:table-cell>
          <table:table-cell table:style-name="ce1" office:value-type="string" calcext:value-type="string">
            <text:p>EGG</text:p>
          </table:table-cell>
          <table:table-cell table:style-name="ce1" office:value-type="string" calcext:value-type="string">
            <text:p>109 North <text:s text:c="3"/>3 Street, Brooklyn NY 1124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2827" calcext:value-type="float">
            <text:p>50002827</text:p>
          </table:table-cell>
          <table:table-cell table:style-name="ce1" office:value-type="string" calcext:value-type="string">
            <text:p>SOLDIER JERK CENTER</text:p>
          </table:table-cell>
          <table:table-cell table:style-name="ce1" office:value-type="string" calcext:value-type="string">
            <text:p>98 Malcolm X Blvd, Brooklyn NY 11221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8565" calcext:value-type="float">
            <text:p>50038565</text:p>
          </table:table-cell>
          <table:table-cell table:style-name="ce1" office:value-type="string" calcext:value-type="string">
            <text:p>DISH FOOD &amp; EVENTS</text:p>
          </table:table-cell>
          <table:table-cell table:style-name="ce1" office:value-type="string" calcext:value-type="string">
            <text:p>190 N 14Th St, Brooklyn NY 11249</text:p>
          </table:table-cell>
          <table:table-cell table:style-name="ce1" office:value-type="string" calcext:value-type="string">
            <text:p>Delicatesse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99837" calcext:value-type="float">
            <text:p>41399837</text:p>
          </table:table-cell>
          <table:table-cell table:style-name="ce1" office:value-type="string" calcext:value-type="string">
            <text:p>BLACK SWAN</text:p>
          </table:table-cell>
          <table:table-cell table:style-name="ce1" office:value-type="string" calcext:value-type="string">
            <text:p>1048 Bedford Avenue, Brooklyn NY 1120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86135" calcext:value-type="float">
            <text:p>41486135</text:p>
          </table:table-cell>
          <table:table-cell table:style-name="ce1" office:value-type="string" calcext:value-type="string">
            <text:p>MEGA BITES DINER</text:p>
          </table:table-cell>
          <table:table-cell table:style-name="ce1" office:value-type="string" calcext:value-type="string">
            <text:p>245 Dekalb Avenue, Brooklyn NY 1120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59805" calcext:value-type="float">
            <text:p>41559805</text:p>
          </table:table-cell>
          <table:table-cell table:style-name="ce1" office:value-type="string" calcext:value-type="string">
            <text:p>DUNKIN' DONUTS</text:p>
          </table:table-cell>
          <table:table-cell table:style-name="ce1" office:value-type="string" calcext:value-type="string">
            <text:p>640 South Conduit Boulevard, Brooklyn NY 11208</text:p>
          </table:table-cell>
          <table:table-cell table:style-name="ce1" office:value-type="string" calcext:value-type="string">
            <text:p>Donut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0001" calcext:value-type="float">
            <text:p>50050001</text:p>
          </table:table-cell>
          <table:table-cell table:style-name="ce1" office:value-type="string" calcext:value-type="string">
            <text:p>BUFFALO'S FAMOUS</text:p>
          </table:table-cell>
          <table:table-cell table:style-name="ce1" office:value-type="string" calcext:value-type="string">
            <text:p>1111 Church Ave, Brooklyn NY 1121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84555" calcext:value-type="float">
            <text:p>41284555</text:p>
          </table:table-cell>
          <table:table-cell table:style-name="ce1" office:value-type="string" calcext:value-type="string">
            <text:p>JIMMY'S DINER</text:p>
          </table:table-cell>
          <table:table-cell table:style-name="ce1" office:value-type="string" calcext:value-type="string">
            <text:p>577 Union Avenue, Brooklyn NY 1121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92244" calcext:value-type="float">
            <text:p>41392244</text:p>
          </table:table-cell>
          <table:table-cell table:style-name="ce1" office:value-type="string" calcext:value-type="string">
            <text:p>CATHY'S PLACE DINER</text:p>
          </table:table-cell>
          <table:table-cell table:style-name="ce1" office:value-type="string" calcext:value-type="string">
            <text:p>9526 Fourth Avenue, Brooklyn NY 1120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0987" calcext:value-type="float">
            <text:p>50010987</text:p>
          </table:table-cell>
          <table:table-cell table:style-name="ce1" office:value-type="string" calcext:value-type="string">
            <text:p>ISLAND POT RESTAURANT</text:p>
          </table:table-cell>
          <table:table-cell table:style-name="ce1" office:value-type="string" calcext:value-type="string">
            <text:p>797 Ashford St, Brooklyn NY 11207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9" calcext:value-type="date">
            <text:p>10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0004" calcext:value-type="float">
            <text:p>50050004</text:p>
          </table:table-cell>
          <table:table-cell table:style-name="ce1" office:value-type="string" calcext:value-type="string">
            <text:p>EAT FRESH II</text:p>
          </table:table-cell>
          <table:table-cell table:style-name="ce1" office:value-type="string" calcext:value-type="string">
            <text:p>42 4Th Ave, Brooklyn NY 11217</text:p>
          </table:table-cell>
          <table:table-cell table:style-name="ce1" office:value-type="string" calcext:value-type="string">
            <text:p>Mediterrane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0434" calcext:value-type="float">
            <text:p>50050434</text:p>
          </table:table-cell>
          <table:table-cell table:style-name="ce1" office:value-type="string" calcext:value-type="string">
            <text:p>COCO</text:p>
          </table:table-cell>
          <table:table-cell table:style-name="ce1" office:value-type="string" calcext:value-type="string">
            <text:p>8612 5Th Ave, Brooklyn NY 11209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37181" calcext:value-type="float">
            <text:p>41337181</text:p>
          </table:table-cell>
          <table:table-cell table:style-name="ce1" office:value-type="string" calcext:value-type="string">
            <text:p>EL TIO PIO</text:p>
          </table:table-cell>
          <table:table-cell table:style-name="ce1" office:value-type="string" calcext:value-type="string">
            <text:p>76 Willoughby Street, Brooklyn NY 11201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7" calcext:value-type="date">
            <text:p>10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2487" calcext:value-type="float">
            <text:p>50002487</text:p>
          </table:table-cell>
          <table:table-cell table:style-name="ce1" office:value-type="string" calcext:value-type="string">
            <text:p>FLAVA II</text:p>
          </table:table-cell>
          <table:table-cell table:style-name="ce1" office:value-type="string" calcext:value-type="string">
            <text:p>1914 Nostrand Avenue, Brooklyn NY 11226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7" calcext:value-type="date">
            <text:p>10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1121" calcext:value-type="float">
            <text:p>50041121</text:p>
          </table:table-cell>
          <table:table-cell table:style-name="ce1" office:value-type="string" calcext:value-type="string">
            <text:p>NEW LAN KING RESTAURANT</text:p>
          </table:table-cell>
          <table:table-cell table:style-name="ce1" office:value-type="string" calcext:value-type="string">
            <text:p>1688 E 16Th St, Brooklyn NY 11229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7" calcext:value-type="date">
            <text:p>10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04936" calcext:value-type="float">
            <text:p>41304936</text:p>
          </table:table-cell>
          <table:table-cell table:style-name="ce1" office:value-type="string" calcext:value-type="string">
            <text:p>DRAM SHOP</text:p>
          </table:table-cell>
          <table:table-cell table:style-name="ce1" office:value-type="string" calcext:value-type="string">
            <text:p>339 9 Street, Brooklyn NY 1121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5" calcext:value-type="date">
            <text:p>10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93038" calcext:value-type="float">
            <text:p>40393038</text:p>
          </table:table-cell>
          <table:table-cell table:style-name="ce1" office:value-type="string" calcext:value-type="string">
            <text:p>METROSTAR CAFE</text:p>
          </table:table-cell>
          <table:table-cell table:style-name="ce1" office:value-type="string" calcext:value-type="string">
            <text:p>369 Jay Street, Brooklyn NY 1120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4" calcext:value-type="date">
            <text:p>10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70642" calcext:value-type="float">
            <text:p>41270642</text:p>
          </table:table-cell>
          <table:table-cell table:style-name="ce1" office:value-type="string" calcext:value-type="string">
            <text:p>DUNKIN' DONUTS</text:p>
          </table:table-cell>
          <table:table-cell table:style-name="ce1" office:value-type="string" calcext:value-type="string">
            <text:p>383 Court Street, Brooklyn NY 11231</text:p>
          </table:table-cell>
          <table:table-cell table:style-name="ce1" office:value-type="string" calcext:value-type="string">
            <text:p>Donut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4" calcext:value-type="date">
            <text:p>10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11423" calcext:value-type="float">
            <text:p>41411423</text:p>
          </table:table-cell>
          <table:table-cell table:style-name="ce1" office:value-type="string" calcext:value-type="string">
            <text:p>BEST PIZZA</text:p>
          </table:table-cell>
          <table:table-cell table:style-name="ce1" office:value-type="string" calcext:value-type="string">
            <text:p>33 Havemeyer Street, Brooklyn NY 11211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4" calcext:value-type="date">
            <text:p>10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33994" calcext:value-type="float">
            <text:p>41533994</text:p>
          </table:table-cell>
          <table:table-cell table:style-name="ce1" office:value-type="string" calcext:value-type="string">
            <text:p>ULTIMATE BAKERY</text:p>
          </table:table-cell>
          <table:table-cell table:style-name="ce1" office:value-type="string" calcext:value-type="string">
            <text:p>1248 Flatbush Avenue, Brooklyn NY 11226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4" calcext:value-type="date">
            <text:p>10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19651" calcext:value-type="float">
            <text:p>41619651</text:p>
          </table:table-cell>
          <table:table-cell table:style-name="ce1" office:value-type="string" calcext:value-type="string">
            <text:p>BURNSIDE</text:p>
          </table:table-cell>
          <table:table-cell table:style-name="ce1" office:value-type="string" calcext:value-type="string">
            <text:p>506 Grand Street, Brooklyn NY 1121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4" calcext:value-type="date">
            <text:p>10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5125" calcext:value-type="float">
            <text:p>50005125</text:p>
          </table:table-cell>
          <table:table-cell table:style-name="ce1" office:value-type="string" calcext:value-type="string">
            <text:p>GOOD TASTE #1</text:p>
          </table:table-cell>
          <table:table-cell table:style-name="ce1" office:value-type="string" calcext:value-type="string">
            <text:p>235 Kingston Ave, Brooklyn NY 11213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4" calcext:value-type="date">
            <text:p>10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7419" calcext:value-type="float">
            <text:p>50037419</text:p>
          </table:table-cell>
          <table:table-cell table:style-name="ce1" office:value-type="string" calcext:value-type="string">
            <text:p>BROOKLYN CAFE 1</text:p>
          </table:table-cell>
          <table:table-cell table:style-name="ce1" office:value-type="string" calcext:value-type="string">
            <text:p>1 Brookdale Plz, Brooklyn NY 11212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4" calcext:value-type="date">
            <text:p>10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8806" calcext:value-type="float">
            <text:p>50048806</text:p>
          </table:table-cell>
          <table:table-cell table:style-name="ce1" office:value-type="string" calcext:value-type="string">
            <text:p>WIN SON</text:p>
          </table:table-cell>
          <table:table-cell table:style-name="ce1" office:value-type="string" calcext:value-type="string">
            <text:p>159 Graham Ave, Brooklyn NY 11206</text:p>
          </table:table-cell>
          <table:table-cell table:style-name="ce1" office:value-type="string" calcext:value-type="string">
            <text:p>Asi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4" calcext:value-type="date">
            <text:p>10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29994" calcext:value-type="float">
            <text:p>41129994</text:p>
          </table:table-cell>
          <table:table-cell table:style-name="ce1" office:value-type="string" calcext:value-type="string">
            <text:p>CANAL BAR</text:p>
          </table:table-cell>
          <table:table-cell table:style-name="ce1" office:value-type="string" calcext:value-type="string">
            <text:p>270 3 Avenue, Brooklyn NY 1121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3" calcext:value-type="date">
            <text:p>10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90168" calcext:value-type="float">
            <text:p>41390168</text:p>
          </table:table-cell>
          <table:table-cell table:style-name="ce1" office:value-type="string" calcext:value-type="string">
            <text:p>THE VILLAGE LUNCHEONETTE</text:p>
          </table:table-cell>
          <table:table-cell table:style-name="ce1" office:value-type="string" calcext:value-type="string">
            <text:p>2374 Mcdonald Avenue, Brooklyn NY 11223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3" calcext:value-type="date">
            <text:p>10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4495" calcext:value-type="float">
            <text:p>50054495</text:p>
          </table:table-cell>
          <table:table-cell table:style-name="ce1" office:value-type="string" calcext:value-type="string">
            <text:p>HOOKED <text:s/>ON 12TH</text:p>
          </table:table-cell>
          <table:table-cell table:style-name="ce1" office:value-type="string" calcext:value-type="string">
            <text:p>1123 8Th Ave, Brooklyn NY 11215</text:p>
          </table:table-cell>
          <table:table-cell table:style-name="ce1" office:value-type="string" calcext:value-type="string">
            <text:p>Seafood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3" calcext:value-type="date">
            <text:p>10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534177" calcext:value-type="float">
            <text:p>40534177</text:p>
          </table:table-cell>
          <table:table-cell table:style-name="ce1" office:value-type="string" calcext:value-type="string">
            <text:p>LA CUCINA</text:p>
          </table:table-cell>
          <table:table-cell table:style-name="ce1" office:value-type="string" calcext:value-type="string">
            <text:p>8611 18 Avenue, Brooklyn NY 11214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75577" calcext:value-type="float">
            <text:p>41175577</text:p>
          </table:table-cell>
          <table:table-cell table:style-name="ce1" office:value-type="string" calcext:value-type="string">
            <text:p>MARIO'S PIZZERIA</text:p>
          </table:table-cell>
          <table:table-cell table:style-name="ce1" office:value-type="string" calcext:value-type="string">
            <text:p>222 Hoyt Street, Brooklyn NY 11217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1573" calcext:value-type="float">
            <text:p>50011573</text:p>
          </table:table-cell>
          <table:table-cell table:style-name="ce1" office:value-type="string" calcext:value-type="string">
            <text:p>GRAN VILLA RESTAURANT</text:p>
          </table:table-cell>
          <table:table-cell table:style-name="ce1" office:value-type="string" calcext:value-type="string">
            <text:p>4002 3Rd Ave, Brooklyn NY 11232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043" calcext:value-type="float">
            <text:p>50018043</text:p>
          </table:table-cell>
          <table:table-cell table:style-name="ce1" office:value-type="string" calcext:value-type="string">
            <text:p>MALLENCHE MEXICAN GRILL</text:p>
          </table:table-cell>
          <table:table-cell table:style-name="ce1" office:value-type="string" calcext:value-type="string">
            <text:p>1621 Church Ave, Brooklyn NY 11226</text:p>
          </table:table-cell>
          <table:table-cell table:style-name="ce1" office:value-type="string" calcext:value-type="string">
            <text:p>Tex-Mex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0292" calcext:value-type="float">
            <text:p>50040292</text:p>
          </table:table-cell>
          <table:table-cell table:style-name="ce1" office:value-type="string" calcext:value-type="string">
            <text:p>AFFY'S PREMIUM GRILL</text:p>
          </table:table-cell>
          <table:table-cell table:style-name="ce1" office:value-type="string" calcext:value-type="string">
            <text:p>1909 Coney Island Ave, Brooklyn NY 11230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9187" calcext:value-type="float">
            <text:p>50019187</text:p>
          </table:table-cell>
          <table:table-cell table:style-name="ce1" office:value-type="string" calcext:value-type="string">
            <text:p>BLACK GOLD</text:p>
          </table:table-cell>
          <table:table-cell table:style-name="ce1" office:value-type="string" calcext:value-type="string">
            <text:p>424 3Rd Ave, Brooklyn NY 11215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9979" calcext:value-type="float">
            <text:p>50039979</text:p>
          </table:table-cell>
          <table:table-cell table:style-name="ce1" office:value-type="string" calcext:value-type="string">
            <text:p>BAYRIDGE SUSHI</text:p>
          </table:table-cell>
          <table:table-cell table:style-name="ce1" office:value-type="string" calcext:value-type="string">
            <text:p>6914 3Rd Ave, Brooklyn NY 11209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992" calcext:value-type="float">
            <text:p>50046992</text:p>
          </table:table-cell>
          <table:table-cell table:style-name="ce1" office:value-type="string" calcext:value-type="string">
            <text:p>UPSTATE STOCK</text:p>
          </table:table-cell>
          <table:table-cell table:style-name="ce1" office:value-type="string" calcext:value-type="string">
            <text:p>2 Berry St, Brooklyn NY 11249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1401" calcext:value-type="float">
            <text:p>50001401</text:p>
          </table:table-cell>
          <table:table-cell table:style-name="ce1" office:value-type="string" calcext:value-type="string">
            <text:p>CERVECCERIA HAVEMEYER</text:p>
          </table:table-cell>
          <table:table-cell table:style-name="ce1" office:value-type="string" calcext:value-type="string">
            <text:p>149 Havemeyer <text:s/>St, Brooklyn NY 11211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8" calcext:value-type="date">
            <text:p>10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5576" calcext:value-type="float">
            <text:p>50045576</text:p>
          </table:table-cell>
          <table:table-cell table:style-name="ce1" office:value-type="string" calcext:value-type="string">
            <text:p>CHILES Y CHOCOLATE CUCINA URBANA</text:p>
          </table:table-cell>
          <table:table-cell table:style-name="ce1" office:value-type="string" calcext:value-type="string">
            <text:p>413 Myrtle Ave, Brooklyn NY 11205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8" calcext:value-type="date">
            <text:p>10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19223" calcext:value-type="float">
            <text:p>41219223</text:p>
          </table:table-cell>
          <table:table-cell table:style-name="ce1" office:value-type="string" calcext:value-type="string">
            <text:p>ZENKICHI</text:p>
          </table:table-cell>
          <table:table-cell table:style-name="ce1" office:value-type="string" calcext:value-type="string">
            <text:p>77 North <text:s text:c="3"/>6 Street, Brooklyn NY 11249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7" calcext:value-type="date">
            <text:p>10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11734" calcext:value-type="float">
            <text:p>41711734</text:p>
          </table:table-cell>
          <table:table-cell table:style-name="ce1" office:value-type="string" calcext:value-type="string">
            <text:p>SEAFOOD HOT POT BUFFET</text:p>
          </table:table-cell>
          <table:table-cell table:style-name="ce1" office:value-type="string" calcext:value-type="string">
            <text:p>5915 7 Avenue, Brooklyn NY 11220</text:p>
          </table:table-cell>
          <table:table-cell table:style-name="ce1" office:value-type="string" calcext:value-type="string">
            <text:p>Seafood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7" calcext:value-type="date">
            <text:p>10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3930" calcext:value-type="float">
            <text:p>50003930</text:p>
          </table:table-cell>
          <table:table-cell table:style-name="ce1" office:value-type="string" calcext:value-type="string">
            <text:p>LUST &amp; LOVE</text:p>
          </table:table-cell>
          <table:table-cell table:style-name="ce1" office:value-type="string" calcext:value-type="string">
            <text:p>225 47Th St, Brooklyn NY 11220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7" calcext:value-type="date">
            <text:p>10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6398" calcext:value-type="float">
            <text:p>50006398</text:p>
          </table:table-cell>
          <table:table-cell table:style-name="ce1" office:value-type="string" calcext:value-type="string">
            <text:p>CROXLEYS THE ABBEY</text:p>
          </table:table-cell>
          <table:table-cell table:style-name="ce1" office:value-type="string" calcext:value-type="string">
            <text:p>63 Grand St, Brooklyn NY 1124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7" calcext:value-type="date">
            <text:p>10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055817" calcext:value-type="float">
            <text:p>41055817</text:p>
          </table:table-cell>
          <table:table-cell table:style-name="ce1" office:value-type="string" calcext:value-type="string">
            <text:p>BLAKE BAKERY &amp; TAKE OUT FOOD</text:p>
          </table:table-cell>
          <table:table-cell table:style-name="ce1" office:value-type="string" calcext:value-type="string">
            <text:p>1681 Nostrand Avenue, Brooklyn NY 11226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6" calcext:value-type="date">
            <text:p>10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16536" calcext:value-type="float">
            <text:p>41316536</text:p>
          </table:table-cell>
          <table:table-cell table:style-name="ce1" office:value-type="string" calcext:value-type="string">
            <text:p>TASTE OF CHINA</text:p>
          </table:table-cell>
          <table:table-cell table:style-name="ce1" office:value-type="string" calcext:value-type="string">
            <text:p>1853 Nostrand Avenue, Brooklyn NY 11226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6" calcext:value-type="date">
            <text:p>10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04797" calcext:value-type="float">
            <text:p>41404797</text:p>
          </table:table-cell>
          <table:table-cell table:style-name="ce1" office:value-type="string" calcext:value-type="string">
            <text:p>THE WOODS</text:p>
          </table:table-cell>
          <table:table-cell table:style-name="ce1" office:value-type="string" calcext:value-type="string">
            <text:p>48 South 4 Street, Brooklyn NY 1124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6" calcext:value-type="date">
            <text:p>10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2629" calcext:value-type="float">
            <text:p>50032629</text:p>
          </table:table-cell>
          <table:table-cell table:style-name="ce1" office:value-type="string" calcext:value-type="string">
            <text:p>LOOSIE ROUGE</text:p>
          </table:table-cell>
          <table:table-cell table:style-name="ce1" office:value-type="string" calcext:value-type="string">
            <text:p>91 S 6Th St, Brooklyn NY 11249</text:p>
          </table:table-cell>
          <table:table-cell table:style-name="ce1" office:value-type="string" calcext:value-type="string">
            <text:p>Creole/Caju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6" calcext:value-type="date">
            <text:p>10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67296" calcext:value-type="float">
            <text:p>41667296</text:p>
          </table:table-cell>
          <table:table-cell table:style-name="ce1" office:value-type="string" calcext:value-type="string">
            <text:p>ABRACADABRA BROOKLYN</text:p>
          </table:table-cell>
          <table:table-cell table:style-name="ce1" office:value-type="string" calcext:value-type="string">
            <text:p>347 Bedford Avenue, Brooklyn NY 1121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5" calcext:value-type="date">
            <text:p>10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63147" calcext:value-type="float">
            <text:p>41463147</text:p>
          </table:table-cell>
          <table:table-cell table:style-name="ce1" office:value-type="string" calcext:value-type="string">
            <text:p>MASAKE</text:p>
          </table:table-cell>
          <table:table-cell table:style-name="ce1" office:value-type="string" calcext:value-type="string">
            <text:p>1704 Avenue M, Brooklyn NY 11230</text:p>
          </table:table-cell>
          <table:table-cell table:style-name="ce1" office:value-type="string" calcext:value-type="string">
            <text:p>Chinese/Japanes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65784" calcext:value-type="float">
            <text:p>40365784</text:p>
          </table:table-cell>
          <table:table-cell table:style-name="ce1" office:value-type="string" calcext:value-type="string">
            <text:p>GARGIULO'S RESTAURANT</text:p>
          </table:table-cell>
          <table:table-cell table:style-name="ce1" office:value-type="string" calcext:value-type="string">
            <text:p>2911 West <text:s text:c="2"/>15 Street, Brooklyn NY 11224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3" calcext:value-type="date">
            <text:p>10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39492" calcext:value-type="float">
            <text:p>41339492</text:p>
          </table:table-cell>
          <table:table-cell table:style-name="ce1" office:value-type="string" calcext:value-type="string">
            <text:p>VSTRECHA</text:p>
          </table:table-cell>
          <table:table-cell table:style-name="ce1" office:value-type="string" calcext:value-type="string">
            <text:p>842123 20 Avenue, Brooklyn NY 11214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3" calcext:value-type="date">
            <text:p>10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686" calcext:value-type="float">
            <text:p>50018686</text:p>
          </table:table-cell>
          <table:table-cell table:style-name="ce1" office:value-type="string" calcext:value-type="string">
            <text:p>SUBWAY</text:p>
          </table:table-cell>
          <table:table-cell table:style-name="ce1" office:value-type="string" calcext:value-type="string">
            <text:p>423 5Th Ave, Brooklyn NY 11215</text:p>
          </table:table-cell>
          <table:table-cell table:style-name="ce1" office:value-type="string" calcext:value-type="string">
            <text:p>Sandwiches/Salads/Mixed Buffet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3" calcext:value-type="date">
            <text:p>10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54463" calcext:value-type="float">
            <text:p>40954463</text:p>
          </table:table-cell>
          <table:table-cell table:style-name="ce1" office:value-type="string" calcext:value-type="string">
            <text:p>CHINA ROYAL</text:p>
          </table:table-cell>
          <table:table-cell table:style-name="ce1" office:value-type="string" calcext:value-type="string">
            <text:p>1377 65 Street, Brooklyn NY 11219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1" calcext:value-type="date">
            <text:p>10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61548" calcext:value-type="float">
            <text:p>41461548</text:p>
          </table:table-cell>
          <table:table-cell table:style-name="ce1" office:value-type="string" calcext:value-type="string">
            <text:p>VELVET ROPE LOUNGE</text:p>
          </table:table-cell>
          <table:table-cell table:style-name="ce1" office:value-type="string" calcext:value-type="string">
            <text:p>32123214 Coney Island Avenue, Brooklyn NY 11235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1" calcext:value-type="date">
            <text:p>10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39289" calcext:value-type="float">
            <text:p>41339289</text:p>
          </table:table-cell>
          <table:table-cell table:style-name="ce1" office:value-type="string" calcext:value-type="string">
            <text:p>THE GOOD FORK</text:p>
          </table:table-cell>
          <table:table-cell table:style-name="ce1" office:value-type="string" calcext:value-type="string">
            <text:p>391 Van Brunt Street, Brooklyn NY 1123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31" calcext:value-type="date">
            <text:p>12/3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619905" calcext:value-type="float">
            <text:p>40619905</text:p>
          </table:table-cell>
          <table:table-cell table:style-name="ce1" office:value-type="string" calcext:value-type="string">
            <text:p>DIZZY'S RESTAURANT</text:p>
          </table:table-cell>
          <table:table-cell table:style-name="ce1" office:value-type="string" calcext:value-type="string">
            <text:p>511 9 Street, Brooklyn NY 1121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30" calcext:value-type="date">
            <text:p>12/3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86145" calcext:value-type="float">
            <text:p>41486145</text:p>
          </table:table-cell>
          <table:table-cell table:style-name="ce1" office:value-type="string" calcext:value-type="string">
            <text:p>AMBER STEAK HOUSE</text:p>
          </table:table-cell>
          <table:table-cell table:style-name="ce1" office:value-type="string" calcext:value-type="string">
            <text:p>119 Nassau Avenue, Brooklyn NY 11222</text:p>
          </table:table-cell>
          <table:table-cell table:style-name="ce1" office:value-type="string" calcext:value-type="string">
            <text:p>Steak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9" calcext:value-type="date">
            <text:p>12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38047" calcext:value-type="float">
            <text:p>41638047</text:p>
          </table:table-cell>
          <table:table-cell table:style-name="ce1" office:value-type="string" calcext:value-type="string">
            <text:p>BESO RESTAURANT AND BAR</text:p>
          </table:table-cell>
          <table:table-cell table:style-name="ce1" office:value-type="string" calcext:value-type="string">
            <text:p>370 Lewis Avenue, Brooklyn NY 11233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9" calcext:value-type="date">
            <text:p>12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0745" calcext:value-type="float">
            <text:p>50050745</text:p>
          </table:table-cell>
          <table:table-cell table:style-name="ce1" office:value-type="string" calcext:value-type="string">
            <text:p>FAUN</text:p>
          </table:table-cell>
          <table:table-cell table:style-name="ce1" office:value-type="string" calcext:value-type="string">
            <text:p>606 Vanderbilt Ave, Brooklyn NY 11238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9" calcext:value-type="date">
            <text:p>12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53491" calcext:value-type="float">
            <text:p>41653491</text:p>
          </table:table-cell>
          <table:table-cell table:style-name="ce1" office:value-type="string" calcext:value-type="string">
            <text:p>THE HARP</text:p>
          </table:table-cell>
          <table:table-cell table:style-name="ce1" office:value-type="string" calcext:value-type="string">
            <text:p>7710 3 Avenue, Brooklyn NY 1120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8" calcext:value-type="date">
            <text:p>12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88078" calcext:value-type="float">
            <text:p>41688078</text:p>
          </table:table-cell>
          <table:table-cell table:style-name="ce1" office:value-type="string" calcext:value-type="string">
            <text:p>ROSAMUNDE SAUSAGE GRILL</text:p>
          </table:table-cell>
          <table:table-cell table:style-name="ce1" office:value-type="string" calcext:value-type="string">
            <text:p>285 Bedford Avenue, Brooklyn NY 1121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8" calcext:value-type="date">
            <text:p>12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1528" calcext:value-type="float">
            <text:p>50001528</text:p>
          </table:table-cell>
          <table:table-cell table:style-name="ce1" office:value-type="string" calcext:value-type="string">
            <text:p>FU EN RESTAURANT</text:p>
          </table:table-cell>
          <table:table-cell table:style-name="ce1" office:value-type="string" calcext:value-type="string">
            <text:p>104 Marcus Garvey Blvd, Brooklyn NY 11206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8" calcext:value-type="date">
            <text:p>12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1817" calcext:value-type="float">
            <text:p>50001817</text:p>
          </table:table-cell>
          <table:table-cell table:style-name="ce1" office:value-type="string" calcext:value-type="string">
            <text:p>NATHAN'S FAMOUS</text:p>
          </table:table-cell>
          <table:table-cell table:style-name="ce1" office:value-type="string" calcext:value-type="string">
            <text:p>650 86Th St, Brooklyn NY 11228</text:p>
          </table:table-cell>
          <table:table-cell table:style-name="ce1" office:value-type="string" calcext:value-type="string">
            <text:p>Hotdog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8" calcext:value-type="date">
            <text:p>12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4882" calcext:value-type="float">
            <text:p>50014882</text:p>
          </table:table-cell>
          <table:table-cell table:style-name="ce1" office:value-type="string" calcext:value-type="string">
            <text:p>The Big Whiskey</text:p>
          </table:table-cell>
          <table:table-cell table:style-name="ce1" office:value-type="string" calcext:value-type="string">
            <text:p>524 Grand St, Brooklyn NY 1121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8" calcext:value-type="date">
            <text:p>12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29719" calcext:value-type="float">
            <text:p>41529719</text:p>
          </table:table-cell>
          <table:table-cell table:style-name="ce1" office:value-type="string" calcext:value-type="string">
            <text:p>WING HUA II</text:p>
          </table:table-cell>
          <table:table-cell table:style-name="ce1" office:value-type="string" calcext:value-type="string">
            <text:p>223 Church Avenue, Brooklyn NY 11218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7" calcext:value-type="date">
            <text:p>12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82122" calcext:value-type="float">
            <text:p>41682122</text:p>
          </table:table-cell>
          <table:table-cell table:style-name="ce1" office:value-type="string" calcext:value-type="string">
            <text:p>NEW CHUANG HING</text:p>
          </table:table-cell>
          <table:table-cell table:style-name="ce1" office:value-type="string" calcext:value-type="string">
            <text:p>48 Hoyt Street, Brooklyn NY 11201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7" calcext:value-type="date">
            <text:p>12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99662" calcext:value-type="float">
            <text:p>41699662</text:p>
          </table:table-cell>
          <table:table-cell table:style-name="ce1" office:value-type="string" calcext:value-type="string">
            <text:p>5 STAR VILLAGE CAFE</text:p>
          </table:table-cell>
          <table:table-cell table:style-name="ce1" office:value-type="string" calcext:value-type="string">
            <text:p>1968 Coney Island Avenue, Brooklyn NY 11223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7" calcext:value-type="date">
            <text:p>12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4293" calcext:value-type="float">
            <text:p>50014293</text:p>
          </table:table-cell>
          <table:table-cell table:style-name="ce1" office:value-type="string" calcext:value-type="string">
            <text:p>EL PASO MEXICAN GRILL</text:p>
          </table:table-cell>
          <table:table-cell table:style-name="ce1" office:value-type="string" calcext:value-type="string">
            <text:p>387A Flatbush Ave, Brooklyn NY 11238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7" calcext:value-type="date">
            <text:p>12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510811" calcext:value-type="float">
            <text:p>40510811</text:p>
          </table:table-cell>
          <table:table-cell table:style-name="ce1" office:value-type="string" calcext:value-type="string">
            <text:p>DUNKIN' DONUTS/SUBWAY</text:p>
          </table:table-cell>
          <table:table-cell table:style-name="ce1" office:value-type="string" calcext:value-type="string">
            <text:p>552 3 Avenue, Brooklyn NY 11215</text:p>
          </table:table-cell>
          <table:table-cell table:style-name="ce1" office:value-type="string" calcext:value-type="string">
            <text:p>Donut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3" calcext:value-type="date">
            <text:p>12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47597" calcext:value-type="float">
            <text:p>41147597</text:p>
          </table:table-cell>
          <table:table-cell table:style-name="ce1" office:value-type="string" calcext:value-type="string">
            <text:p>EL NUEVO SABOR LATINO</text:p>
          </table:table-cell>
          <table:table-cell table:style-name="ce1" office:value-type="string" calcext:value-type="string">
            <text:p>620 4 Avenue, Brooklyn NY 11215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3" calcext:value-type="date">
            <text:p>12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37935" calcext:value-type="float">
            <text:p>41637935</text:p>
          </table:table-cell>
          <table:table-cell table:style-name="ce1" office:value-type="string" calcext:value-type="string">
            <text:p>TALDE</text:p>
          </table:table-cell>
          <table:table-cell table:style-name="ce1" office:value-type="string" calcext:value-type="string">
            <text:p>369 7 Avenue, Brooklyn NY 11215</text:p>
          </table:table-cell>
          <table:table-cell table:style-name="ce1" office:value-type="string" calcext:value-type="string">
            <text:p>As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3" calcext:value-type="date">
            <text:p>12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02714" calcext:value-type="float">
            <text:p>41302714</text:p>
          </table:table-cell>
          <table:table-cell table:style-name="ce1" office:value-type="string" calcext:value-type="string">
            <text:p>NEALTICAN DELI ANTOJITOS MEXICANOS</text:p>
          </table:table-cell>
          <table:table-cell table:style-name="ce1" office:value-type="string" calcext:value-type="string">
            <text:p>1225 Flushing Avenue, Brooklyn NY 11237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62163" calcext:value-type="float">
            <text:p>41662163</text:p>
          </table:table-cell>
          <table:table-cell table:style-name="ce1" office:value-type="string" calcext:value-type="string">
            <text:p>WOLF &amp; LAMB</text:p>
          </table:table-cell>
          <table:table-cell table:style-name="ce1" office:value-type="string" calcext:value-type="string">
            <text:p>1635 Coney Island Avenue, Brooklyn NY 11230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1580" calcext:value-type="float">
            <text:p>50041580</text:p>
          </table:table-cell>
          <table:table-cell table:style-name="ce1" office:value-type="string" calcext:value-type="string">
            <text:p>BARREL &amp; FARE</text:p>
          </table:table-cell>
          <table:table-cell table:style-name="ce1" office:value-type="string" calcext:value-type="string">
            <text:p>494 4Th Ave, Brooklyn NY 1121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334" calcext:value-type="float">
            <text:p>50046334</text:p>
          </table:table-cell>
          <table:table-cell table:style-name="ce1" office:value-type="string" calcext:value-type="string">
            <text:p>KEZI 88</text:p>
          </table:table-cell>
          <table:table-cell table:style-name="ce1" office:value-type="string" calcext:value-type="string">
            <text:p>316 Kings Hwy, Brooklyn NY 11223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757375" calcext:value-type="float">
            <text:p>40757375</text:p>
          </table:table-cell>
          <table:table-cell table:style-name="ce1" office:value-type="string" calcext:value-type="string">
            <text:p>BAHIA RESTAURANT &amp; CAFE</text:p>
          </table:table-cell>
          <table:table-cell table:style-name="ce1" office:value-type="string" calcext:value-type="string">
            <text:p>690 Grand Street, Brooklyn NY 11211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1" calcext:value-type="date">
            <text:p>12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826271" calcext:value-type="float">
            <text:p>40826271</text:p>
          </table:table-cell>
          <table:table-cell table:style-name="ce1" office:value-type="string" calcext:value-type="string">
            <text:p>FRONT STREET PIZZA</text:p>
          </table:table-cell>
          <table:table-cell table:style-name="ce1" office:value-type="string" calcext:value-type="string">
            <text:p>80 Front Street, Brooklyn NY 11201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1" calcext:value-type="date">
            <text:p>12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47318" calcext:value-type="float">
            <text:p>41147318</text:p>
          </table:table-cell>
          <table:table-cell table:style-name="ce1" office:value-type="string" calcext:value-type="string">
            <text:p>FEENEY'S PUB</text:p>
          </table:table-cell>
          <table:table-cell table:style-name="ce1" office:value-type="string" calcext:value-type="string">
            <text:p>6201 5 Avenue, Brooklyn NY 11220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1" calcext:value-type="date">
            <text:p>12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5102" calcext:value-type="float">
            <text:p>50015102</text:p>
          </table:table-cell>
          <table:table-cell table:style-name="ce1" office:value-type="string" calcext:value-type="string">
            <text:p>ENZO'S PIZZERIA</text:p>
          </table:table-cell>
          <table:table-cell table:style-name="ce1" office:value-type="string" calcext:value-type="string">
            <text:p>1623 Oriental Blvd, Brooklyn NY 11235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1" calcext:value-type="date">
            <text:p>12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4563" calcext:value-type="float">
            <text:p>50004563</text:p>
          </table:table-cell>
          <table:table-cell table:style-name="ce1" office:value-type="string" calcext:value-type="string">
            <text:p>KANAN INDIAN RESTAURANT</text:p>
          </table:table-cell>
          <table:table-cell table:style-name="ce1" office:value-type="string" calcext:value-type="string">
            <text:p>452 3Rd Ave, Brooklyn NY 11215</text:p>
          </table:table-cell>
          <table:table-cell table:style-name="ce1" office:value-type="string" calcext:value-type="string">
            <text:p>Ind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0" calcext:value-type="date">
            <text:p>12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2820" calcext:value-type="float">
            <text:p>50032820</text:p>
          </table:table-cell>
          <table:table-cell table:style-name="ce1" office:value-type="string" calcext:value-type="string">
            <text:p>HOLIDAY INN EXPRESS</text:p>
          </table:table-cell>
          <table:table-cell table:style-name="ce1" office:value-type="string" calcext:value-type="string">
            <text:p>625 Union St, Brooklyn NY 11215</text:p>
          </table:table-cell>
          <table:table-cell table:style-name="ce1" office:value-type="string" calcext:value-type="string">
            <text:p>Continental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0" calcext:value-type="date">
            <text:p>12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70873" calcext:value-type="float">
            <text:p>41470873</text:p>
          </table:table-cell>
          <table:table-cell table:style-name="ce1" office:value-type="string" calcext:value-type="string">
            <text:p>SOMETHING GREEK</text:p>
          </table:table-cell>
          <table:table-cell table:style-name="ce1" office:value-type="string" calcext:value-type="string">
            <text:p>7616 3 Avenue, Brooklyn NY 11209</text:p>
          </table:table-cell>
          <table:table-cell table:style-name="ce1" office:value-type="string" calcext:value-type="string">
            <text:p>Greek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9" calcext:value-type="date">
            <text:p>12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71036" calcext:value-type="float">
            <text:p>41571036</text:p>
          </table:table-cell>
          <table:table-cell table:style-name="ce1" office:value-type="string" calcext:value-type="string">
            <text:p>LOS COMPADRES RESTAURANT</text:p>
          </table:table-cell>
          <table:table-cell table:style-name="ce1" office:value-type="string" calcext:value-type="string">
            <text:p>5502 3 Avenue, Brooklyn NY 11220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9" calcext:value-type="date">
            <text:p>12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08836" calcext:value-type="float">
            <text:p>41608836</text:p>
          </table:table-cell>
          <table:table-cell table:style-name="ce1" office:value-type="string" calcext:value-type="string">
            <text:p>PONTE VECCHIO</text:p>
          </table:table-cell>
          <table:table-cell table:style-name="ce1" office:value-type="string" calcext:value-type="string">
            <text:p>8810 4 Avenue, Brooklyn NY 11209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9" calcext:value-type="date">
            <text:p>12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9413" calcext:value-type="float">
            <text:p>50009413</text:p>
          </table:table-cell>
          <table:table-cell table:style-name="ce1" office:value-type="string" calcext:value-type="string">
            <text:p>KING WOK TACO GRILL.</text:p>
          </table:table-cell>
          <table:table-cell table:style-name="ce1" office:value-type="string" calcext:value-type="string">
            <text:p>1250 Nostrand Ave, Brooklyn NY 11225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9" calcext:value-type="date">
            <text:p>12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9234" calcext:value-type="float">
            <text:p>50019234</text:p>
          </table:table-cell>
          <table:table-cell table:style-name="ce1" office:value-type="string" calcext:value-type="string">
            <text:p>CHINA WOK RESTAURANT</text:p>
          </table:table-cell>
          <table:table-cell table:style-name="ce1" office:value-type="string" calcext:value-type="string">
            <text:p>869 Nostrand Ave, Brooklyn NY 11225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9" calcext:value-type="date">
            <text:p>12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3347" calcext:value-type="float">
            <text:p>50033347</text:p>
          </table:table-cell>
          <table:table-cell table:style-name="ce1" office:value-type="string" calcext:value-type="string">
            <text:p>NEW HARDEE</text:p>
          </table:table-cell>
          <table:table-cell table:style-name="ce1" office:value-type="string" calcext:value-type="string">
            <text:p>854 Franklin Ave, Brooklyn NY 11225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9" calcext:value-type="date">
            <text:p>12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7065" calcext:value-type="float">
            <text:p>50037065</text:p>
          </table:table-cell>
          <table:table-cell table:style-name="ce1" office:value-type="string" calcext:value-type="string">
            <text:p>SHANFA BAKERY</text:p>
          </table:table-cell>
          <table:table-cell table:style-name="ce1" office:value-type="string" calcext:value-type="string">
            <text:p>6221 Fort Hamilton Pkwy, Brooklyn NY 11219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9" calcext:value-type="date">
            <text:p>12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5185" calcext:value-type="float">
            <text:p>50015185</text:p>
          </table:table-cell>
          <table:table-cell table:style-name="ce1" office:value-type="string" calcext:value-type="string">
            <text:p>MARCY &amp; MYRTLE COFFEE BAR</text:p>
          </table:table-cell>
          <table:table-cell table:style-name="ce1" office:value-type="string" calcext:value-type="string">
            <text:p>574 Marcy Ave, Brooklyn NY 11206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6" calcext:value-type="date">
            <text:p>12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48060" calcext:value-type="float">
            <text:p>41348060</text:p>
          </table:table-cell>
          <table:table-cell table:style-name="ce1" office:value-type="string" calcext:value-type="string">
            <text:p>RUSS PIZZA</text:p>
          </table:table-cell>
          <table:table-cell table:style-name="ce1" office:value-type="string" calcext:value-type="string">
            <text:p>745 Manhattan Avenue, Brooklyn NY 11222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74876" calcext:value-type="float">
            <text:p>41374876</text:p>
          </table:table-cell>
          <table:table-cell table:style-name="ce1" office:value-type="string" calcext:value-type="string">
            <text:p>CEMI CAFE</text:p>
          </table:table-cell>
          <table:table-cell table:style-name="ce1" office:value-type="string" calcext:value-type="string">
            <text:p>61 Church Avenue, Brooklyn NY 11218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05968" calcext:value-type="float">
            <text:p>41705968</text:p>
          </table:table-cell>
          <table:table-cell table:style-name="ce1" office:value-type="string" calcext:value-type="string">
            <text:p>CAFE GALLERY</text:p>
          </table:table-cell>
          <table:table-cell table:style-name="ce1" office:value-type="string" calcext:value-type="string">
            <text:p>2801 Coney Island Avenue, Brooklyn NY 11235</text:p>
          </table:table-cell>
          <table:table-cell table:style-name="ce1" office:value-type="string" calcext:value-type="string">
            <text:p>Mediterrane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08957" calcext:value-type="float">
            <text:p>41108957</text:p>
          </table:table-cell>
          <table:table-cell table:style-name="ce1" office:value-type="string" calcext:value-type="string">
            <text:p>NEW MEXICO PLACE</text:p>
          </table:table-cell>
          <table:table-cell table:style-name="ce1" office:value-type="string" calcext:value-type="string">
            <text:p>189 Graham Avenue, Brooklyn NY 11206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237" calcext:value-type="float">
            <text:p>50018237</text:p>
          </table:table-cell>
          <table:table-cell table:style-name="ce1" office:value-type="string" calcext:value-type="string">
            <text:p>EXPRESS FULTON FRIED CHICKEN &amp; PIZZA</text:p>
          </table:table-cell>
          <table:table-cell table:style-name="ce1" office:value-type="string" calcext:value-type="string">
            <text:p>547 Fulton St, Brooklyn NY 11201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13515" calcext:value-type="float">
            <text:p>41113515</text:p>
          </table:table-cell>
          <table:table-cell table:style-name="ce1" office:value-type="string" calcext:value-type="string">
            <text:p>FORTUNATA'S II</text:p>
          </table:table-cell>
          <table:table-cell table:style-name="ce1" office:value-type="string" calcext:value-type="string">
            <text:p>305 Knickerbocker Avenue, Brooklyn NY 11237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63092" calcext:value-type="float">
            <text:p>41363092</text:p>
          </table:table-cell>
          <table:table-cell table:style-name="ce1" office:value-type="string" calcext:value-type="string">
            <text:p>THE GIBSON</text:p>
          </table:table-cell>
          <table:table-cell table:style-name="ce1" office:value-type="string" calcext:value-type="string">
            <text:p>108 Bedford Avenue, Brooklyn NY 1124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88055" calcext:value-type="float">
            <text:p>41488055</text:p>
          </table:table-cell>
          <table:table-cell table:style-name="ce1" office:value-type="string" calcext:value-type="string">
            <text:p>GUACUCO</text:p>
          </table:table-cell>
          <table:table-cell table:style-name="ce1" office:value-type="string" calcext:value-type="string">
            <text:p>44 Irving Avenue, Brooklyn NY 11237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34110" calcext:value-type="float">
            <text:p>41534110</text:p>
          </table:table-cell>
          <table:table-cell table:style-name="ce1" office:value-type="string" calcext:value-type="string">
            <text:p>CHANG HONG</text:p>
          </table:table-cell>
          <table:table-cell table:style-name="ce1" office:value-type="string" calcext:value-type="string">
            <text:p>409 Irving Avenue, Brooklyn NY 11237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05491" calcext:value-type="float">
            <text:p>41705491</text:p>
          </table:table-cell>
          <table:table-cell table:style-name="ce1" office:value-type="string" calcext:value-type="string">
            <text:p>SABOR TORIBIO RESTAURANT</text:p>
          </table:table-cell>
          <table:table-cell table:style-name="ce1" office:value-type="string" calcext:value-type="string">
            <text:p>446 Wilson Avenue, Brooklyn NY 11221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0343" calcext:value-type="float">
            <text:p>50000343</text:p>
          </table:table-cell>
          <table:table-cell table:style-name="ce1" office:value-type="string" calcext:value-type="string">
            <text:p>SING HUA KITCHEN</text:p>
          </table:table-cell>
          <table:table-cell table:style-name="ce1" office:value-type="string" calcext:value-type="string">
            <text:p>1842 Flatbush Avenue, Brooklyn NY 1121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0964" calcext:value-type="float">
            <text:p>50000964</text:p>
          </table:table-cell>
          <table:table-cell table:style-name="ce1" office:value-type="string" calcext:value-type="string">
            <text:p>AP CAFE</text:p>
          </table:table-cell>
          <table:table-cell table:style-name="ce1" office:value-type="string" calcext:value-type="string">
            <text:p>420 Troutman Street, Brooklyn NY 11237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16368" calcext:value-type="float">
            <text:p>41116368</text:p>
          </table:table-cell>
          <table:table-cell table:style-name="ce1" office:value-type="string" calcext:value-type="string">
            <text:p>CROWN HEIGHTS BUNCH-O-BAGELS AND MORE</text:p>
          </table:table-cell>
          <table:table-cell table:style-name="ce1" office:value-type="string" calcext:value-type="string">
            <text:p>361 Troy Avenue, Brooklyn NY 11213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2" calcext:value-type="date">
            <text:p>12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4138" calcext:value-type="float">
            <text:p>50054138</text:p>
          </table:table-cell>
          <table:table-cell table:style-name="ce1" office:value-type="string" calcext:value-type="string">
            <text:p>Lou De Fong Snack</text:p>
          </table:table-cell>
          <table:table-cell table:style-name="ce1" office:value-type="string" calcext:value-type="string">
            <text:p>773 51St St, Brooklyn NY 1122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2" calcext:value-type="date">
            <text:p>12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4222" calcext:value-type="float">
            <text:p>50054222</text:p>
          </table:table-cell>
          <table:table-cell table:style-name="ce1" office:value-type="string" calcext:value-type="string">
            <text:p>CHEZ OSKAR</text:p>
          </table:table-cell>
          <table:table-cell table:style-name="ce1" office:value-type="string" calcext:value-type="string">
            <text:p>373 Decatur St, Brooklyn NY 11233</text:p>
          </table:table-cell>
          <table:table-cell table:style-name="ce1" office:value-type="string" calcext:value-type="string">
            <text:p>Fren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2" calcext:value-type="date">
            <text:p>12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24567" calcext:value-type="float">
            <text:p>41524567</text:p>
          </table:table-cell>
          <table:table-cell table:style-name="ce1" office:value-type="string" calcext:value-type="string">
            <text:p>SWEETNESS</text:p>
          </table:table-cell>
          <table:table-cell table:style-name="ce1" office:value-type="string" calcext:value-type="string">
            <text:p>1150 Coney Island Avenue, Brooklyn NY 11230</text:p>
          </table:table-cell>
          <table:table-cell table:style-name="ce1" office:value-type="string" calcext:value-type="string">
            <text:p>Pakistani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0" calcext:value-type="date">
            <text:p>12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96433" calcext:value-type="float">
            <text:p>40396433</text:p>
          </table:table-cell>
          <table:table-cell table:style-name="ce1" office:value-type="string" calcext:value-type="string">
            <text:p>CHRISTINA'S RESTAURANT</text:p>
          </table:table-cell>
          <table:table-cell table:style-name="ce1" office:value-type="string" calcext:value-type="string">
            <text:p>853 Manhattan Avenue, Brooklyn NY 11222</text:p>
          </table:table-cell>
          <table:table-cell table:style-name="ce1" office:value-type="string" calcext:value-type="string">
            <text:p>Polis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9" calcext:value-type="date">
            <text:p>12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080675" calcext:value-type="float">
            <text:p>41080675</text:p>
          </table:table-cell>
          <table:table-cell table:style-name="ce1" office:value-type="string" calcext:value-type="string">
            <text:p>KASIA'S RESTAURANT</text:p>
          </table:table-cell>
          <table:table-cell table:style-name="ce1" office:value-type="string" calcext:value-type="string">
            <text:p>146 Bedford Avenue, Brooklyn NY 11249</text:p>
          </table:table-cell>
          <table:table-cell table:style-name="ce1" office:value-type="string" calcext:value-type="string">
            <text:p>Polis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9" calcext:value-type="date">
            <text:p>12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12180" calcext:value-type="float">
            <text:p>41612180</text:p>
          </table:table-cell>
          <table:table-cell table:style-name="ce1" office:value-type="string" calcext:value-type="string">
            <text:p>WOODLAND</text:p>
          </table:table-cell>
          <table:table-cell table:style-name="ce1" office:value-type="string" calcext:value-type="string">
            <text:p>242 Flatbush Avenue, Brooklyn NY 1121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09" calcext:value-type="date">
            <text:p>12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428" calcext:value-type="float">
            <text:p>50056428</text:p>
          </table:table-cell>
          <table:table-cell table:style-name="ce1" office:value-type="string" calcext:value-type="string">
            <text:p>WENDY'S</text:p>
          </table:table-cell>
          <table:table-cell table:style-name="ce1" office:value-type="string" calcext:value-type="string">
            <text:p>9001 Ditmas Ave, Brooklyn NY 11236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9" calcext:value-type="date">
            <text:p>12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052939" calcext:value-type="float">
            <text:p>41052939</text:p>
          </table:table-cell>
          <table:table-cell table:style-name="ce1" office:value-type="string" calcext:value-type="string">
            <text:p>BROTHERS PIZZA RESTAURANT</text:p>
          </table:table-cell>
          <table:table-cell table:style-name="ce1" office:value-type="string" calcext:value-type="string">
            <text:p>647 4 Avenue, Brooklyn NY 11232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88951" calcext:value-type="float">
            <text:p>41688951</text:p>
          </table:table-cell>
          <table:table-cell table:style-name="ce1" office:value-type="string" calcext:value-type="string">
            <text:p>LOBO LOCO</text:p>
          </table:table-cell>
          <table:table-cell table:style-name="ce1" office:value-type="string" calcext:value-type="string">
            <text:p>8530 3 Avenue, Brooklyn NY 11209</text:p>
          </table:table-cell>
          <table:table-cell table:style-name="ce1" office:value-type="string" calcext:value-type="string">
            <text:p>Tex-Mex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12067" calcext:value-type="float">
            <text:p>41712067</text:p>
          </table:table-cell>
          <table:table-cell table:style-name="ce1" office:value-type="string" calcext:value-type="string">
            <text:p>SEASON RESTAURANT</text:p>
          </table:table-cell>
          <table:table-cell table:style-name="ce1" office:value-type="string" calcext:value-type="string">
            <text:p>1321 Avenue U, Brooklyn NY 11229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5416" calcext:value-type="float">
            <text:p>50005416</text:p>
          </table:table-cell>
          <table:table-cell table:style-name="ce1" office:value-type="string" calcext:value-type="string">
            <text:p>TORTILLAS KING</text:p>
          </table:table-cell>
          <table:table-cell table:style-name="ce1" office:value-type="string" calcext:value-type="string">
            <text:p>7103 18Th Ave, Brooklyn NY 11204</text:p>
          </table:table-cell>
          <table:table-cell table:style-name="ce1" office:value-type="string" calcext:value-type="string">
            <text:p>Tex-Mex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0007" calcext:value-type="float">
            <text:p>50010007</text:p>
          </table:table-cell>
          <table:table-cell table:style-name="ce1" office:value-type="string" calcext:value-type="string">
            <text:p>LA GRAN NAGUA BAKERY</text:p>
          </table:table-cell>
          <table:table-cell table:style-name="ce1" office:value-type="string" calcext:value-type="string">
            <text:p>2942 Fulton St, Brooklyn NY 11207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741" calcext:value-type="float">
            <text:p>50051741</text:p>
          </table:table-cell>
          <table:table-cell table:style-name="ce1" office:value-type="string" calcext:value-type="string">
            <text:p>HAAB</text:p>
          </table:table-cell>
          <table:table-cell table:style-name="ce1" office:value-type="string" calcext:value-type="string">
            <text:p>396 6Th Ave, Brooklyn NY 11215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896" calcext:value-type="float">
            <text:p>50051896</text:p>
          </table:table-cell>
          <table:table-cell table:style-name="ce1" office:value-type="string" calcext:value-type="string">
            <text:p>REGULAR VISITORS</text:p>
          </table:table-cell>
          <table:table-cell table:style-name="ce1" office:value-type="string" calcext:value-type="string">
            <text:p>149 Smith St, Brooklyn NY 11201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30956" calcext:value-type="float">
            <text:p>41430956</text:p>
          </table:table-cell>
          <table:table-cell table:style-name="ce1" office:value-type="string" calcext:value-type="string">
            <text:p>TJ'S TASTY CORNER</text:p>
          </table:table-cell>
          <table:table-cell table:style-name="ce1" office:value-type="string" calcext:value-type="string">
            <text:p>2225 Tilden Avenue, Brooklyn NY 11226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7" calcext:value-type="date">
            <text:p>12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99332" calcext:value-type="float">
            <text:p>41699332</text:p>
          </table:table-cell>
          <table:table-cell table:style-name="ce1" office:value-type="string" calcext:value-type="string">
            <text:p>BELLA PIZZA</text:p>
          </table:table-cell>
          <table:table-cell table:style-name="ce1" office:value-type="string" calcext:value-type="string">
            <text:p>1604 Avenue H, Brooklyn NY 11230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7" calcext:value-type="date">
            <text:p>12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0703" calcext:value-type="float">
            <text:p>50040703</text:p>
          </table:table-cell>
          <table:table-cell table:style-name="ce1" office:value-type="string" calcext:value-type="string">
            <text:p>BEBE FRITAY</text:p>
          </table:table-cell>
          <table:table-cell table:style-name="ce1" office:value-type="string" calcext:value-type="string">
            <text:p>826 Rogers Ave, Brooklyn NY 11226</text:p>
          </table:table-cell>
          <table:table-cell table:style-name="ce1" office:value-type="string" calcext:value-type="string">
            <text:p>Creo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7" calcext:value-type="date">
            <text:p>12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80756" calcext:value-type="float">
            <text:p>41580756</text:p>
          </table:table-cell>
          <table:table-cell table:style-name="ce1" office:value-type="string" calcext:value-type="string">
            <text:p>ROTI ON THE RUN</text:p>
          </table:table-cell>
          <table:table-cell table:style-name="ce1" office:value-type="string" calcext:value-type="string">
            <text:p>189 Norwood Avenue, Brooklyn NY 11208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7447" calcext:value-type="float">
            <text:p>50007447</text:p>
          </table:table-cell>
          <table:table-cell table:style-name="ce1" office:value-type="string" calcext:value-type="string">
            <text:p>RED WHITE &amp; BREW</text:p>
          </table:table-cell>
          <table:table-cell table:style-name="ce1" office:value-type="string" calcext:value-type="string">
            <text:p>8910 5Th Ave, Brooklyn NY 1120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7659" calcext:value-type="float">
            <text:p>50037659</text:p>
          </table:table-cell>
          <table:table-cell table:style-name="ce1" office:value-type="string" calcext:value-type="string">
            <text:p>XSTASY BAR &amp; LOUNGE</text:p>
          </table:table-cell>
          <table:table-cell table:style-name="ce1" office:value-type="string" calcext:value-type="string">
            <text:p>758 5Th Ave, Brooklyn NY 11232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5623" calcext:value-type="float">
            <text:p>50045623</text:p>
          </table:table-cell>
          <table:table-cell table:style-name="ce1" office:value-type="string" calcext:value-type="string">
            <text:p>LUCKY STAR</text:p>
          </table:table-cell>
          <table:table-cell table:style-name="ce1" office:value-type="string" calcext:value-type="string">
            <text:p>2149 Knapp St, Brooklyn NY 11229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109" calcext:value-type="float">
            <text:p>50053109</text:p>
          </table:table-cell>
          <table:table-cell table:style-name="ce1" office:value-type="string" calcext:value-type="string">
            <text:p>BORNHOLM</text:p>
          </table:table-cell>
          <table:table-cell table:style-name="ce1" office:value-type="string" calcext:value-type="string">
            <text:p>138 Smith St, Brooklyn NY 11201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5459" calcext:value-type="float">
            <text:p>50055459</text:p>
          </table:table-cell>
          <table:table-cell table:style-name="ce1" office:value-type="string" calcext:value-type="string">
            <text:p>GINGER VEGETARIAN</text:p>
          </table:table-cell>
          <table:table-cell table:style-name="ce1" office:value-type="string" calcext:value-type="string">
            <text:p>310 Ditmas Ave, Brooklyn NY 11218</text:p>
          </table:table-cell>
          <table:table-cell table:style-name="ce1" office:value-type="string" calcext:value-type="string">
            <text:p>As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5953" calcext:value-type="float">
            <text:p>50055953</text:p>
          </table:table-cell>
          <table:table-cell table:style-name="ce1" office:value-type="string" calcext:value-type="string">
            <text:p>A HOME</text:p>
          </table:table-cell>
          <table:table-cell table:style-name="ce1" office:value-type="string" calcext:value-type="string">
            <text:p>6329 Avenue N, Brooklyn NY 1123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742996" calcext:value-type="float">
            <text:p>40742996</text:p>
          </table:table-cell>
          <table:table-cell table:style-name="ce1" office:value-type="string" calcext:value-type="string">
            <text:p>DOMINO'S</text:p>
          </table:table-cell>
          <table:table-cell table:style-name="ce1" office:value-type="string" calcext:value-type="string">
            <text:p>1758 Pitkin Avenue, Brooklyn NY 11212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5" calcext:value-type="date">
            <text:p>12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1238" calcext:value-type="float">
            <text:p>50011238</text:p>
          </table:table-cell>
          <table:table-cell table:style-name="ce1" office:value-type="string" calcext:value-type="string">
            <text:p>WAN ZHONG WANG</text:p>
          </table:table-cell>
          <table:table-cell table:style-name="ce1" office:value-type="string" calcext:value-type="string">
            <text:p>773 60Th St, Brooklyn NY 1122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5" calcext:value-type="date">
            <text:p>12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9550" calcext:value-type="float">
            <text:p>50039550</text:p>
          </table:table-cell>
          <table:table-cell table:style-name="ce1" office:value-type="string" calcext:value-type="string">
            <text:p>SWEET CAFE</text:p>
          </table:table-cell>
          <table:table-cell table:style-name="ce1" office:value-type="string" calcext:value-type="string">
            <text:p>5910 8Th Ave, Brooklyn NY 1122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5" calcext:value-type="date">
            <text:p>12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3396" calcext:value-type="float">
            <text:p>50043396</text:p>
          </table:table-cell>
          <table:table-cell table:style-name="ce1" office:value-type="string" calcext:value-type="string">
            <text:p>CHINA MOON</text:p>
          </table:table-cell>
          <table:table-cell table:style-name="ce1" office:value-type="string" calcext:value-type="string">
            <text:p>1068 Rutland Rd, Brooklyn NY 11212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5" calcext:value-type="date">
            <text:p>12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7012" calcext:value-type="float">
            <text:p>50057012</text:p>
          </table:table-cell>
          <table:table-cell table:style-name="ce1" office:value-type="string" calcext:value-type="string">
            <text:p>WIN HING</text:p>
          </table:table-cell>
          <table:table-cell table:style-name="ce1" office:value-type="string" calcext:value-type="string">
            <text:p>9816 4Th Ave, Brooklyn NY 11209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5" calcext:value-type="date">
            <text:p>12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05850" calcext:value-type="float">
            <text:p>41705850</text:p>
          </table:table-cell>
          <table:table-cell table:style-name="ce1" office:value-type="string" calcext:value-type="string">
            <text:p>LIVE FAST FOOD</text:p>
          </table:table-cell>
          <table:table-cell table:style-name="ce1" office:value-type="string" calcext:value-type="string">
            <text:p>690 Utica Avenue, Brooklyn NY 11203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3" calcext:value-type="date">
            <text:p>12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212" calcext:value-type="float">
            <text:p>50056212</text:p>
          </table:table-cell>
          <table:table-cell table:style-name="ce1" office:value-type="string" calcext:value-type="string">
            <text:p>VIA ROMA</text:p>
          </table:table-cell>
          <table:table-cell table:style-name="ce1" office:value-type="string" calcext:value-type="string">
            <text:p>445 Court St, Brooklyn NY 11231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2" calcext:value-type="date">
            <text:p>12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98438" calcext:value-type="float">
            <text:p>41298438</text:p>
          </table:table-cell>
          <table:table-cell table:style-name="ce1" office:value-type="string" calcext:value-type="string">
            <text:p>CAFFE E VINO</text:p>
          </table:table-cell>
          <table:table-cell table:style-name="ce1" office:value-type="string" calcext:value-type="string">
            <text:p>112 Dekalb Avenue, Brooklyn NY 11201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53151" calcext:value-type="float">
            <text:p>41453151</text:p>
          </table:table-cell>
          <table:table-cell table:style-name="ce1" office:value-type="string" calcext:value-type="string">
            <text:p>SUPER 403 CHINESE RESTAURANT</text:p>
          </table:table-cell>
          <table:table-cell table:style-name="ce1" office:value-type="string" calcext:value-type="string">
            <text:p>403 Church Avenue, Brooklyn NY 11218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05937" calcext:value-type="float">
            <text:p>41705937</text:p>
          </table:table-cell>
          <table:table-cell table:style-name="ce1" office:value-type="string" calcext:value-type="string">
            <text:p>EAGLE TRADING CO</text:p>
          </table:table-cell>
          <table:table-cell table:style-name="ce1" office:value-type="string" calcext:value-type="string">
            <text:p>258 Franklin Street, Brooklyn NY 11222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6796" calcext:value-type="float">
            <text:p>50006796</text:p>
          </table:table-cell>
          <table:table-cell table:style-name="ce1" office:value-type="string" calcext:value-type="string">
            <text:p>LA PARADA II RESTAURANT</text:p>
          </table:table-cell>
          <table:table-cell table:style-name="ce1" office:value-type="string" calcext:value-type="string">
            <text:p>5911 4Th Ave, Brooklyn NY 11220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7222" calcext:value-type="float">
            <text:p>50057222</text:p>
          </table:table-cell>
          <table:table-cell table:style-name="ce1" office:value-type="string" calcext:value-type="string">
            <text:p>NEW HARDEE</text:p>
          </table:table-cell>
          <table:table-cell table:style-name="ce1" office:value-type="string" calcext:value-type="string">
            <text:p>835 Dekalb Ave, Brooklyn NY 11221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38056" calcext:value-type="float">
            <text:p>41138056</text:p>
          </table:table-cell>
          <table:table-cell table:style-name="ce1" office:value-type="string" calcext:value-type="string">
            <text:p>MEAL MART</text:p>
          </table:table-cell>
          <table:table-cell table:style-name="ce1" office:value-type="string" calcext:value-type="string">
            <text:p>4621 13 Avenue, Brooklyn NY 11219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30" calcext:value-type="date">
            <text:p>11/3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53598" calcext:value-type="float">
            <text:p>41353598</text:p>
          </table:table-cell>
          <table:table-cell table:style-name="ce1" office:value-type="string" calcext:value-type="string">
            <text:p>NIO'S WEST INDIAN RESTAURANT &amp; BAKERY</text:p>
          </table:table-cell>
          <table:table-cell table:style-name="ce1" office:value-type="string" calcext:value-type="string">
            <text:p>2702 Church Avenue, Brooklyn NY 11226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30" calcext:value-type="date">
            <text:p>11/3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895911" calcext:value-type="float">
            <text:p>40895911</text:p>
          </table:table-cell>
          <table:table-cell table:style-name="ce1" office:value-type="string" calcext:value-type="string">
            <text:p>RAMONITA'S RESTAURANT</text:p>
          </table:table-cell>
          <table:table-cell table:style-name="ce1" office:value-type="string" calcext:value-type="string">
            <text:p>110 Moore Street, Brooklyn NY 11206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9" calcext:value-type="date">
            <text:p>11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72128" calcext:value-type="float">
            <text:p>41672128</text:p>
          </table:table-cell>
          <table:table-cell table:style-name="ce1" office:value-type="string" calcext:value-type="string">
            <text:p>STARBUCKS</text:p>
          </table:table-cell>
          <table:table-cell table:style-name="ce1" office:value-type="string" calcext:value-type="string">
            <text:p>348 Fulton Street, Brooklyn NY 11201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9" calcext:value-type="date">
            <text:p>11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4620" calcext:value-type="float">
            <text:p>50004620</text:p>
          </table:table-cell>
          <table:table-cell table:style-name="ce1" office:value-type="string" calcext:value-type="string">
            <text:p>SAKETUMI</text:p>
          </table:table-cell>
          <table:table-cell table:style-name="ce1" office:value-type="string" calcext:value-type="string">
            <text:p>118 Montague St, Brooklyn NY 11201</text:p>
          </table:table-cell>
          <table:table-cell table:style-name="ce1" office:value-type="string" calcext:value-type="string">
            <text:p>As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9" calcext:value-type="date">
            <text:p>11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6031" calcext:value-type="float">
            <text:p>50016031</text:p>
          </table:table-cell>
          <table:table-cell table:style-name="ce1" office:value-type="string" calcext:value-type="string">
            <text:p>ARROGANT SWINE</text:p>
          </table:table-cell>
          <table:table-cell table:style-name="ce1" office:value-type="string" calcext:value-type="string">
            <text:p>173 Morgan Ave, Brooklyn NY 11237</text:p>
          </table:table-cell>
          <table:table-cell table:style-name="ce1" office:value-type="string" calcext:value-type="string">
            <text:p>Barbecu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9" calcext:value-type="date">
            <text:p>11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88386" calcext:value-type="float">
            <text:p>40388386</text:p>
          </table:table-cell>
          <table:table-cell table:style-name="ce1" office:value-type="string" calcext:value-type="string">
            <text:p>LEE'S VILLA CHINESE RESTAURANT</text:p>
          </table:table-cell>
          <table:table-cell table:style-name="ce1" office:value-type="string" calcext:value-type="string">
            <text:p>152 Lawrence Street, Brooklyn NY 11201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8" calcext:value-type="date">
            <text:p>11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2123" calcext:value-type="float">
            <text:p>50002123</text:p>
          </table:table-cell>
          <table:table-cell table:style-name="ce1" office:value-type="string" calcext:value-type="string">
            <text:p>NINJA BUBBLE TEA</text:p>
          </table:table-cell>
          <table:table-cell table:style-name="ce1" office:value-type="string" calcext:value-type="string">
            <text:p>220 36Th Street, Brooklyn NY 11232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8" calcext:value-type="date">
            <text:p>11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15704" calcext:value-type="float">
            <text:p>41415704</text:p>
          </table:table-cell>
          <table:table-cell table:style-name="ce1" office:value-type="string" calcext:value-type="string">
            <text:p>GOOD FRIENDS CHINESE RESTAURANT</text:p>
          </table:table-cell>
          <table:table-cell table:style-name="ce1" office:value-type="string" calcext:value-type="string">
            <text:p>1376 Nostrand Avenue, Brooklyn NY 11226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5" calcext:value-type="date">
            <text:p>11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06076" calcext:value-type="float">
            <text:p>41706076</text:p>
          </table:table-cell>
          <table:table-cell table:style-name="ce1" office:value-type="string" calcext:value-type="string">
            <text:p>LITTLE CAESARS</text:p>
          </table:table-cell>
          <table:table-cell table:style-name="ce1" office:value-type="string" calcext:value-type="string">
            <text:p>1482 Flatbush Avenue, Brooklyn NY 11210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5" calcext:value-type="date">
            <text:p>11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7676" calcext:value-type="float">
            <text:p>50007676</text:p>
          </table:table-cell>
          <table:table-cell table:style-name="ce1" office:value-type="string" calcext:value-type="string">
            <text:p>KRUPA GROCERY</text:p>
          </table:table-cell>
          <table:table-cell table:style-name="ce1" office:value-type="string" calcext:value-type="string">
            <text:p>231 Prospect Park W, Brooklyn NY 1121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5" calcext:value-type="date">
            <text:p>11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57023" calcext:value-type="float">
            <text:p>41257023</text:p>
          </table:table-cell>
          <table:table-cell table:style-name="ce1" office:value-type="string" calcext:value-type="string">
            <text:p>PARK DELI</text:p>
          </table:table-cell>
          <table:table-cell table:style-name="ce1" office:value-type="string" calcext:value-type="string">
            <text:p>209 Nassau Avenue, Brooklyn NY 11222</text:p>
          </table:table-cell>
          <table:table-cell table:style-name="ce1" office:value-type="string" calcext:value-type="string">
            <text:p>Delicatesse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3" calcext:value-type="date">
            <text:p>11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82774" calcext:value-type="float">
            <text:p>41682774</text:p>
          </table:table-cell>
          <table:table-cell table:style-name="ce1" office:value-type="string" calcext:value-type="string">
            <text:p>PICCOLO'S PIZZA</text:p>
          </table:table-cell>
          <table:table-cell table:style-name="ce1" office:value-type="string" calcext:value-type="string">
            <text:p>8774 Bay Parkway, Brooklyn NY 11214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3" calcext:value-type="date">
            <text:p>11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09897" calcext:value-type="float">
            <text:p>41709897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1724 Coney Island Avenue, Brooklyn NY 11230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3" calcext:value-type="date">
            <text:p>11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17640" calcext:value-type="float">
            <text:p>41717640</text:p>
          </table:table-cell>
          <table:table-cell table:style-name="ce1" office:value-type="string" calcext:value-type="string">
            <text:p>SOLDIERS CARIBBEAN RESTAURANT</text:p>
          </table:table-cell>
          <table:table-cell table:style-name="ce1" office:value-type="string" calcext:value-type="string">
            <text:p>1439 St Johns Place, Brooklyn NY 11213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3" calcext:value-type="date">
            <text:p>11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2299" calcext:value-type="float">
            <text:p>50002299</text:p>
          </table:table-cell>
          <table:table-cell table:style-name="ce1" office:value-type="string" calcext:value-type="string">
            <text:p>LOCK YARD</text:p>
          </table:table-cell>
          <table:table-cell table:style-name="ce1" office:value-type="string" calcext:value-type="string">
            <text:p>9221 5Th Ave, Brooklyn NY 1120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2" calcext:value-type="date">
            <text:p>11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9150" calcext:value-type="float">
            <text:p>50039150</text:p>
          </table:table-cell>
          <table:table-cell table:style-name="ce1" office:value-type="string" calcext:value-type="string">
            <text:p>RESTAURANT TATIANA</text:p>
          </table:table-cell>
          <table:table-cell table:style-name="ce1" office:value-type="string" calcext:value-type="string">
            <text:p>3152 Brighton 6Th St, Brooklyn NY 11235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2" calcext:value-type="date">
            <text:p>11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7264" calcext:value-type="float">
            <text:p>50057264</text:p>
          </table:table-cell>
          <table:table-cell table:style-name="ce1" office:value-type="string" calcext:value-type="string">
            <text:p>BOMBAY SPICE</text:p>
          </table:table-cell>
          <table:table-cell table:style-name="ce1" office:value-type="string" calcext:value-type="string">
            <text:p>1018 Bergen St, Brooklyn NY 11216</text:p>
          </table:table-cell>
          <table:table-cell table:style-name="ce1" office:value-type="string" calcext:value-type="string">
            <text:p>Ind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2" calcext:value-type="date">
            <text:p>11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36405" calcext:value-type="float">
            <text:p>41236405</text:p>
          </table:table-cell>
          <table:table-cell table:style-name="ce1" office:value-type="string" calcext:value-type="string">
            <text:p>DUNKIN' DONUTS</text:p>
          </table:table-cell>
          <table:table-cell table:style-name="ce1" office:value-type="string" calcext:value-type="string">
            <text:p>7111 3 Avenue, Brooklyn NY 11209</text:p>
          </table:table-cell>
          <table:table-cell table:style-name="ce1" office:value-type="string" calcext:value-type="string">
            <text:p>Donut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1" calcext:value-type="date">
            <text:p>11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71051" calcext:value-type="float">
            <text:p>41571051</text:p>
          </table:table-cell>
          <table:table-cell table:style-name="ce1" office:value-type="string" calcext:value-type="string">
            <text:p>DACTA BIRD CUISINE</text:p>
          </table:table-cell>
          <table:table-cell table:style-name="ce1" office:value-type="string" calcext:value-type="string">
            <text:p>531 Utica Avenue, Brooklyn NY 11203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1" calcext:value-type="date">
            <text:p>11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85214" calcext:value-type="float">
            <text:p>41185214</text:p>
          </table:table-cell>
          <table:table-cell table:style-name="ce1" office:value-type="string" calcext:value-type="string">
            <text:p>TEPANGO RESTAURANT</text:p>
          </table:table-cell>
          <table:table-cell table:style-name="ce1" office:value-type="string" calcext:value-type="string">
            <text:p>568 Myrtle Avenue, Brooklyn NY 11205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9" calcext:value-type="date">
            <text:p>11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58986" calcext:value-type="float">
            <text:p>41558986</text:p>
          </table:table-cell>
          <table:table-cell table:style-name="ce1" office:value-type="string" calcext:value-type="string">
            <text:p>CAFE 232</text:p>
          </table:table-cell>
          <table:table-cell table:style-name="ce1" office:value-type="string" calcext:value-type="string">
            <text:p>232 Taaffe Place, Brooklyn NY 11205</text:p>
          </table:table-cell>
          <table:table-cell table:style-name="ce1" office:value-type="string" calcext:value-type="string">
            <text:p>Kore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9" calcext:value-type="date">
            <text:p>11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087" calcext:value-type="float">
            <text:p>50056087</text:p>
          </table:table-cell>
          <table:table-cell table:style-name="ce1" office:value-type="string" calcext:value-type="string">
            <text:p>The Hunan Cottage</text:p>
          </table:table-cell>
          <table:table-cell table:style-name="ce1" office:value-type="string" calcext:value-type="string">
            <text:p>293 Avenue X, Brooklyn NY 11223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9" calcext:value-type="date">
            <text:p>11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45916" calcext:value-type="float">
            <text:p>40945916</text:p>
          </table:table-cell>
          <table:table-cell table:style-name="ce1" office:value-type="string" calcext:value-type="string">
            <text:p>CALIBELLA BAKERY</text:p>
          </table:table-cell>
          <table:table-cell table:style-name="ce1" office:value-type="string" calcext:value-type="string">
            <text:p>164 Wyckoff Avenue, Brooklyn NY 11237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8" calcext:value-type="date">
            <text:p>11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2265" calcext:value-type="float">
            <text:p>50012265</text:p>
          </table:table-cell>
          <table:table-cell table:style-name="ce1" office:value-type="string" calcext:value-type="string">
            <text:p>PIZZA MOTO</text:p>
          </table:table-cell>
          <table:table-cell table:style-name="ce1" office:value-type="string" calcext:value-type="string">
            <text:p>338 Hamilton Ave, Brooklyn NY 11231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8" calcext:value-type="date">
            <text:p>11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5425" calcext:value-type="float">
            <text:p>50045425</text:p>
          </table:table-cell>
          <table:table-cell table:style-name="ce1" office:value-type="string" calcext:value-type="string">
            <text:p>POPEYES LOUISIANA KITCHEN</text:p>
          </table:table-cell>
          <table:table-cell table:style-name="ce1" office:value-type="string" calcext:value-type="string">
            <text:p>709 Brighton Beach Ave, Brooklyn NY 11235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8" calcext:value-type="date">
            <text:p>11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39167" calcext:value-type="float">
            <text:p>41639167</text:p>
          </table:table-cell>
          <table:table-cell table:style-name="ce1" office:value-type="string" calcext:value-type="string">
            <text:p>GOLDEN KRUST CARIBBEAN BAKERY &amp; GRILL</text:p>
          </table:table-cell>
          <table:table-cell table:style-name="ce1" office:value-type="string" calcext:value-type="string">
            <text:p>1655 Pitkin Avenue, Brooklyn NY 11212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7" calcext:value-type="date">
            <text:p>11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08251" calcext:value-type="float">
            <text:p>41708251</text:p>
          </table:table-cell>
          <table:table-cell table:style-name="ce1" office:value-type="string" calcext:value-type="string">
            <text:p>ASEA FUSION &amp; YAKITORI LOUNGE</text:p>
          </table:table-cell>
          <table:table-cell table:style-name="ce1" office:value-type="string" calcext:value-type="string">
            <text:p>4120 8 Avenue, Brooklyn NY 11232</text:p>
          </table:table-cell>
          <table:table-cell table:style-name="ce1" office:value-type="string" calcext:value-type="string">
            <text:p>As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7" calcext:value-type="date">
            <text:p>11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1108" calcext:value-type="float">
            <text:p>50001108</text:p>
          </table:table-cell>
          <table:table-cell table:style-name="ce1" office:value-type="string" calcext:value-type="string">
            <text:p>BEST DOUBLE DRAGON RESTAURANT</text:p>
          </table:table-cell>
          <table:table-cell table:style-name="ce1" office:value-type="string" calcext:value-type="string">
            <text:p>1207 Mcdonald Ave, Brooklyn NY 1123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7" calcext:value-type="date">
            <text:p>11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4130" calcext:value-type="float">
            <text:p>50004130</text:p>
          </table:table-cell>
          <table:table-cell table:style-name="ce1" office:value-type="string" calcext:value-type="string">
            <text:p>AVENUE P APPETIZER</text:p>
          </table:table-cell>
          <table:table-cell table:style-name="ce1" office:value-type="string" calcext:value-type="string">
            <text:p>466 Avenue P, Brooklyn NY 11223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7" calcext:value-type="date">
            <text:p>11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012180" calcext:value-type="float">
            <text:p>41012180</text:p>
          </table:table-cell>
          <table:table-cell table:style-name="ce1" office:value-type="string" calcext:value-type="string">
            <text:p>BAR SEPIA</text:p>
          </table:table-cell>
          <table:table-cell table:style-name="ce1" office:value-type="string" calcext:value-type="string">
            <text:p>234 Underhill Avenue, Brooklyn NY 1123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92592" calcext:value-type="float">
            <text:p>41492592</text:p>
          </table:table-cell>
          <table:table-cell table:style-name="ce1" office:value-type="string" calcext:value-type="string">
            <text:p>SOHO CAFE &amp; GRILL</text:p>
          </table:table-cell>
          <table:table-cell table:style-name="ce1" office:value-type="string" calcext:value-type="string">
            <text:p>215 Church Avenue, Brooklyn NY 1121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28363" calcext:value-type="float">
            <text:p>41628363</text:p>
          </table:table-cell>
          <table:table-cell table:style-name="ce1" office:value-type="string" calcext:value-type="string">
            <text:p>L' CHAIM CAFE</text:p>
          </table:table-cell>
          <table:table-cell table:style-name="ce1" office:value-type="string" calcext:value-type="string">
            <text:p>1017 Avenue K, Brooklyn NY 11230</text:p>
          </table:table-cell>
          <table:table-cell table:style-name="ce1" office:value-type="string" calcext:value-type="string">
            <text:p>Turkis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2644" calcext:value-type="float">
            <text:p>50002644</text:p>
          </table:table-cell>
          <table:table-cell table:style-name="ce1" office:value-type="string" calcext:value-type="string">
            <text:p>KAM LONG KITCHEN KINGS</text:p>
          </table:table-cell>
          <table:table-cell table:style-name="ce1" office:value-type="string" calcext:value-type="string">
            <text:p>1031 Rutland Rd, Brooklyn NY 11212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3922" calcext:value-type="float">
            <text:p>50013922</text:p>
          </table:table-cell>
          <table:table-cell table:style-name="ce1" office:value-type="string" calcext:value-type="string">
            <text:p>SKYTOWN</text:p>
          </table:table-cell>
          <table:table-cell table:style-name="ce1" office:value-type="string" calcext:value-type="string">
            <text:p>921 Broadway, Brooklyn NY 11206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487" calcext:value-type="float">
            <text:p>50046487</text:p>
          </table:table-cell>
          <table:table-cell table:style-name="ce1" office:value-type="string" calcext:value-type="string">
            <text:p>SAPPHIRE INDIAN RESTAURANT</text:p>
          </table:table-cell>
          <table:table-cell table:style-name="ce1" office:value-type="string" calcext:value-type="string">
            <text:p>435 Dekalb Ave, Brooklyn NY 11205</text:p>
          </table:table-cell>
          <table:table-cell table:style-name="ce1" office:value-type="string" calcext:value-type="string">
            <text:p>Ind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33506" calcext:value-type="float">
            <text:p>40933506</text:p>
          </table:table-cell>
          <table:table-cell table:style-name="ce1" office:value-type="string" calcext:value-type="string">
            <text:p>GANNI'S PIZZERIA</text:p>
          </table:table-cell>
          <table:table-cell table:style-name="ce1" office:value-type="string" calcext:value-type="string">
            <text:p>652 Myrtle Avenue, Brooklyn NY 11205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50966" calcext:value-type="float">
            <text:p>41350966</text:p>
          </table:table-cell>
          <table:table-cell table:style-name="ce1" office:value-type="string" calcext:value-type="string">
            <text:p>THE BELL HOUSE</text:p>
          </table:table-cell>
          <table:table-cell table:style-name="ce1" office:value-type="string" calcext:value-type="string">
            <text:p>149 7 Street, Brooklyn NY 1121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79274" calcext:value-type="float">
            <text:p>41379274</text:p>
          </table:table-cell>
          <table:table-cell table:style-name="ce1" office:value-type="string" calcext:value-type="string">
            <text:p>DADDY'S CAFE</text:p>
          </table:table-cell>
          <table:table-cell table:style-name="ce1" office:value-type="string" calcext:value-type="string">
            <text:p>1939 Mcdonald Avenue, Brooklyn NY 11223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25768" calcext:value-type="float">
            <text:p>41525768</text:p>
          </table:table-cell>
          <table:table-cell table:style-name="ce1" office:value-type="string" calcext:value-type="string">
            <text:p>THE WEST CAFE</text:p>
          </table:table-cell>
          <table:table-cell table:style-name="ce1" office:value-type="string" calcext:value-type="string">
            <text:p>379 Union Avenue, Brooklyn NY 1121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73139" calcext:value-type="float">
            <text:p>41673139</text:p>
          </table:table-cell>
          <table:table-cell table:style-name="ce1" office:value-type="string" calcext:value-type="string">
            <text:p>SUSHI AVE X</text:p>
          </table:table-cell>
          <table:table-cell table:style-name="ce1" office:value-type="string" calcext:value-type="string">
            <text:p>241 Avenue X, Brooklyn NY 11223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4797" calcext:value-type="float">
            <text:p>50034797</text:p>
          </table:table-cell>
          <table:table-cell table:style-name="ce1" office:value-type="string" calcext:value-type="string">
            <text:p>NUMERO 28 PIZZARIA &amp; CUCINA</text:p>
          </table:table-cell>
          <table:table-cell table:style-name="ce1" office:value-type="string" calcext:value-type="string">
            <text:p>68 Bergen St, Brooklyn NY 11201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8216" calcext:value-type="float">
            <text:p>50038216</text:p>
          </table:table-cell>
          <table:table-cell table:style-name="ce1" office:value-type="string" calcext:value-type="string">
            <text:p>PHO 18 AVE</text:p>
          </table:table-cell>
          <table:table-cell table:style-name="ce1" office:value-type="string" calcext:value-type="string">
            <text:p>7116 18Th Ave, Brooklyn NY 11204</text:p>
          </table:table-cell>
          <table:table-cell table:style-name="ce1" office:value-type="string" calcext:value-type="string">
            <text:p>Vietnamese/Cambodian/Malaysi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59621" calcext:value-type="float">
            <text:p>41459621</text:p>
          </table:table-cell>
          <table:table-cell table:style-name="ce1" office:value-type="string" calcext:value-type="string">
            <text:p>GINO'S BRICK OVEN PIZZA &amp; TRATTORIA</text:p>
          </table:table-cell>
          <table:table-cell table:style-name="ce1" office:value-type="string" calcext:value-type="string">
            <text:p>548550 Flatbush Avenue, Brooklyn NY 11225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28435" calcext:value-type="float">
            <text:p>41628435</text:p>
          </table:table-cell>
          <table:table-cell table:style-name="ce1" office:value-type="string" calcext:value-type="string">
            <text:p>KFC</text:p>
          </table:table-cell>
          <table:table-cell table:style-name="ce1" office:value-type="string" calcext:value-type="string">
            <text:p>1667 Pitkin Avenue, Brooklyn NY 11212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9" calcext:value-type="date">
            <text:p>11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66100" calcext:value-type="float">
            <text:p>41666100</text:p>
          </table:table-cell>
          <table:table-cell table:style-name="ce1" office:value-type="string" calcext:value-type="string">
            <text:p>DAR 525</text:p>
          </table:table-cell>
          <table:table-cell table:style-name="ce1" office:value-type="string" calcext:value-type="string">
            <text:p>525 Grand Street, Brooklyn NY 11211</text:p>
          </table:table-cell>
          <table:table-cell table:style-name="ce1" office:value-type="string" calcext:value-type="string">
            <text:p>Mediterrane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9" calcext:value-type="date">
            <text:p>11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74774" calcext:value-type="float">
            <text:p>41674774</text:p>
          </table:table-cell>
          <table:table-cell table:style-name="ce1" office:value-type="string" calcext:value-type="string">
            <text:p>GENAO RESTAURANT &amp; BAR</text:p>
          </table:table-cell>
          <table:table-cell table:style-name="ce1" office:value-type="string" calcext:value-type="string">
            <text:p>162 Throop Avenue, Brooklyn NY 11206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9" calcext:value-type="date">
            <text:p>11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4243" calcext:value-type="float">
            <text:p>50014243</text:p>
          </table:table-cell>
          <table:table-cell table:style-name="ce1" office:value-type="string" calcext:value-type="string">
            <text:p>re.union</text:p>
          </table:table-cell>
          <table:table-cell table:style-name="ce1" office:value-type="string" calcext:value-type="string">
            <text:p>544 Union Ave, Brooklyn NY 11211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9" calcext:value-type="date">
            <text:p>11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6362" calcext:value-type="float">
            <text:p>50016362</text:p>
          </table:table-cell>
          <table:table-cell table:style-name="ce1" office:value-type="string" calcext:value-type="string">
            <text:p>Git-It-N-Git</text:p>
          </table:table-cell>
          <table:table-cell table:style-name="ce1" office:value-type="string" calcext:value-type="string">
            <text:p>1299 Bergen St, Brooklyn NY 11213</text:p>
          </table:table-cell>
          <table:table-cell table:style-name="ce1" office:value-type="string" calcext:value-type="string">
            <text:p>Seafood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9" calcext:value-type="date">
            <text:p>11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668" calcext:value-type="float">
            <text:p>50051668</text:p>
          </table:table-cell>
          <table:table-cell table:style-name="ce1" office:value-type="string" calcext:value-type="string">
            <text:p>JOE &amp; SAL'S PIZZERIA</text:p>
          </table:table-cell>
          <table:table-cell table:style-name="ce1" office:value-type="string" calcext:value-type="string">
            <text:p>842 Franklin Ave, Brooklyn NY 11225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9" calcext:value-type="date">
            <text:p>11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85767" calcext:value-type="float">
            <text:p>40385767</text:p>
          </table:table-cell>
          <table:table-cell table:style-name="ce1" office:value-type="string" calcext:value-type="string">
            <text:p>ACADEMY RESTAURAUNT</text:p>
          </table:table-cell>
          <table:table-cell table:style-name="ce1" office:value-type="string" calcext:value-type="string">
            <text:p>69 Lafayette Avenue, Brooklyn NY 1121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7" calcext:value-type="date">
            <text:p>11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70972" calcext:value-type="float">
            <text:p>41270972</text:p>
          </table:table-cell>
          <table:table-cell table:style-name="ce1" office:value-type="string" calcext:value-type="string">
            <text:p>THE SMOKE JOINT</text:p>
          </table:table-cell>
          <table:table-cell table:style-name="ce1" office:value-type="string" calcext:value-type="string">
            <text:p>64 Lafayette Avenue, Brooklyn NY 11217</text:p>
          </table:table-cell>
          <table:table-cell table:style-name="ce1" office:value-type="string" calcext:value-type="string">
            <text:p>Barbecu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7" calcext:value-type="date">
            <text:p>11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97164" calcext:value-type="float">
            <text:p>41297164</text:p>
          </table:table-cell>
          <table:table-cell table:style-name="ce1" office:value-type="string" calcext:value-type="string">
            <text:p>TASTE OF CHINA</text:p>
          </table:table-cell>
          <table:table-cell table:style-name="ce1" office:value-type="string" calcext:value-type="string">
            <text:p>7801 13 Avenue, Brooklyn NY 11228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7" calcext:value-type="date">
            <text:p>11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28976" calcext:value-type="float">
            <text:p>41528976</text:p>
          </table:table-cell>
          <table:table-cell table:style-name="ce1" office:value-type="string" calcext:value-type="string">
            <text:p>FAMILY KITCHEN</text:p>
          </table:table-cell>
          <table:table-cell table:style-name="ce1" office:value-type="string" calcext:value-type="string">
            <text:p>1709 Foster Avenue, Brooklyn NY 1123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7" calcext:value-type="date">
            <text:p>11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57136" calcext:value-type="float">
            <text:p>41557136</text:p>
          </table:table-cell>
          <table:table-cell table:style-name="ce1" office:value-type="string" calcext:value-type="string">
            <text:p>FUJI HANA RESTAURANT</text:p>
          </table:table-cell>
          <table:table-cell table:style-name="ce1" office:value-type="string" calcext:value-type="string">
            <text:p>512 Avenue U, Brooklyn NY 11223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7" calcext:value-type="date">
            <text:p>11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3898" calcext:value-type="float">
            <text:p>50043898</text:p>
          </table:table-cell>
          <table:table-cell table:style-name="ce1" office:value-type="string" calcext:value-type="string">
            <text:p>WU LA BU HUAN</text:p>
          </table:table-cell>
          <table:table-cell table:style-name="ce1" office:value-type="string" calcext:value-type="string">
            <text:p>6102 7Th Ave, Brooklyn NY 1122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7" calcext:value-type="date">
            <text:p>11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011" calcext:value-type="float">
            <text:p>50053011</text:p>
          </table:table-cell>
          <table:table-cell table:style-name="ce1" office:value-type="string" calcext:value-type="string">
            <text:p>CREPE FACTORY</text:p>
          </table:table-cell>
          <table:table-cell table:style-name="ce1" office:value-type="string" calcext:value-type="string">
            <text:p>7306 3Rd Ave, Brooklyn NY 1120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7" calcext:value-type="date">
            <text:p>11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05925" calcext:value-type="float">
            <text:p>41705925</text:p>
          </table:table-cell>
          <table:table-cell table:style-name="ce1" office:value-type="string" calcext:value-type="string">
            <text:p>CROWN FRIED CHICKEN</text:p>
          </table:table-cell>
          <table:table-cell table:style-name="ce1" office:value-type="string" calcext:value-type="string">
            <text:p>923 Livonia Ave, Brooklyn NY 11207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5" calcext:value-type="date">
            <text:p>11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14821" calcext:value-type="float">
            <text:p>41714821</text:p>
          </table:table-cell>
          <table:table-cell table:style-name="ce1" office:value-type="string" calcext:value-type="string">
            <text:p>NEW MUM'S KITCHEN</text:p>
          </table:table-cell>
          <table:table-cell table:style-name="ce1" office:value-type="string" calcext:value-type="string">
            <text:p>1010 Clarkson Avenue, Brooklyn NY 11212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4" calcext:value-type="date">
            <text:p>11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316" calcext:value-type="float">
            <text:p>50056316</text:p>
          </table:table-cell>
          <table:table-cell table:style-name="ce1" office:value-type="string" calcext:value-type="string">
            <text:p>KNAPP STREET BAGEL CAFE</text:p>
          </table:table-cell>
          <table:table-cell table:style-name="ce1" office:value-type="string" calcext:value-type="string">
            <text:p>2145 Knapp St, Brooklyn NY 1122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4" calcext:value-type="date">
            <text:p>11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43933" calcext:value-type="float">
            <text:p>41343933</text:p>
          </table:table-cell>
          <table:table-cell table:style-name="ce1" office:value-type="string" calcext:value-type="string">
            <text:p>ASIA PALACE</text:p>
          </table:table-cell>
          <table:table-cell table:style-name="ce1" office:value-type="string" calcext:value-type="string">
            <text:p>4813 New Utrecht Ave, Brooklyn NY 11219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3" calcext:value-type="date">
            <text:p>11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63151" calcext:value-type="float">
            <text:p>41363151</text:p>
          </table:table-cell>
          <table:table-cell table:style-name="ce1" office:value-type="string" calcext:value-type="string">
            <text:p>HO MAY RESTAURANT</text:p>
          </table:table-cell>
          <table:table-cell table:style-name="ce1" office:value-type="string" calcext:value-type="string">
            <text:p>638 Decatur Street, Brooklyn NY 11233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3" calcext:value-type="date">
            <text:p>11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86993" calcext:value-type="float">
            <text:p>41486993</text:p>
          </table:table-cell>
          <table:table-cell table:style-name="ce1" office:value-type="string" calcext:value-type="string">
            <text:p>BLACK MOUNTAIN</text:p>
          </table:table-cell>
          <table:table-cell table:style-name="ce1" office:value-type="string" calcext:value-type="string">
            <text:p>415 Union Street, Brooklyn NY 1123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3" calcext:value-type="date">
            <text:p>11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74945" calcext:value-type="float">
            <text:p>41574945</text:p>
          </table:table-cell>
          <table:table-cell table:style-name="ce1" office:value-type="string" calcext:value-type="string">
            <text:p>CARIBBEAN VIBES JAMAICAN RESTAURANT AND BAKERY</text:p>
          </table:table-cell>
          <table:table-cell table:style-name="ce1" office:value-type="string" calcext:value-type="string">
            <text:p>1436 Nostrand Avenue, Brooklyn NY 11226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3" calcext:value-type="date">
            <text:p>11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4720" calcext:value-type="float">
            <text:p>50014720</text:p>
          </table:table-cell>
          <table:table-cell table:style-name="ce1" office:value-type="string" calcext:value-type="string">
            <text:p>CAFE SHIRIN</text:p>
          </table:table-cell>
          <table:table-cell table:style-name="ce1" office:value-type="string" calcext:value-type="string">
            <text:p>5610 New Utrecht Ave, Brooklyn NY 11219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3" calcext:value-type="date">
            <text:p>11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66331" calcext:value-type="float">
            <text:p>41166331</text:p>
          </table:table-cell>
          <table:table-cell table:style-name="ce1" office:value-type="string" calcext:value-type="string">
            <text:p>PAPA JOHN'S</text:p>
          </table:table-cell>
          <table:table-cell table:style-name="ce1" office:value-type="string" calcext:value-type="string">
            <text:p>1111 Fulton Street, Brooklyn NY 11238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18367" calcext:value-type="float">
            <text:p>41418367</text:p>
          </table:table-cell>
          <table:table-cell table:style-name="ce1" office:value-type="string" calcext:value-type="string">
            <text:p>CAFFE ITALIA</text:p>
          </table:table-cell>
          <table:table-cell table:style-name="ce1" office:value-type="string" calcext:value-type="string">
            <text:p>6917 18 Avenue, Brooklyn NY 11204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78586" calcext:value-type="float">
            <text:p>41478586</text:p>
          </table:table-cell>
          <table:table-cell table:style-name="ce1" office:value-type="string" calcext:value-type="string">
            <text:p>JJ'S COFFEE SHOP AND RESTAURANT FRITAILLE</text:p>
          </table:table-cell>
          <table:table-cell table:style-name="ce1" office:value-type="string" calcext:value-type="string">
            <text:p>4021 Glenwood Road, Brooklyn NY 11210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98508" calcext:value-type="float">
            <text:p>41498508</text:p>
          </table:table-cell>
          <table:table-cell table:style-name="ce1" office:value-type="string" calcext:value-type="string">
            <text:p>BERLYN</text:p>
          </table:table-cell>
          <table:table-cell table:style-name="ce1" office:value-type="string" calcext:value-type="string">
            <text:p>25 Lafayette Avenue, Brooklyn NY 11217</text:p>
          </table:table-cell>
          <table:table-cell table:style-name="ce1" office:value-type="string" calcext:value-type="string">
            <text:p>Germ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48523" calcext:value-type="float">
            <text:p>41648523</text:p>
          </table:table-cell>
          <table:table-cell table:style-name="ce1" office:value-type="string" calcext:value-type="string">
            <text:p>LA VARA</text:p>
          </table:table-cell>
          <table:table-cell table:style-name="ce1" office:value-type="string" calcext:value-type="string">
            <text:p>268 Clinton Street, Brooklyn NY 11201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5168" calcext:value-type="float">
            <text:p>50015168</text:p>
          </table:table-cell>
          <table:table-cell table:style-name="ce1" office:value-type="string" calcext:value-type="string">
            <text:p>TIKKA GRILL</text:p>
          </table:table-cell>
          <table:table-cell table:style-name="ce1" office:value-type="string" calcext:value-type="string">
            <text:p>54 7Th Ave, Brooklyn NY 11217</text:p>
          </table:table-cell>
          <table:table-cell table:style-name="ce1" office:value-type="string" calcext:value-type="string">
            <text:p>Ind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7329" calcext:value-type="float">
            <text:p>50017329</text:p>
          </table:table-cell>
          <table:table-cell table:style-name="ce1" office:value-type="string" calcext:value-type="string">
            <text:p>JUS CHILL BAR &amp; GRILL</text:p>
          </table:table-cell>
          <table:table-cell table:style-name="ce1" office:value-type="string" calcext:value-type="string">
            <text:p>589 New Lots Ave, Brooklyn NY 11207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1247" calcext:value-type="float">
            <text:p>50041247</text:p>
          </table:table-cell>
          <table:table-cell table:style-name="ce1" office:value-type="string" calcext:value-type="string">
            <text:p>GEORGIA KIZIKI</text:p>
          </table:table-cell>
          <table:table-cell table:style-name="ce1" office:value-type="string" calcext:value-type="string">
            <text:p>1871 86Th St, Brooklyn NY 11214</text:p>
          </table:table-cell>
          <table:table-cell table:style-name="ce1" office:value-type="string" calcext:value-type="string">
            <text:p>Eastern Europe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3207" calcext:value-type="float">
            <text:p>50043207</text:p>
          </table:table-cell>
          <table:table-cell table:style-name="ce1" office:value-type="string" calcext:value-type="string">
            <text:p>HARTLEY'S</text:p>
          </table:table-cell>
          <table:table-cell table:style-name="ce1" office:value-type="string" calcext:value-type="string">
            <text:p>14 Putnam Ave, Brooklyn NY 1123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8604" calcext:value-type="float">
            <text:p>50048604</text:p>
          </table:table-cell>
          <table:table-cell table:style-name="ce1" office:value-type="string" calcext:value-type="string">
            <text:p>FARMERS RESTAURANT</text:p>
          </table:table-cell>
          <table:table-cell table:style-name="ce1" office:value-type="string" calcext:value-type="string">
            <text:p>1692 86Th St, Brooklyn NY 1121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5486" calcext:value-type="float">
            <text:p>50055486</text:p>
          </table:table-cell>
          <table:table-cell table:style-name="ce1" office:value-type="string" calcext:value-type="string">
            <text:p>WOW CAFE AND GRILL</text:p>
          </table:table-cell>
          <table:table-cell table:style-name="ce1" office:value-type="string" calcext:value-type="string">
            <text:p>12 Brighton 11Th St, Brooklyn NY 1123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90298" calcext:value-type="float">
            <text:p>41390298</text:p>
          </table:table-cell>
          <table:table-cell table:style-name="ce1" office:value-type="string" calcext:value-type="string">
            <text:p>MCDONALD'S</text:p>
          </table:table-cell>
          <table:table-cell table:style-name="ce1" office:value-type="string" calcext:value-type="string">
            <text:p>1403 Mermaid Avenue, Brooklyn NY 11224</text:p>
          </table:table-cell>
          <table:table-cell table:style-name="ce1" office:value-type="string" calcext:value-type="string">
            <text:p>Hamburger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08200" calcext:value-type="float">
            <text:p>41608200</text:p>
          </table:table-cell>
          <table:table-cell table:style-name="ce1" office:value-type="string" calcext:value-type="string">
            <text:p>MIKE'S PIZZA OF BROOKLYN</text:p>
          </table:table-cell>
          <table:table-cell table:style-name="ce1" office:value-type="string" calcext:value-type="string">
            <text:p>2026 Bedford Avenue, Brooklyn NY 11226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3407" calcext:value-type="float">
            <text:p>50043407</text:p>
          </table:table-cell>
          <table:table-cell table:style-name="ce1" office:value-type="string" calcext:value-type="string">
            <text:p>OAXACA TAQUERIA</text:p>
          </table:table-cell>
          <table:table-cell table:style-name="ce1" office:value-type="string" calcext:value-type="string">
            <text:p>478 Halsey St, Brooklyn NY 11233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69008" calcext:value-type="float">
            <text:p>40969008</text:p>
          </table:table-cell>
          <table:table-cell table:style-name="ce1" office:value-type="string" calcext:value-type="string">
            <text:p>PIA'S PIZZERIA</text:p>
          </table:table-cell>
          <table:table-cell table:style-name="ce1" office:value-type="string" calcext:value-type="string">
            <text:p>3682 Nostrand Avenue, Brooklyn NY 11229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31" calcext:value-type="date">
            <text:p>10/3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513133" calcext:value-type="float">
            <text:p>40513133</text:p>
          </table:table-cell>
          <table:table-cell table:style-name="ce1" office:value-type="string" calcext:value-type="string">
            <text:p>EL CONTINENTAL RESTAURANT</text:p>
          </table:table-cell>
          <table:table-cell table:style-name="ce1" office:value-type="string" calcext:value-type="string">
            <text:p>672 Fifth Avenue, Brooklyn NY 11215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9" calcext:value-type="date">
            <text:p>10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09877" calcext:value-type="float">
            <text:p>41309877</text:p>
          </table:table-cell>
          <table:table-cell table:style-name="ce1" office:value-type="string" calcext:value-type="string">
            <text:p>COLD STONE CREAMERY</text:p>
          </table:table-cell>
          <table:table-cell table:style-name="ce1" office:value-type="string" calcext:value-type="string">
            <text:p>3165 Harkness Ave, Brooklyn NY 11235</text:p>
          </table:table-cell>
          <table:table-cell table:style-name="ce1" office:value-type="string" calcext:value-type="string">
            <text:p>Ice Cream, Gelato, Yogurt, Ice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9" calcext:value-type="date">
            <text:p>10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2491" calcext:value-type="float">
            <text:p>50042491</text:p>
          </table:table-cell>
          <table:table-cell table:style-name="ce1" office:value-type="string" calcext:value-type="string">
            <text:p>5IVE SPICE</text:p>
          </table:table-cell>
          <table:table-cell table:style-name="ce1" office:value-type="string" calcext:value-type="string">
            <text:p>52 5Th Ave, Brooklyn NY 11217</text:p>
          </table:table-cell>
          <table:table-cell table:style-name="ce1" office:value-type="string" calcext:value-type="string">
            <text:p>As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9" calcext:value-type="date">
            <text:p>10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85885" calcext:value-type="float">
            <text:p>40385885</text:p>
          </table:table-cell>
          <table:table-cell table:style-name="ce1" office:value-type="string" calcext:value-type="string">
            <text:p>HUNTER'S STEAK &amp; ALE HOUSE</text:p>
          </table:table-cell>
          <table:table-cell table:style-name="ce1" office:value-type="string" calcext:value-type="string">
            <text:p>9404 Fourth Avenue, Brooklyn NY 11209</text:p>
          </table:table-cell>
          <table:table-cell table:style-name="ce1" office:value-type="string" calcext:value-type="string">
            <text:p>Steak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8" calcext:value-type="date">
            <text:p>10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15676" calcext:value-type="float">
            <text:p>41515676</text:p>
          </table:table-cell>
          <table:table-cell table:style-name="ce1" office:value-type="string" calcext:value-type="string">
            <text:p>KYOTO</text:p>
          </table:table-cell>
          <table:table-cell table:style-name="ce1" office:value-type="string" calcext:value-type="string">
            <text:p>115 Smith Street, Brooklyn NY 11201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8" calcext:value-type="date">
            <text:p>10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5772" calcext:value-type="float">
            <text:p>50005772</text:p>
          </table:table-cell>
          <table:table-cell table:style-name="ce1" office:value-type="string" calcext:value-type="string">
            <text:p>NO 1 RESTAURANT</text:p>
          </table:table-cell>
          <table:table-cell table:style-name="ce1" office:value-type="string" calcext:value-type="string">
            <text:p>824 Knickerbocker Ave, Brooklyn NY 11207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8" calcext:value-type="date">
            <text:p>10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516" calcext:value-type="float">
            <text:p>50056516</text:p>
          </table:table-cell>
          <table:table-cell table:style-name="ce1" office:value-type="string" calcext:value-type="string">
            <text:p>JUICE PRESS</text:p>
          </table:table-cell>
          <table:table-cell table:style-name="ce1" office:value-type="string" calcext:value-type="string">
            <text:p>117 Front St, Brooklyn NY 11201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8" calcext:value-type="date">
            <text:p>10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01282" calcext:value-type="float">
            <text:p>41401282</text:p>
          </table:table-cell>
          <table:table-cell table:style-name="ce1" office:value-type="string" calcext:value-type="string">
            <text:p>RYE</text:p>
          </table:table-cell>
          <table:table-cell table:style-name="ce1" office:value-type="string" calcext:value-type="string">
            <text:p>247 South <text:s text:c="3"/>1 Street, Brooklyn NY 1121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56654" calcext:value-type="float">
            <text:p>41456654</text:p>
          </table:table-cell>
          <table:table-cell table:style-name="ce1" office:value-type="string" calcext:value-type="string">
            <text:p>CAFE ARGENTINO</text:p>
          </table:table-cell>
          <table:table-cell table:style-name="ce1" office:value-type="string" calcext:value-type="string">
            <text:p>499 Grand Street, Brooklyn NY 11211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8376" calcext:value-type="float">
            <text:p>50008376</text:p>
          </table:table-cell>
          <table:table-cell table:style-name="ce1" office:value-type="string" calcext:value-type="string">
            <text:p>PLACE FRIED CHICKEN</text:p>
          </table:table-cell>
          <table:table-cell table:style-name="ce1" office:value-type="string" calcext:value-type="string">
            <text:p>285 Wyckoff Ave, Brooklyn NY 1123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8811" calcext:value-type="float">
            <text:p>50008811</text:p>
          </table:table-cell>
          <table:table-cell table:style-name="ce1" office:value-type="string" calcext:value-type="string">
            <text:p>BOOBIETRAP</text:p>
          </table:table-cell>
          <table:table-cell table:style-name="ce1" office:value-type="string" calcext:value-type="string">
            <text:p>308 Bleecker St, Brooklyn NY 1123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2583" calcext:value-type="float">
            <text:p>50032583</text:p>
          </table:table-cell>
          <table:table-cell table:style-name="ce1" office:value-type="string" calcext:value-type="string">
            <text:p>MUSE CAFE</text:p>
          </table:table-cell>
          <table:table-cell table:style-name="ce1" office:value-type="string" calcext:value-type="string">
            <text:p>497 6Th Ave, Brooklyn NY 11215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5431" calcext:value-type="float">
            <text:p>50035431</text:p>
          </table:table-cell>
          <table:table-cell table:style-name="ce1" office:value-type="string" calcext:value-type="string">
            <text:p>GOURMET FIT</text:p>
          </table:table-cell>
          <table:table-cell table:style-name="ce1" office:value-type="string" calcext:value-type="string">
            <text:p>6819 3Rd Ave, Brooklyn NY 11220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7861" calcext:value-type="float">
            <text:p>50037861</text:p>
          </table:table-cell>
          <table:table-cell table:style-name="ce1" office:value-type="string" calcext:value-type="string">
            <text:p>WALLABOUT BAY SEAFOOD RESTAURANT &amp; BAR</text:p>
          </table:table-cell>
          <table:table-cell table:style-name="ce1" office:value-type="string" calcext:value-type="string">
            <text:p>271 Adelphi St, Brooklyn NY 11205</text:p>
          </table:table-cell>
          <table:table-cell table:style-name="ce1" office:value-type="string" calcext:value-type="string">
            <text:p>Seafood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868161" calcext:value-type="float">
            <text:p>40868161</text:p>
          </table:table-cell>
          <table:table-cell table:style-name="ce1" office:value-type="string" calcext:value-type="string">
            <text:p>NEW CROWN CHICKEN &amp; BISCUIT</text:p>
          </table:table-cell>
          <table:table-cell table:style-name="ce1" office:value-type="string" calcext:value-type="string">
            <text:p>507 Pennsylvania Avenue, Brooklyn NY 11207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32521" calcext:value-type="float">
            <text:p>41632521</text:p>
          </table:table-cell>
          <table:table-cell table:style-name="ce1" office:value-type="string" calcext:value-type="string">
            <text:p>PIZZA DADDY</text:p>
          </table:table-cell>
          <table:table-cell table:style-name="ce1" office:value-type="string" calcext:value-type="string">
            <text:p>6422 Bay Parkway, Brooklyn NY 11204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98592" calcext:value-type="float">
            <text:p>41698592</text:p>
          </table:table-cell>
          <table:table-cell table:style-name="ce1" office:value-type="string" calcext:value-type="string">
            <text:p>TORIBIO RESTAURANT</text:p>
          </table:table-cell>
          <table:table-cell table:style-name="ce1" office:value-type="string" calcext:value-type="string">
            <text:p>3169 Fulton Street, Brooklyn NY 11208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5984" calcext:value-type="float">
            <text:p>50005984</text:p>
          </table:table-cell>
          <table:table-cell table:style-name="ce1" office:value-type="string" calcext:value-type="string">
            <text:p>LA NONNA RISTORANTE BAR ENOTECA</text:p>
          </table:table-cell>
          <table:table-cell table:style-name="ce1" office:value-type="string" calcext:value-type="string">
            <text:p>184 Kent Ave, Brooklyn NY 11249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7636" calcext:value-type="float">
            <text:p>50017636</text:p>
          </table:table-cell>
          <table:table-cell table:style-name="ce1" office:value-type="string" calcext:value-type="string">
            <text:p>LUCY'S VIETNAMESE KITCHEN</text:p>
          </table:table-cell>
          <table:table-cell table:style-name="ce1" office:value-type="string" calcext:value-type="string">
            <text:p>262 Irving Ave, Brooklyn NY 11237</text:p>
          </table:table-cell>
          <table:table-cell table:style-name="ce1" office:value-type="string" calcext:value-type="string">
            <text:p>Vietnamese/Cambodian/Malaysi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2872" calcext:value-type="float">
            <text:p>50032872</text:p>
          </table:table-cell>
          <table:table-cell table:style-name="ce1" office:value-type="string" calcext:value-type="string">
            <text:p>TANDOORI MASALA</text:p>
          </table:table-cell>
          <table:table-cell table:style-name="ce1" office:value-type="string" calcext:value-type="string">
            <text:p>1695 Broadway, Brooklyn NY 11207</text:p>
          </table:table-cell>
          <table:table-cell table:style-name="ce1" office:value-type="string" calcext:value-type="string">
            <text:p>Ind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202" calcext:value-type="float">
            <text:p>50018202</text:p>
          </table:table-cell>
          <table:table-cell table:style-name="ce1" office:value-type="string" calcext:value-type="string">
            <text:p>DUO RO RESTAURANT</text:p>
          </table:table-cell>
          <table:table-cell table:style-name="ce1" office:value-type="string" calcext:value-type="string">
            <text:p>5816 8Th Ave, Brooklyn NY 1122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7688" calcext:value-type="float">
            <text:p>50037688</text:p>
          </table:table-cell>
          <table:table-cell table:style-name="ce1" office:value-type="string" calcext:value-type="string">
            <text:p>NEW SUNNY RESTAURANT</text:p>
          </table:table-cell>
          <table:table-cell table:style-name="ce1" office:value-type="string" calcext:value-type="string">
            <text:p>69 Utica Ave, Brooklyn NY 11213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098211" calcext:value-type="float">
            <text:p>41098211</text:p>
          </table:table-cell>
          <table:table-cell table:style-name="ce1" office:value-type="string" calcext:value-type="string">
            <text:p>DOUGIE'S JAMAICAN CUISINE</text:p>
          </table:table-cell>
          <table:table-cell table:style-name="ce1" office:value-type="string" calcext:value-type="string">
            <text:p>9604 Avenue L, Brooklyn NY 11236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45105" calcext:value-type="float">
            <text:p>41445105</text:p>
          </table:table-cell>
          <table:table-cell table:style-name="ce1" office:value-type="string" calcext:value-type="string">
            <text:p>PRIMITOS RESTAURANT</text:p>
          </table:table-cell>
          <table:table-cell table:style-name="ce1" office:value-type="string" calcext:value-type="string">
            <text:p>191 Utica Avenue, Brooklyn NY 11213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50097" calcext:value-type="float">
            <text:p>41450097</text:p>
          </table:table-cell>
          <table:table-cell table:style-name="ce1" office:value-type="string" calcext:value-type="string">
            <text:p>NU HOTEL</text:p>
          </table:table-cell>
          <table:table-cell table:style-name="ce1" office:value-type="string" calcext:value-type="string">
            <text:p>85 Smith Street, Brooklyn NY 1120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0609" calcext:value-type="float">
            <text:p>50000609</text:p>
          </table:table-cell>
          <table:table-cell table:style-name="ce1" office:value-type="string" calcext:value-type="string">
            <text:p>FAMILY GARDEN RESTAURANT</text:p>
          </table:table-cell>
          <table:table-cell table:style-name="ce1" office:value-type="string" calcext:value-type="string">
            <text:p>292 Leonard St, Brooklyn NY 11211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2518" calcext:value-type="float">
            <text:p>50012518</text:p>
          </table:table-cell>
          <table:table-cell table:style-name="ce1" office:value-type="string" calcext:value-type="string">
            <text:p>RED STAR sandwich shop</text:p>
          </table:table-cell>
          <table:table-cell table:style-name="ce1" office:value-type="string" calcext:value-type="string">
            <text:p>176 Smith St, Brooklyn NY 11201</text:p>
          </table:table-cell>
          <table:table-cell table:style-name="ce1" office:value-type="string" calcext:value-type="string">
            <text:p>As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9079" calcext:value-type="float">
            <text:p>50019079</text:p>
          </table:table-cell>
          <table:table-cell table:style-name="ce1" office:value-type="string" calcext:value-type="string">
            <text:p>TASTY CARIBBEAN</text:p>
          </table:table-cell>
          <table:table-cell table:style-name="ce1" office:value-type="string" calcext:value-type="string">
            <text:p>856 Utica Ave, Brooklyn NY 11203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4563" calcext:value-type="float">
            <text:p>50044563</text:p>
          </table:table-cell>
          <table:table-cell table:style-name="ce1" office:value-type="string" calcext:value-type="string">
            <text:p>QATHRA CAFE</text:p>
          </table:table-cell>
          <table:table-cell table:style-name="ce1" office:value-type="string" calcext:value-type="string">
            <text:p>1112 Cortelyou Rd, Brooklyn NY 11218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2762" calcext:value-type="float">
            <text:p>50032762</text:p>
          </table:table-cell>
          <table:table-cell table:style-name="ce1" office:value-type="string" calcext:value-type="string">
            <text:p>MIS ANGELITOS BAKERY</text:p>
          </table:table-cell>
          <table:table-cell table:style-name="ce1" office:value-type="string" calcext:value-type="string">
            <text:p>4003 5Th Ave, Brooklyn NY 11232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1" calcext:value-type="date">
            <text:p>10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04248" calcext:value-type="float">
            <text:p>40904248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7004 3 Avenue, Brooklyn NY 1120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46769" calcext:value-type="float">
            <text:p>41346769</text:p>
          </table:table-cell>
          <table:table-cell table:style-name="ce1" office:value-type="string" calcext:value-type="string">
            <text:p>BED-STUY FISH FRY</text:p>
          </table:table-cell>
          <table:table-cell table:style-name="ce1" office:value-type="string" calcext:value-type="string">
            <text:p>801 Halsey Street, Brooklyn NY 11233</text:p>
          </table:table-cell>
          <table:table-cell table:style-name="ce1" office:value-type="string" calcext:value-type="string">
            <text:p>Soul Food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49514" calcext:value-type="float">
            <text:p>41449514</text:p>
          </table:table-cell>
          <table:table-cell table:style-name="ce1" office:value-type="string" calcext:value-type="string">
            <text:p>PURPLE YAM</text:p>
          </table:table-cell>
          <table:table-cell table:style-name="ce1" office:value-type="string" calcext:value-type="string">
            <text:p>1314 Cortelyou Road, Brooklyn NY 11226</text:p>
          </table:table-cell>
          <table:table-cell table:style-name="ce1" office:value-type="string" calcext:value-type="string">
            <text:p>As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59769" calcext:value-type="float">
            <text:p>41459769</text:p>
          </table:table-cell>
          <table:table-cell table:style-name="ce1" office:value-type="string" calcext:value-type="string">
            <text:p>VINNIE'S PIZZERIA</text:p>
          </table:table-cell>
          <table:table-cell table:style-name="ce1" office:value-type="string" calcext:value-type="string">
            <text:p>253 Nassau Avenue, Brooklyn NY 11222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49154" calcext:value-type="float">
            <text:p>41649154</text:p>
          </table:table-cell>
          <table:table-cell table:style-name="ce1" office:value-type="string" calcext:value-type="string">
            <text:p>LA COCINA II RESTAURANT</text:p>
          </table:table-cell>
          <table:table-cell table:style-name="ce1" office:value-type="string" calcext:value-type="string">
            <text:p>100 Moore Street, Brooklyn NY 11206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92108" calcext:value-type="float">
            <text:p>41692108</text:p>
          </table:table-cell>
          <table:table-cell table:style-name="ce1" office:value-type="string" calcext:value-type="string">
            <text:p>RUNNER &amp; STONE</text:p>
          </table:table-cell>
          <table:table-cell table:style-name="ce1" office:value-type="string" calcext:value-type="string">
            <text:p>285 3 Avenue, Brooklyn NY 1121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03625" calcext:value-type="float">
            <text:p>41703625</text:p>
          </table:table-cell>
          <table:table-cell table:style-name="ce1" office:value-type="string" calcext:value-type="string">
            <text:p>QI</text:p>
          </table:table-cell>
          <table:table-cell table:style-name="ce1" office:value-type="string" calcext:value-type="string">
            <text:p>176 North <text:s text:c="3"/>9 Street, Brooklyn NY 11211</text:p>
          </table:table-cell>
          <table:table-cell table:style-name="ce1" office:value-type="string" calcext:value-type="string">
            <text:p>Thai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08888" calcext:value-type="float">
            <text:p>41708888</text:p>
          </table:table-cell>
          <table:table-cell table:style-name="ce1" office:value-type="string" calcext:value-type="string">
            <text:p>ACHILLES HEEL</text:p>
          </table:table-cell>
          <table:table-cell table:style-name="ce1" office:value-type="string" calcext:value-type="string">
            <text:p>180 West Street, Brooklyn NY 11222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648" calcext:value-type="float">
            <text:p>50046648</text:p>
          </table:table-cell>
          <table:table-cell table:style-name="ce1" office:value-type="string" calcext:value-type="string">
            <text:p>NIMBOODA INDIAN CUISINE</text:p>
          </table:table-cell>
          <table:table-cell table:style-name="ce1" office:value-type="string" calcext:value-type="string">
            <text:p>664 Washington Ave, Brooklyn NY 11238</text:p>
          </table:table-cell>
          <table:table-cell table:style-name="ce1" office:value-type="string" calcext:value-type="string">
            <text:p>Ind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2082" calcext:value-type="float">
            <text:p>50052082</text:p>
          </table:table-cell>
          <table:table-cell table:style-name="ce1" office:value-type="string" calcext:value-type="string">
            <text:p>MUMBAI PLACE</text:p>
          </table:table-cell>
          <table:table-cell table:style-name="ce1" office:value-type="string" calcext:value-type="string">
            <text:p>655 Vanderbilt Ave, Brooklyn NY 11238</text:p>
          </table:table-cell>
          <table:table-cell table:style-name="ce1" office:value-type="string" calcext:value-type="string">
            <text:p>Ind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86640" calcext:value-type="float">
            <text:p>41486640</text:p>
          </table:table-cell>
          <table:table-cell table:style-name="ce1" office:value-type="string" calcext:value-type="string">
            <text:p>UNITED KITCHEN</text:p>
          </table:table-cell>
          <table:table-cell table:style-name="ce1" office:value-type="string" calcext:value-type="string">
            <text:p>766 Liberty Avenue, Brooklyn NY 11208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9" calcext:value-type="date">
            <text:p>10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42451" calcext:value-type="float">
            <text:p>41542451</text:p>
          </table:table-cell>
          <table:table-cell table:style-name="ce1" office:value-type="string" calcext:value-type="string">
            <text:p>LITTLE CAESARS</text:p>
          </table:table-cell>
          <table:table-cell table:style-name="ce1" office:value-type="string" calcext:value-type="string">
            <text:p>8008 Flatlands Avenue, Brooklyn NY 11236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572" calcext:value-type="float">
            <text:p>50051572</text:p>
          </table:table-cell>
          <table:table-cell table:style-name="ce1" office:value-type="string" calcext:value-type="string">
            <text:p>FISHERMAN'S COVE, INC.</text:p>
          </table:table-cell>
          <table:table-cell table:style-name="ce1" office:value-type="string" calcext:value-type="string">
            <text:p>1420 Rockaway Pkwy, Brooklyn NY 11236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56249" calcext:value-type="float">
            <text:p>41156249</text:p>
          </table:table-cell>
          <table:table-cell table:style-name="ce1" office:value-type="string" calcext:value-type="string">
            <text:p>NAVRUZ CAFE &amp; BAR</text:p>
          </table:table-cell>
          <table:table-cell table:style-name="ce1" office:value-type="string" calcext:value-type="string">
            <text:p>6112 20 Avenue, Brooklyn NY 11204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7" calcext:value-type="date">
            <text:p>10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68650" calcext:value-type="float">
            <text:p>41568650</text:p>
          </table:table-cell>
          <table:table-cell table:style-name="ce1" office:value-type="string" calcext:value-type="string">
            <text:p>ANTOJITOS DELI FOOD</text:p>
          </table:table-cell>
          <table:table-cell table:style-name="ce1" office:value-type="string" calcext:value-type="string">
            <text:p>1936 86 Street, Brooklyn NY 11214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7" calcext:value-type="date">
            <text:p>10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59238" calcext:value-type="float">
            <text:p>41359238</text:p>
          </table:table-cell>
          <table:table-cell table:style-name="ce1" office:value-type="string" calcext:value-type="string">
            <text:p>GT PARADISE CARIBBEAN CUISINE</text:p>
          </table:table-cell>
          <table:table-cell table:style-name="ce1" office:value-type="string" calcext:value-type="string">
            <text:p>4208 Church Avenue, Brooklyn NY 11203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5" calcext:value-type="date">
            <text:p>10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99770" calcext:value-type="float">
            <text:p>40399770</text:p>
          </table:table-cell>
          <table:table-cell table:style-name="ce1" office:value-type="string" calcext:value-type="string">
            <text:p>MICHAEL'S PASTRY SHOP</text:p>
          </table:table-cell>
          <table:table-cell table:style-name="ce1" office:value-type="string" calcext:value-type="string">
            <text:p>2923 Avenue R, Brooklyn NY 11229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4" calcext:value-type="date">
            <text:p>10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11922" calcext:value-type="float">
            <text:p>41311922</text:p>
          </table:table-cell>
          <table:table-cell table:style-name="ce1" office:value-type="string" calcext:value-type="string">
            <text:p>HAPPY FRESH TORTILLA GRILL</text:p>
          </table:table-cell>
          <table:table-cell table:style-name="ce1" office:value-type="string" calcext:value-type="string">
            <text:p>299 7 Avenue, Brooklyn NY 11215</text:p>
          </table:table-cell>
          <table:table-cell table:style-name="ce1" office:value-type="string" calcext:value-type="string">
            <text:p>Tex-Mex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4" calcext:value-type="date">
            <text:p>10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37233" calcext:value-type="float">
            <text:p>41637233</text:p>
          </table:table-cell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101 Wilson Avenue, Brooklyn NY 1123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4" calcext:value-type="date">
            <text:p>10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2443" calcext:value-type="float">
            <text:p>50012443</text:p>
          </table:table-cell>
          <table:table-cell table:style-name="ce1" office:value-type="string" calcext:value-type="string">
            <text:p>VERY JUICE</text:p>
          </table:table-cell>
          <table:table-cell table:style-name="ce1" office:value-type="string" calcext:value-type="string">
            <text:p>422 Avenue P, Brooklyn NY 11223</text:p>
          </table:table-cell>
          <table:table-cell table:style-name="ce1" office:value-type="string" calcext:value-type="string">
            <text:p>Juice, Smoothies, Fruit Salad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4" calcext:value-type="date">
            <text:p>10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37228" calcext:value-type="float">
            <text:p>41237228</text:p>
          </table:table-cell>
          <table:table-cell table:style-name="ce1" office:value-type="string" calcext:value-type="string">
            <text:p>DUNKIN' DONUTS</text:p>
          </table:table-cell>
          <table:table-cell table:style-name="ce1" office:value-type="string" calcext:value-type="string">
            <text:p>1358 Pennsylvania Avenue, Brooklyn NY 11239</text:p>
          </table:table-cell>
          <table:table-cell table:style-name="ce1" office:value-type="string" calcext:value-type="string">
            <text:p>Donut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3" calcext:value-type="date">
            <text:p>10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35328" calcext:value-type="float">
            <text:p>41335328</text:p>
          </table:table-cell>
          <table:table-cell table:style-name="ce1" office:value-type="string" calcext:value-type="string">
            <text:p>MADINA RESTAURANT</text:p>
          </table:table-cell>
          <table:table-cell table:style-name="ce1" office:value-type="string" calcext:value-type="string">
            <text:p>563 Coney Island Avenue, Brooklyn NY 11218</text:p>
          </table:table-cell>
          <table:table-cell table:style-name="ce1" office:value-type="string" calcext:value-type="string">
            <text:p>Ind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3" calcext:value-type="date">
            <text:p>10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45732" calcext:value-type="float">
            <text:p>41545732</text:p>
          </table:table-cell>
          <table:table-cell table:style-name="ce1" office:value-type="string" calcext:value-type="string">
            <text:p>LEMONGRASS GRILL</text:p>
          </table:table-cell>
          <table:table-cell table:style-name="ce1" office:value-type="string" calcext:value-type="string">
            <text:p>156 Court Street, Brooklyn NY 11201</text:p>
          </table:table-cell>
          <table:table-cell table:style-name="ce1" office:value-type="string" calcext:value-type="string">
            <text:p>Thai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3" calcext:value-type="date">
            <text:p>10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7203" calcext:value-type="float">
            <text:p>50047203</text:p>
          </table:table-cell>
          <table:table-cell table:style-name="ce1" office:value-type="string" calcext:value-type="string">
            <text:p>LUSCIOUS CHINESE RESTAURANT</text:p>
          </table:table-cell>
          <table:table-cell table:style-name="ce1" office:value-type="string" calcext:value-type="string">
            <text:p>1946 86Th St, Brooklyn NY 1121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3" calcext:value-type="date">
            <text:p>10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85249" calcext:value-type="float">
            <text:p>41385249</text:p>
          </table:table-cell>
          <table:table-cell table:style-name="ce1" office:value-type="string" calcext:value-type="string">
            <text:p>DRAGON GARDEN</text:p>
          </table:table-cell>
          <table:table-cell table:style-name="ce1" office:value-type="string" calcext:value-type="string">
            <text:p>8024 18 Avenue, Brooklyn NY 1121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32740" calcext:value-type="float">
            <text:p>41532740</text:p>
          </table:table-cell>
          <table:table-cell table:style-name="ce1" office:value-type="string" calcext:value-type="string">
            <text:p>EXQUISITE RESTAURANT</text:p>
          </table:table-cell>
          <table:table-cell table:style-name="ce1" office:value-type="string" calcext:value-type="string">
            <text:p>2905 Glenwood Road, Brooklyn NY 11210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18303" calcext:value-type="float">
            <text:p>41618303</text:p>
          </table:table-cell>
          <table:table-cell table:style-name="ce1" office:value-type="string" calcext:value-type="string">
            <text:p>GIACOMO'S WOOD FIRED PIZZA</text:p>
          </table:table-cell>
          <table:table-cell table:style-name="ce1" office:value-type="string" calcext:value-type="string">
            <text:p>7902 Third Avenue, Brooklyn NY 11209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69157" calcext:value-type="float">
            <text:p>41669157</text:p>
          </table:table-cell>
          <table:table-cell table:style-name="ce1" office:value-type="string" calcext:value-type="string">
            <text:p>EMPIRE HOUSE CHINESE RESTAURANT</text:p>
          </table:table-cell>
          <table:table-cell table:style-name="ce1" office:value-type="string" calcext:value-type="string">
            <text:p>1789 Stillwell Avenue, Brooklyn NY 11223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95668" calcext:value-type="float">
            <text:p>41695668</text:p>
          </table:table-cell>
          <table:table-cell table:style-name="ce1" office:value-type="string" calcext:value-type="string">
            <text:p>CLAUDINE'S</text:p>
          </table:table-cell>
          <table:table-cell table:style-name="ce1" office:value-type="string" calcext:value-type="string">
            <text:p>311 Smith Street, Brooklyn NY 11231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0901" calcext:value-type="float">
            <text:p>50000901</text:p>
          </table:table-cell>
          <table:table-cell table:style-name="ce1" office:value-type="string" calcext:value-type="string">
            <text:p>NOT RAY'S PIZZERIA</text:p>
          </table:table-cell>
          <table:table-cell table:style-name="ce1" office:value-type="string" calcext:value-type="string">
            <text:p>694 Fulton St, Brooklyn NY 11217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421" calcext:value-type="float">
            <text:p>50018421</text:p>
          </table:table-cell>
          <table:table-cell table:style-name="ce1" office:value-type="string" calcext:value-type="string">
            <text:p>RECONNECT BAKERY</text:p>
          </table:table-cell>
          <table:table-cell table:style-name="ce1" office:value-type="string" calcext:value-type="string">
            <text:p>110 Moore St, Brooklyn NY 11206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9490" calcext:value-type="float">
            <text:p>50049490</text:p>
          </table:table-cell>
          <table:table-cell table:style-name="ce1" office:value-type="string" calcext:value-type="string">
            <text:p>COZY COFFEE</text:p>
          </table:table-cell>
          <table:table-cell table:style-name="ce1" office:value-type="string" calcext:value-type="string">
            <text:p>925B Marcy Ave, Brooklyn NY 11216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92285" calcext:value-type="float">
            <text:p>40392285</text:p>
          </table:table-cell>
          <table:table-cell table:style-name="ce1" office:value-type="string" calcext:value-type="string">
            <text:p>CHARLIE'S CORNER RESTAURANT &amp; DELI</text:p>
          </table:table-cell>
          <table:table-cell table:style-name="ce1" office:value-type="string" calcext:value-type="string">
            <text:p>537 Park Avenue, Brooklyn NY 11205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796758" calcext:value-type="float">
            <text:p>40796758</text:p>
          </table:table-cell>
          <table:table-cell table:style-name="ce1" office:value-type="string" calcext:value-type="string">
            <text:p>PLYMOUTH CAFE</text:p>
          </table:table-cell>
          <table:table-cell table:style-name="ce1" office:value-type="string" calcext:value-type="string">
            <text:p>90 Henry Street, Brooklyn NY 1120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47119" calcext:value-type="float">
            <text:p>41547119</text:p>
          </table:table-cell>
          <table:table-cell table:style-name="ce1" office:value-type="string" calcext:value-type="string">
            <text:p>CAOBA COFFEE SHOP</text:p>
          </table:table-cell>
          <table:table-cell table:style-name="ce1" office:value-type="string" calcext:value-type="string">
            <text:p>762 Snediker Avenue, Brooklyn NY 11207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12395" calcext:value-type="float">
            <text:p>41712395</text:p>
          </table:table-cell>
          <table:table-cell table:style-name="ce1" office:value-type="string" calcext:value-type="string">
            <text:p>THE STANDARD</text:p>
          </table:table-cell>
          <table:table-cell table:style-name="ce1" office:value-type="string" calcext:value-type="string">
            <text:p>188 Nassau Avenue, Brooklyn NY 11222</text:p>
          </table:table-cell>
          <table:table-cell table:style-name="ce1" office:value-type="string" calcext:value-type="string">
            <text:p>Delicatesse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950" calcext:value-type="float">
            <text:p>50018950</text:p>
          </table:table-cell>
          <table:table-cell table:style-name="ce1" office:value-type="string" calcext:value-type="string">
            <text:p>LUIGIS PIZZERIA</text:p>
          </table:table-cell>
          <table:table-cell table:style-name="ce1" office:value-type="string" calcext:value-type="string">
            <text:p>326 Dekalb Ave, Brooklyn NY 11205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7669" calcext:value-type="float">
            <text:p>50037669</text:p>
          </table:table-cell>
          <table:table-cell table:style-name="ce1" office:value-type="string" calcext:value-type="string">
            <text:p>NEW YUMMY TACO</text:p>
          </table:table-cell>
          <table:table-cell table:style-name="ce1" office:value-type="string" calcext:value-type="string">
            <text:p>1106 8Th Ave, Brooklyn NY 11215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2099" calcext:value-type="float">
            <text:p>50052099</text:p>
          </table:table-cell>
          <table:table-cell table:style-name="ce1" office:value-type="string" calcext:value-type="string">
            <text:p>TEAS SHOP</text:p>
          </table:table-cell>
          <table:table-cell table:style-name="ce1" office:value-type="string" calcext:value-type="string">
            <text:p>5502 8Th Ave, Brooklyn NY 11220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5295" calcext:value-type="float">
            <text:p>50045295</text:p>
          </table:table-cell>
          <table:table-cell table:style-name="ce1" office:value-type="string" calcext:value-type="string">
            <text:p>TREEHOUSE</text:p>
          </table:table-cell>
          <table:table-cell table:style-name="ce1" office:value-type="string" calcext:value-type="string">
            <text:p>417 Marcus Garvey Blvd, Brooklyn NY 11216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8" calcext:value-type="date">
            <text:p>10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10253" calcext:value-type="float">
            <text:p>41310253</text:p>
          </table:table-cell>
          <table:table-cell table:style-name="ce1" office:value-type="string" calcext:value-type="string">
            <text:p>NATURAL BLEND</text:p>
          </table:table-cell>
          <table:table-cell table:style-name="ce1" office:value-type="string" calcext:value-type="string">
            <text:p>769 Washington Avenue, Brooklyn NY 11238</text:p>
          </table:table-cell>
          <table:table-cell table:style-name="ce1" office:value-type="string" calcext:value-type="string">
            <text:p>Vegetar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7" calcext:value-type="date">
            <text:p>10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81258" calcext:value-type="float">
            <text:p>41381258</text:p>
          </table:table-cell>
          <table:table-cell table:style-name="ce1" office:value-type="string" calcext:value-type="string">
            <text:p>SUBWAY</text:p>
          </table:table-cell>
          <table:table-cell table:style-name="ce1" office:value-type="string" calcext:value-type="string">
            <text:p>391 Jay Street, Brooklyn NY 11201</text:p>
          </table:table-cell>
          <table:table-cell table:style-name="ce1" office:value-type="string" calcext:value-type="string">
            <text:p>Sandwiche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7" calcext:value-type="date">
            <text:p>10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4989" calcext:value-type="float">
            <text:p>50044989</text:p>
          </table:table-cell>
          <table:table-cell table:style-name="ce1" office:value-type="string" calcext:value-type="string">
            <text:p>MCDONALD'S</text:p>
          </table:table-cell>
          <table:table-cell table:style-name="ce1" office:value-type="string" calcext:value-type="string">
            <text:p>700 Broadway, Brooklyn NY 11206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7" calcext:value-type="date">
            <text:p>10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400" calcext:value-type="float">
            <text:p>50053400</text:p>
          </table:table-cell>
          <table:table-cell table:style-name="ce1" office:value-type="string" calcext:value-type="string">
            <text:p>BLUESTONE LANE</text:p>
          </table:table-cell>
          <table:table-cell table:style-name="ce1" office:value-type="string" calcext:value-type="string">
            <text:p>55 Prospect St, Brooklyn NY 11201</text:p>
          </table:table-cell>
          <table:table-cell table:style-name="ce1" office:value-type="string" calcext:value-type="string">
            <text:p>Australi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7" calcext:value-type="date">
            <text:p>10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3914" calcext:value-type="float">
            <text:p>50003914</text:p>
          </table:table-cell>
          <table:table-cell table:style-name="ce1" office:value-type="string" calcext:value-type="string">
            <text:p>NEW JIN XIN RESATURANT</text:p>
          </table:table-cell>
          <table:table-cell table:style-name="ce1" office:value-type="string" calcext:value-type="string">
            <text:p>7102 18Th Ave, Brooklyn NY 1120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6" calcext:value-type="date">
            <text:p>10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8684" calcext:value-type="float">
            <text:p>50008684</text:p>
          </table:table-cell>
          <table:table-cell table:style-name="ce1" office:value-type="string" calcext:value-type="string">
            <text:p>LIZZMONADE</text:p>
          </table:table-cell>
          <table:table-cell table:style-name="ce1" office:value-type="string" calcext:value-type="string">
            <text:p>1 Brooklyn Bridge Park, Brooklyn NY 11201</text:p>
          </table:table-cell>
          <table:table-cell table:style-name="ce1" office:value-type="string" calcext:value-type="string">
            <text:p>Juice, Smoothies, Fruit Salad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6" calcext:value-type="date">
            <text:p>10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728" calcext:value-type="float">
            <text:p>50018728</text:p>
          </table:table-cell>
          <table:table-cell table:style-name="ce1" office:value-type="string" calcext:value-type="string">
            <text:p>KHAO SARN</text:p>
          </table:table-cell>
          <table:table-cell table:style-name="ce1" office:value-type="string" calcext:value-type="string">
            <text:p>338 Bedford Ave, Brooklyn NY 11249</text:p>
          </table:table-cell>
          <table:table-cell table:style-name="ce1" office:value-type="string" calcext:value-type="string">
            <text:p>Thai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6" calcext:value-type="date">
            <text:p>10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0170" calcext:value-type="float">
            <text:p>50050170</text:p>
          </table:table-cell>
          <table:table-cell table:style-name="ce1" office:value-type="string" calcext:value-type="string">
            <text:p>CHICKEN V</text:p>
          </table:table-cell>
          <table:table-cell table:style-name="ce1" office:value-type="string" calcext:value-type="string">
            <text:p>1972 86Th St, Brooklyn NY 1121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6" calcext:value-type="date">
            <text:p>10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17005" calcext:value-type="float">
            <text:p>40917005</text:p>
          </table:table-cell>
          <table:table-cell table:style-name="ce1" office:value-type="string" calcext:value-type="string">
            <text:p>DUNKIN' DONUTS</text:p>
          </table:table-cell>
          <table:table-cell table:style-name="ce1" office:value-type="string" calcext:value-type="string">
            <text:p>137 12 Street, Brooklyn NY 11215</text:p>
          </table:table-cell>
          <table:table-cell table:style-name="ce1" office:value-type="string" calcext:value-type="string">
            <text:p>Donut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5" calcext:value-type="date">
            <text:p>10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880867" calcext:value-type="float">
            <text:p>40880867</text:p>
          </table:table-cell>
          <table:table-cell table:style-name="ce1" office:value-type="string" calcext:value-type="string">
            <text:p>OTT THAI CUISINE</text:p>
          </table:table-cell>
          <table:table-cell table:style-name="ce1" office:value-type="string" calcext:value-type="string">
            <text:p>970 Manhattan Avenue, Brooklyn NY 11222</text:p>
          </table:table-cell>
          <table:table-cell table:style-name="ce1" office:value-type="string" calcext:value-type="string">
            <text:p>Thai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77888" calcext:value-type="float">
            <text:p>40977888</text:p>
          </table:table-cell>
          <table:table-cell table:style-name="ce1" office:value-type="string" calcext:value-type="string">
            <text:p>BAR MATCHLESS</text:p>
          </table:table-cell>
          <table:table-cell table:style-name="ce1" office:value-type="string" calcext:value-type="string">
            <text:p>557 Manhattan Avenue, Brooklyn NY 11222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45086" calcext:value-type="float">
            <text:p>41345086</text:p>
          </table:table-cell>
          <table:table-cell table:style-name="ce1" office:value-type="string" calcext:value-type="string">
            <text:p>BAKERY RZESZOWSKA</text:p>
          </table:table-cell>
          <table:table-cell table:style-name="ce1" office:value-type="string" calcext:value-type="string">
            <text:p>948 Manhattan Avenue, Brooklyn NY 11222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24158" calcext:value-type="float">
            <text:p>41624158</text:p>
          </table:table-cell>
          <table:table-cell table:style-name="ce1" office:value-type="string" calcext:value-type="string">
            <text:p>BATTERSBY</text:p>
          </table:table-cell>
          <table:table-cell table:style-name="ce1" office:value-type="string" calcext:value-type="string">
            <text:p>255 Smith Street, Brooklyn NY 1123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7348" calcext:value-type="float">
            <text:p>50017348</text:p>
          </table:table-cell>
          <table:table-cell table:style-name="ce1" office:value-type="string" calcext:value-type="string">
            <text:p>CONCORD HILL RESTAURANT</text:p>
          </table:table-cell>
          <table:table-cell table:style-name="ce1" office:value-type="string" calcext:value-type="string">
            <text:p>374 Graham Ave, Brooklyn NY 1121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7656" calcext:value-type="float">
            <text:p>50047656</text:p>
          </table:table-cell>
          <table:table-cell table:style-name="ce1" office:value-type="string" calcext:value-type="string">
            <text:p>AVENUE U NEW EAGLE KITCHEN</text:p>
          </table:table-cell>
          <table:table-cell table:style-name="ce1" office:value-type="string" calcext:value-type="string">
            <text:p>152 Avenue U, Brooklyn NY 11223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7964" calcext:value-type="float">
            <text:p>50047964</text:p>
          </table:table-cell>
          <table:table-cell table:style-name="ce1" office:value-type="string" calcext:value-type="string">
            <text:p>DONUT CONNECTIONS</text:p>
          </table:table-cell>
          <table:table-cell table:style-name="ce1" office:value-type="string" calcext:value-type="string">
            <text:p>1621 Mermaid Ave, Brooklyn NY 11224</text:p>
          </table:table-cell>
          <table:table-cell table:style-name="ce1" office:value-type="string" calcext:value-type="string">
            <text:p>Donut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001" calcext:value-type="float">
            <text:p>50051001</text:p>
          </table:table-cell>
          <table:table-cell table:style-name="ce1" office:value-type="string" calcext:value-type="string">
            <text:p>J &amp; D PIZZERIA &amp; RESTAURANT</text:p>
          </table:table-cell>
          <table:table-cell table:style-name="ce1" office:value-type="string" calcext:value-type="string">
            <text:p>2530 Pitkin Ave, Brooklyn NY 11208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62900" calcext:value-type="float">
            <text:p>41462900</text:p>
          </table:table-cell>
          <table:table-cell table:style-name="ce1" office:value-type="string" calcext:value-type="string">
            <text:p>ATLANTIC MITOUSHI SUSHI</text:p>
          </table:table-cell>
          <table:table-cell table:style-name="ce1" office:value-type="string" calcext:value-type="string">
            <text:p>177 Atlantic Avenue, Brooklyn NY 11201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3" calcext:value-type="date">
            <text:p>10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939" calcext:value-type="float">
            <text:p>50051939</text:p>
          </table:table-cell>
          <table:table-cell table:style-name="ce1" office:value-type="string" calcext:value-type="string">
            <text:p>WINGSTOP RESTAURANT</text:p>
          </table:table-cell>
          <table:table-cell table:style-name="ce1" office:value-type="string" calcext:value-type="string">
            <text:p>935 Broadway, Brooklyn NY 11206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3" calcext:value-type="date">
            <text:p>10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6006" calcext:value-type="float">
            <text:p>50036006</text:p>
          </table:table-cell>
          <table:table-cell table:style-name="ce1" office:value-type="string" calcext:value-type="string">
            <text:p>PUERTA DEL SOL RESTAURANT</text:p>
          </table:table-cell>
          <table:table-cell table:style-name="ce1" office:value-type="string" calcext:value-type="string">
            <text:p>1550 Bay Ridge Ave, Brooklyn NY 11219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1" calcext:value-type="date">
            <text:p>10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49070" calcext:value-type="float">
            <text:p>41649070</text:p>
          </table:table-cell>
          <table:table-cell table:style-name="ce1" office:value-type="string" calcext:value-type="string">
            <text:p>EMPIRE TACO</text:p>
          </table:table-cell>
          <table:table-cell table:style-name="ce1" office:value-type="string" calcext:value-type="string">
            <text:p>617 Wilson Avenue, Brooklyn NY 11207</text:p>
          </table:table-cell>
          <table:table-cell table:style-name="ce1" office:value-type="string" calcext:value-type="string">
            <text:p>Tex-Mex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30" calcext:value-type="date">
            <text:p>12/3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1548" calcext:value-type="float">
            <text:p>50011548</text:p>
          </table:table-cell>
          <table:table-cell table:style-name="ce1" office:value-type="string" calcext:value-type="string">
            <text:p>XOCHITL TAQUERIA</text:p>
          </table:table-cell>
          <table:table-cell table:style-name="ce1" office:value-type="string" calcext:value-type="string">
            <text:p>1015 Fulton St, Brooklyn NY 11238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30" calcext:value-type="date">
            <text:p>12/3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11365" calcext:value-type="float">
            <text:p>41711365</text:p>
          </table:table-cell>
          <table:table-cell table:style-name="ce1" office:value-type="string" calcext:value-type="string">
            <text:p>HOMETOWN CUISINE</text:p>
          </table:table-cell>
          <table:table-cell table:style-name="ce1" office:value-type="string" calcext:value-type="string">
            <text:p>5017 8 Avenue, Brooklyn NY 1122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7" calcext:value-type="date">
            <text:p>12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5171" calcext:value-type="float">
            <text:p>50005171</text:p>
          </table:table-cell>
          <table:table-cell table:style-name="ce1" office:value-type="string" calcext:value-type="string">
            <text:p>The Royal Palms Shuffleboard Club</text:p>
          </table:table-cell>
          <table:table-cell table:style-name="ce1" office:value-type="string" calcext:value-type="string">
            <text:p>514 Union St, Brooklyn NY 1121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7242" calcext:value-type="float">
            <text:p>50017242</text:p>
          </table:table-cell>
          <table:table-cell table:style-name="ce1" office:value-type="string" calcext:value-type="string">
            <text:p>STARBUCKS</text:p>
          </table:table-cell>
          <table:table-cell table:style-name="ce1" office:value-type="string" calcext:value-type="string">
            <text:p>1608 Shore Pkwy South, Brooklyn NY 11214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5384" calcext:value-type="float">
            <text:p>50045384</text:p>
          </table:table-cell>
          <table:table-cell table:style-name="ce1" office:value-type="string" calcext:value-type="string">
            <text:p>DAGAN GRILL</text:p>
          </table:table-cell>
          <table:table-cell table:style-name="ce1" office:value-type="string" calcext:value-type="string">
            <text:p>6185 Strickland Ave, Brooklyn NY 11234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0962" calcext:value-type="float">
            <text:p>50050962</text:p>
          </table:table-cell>
          <table:table-cell table:style-name="ce1" office:value-type="string" calcext:value-type="string">
            <text:p>EMELY CAFE</text:p>
          </table:table-cell>
          <table:table-cell table:style-name="ce1" office:value-type="string" calcext:value-type="string">
            <text:p>424 Sutter Ave, Brooklyn NY 11212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63883" calcext:value-type="float">
            <text:p>41263883</text:p>
          </table:table-cell>
          <table:table-cell table:style-name="ce1" office:value-type="string" calcext:value-type="string">
            <text:p>DUNKIN' DONUTS, BASKIN ROBBINS</text:p>
          </table:table-cell>
          <table:table-cell table:style-name="ce1" office:value-type="string" calcext:value-type="string">
            <text:p>578 Atlantic Avenue, Brooklyn NY 1121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1" calcext:value-type="date">
            <text:p>12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2274" calcext:value-type="float">
            <text:p>50052274</text:p>
          </table:table-cell>
          <table:table-cell table:style-name="ce1" office:value-type="string" calcext:value-type="string">
            <text:p>RICHARD'S DINER &amp; CATERING III</text:p>
          </table:table-cell>
          <table:table-cell table:style-name="ce1" office:value-type="string" calcext:value-type="string">
            <text:p>171 Utica Ave, Brooklyn NY 11213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1" calcext:value-type="date">
            <text:p>12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75015" calcext:value-type="float">
            <text:p>41275015</text:p>
          </table:table-cell>
          <table:table-cell table:style-name="ce1" office:value-type="string" calcext:value-type="string">
            <text:p>VAN'KA VSTAN'KA</text:p>
          </table:table-cell>
          <table:table-cell table:style-name="ce1" office:value-type="string" calcext:value-type="string">
            <text:p>3810 Nostrand Avenue, Brooklyn NY 11235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0" calcext:value-type="date">
            <text:p>12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6741" calcext:value-type="float">
            <text:p>50016741</text:p>
          </table:table-cell>
          <table:table-cell table:style-name="ce1" office:value-type="string" calcext:value-type="string">
            <text:p>BOMBAY GRILL</text:p>
          </table:table-cell>
          <table:table-cell table:style-name="ce1" office:value-type="string" calcext:value-type="string">
            <text:p>8716 3Rd Ave, Brooklyn NY 11209</text:p>
          </table:table-cell>
          <table:table-cell table:style-name="ce1" office:value-type="string" calcext:value-type="string">
            <text:p>Indi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0" calcext:value-type="date">
            <text:p>12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15447" calcext:value-type="float">
            <text:p>41115447</text:p>
          </table:table-cell>
          <table:table-cell table:style-name="ce1" office:value-type="string" calcext:value-type="string">
            <text:p>UNO PIZZERIA AND GRILL</text:p>
          </table:table-cell>
          <table:table-cell table:style-name="ce1" office:value-type="string" calcext:value-type="string">
            <text:p>9201 4 Avenue, Brooklyn NY 11209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9" calcext:value-type="date">
            <text:p>12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55833" calcext:value-type="float">
            <text:p>41155833</text:p>
          </table:table-cell>
          <table:table-cell table:style-name="ce1" office:value-type="string" calcext:value-type="string">
            <text:p>HANKS SALOON</text:p>
          </table:table-cell>
          <table:table-cell table:style-name="ce1" office:value-type="string" calcext:value-type="string">
            <text:p>46 3 Avenue, Brooklyn NY 1121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9" calcext:value-type="date">
            <text:p>12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76734" calcext:value-type="float">
            <text:p>41476734</text:p>
          </table:table-cell>
          <table:table-cell table:style-name="ce1" office:value-type="string" calcext:value-type="string">
            <text:p>CROWN FRIED CHICKEN</text:p>
          </table:table-cell>
          <table:table-cell table:style-name="ce1" office:value-type="string" calcext:value-type="string">
            <text:p>226 Utica Avenue, Brooklyn NY 11213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9" calcext:value-type="date">
            <text:p>12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17023" calcext:value-type="float">
            <text:p>41717023</text:p>
          </table:table-cell>
          <table:table-cell table:style-name="ce1" office:value-type="string" calcext:value-type="string">
            <text:p>SALLY'S COFFEE SHOP</text:p>
          </table:table-cell>
          <table:table-cell table:style-name="ce1" office:value-type="string" calcext:value-type="string">
            <text:p>8501 3 Avenue, Brooklyn NY 11209</text:p>
          </table:table-cell>
          <table:table-cell table:style-name="ce1" office:value-type="string" calcext:value-type="string">
            <text:p>Middle Easter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9" calcext:value-type="date">
            <text:p>12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91438" calcext:value-type="float">
            <text:p>41191438</text:p>
          </table:table-cell>
          <table:table-cell table:style-name="ce1" office:value-type="string" calcext:value-type="string">
            <text:p>CHERYL'S GLOBAL SOUL</text:p>
          </table:table-cell>
          <table:table-cell table:style-name="ce1" office:value-type="string" calcext:value-type="string">
            <text:p>236 Underhill Avenue, Brooklyn NY 1123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6" calcext:value-type="date">
            <text:p>12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847025" calcext:value-type="float">
            <text:p>40847025</text:p>
          </table:table-cell>
          <table:table-cell table:style-name="ce1" office:value-type="string" calcext:value-type="string">
            <text:p>EL PULGARCITO DE AMERICA</text:p>
          </table:table-cell>
          <table:table-cell table:style-name="ce1" office:value-type="string" calcext:value-type="string">
            <text:p>3133 Fulton Street, Brooklyn NY 11208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7026" calcext:value-type="float">
            <text:p>50037026</text:p>
          </table:table-cell>
          <table:table-cell table:style-name="ce1" office:value-type="string" calcext:value-type="string">
            <text:p>PAPA JOHN'S</text:p>
          </table:table-cell>
          <table:table-cell table:style-name="ce1" office:value-type="string" calcext:value-type="string">
            <text:p>1654 86Th St, Brooklyn NY 11214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0121" calcext:value-type="float">
            <text:p>50000121</text:p>
          </table:table-cell>
          <table:table-cell table:style-name="ce1" office:value-type="string" calcext:value-type="string">
            <text:p>CROWN FRIED CHICKEN</text:p>
          </table:table-cell>
          <table:table-cell table:style-name="ce1" office:value-type="string" calcext:value-type="string">
            <text:p>822 Myrtle Ave, Brooklyn NY 11206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6816" calcext:value-type="float">
            <text:p>50006816</text:p>
          </table:table-cell>
          <table:table-cell table:style-name="ce1" office:value-type="string" calcext:value-type="string">
            <text:p>OAXACA TAQUERIA</text:p>
          </table:table-cell>
          <table:table-cell table:style-name="ce1" office:value-type="string" calcext:value-type="string">
            <text:p>1116 Bedford Ave, Brooklyn NY 11216</text:p>
          </table:table-cell>
          <table:table-cell table:style-name="ce1" office:value-type="string" calcext:value-type="string">
            <text:p>Tex-Mex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4084" calcext:value-type="float">
            <text:p>50014084</text:p>
          </table:table-cell>
          <table:table-cell table:style-name="ce1" office:value-type="string" calcext:value-type="string">
            <text:p>BURGER KING</text:p>
          </table:table-cell>
          <table:table-cell table:style-name="ce1" office:value-type="string" calcext:value-type="string">
            <text:p>1297 Fulton St, Brooklyn NY 11216</text:p>
          </table:table-cell>
          <table:table-cell table:style-name="ce1" office:value-type="string" calcext:value-type="string">
            <text:p>Hamburgers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339" calcext:value-type="float">
            <text:p>50051339</text:p>
          </table:table-cell>
          <table:table-cell table:style-name="ce1" office:value-type="string" calcext:value-type="string">
            <text:p>SWELL DIVE</text:p>
          </table:table-cell>
          <table:table-cell table:style-name="ce1" office:value-type="string" calcext:value-type="string">
            <text:p>1013 Bedford Ave, Brooklyn NY 11205</text:p>
          </table:table-cell>
          <table:table-cell table:style-name="ce1" office:value-type="string" calcext:value-type="string">
            <text:p>Tex-Mex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30536" calcext:value-type="float">
            <text:p>41230536</text:p>
          </table:table-cell>
          <table:table-cell table:style-name="ce1" office:value-type="string" calcext:value-type="string">
            <text:p>TORRES ITALIAN RESTURANT</text:p>
          </table:table-cell>
          <table:table-cell table:style-name="ce1" office:value-type="string" calcext:value-type="string">
            <text:p>6808 Bay Parkway, Brooklyn NY 11204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2" calcext:value-type="date">
            <text:p>12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16350" calcext:value-type="float">
            <text:p>41716350</text:p>
          </table:table-cell>
          <table:table-cell table:style-name="ce1" office:value-type="string" calcext:value-type="string">
            <text:p>FUKI SUSHI</text:p>
          </table:table-cell>
          <table:table-cell table:style-name="ce1" office:value-type="string" calcext:value-type="string">
            <text:p>8509 18 Avenue, Brooklyn NY 11214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2" calcext:value-type="date">
            <text:p>12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577" calcext:value-type="float">
            <text:p>50046577</text:p>
          </table:table-cell>
          <table:table-cell table:style-name="ce1" office:value-type="string" calcext:value-type="string">
            <text:p>THE BAGEL STORE</text:p>
          </table:table-cell>
          <table:table-cell table:style-name="ce1" office:value-type="string" calcext:value-type="string">
            <text:p>349 Bedford Ave, Brooklyn NY 11211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2" calcext:value-type="date">
            <text:p>12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0064" calcext:value-type="float">
            <text:p>50050064</text:p>
          </table:table-cell>
          <table:table-cell table:style-name="ce1" office:value-type="string" calcext:value-type="string">
            <text:p>PEKING CHEF</text:p>
          </table:table-cell>
          <table:table-cell table:style-name="ce1" office:value-type="string" calcext:value-type="string">
            <text:p>925 E 107Th St, Brooklyn NY 11236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2" calcext:value-type="date">
            <text:p>12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1118" calcext:value-type="float">
            <text:p>50001118</text:p>
          </table:table-cell>
          <table:table-cell table:style-name="ce1" office:value-type="string" calcext:value-type="string">
            <text:p>SHEN ZHOU RESTAURANT</text:p>
          </table:table-cell>
          <table:table-cell table:style-name="ce1" office:value-type="string" calcext:value-type="string">
            <text:p>159 Wilson Ave, Brooklyn NY 11237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9" calcext:value-type="date">
            <text:p>12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3989" calcext:value-type="float">
            <text:p>50013989</text:p>
          </table:table-cell>
          <table:table-cell table:style-name="ce1" office:value-type="string" calcext:value-type="string">
            <text:p>CROWN CHICKEN &amp; PIZZA</text:p>
          </table:table-cell>
          <table:table-cell table:style-name="ce1" office:value-type="string" calcext:value-type="string">
            <text:p>1240 Hancock St, Brooklyn NY 11221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740" calcext:value-type="float">
            <text:p>50056740</text:p>
          </table:table-cell>
          <table:table-cell table:style-name="ce1" office:value-type="string" calcext:value-type="string">
            <text:p>SMITH FOOD EXPRESS</text:p>
          </table:table-cell>
          <table:table-cell table:style-name="ce1" office:value-type="string" calcext:value-type="string">
            <text:p>23 Smith St, Brooklyn NY 1120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29127" calcext:value-type="float">
            <text:p>41629127</text:p>
          </table:table-cell>
          <table:table-cell table:style-name="ce1" office:value-type="string" calcext:value-type="string">
            <text:p>SZECHUAN GARDEN</text:p>
          </table:table-cell>
          <table:table-cell table:style-name="ce1" office:value-type="string" calcext:value-type="string">
            <text:p>463 7 Avenue, Brooklyn NY 11215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7" calcext:value-type="date">
            <text:p>12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7202" calcext:value-type="float">
            <text:p>50057202</text:p>
          </table:table-cell>
          <table:table-cell table:style-name="ce1" office:value-type="string" calcext:value-type="string">
            <text:p>WETZEL'S PRETZELS</text:p>
          </table:table-cell>
          <table:table-cell table:style-name="ce1" office:value-type="string" calcext:value-type="string">
            <text:p>139 Flatbush Ave, Brooklyn NY 11217</text:p>
          </table:table-cell>
          <table:table-cell table:style-name="ce1" office:value-type="string" calcext:value-type="string">
            <text:p>Hotdogs/Pretzels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7" calcext:value-type="date">
            <text:p>12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53084" calcext:value-type="float">
            <text:p>41653084</text:p>
          </table:table-cell>
          <table:table-cell table:style-name="ce1" office:value-type="string" calcext:value-type="string">
            <text:p>CAPY</text:p>
          </table:table-cell>
          <table:table-cell table:style-name="ce1" office:value-type="string" calcext:value-type="string">
            <text:p>5524 5 Avenue, Brooklyn NY 11220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177" calcext:value-type="float">
            <text:p>50051177</text:p>
          </table:table-cell>
          <table:table-cell table:style-name="ce1" office:value-type="string" calcext:value-type="string">
            <text:p>PARM</text:p>
          </table:table-cell>
          <table:table-cell table:style-name="ce1" office:value-type="string" calcext:value-type="string">
            <text:p>164 N 4Th St, Brooklyn NY 11211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94258" calcext:value-type="float">
            <text:p>40394258</text:p>
          </table:table-cell>
          <table:table-cell table:style-name="ce1" office:value-type="string" calcext:value-type="string">
            <text:p>TOMMASO RESTAURANT</text:p>
          </table:table-cell>
          <table:table-cell table:style-name="ce1" office:value-type="string" calcext:value-type="string">
            <text:p>1464 86 Street, Brooklyn NY 11228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5" calcext:value-type="date">
            <text:p>12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697317" calcext:value-type="float">
            <text:p>40697317</text:p>
          </table:table-cell>
          <table:table-cell table:style-name="ce1" office:value-type="string" calcext:value-type="string">
            <text:p>STARBUCKS</text:p>
          </table:table-cell>
          <table:table-cell table:style-name="ce1" office:value-type="string" calcext:value-type="string">
            <text:p>166 7 Avenue, Brooklyn NY 11215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2" calcext:value-type="date">
            <text:p>12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1329" calcext:value-type="float">
            <text:p>50001329</text:p>
          </table:table-cell>
          <table:table-cell table:style-name="ce1" office:value-type="string" calcext:value-type="string">
            <text:p>THE LONG ISLAND BAR</text:p>
          </table:table-cell>
          <table:table-cell table:style-name="ce1" office:value-type="string" calcext:value-type="string">
            <text:p>110 Atlantic Avenue, Brooklyn NY 1120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2" calcext:value-type="date">
            <text:p>12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94039" calcext:value-type="float">
            <text:p>41394039</text:p>
          </table:table-cell>
          <table:table-cell table:style-name="ce1" office:value-type="string" calcext:value-type="string">
            <text:p>NEW GARDEN RESTAURANT</text:p>
          </table:table-cell>
          <table:table-cell table:style-name="ce1" office:value-type="string" calcext:value-type="string">
            <text:p>1060 Nostrand Avenue, Brooklyn NY 11225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5391" calcext:value-type="float">
            <text:p>50045391</text:p>
          </table:table-cell>
          <table:table-cell table:style-name="ce1" office:value-type="string" calcext:value-type="string">
            <text:p>THE PLATFORM</text:p>
          </table:table-cell>
          <table:table-cell table:style-name="ce1" office:value-type="string" calcext:value-type="string">
            <text:p>1178 Bushwick Ave, Brooklyn NY 11221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5672" calcext:value-type="float">
            <text:p>50005672</text:p>
          </table:table-cell>
          <table:table-cell table:style-name="ce1" office:value-type="string" calcext:value-type="string">
            <text:p>MAIKLEY CAFE</text:p>
          </table:table-cell>
          <table:table-cell table:style-name="ce1" office:value-type="string" calcext:value-type="string">
            <text:p>5819 8Th Ave, Brooklyn NY 1122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30" calcext:value-type="date">
            <text:p>11/3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3579" calcext:value-type="float">
            <text:p>50013579</text:p>
          </table:table-cell>
          <table:table-cell table:style-name="ce1" office:value-type="string" calcext:value-type="string">
            <text:p>THAI BASIL</text:p>
          </table:table-cell>
          <table:table-cell table:style-name="ce1" office:value-type="string" calcext:value-type="string">
            <text:p>3682B Nostrand Ave, Brooklyn NY 11229</text:p>
          </table:table-cell>
          <table:table-cell table:style-name="ce1" office:value-type="string" calcext:value-type="string">
            <text:p>Thai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9" calcext:value-type="date">
            <text:p>11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10632" calcext:value-type="float">
            <text:p>41710632</text:p>
          </table:table-cell>
          <table:table-cell table:style-name="ce1" office:value-type="string" calcext:value-type="string">
            <text:p>DOO WOP GRIDDLE</text:p>
          </table:table-cell>
          <table:table-cell table:style-name="ce1" office:value-type="string" calcext:value-type="string">
            <text:p>3105 Avenue H, Brooklyn NY 11210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5" calcext:value-type="date">
            <text:p>11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9095" calcext:value-type="float">
            <text:p>50019095</text:p>
          </table:table-cell>
          <table:table-cell table:style-name="ce1" office:value-type="string" calcext:value-type="string">
            <text:p>EARLY</text:p>
          </table:table-cell>
          <table:table-cell table:style-name="ce1" office:value-type="string" calcext:value-type="string">
            <text:p>967 Manhattan Ave, Brooklyn NY 11222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5" calcext:value-type="date">
            <text:p>11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25996" calcext:value-type="float">
            <text:p>41225996</text:p>
          </table:table-cell>
          <table:table-cell table:style-name="ce1" office:value-type="string" calcext:value-type="string">
            <text:p>ANGELA'S PIZZERIA</text:p>
          </table:table-cell>
          <table:table-cell table:style-name="ce1" office:value-type="string" calcext:value-type="string">
            <text:p>3435 Fulton Street, Brooklyn NY 11208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3" calcext:value-type="date">
            <text:p>11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99250" calcext:value-type="float">
            <text:p>41499250</text:p>
          </table:table-cell>
          <table:table-cell table:style-name="ce1" office:value-type="string" calcext:value-type="string">
            <text:p>CHINA GARDEN</text:p>
          </table:table-cell>
          <table:table-cell table:style-name="ce1" office:value-type="string" calcext:value-type="string">
            <text:p>2014 Bath Avenue, Brooklyn NY 1121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2" calcext:value-type="date">
            <text:p>11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25990" calcext:value-type="float">
            <text:p>41625990</text:p>
          </table:table-cell>
          <table:table-cell table:style-name="ce1" office:value-type="string" calcext:value-type="string">
            <text:p>SUBWAY</text:p>
          </table:table-cell>
          <table:table-cell table:style-name="ce1" office:value-type="string" calcext:value-type="string">
            <text:p>5407 2 Avenue, Brooklyn NY 11220</text:p>
          </table:table-cell>
          <table:table-cell table:style-name="ce1" office:value-type="string" calcext:value-type="string">
            <text:p>Sandwiches/Salads/Mixed Buffet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2" calcext:value-type="date">
            <text:p>11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42733" calcext:value-type="float">
            <text:p>41642733</text:p>
          </table:table-cell>
          <table:table-cell table:style-name="ce1" office:value-type="string" calcext:value-type="string">
            <text:p>TACO KING</text:p>
          </table:table-cell>
          <table:table-cell table:style-name="ce1" office:value-type="string" calcext:value-type="string">
            <text:p>4204 Avenue D, Brooklyn NY 11203</text:p>
          </table:table-cell>
          <table:table-cell table:style-name="ce1" office:value-type="string" calcext:value-type="string">
            <text:p>Tex-Mex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2" calcext:value-type="date">
            <text:p>11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56176" calcext:value-type="float">
            <text:p>41656176</text:p>
          </table:table-cell>
          <table:table-cell table:style-name="ce1" office:value-type="string" calcext:value-type="string">
            <text:p>BEST LUNCHEONETTE</text:p>
          </table:table-cell>
          <table:table-cell table:style-name="ce1" office:value-type="string" calcext:value-type="string">
            <text:p>1758 Bath Avenue, Brooklyn NY 11214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2" calcext:value-type="date">
            <text:p>11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7736" calcext:value-type="float">
            <text:p>50007736</text:p>
          </table:table-cell>
          <table:table-cell table:style-name="ce1" office:value-type="string" calcext:value-type="string">
            <text:p>WISE ESPRESSO BAR</text:p>
          </table:table-cell>
          <table:table-cell table:style-name="ce1" office:value-type="string" calcext:value-type="string">
            <text:p>3120 Coney Island Ave, Brooklyn NY 11235</text:p>
          </table:table-cell>
          <table:table-cell table:style-name="ce1" office:value-type="string" calcext:value-type="string">
            <text:p>Eastern Europe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2" calcext:value-type="date">
            <text:p>11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2904" calcext:value-type="float">
            <text:p>50052904</text:p>
          </table:table-cell>
          <table:table-cell table:style-name="ce1" office:value-type="string" calcext:value-type="string">
            <text:p>V-CREPE COCOYA</text:p>
          </table:table-cell>
          <table:table-cell table:style-name="ce1" office:value-type="string" calcext:value-type="string">
            <text:p>8503 20Th Ave, Brooklyn NY 11214</text:p>
          </table:table-cell>
          <table:table-cell table:style-name="ce1" office:value-type="string" calcext:value-type="string">
            <text:p>Ice Cream, Gelato, Yogurt, Ices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2" calcext:value-type="date">
            <text:p>11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95385" calcext:value-type="float">
            <text:p>41595385</text:p>
          </table:table-cell>
          <table:table-cell table:style-name="ce1" office:value-type="string" calcext:value-type="string">
            <text:p>GIMME COFFEE</text:p>
          </table:table-cell>
          <table:table-cell table:style-name="ce1" office:value-type="string" calcext:value-type="string">
            <text:p>107 Roebling Street, Brooklyn NY 11211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1" calcext:value-type="date">
            <text:p>11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4393" calcext:value-type="float">
            <text:p>50044393</text:p>
          </table:table-cell>
          <table:table-cell table:style-name="ce1" office:value-type="string" calcext:value-type="string">
            <text:p>RYUJIN RAMEN</text:p>
          </table:table-cell>
          <table:table-cell table:style-name="ce1" office:value-type="string" calcext:value-type="string">
            <text:p>513 Grand St, Brooklyn NY 11211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1" calcext:value-type="date">
            <text:p>11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3528" calcext:value-type="float">
            <text:p>50013528</text:p>
          </table:table-cell>
          <table:table-cell table:style-name="ce1" office:value-type="string" calcext:value-type="string">
            <text:p>CARVEL ICE CREAM</text:p>
          </table:table-cell>
          <table:table-cell table:style-name="ce1" office:value-type="string" calcext:value-type="string">
            <text:p>7517 3Rd Ave, Brooklyn NY 1120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9" calcext:value-type="date">
            <text:p>11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63086" calcext:value-type="float">
            <text:p>41163086</text:p>
          </table:table-cell>
          <table:table-cell table:style-name="ce1" office:value-type="string" calcext:value-type="string">
            <text:p>MED EAST BAKERY</text:p>
          </table:table-cell>
          <table:table-cell table:style-name="ce1" office:value-type="string" calcext:value-type="string">
            <text:p>7808 3 Avenue, Brooklyn NY 11209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8" calcext:value-type="date">
            <text:p>11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3506" calcext:value-type="float">
            <text:p>50033506</text:p>
          </table:table-cell>
          <table:table-cell table:style-name="ce1" office:value-type="string" calcext:value-type="string">
            <text:p>AL SEABU</text:p>
          </table:table-cell>
          <table:table-cell table:style-name="ce1" office:value-type="string" calcext:value-type="string">
            <text:p>383 5Th Ave, Brooklyn NY 11215</text:p>
          </table:table-cell>
          <table:table-cell table:style-name="ce1" office:value-type="string" calcext:value-type="string">
            <text:p>Asi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8" calcext:value-type="date">
            <text:p>11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685" calcext:value-type="float">
            <text:p>50046685</text:p>
          </table:table-cell>
          <table:table-cell table:style-name="ce1" office:value-type="string" calcext:value-type="string">
            <text:p>LOMA RESTAURANT #5</text:p>
          </table:table-cell>
          <table:table-cell table:style-name="ce1" office:value-type="string" calcext:value-type="string">
            <text:p>454 Rockaway Ave, Brooklyn NY 11212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8" calcext:value-type="date">
            <text:p>11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6709" calcext:value-type="float">
            <text:p>50036709</text:p>
          </table:table-cell>
          <table:table-cell table:style-name="ce1" office:value-type="string" calcext:value-type="string">
            <text:p>CHINA DELIGHT</text:p>
          </table:table-cell>
          <table:table-cell table:style-name="ce1" office:value-type="string" calcext:value-type="string">
            <text:p>722 4Th Ave, Brooklyn NY 11232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7" calcext:value-type="date">
            <text:p>11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738001" calcext:value-type="float">
            <text:p>40738001</text:p>
          </table:table-cell>
          <table:table-cell table:style-name="ce1" office:value-type="string" calcext:value-type="string">
            <text:p>PIZZA BAGEL BURGER</text:p>
          </table:table-cell>
          <table:table-cell table:style-name="ce1" office:value-type="string" calcext:value-type="string">
            <text:p>1117 Mc Donald Avenue, Brooklyn NY 11230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26655" calcext:value-type="float">
            <text:p>41126655</text:p>
          </table:table-cell>
          <table:table-cell table:style-name="ce1" office:value-type="string" calcext:value-type="string">
            <text:p>ZAYTOONS RESTAURANT</text:p>
          </table:table-cell>
          <table:table-cell table:style-name="ce1" office:value-type="string" calcext:value-type="string">
            <text:p>472 Myrtle Avenue, Brooklyn NY 11205</text:p>
          </table:table-cell>
          <table:table-cell table:style-name="ce1" office:value-type="string" calcext:value-type="string">
            <text:p>Middle Easter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3708" calcext:value-type="float">
            <text:p>50033708</text:p>
          </table:table-cell>
          <table:table-cell table:style-name="ce1" office:value-type="string" calcext:value-type="string">
            <text:p>SAMURAI MAMA</text:p>
          </table:table-cell>
          <table:table-cell table:style-name="ce1" office:value-type="string" calcext:value-type="string">
            <text:p>205 Grand St, Brooklyn NY 11211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9327" calcext:value-type="float">
            <text:p>50049327</text:p>
          </table:table-cell>
          <table:table-cell table:style-name="ce1" office:value-type="string" calcext:value-type="string">
            <text:p>MASTERS OF TACO'S MEXICAN RESTAURANT</text:p>
          </table:table-cell>
          <table:table-cell table:style-name="ce1" office:value-type="string" calcext:value-type="string">
            <text:p>181 W End Ave, Brooklyn NY 11235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254" calcext:value-type="float">
            <text:p>50056254</text:p>
          </table:table-cell>
          <table:table-cell table:style-name="ce1" office:value-type="string" calcext:value-type="string">
            <text:p>KUNG FU TEA</text:p>
          </table:table-cell>
          <table:table-cell table:style-name="ce1" office:value-type="string" calcext:value-type="string">
            <text:p>40 Hoyt St, Brooklyn NY 11201</text:p>
          </table:table-cell>
          <table:table-cell table:style-name="ce1" office:value-type="string" calcext:value-type="string">
            <text:p>Kore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4" calcext:value-type="date">
            <text:p>11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83033" calcext:value-type="float">
            <text:p>40383033</text:p>
          </table:table-cell>
          <table:table-cell table:style-name="ce1" office:value-type="string" calcext:value-type="string">
            <text:p>O'SULLIVAN'S PUB</text:p>
          </table:table-cell>
          <table:table-cell table:style-name="ce1" office:value-type="string" calcext:value-type="string">
            <text:p>8902 3 Avenue, Brooklyn NY 1120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93977" calcext:value-type="float">
            <text:p>40393977</text:p>
          </table:table-cell>
          <table:table-cell table:style-name="ce1" office:value-type="string" calcext:value-type="string">
            <text:p>TONY'S PIZZA II</text:p>
          </table:table-cell>
          <table:table-cell table:style-name="ce1" office:value-type="string" calcext:value-type="string">
            <text:p>1107 Rutland Road, Brooklyn NY 11212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87018" calcext:value-type="float">
            <text:p>41387018</text:p>
          </table:table-cell>
          <table:table-cell table:style-name="ce1" office:value-type="string" calcext:value-type="string">
            <text:p>HANCO'S</text:p>
          </table:table-cell>
          <table:table-cell table:style-name="ce1" office:value-type="string" calcext:value-type="string">
            <text:p>350 7 Avenue, Brooklyn NY 11215</text:p>
          </table:table-cell>
          <table:table-cell table:style-name="ce1" office:value-type="string" calcext:value-type="string">
            <text:p>Asi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04405" calcext:value-type="float">
            <text:p>41504405</text:p>
          </table:table-cell>
          <table:table-cell table:style-name="ce1" office:value-type="string" calcext:value-type="string">
            <text:p>ECUA POLLOS DELI RESTAURANT</text:p>
          </table:table-cell>
          <table:table-cell table:style-name="ce1" office:value-type="string" calcext:value-type="string">
            <text:p>1262 Myrtle Avenue, Brooklyn NY 11221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76114" calcext:value-type="float">
            <text:p>41576114</text:p>
          </table:table-cell>
          <table:table-cell table:style-name="ce1" office:value-type="string" calcext:value-type="string">
            <text:p>CROWN FRIED CHICKEN</text:p>
          </table:table-cell>
          <table:table-cell table:style-name="ce1" office:value-type="string" calcext:value-type="string">
            <text:p>5 Somers Street, Brooklyn NY 11233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759928" calcext:value-type="float">
            <text:p>40759928</text:p>
          </table:table-cell>
          <table:table-cell table:style-name="ce1" office:value-type="string" calcext:value-type="string">
            <text:p>NINO'S PIZZA</text:p>
          </table:table-cell>
          <table:table-cell table:style-name="ce1" office:value-type="string" calcext:value-type="string">
            <text:p>9110 3 Avenue, Brooklyn NY 11209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9" calcext:value-type="date">
            <text:p>11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3521" calcext:value-type="float">
            <text:p>50033521</text:p>
          </table:table-cell>
          <table:table-cell table:style-name="ce1" office:value-type="string" calcext:value-type="string">
            <text:p>CHECKERS</text:p>
          </table:table-cell>
          <table:table-cell table:style-name="ce1" office:value-type="string" calcext:value-type="string">
            <text:p>491 Nostrand Ave, Brooklyn NY 11216</text:p>
          </table:table-cell>
          <table:table-cell table:style-name="ce1" office:value-type="string" calcext:value-type="string">
            <text:p>Hamburgers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9" calcext:value-type="date">
            <text:p>11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6877" calcext:value-type="float">
            <text:p>50036877</text:p>
          </table:table-cell>
          <table:table-cell table:style-name="ce1" office:value-type="string" calcext:value-type="string">
            <text:p>BROOKLYN DELIGHT</text:p>
          </table:table-cell>
          <table:table-cell table:style-name="ce1" office:value-type="string" calcext:value-type="string">
            <text:p>1636 Coney Island Ave, Brooklyn NY 11230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7" calcext:value-type="date">
            <text:p>11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596377" calcext:value-type="float">
            <text:p>40596377</text:p>
          </table:table-cell>
          <table:table-cell table:style-name="ce1" office:value-type="string" calcext:value-type="string">
            <text:p>LOS PAPIS RESTAURANT</text:p>
          </table:table-cell>
          <table:table-cell table:style-name="ce1" office:value-type="string" calcext:value-type="string">
            <text:p>77 Bridge Street, Brooklyn NY 11201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4" calcext:value-type="date">
            <text:p>11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086102" calcext:value-type="float">
            <text:p>41086102</text:p>
          </table:table-cell>
          <table:table-cell table:style-name="ce1" office:value-type="string" calcext:value-type="string">
            <text:p>COURT STREET BAGELS</text:p>
          </table:table-cell>
          <table:table-cell table:style-name="ce1" office:value-type="string" calcext:value-type="string">
            <text:p>181 Court Street, Brooklyn NY 11201</text:p>
          </table:table-cell>
          <table:table-cell table:style-name="ce1" office:value-type="string" calcext:value-type="string">
            <text:p>Bagels/Pretzels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4" calcext:value-type="date">
            <text:p>11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17534" calcext:value-type="float">
            <text:p>41617534</text:p>
          </table:table-cell>
          <table:table-cell table:style-name="ce1" office:value-type="string" calcext:value-type="string">
            <text:p>DUNKIN' DONUTS</text:p>
          </table:table-cell>
          <table:table-cell table:style-name="ce1" office:value-type="string" calcext:value-type="string">
            <text:p>1510 86 Street, Brooklyn NY 1122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4" calcext:value-type="date">
            <text:p>11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8509" calcext:value-type="float">
            <text:p>50038509</text:p>
          </table:table-cell>
          <table:table-cell table:style-name="ce1" office:value-type="string" calcext:value-type="string">
            <text:p>IHOP</text:p>
          </table:table-cell>
          <table:table-cell table:style-name="ce1" office:value-type="string" calcext:value-type="string">
            <text:p>253 Livingston St, Brooklyn NY 1120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4" calcext:value-type="date">
            <text:p>11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89305" calcext:value-type="float">
            <text:p>41289305</text:p>
          </table:table-cell>
          <table:table-cell table:style-name="ce1" office:value-type="string" calcext:value-type="string">
            <text:p>BAGELS 'N MORE</text:p>
          </table:table-cell>
          <table:table-cell table:style-name="ce1" office:value-type="string" calcext:value-type="string">
            <text:p>4305 14 Avenue, Brooklyn NY 11219</text:p>
          </table:table-cell>
          <table:table-cell table:style-name="ce1" office:value-type="string" calcext:value-type="string">
            <text:p>Bagels/Pretzels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3" calcext:value-type="date">
            <text:p>11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2750" calcext:value-type="float">
            <text:p>50032750</text:p>
          </table:table-cell>
          <table:table-cell table:style-name="ce1" office:value-type="string" calcext:value-type="string">
            <text:p>FATHER KNOWS BEST</text:p>
          </table:table-cell>
          <table:table-cell table:style-name="ce1" office:value-type="string" calcext:value-type="string">
            <text:p>611A Wilson Ave, Brooklyn NY 1120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3" calcext:value-type="date">
            <text:p>11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25769" calcext:value-type="float">
            <text:p>41125769</text:p>
          </table:table-cell>
          <table:table-cell table:style-name="ce1" office:value-type="string" calcext:value-type="string">
            <text:p>CAFE LAFAYETTE</text:p>
          </table:table-cell>
          <table:table-cell table:style-name="ce1" office:value-type="string" calcext:value-type="string">
            <text:p>99 South Portland Avenue, Brooklyn NY 11217</text:p>
          </table:table-cell>
          <table:table-cell table:style-name="ce1" office:value-type="string" calcext:value-type="string">
            <text:p>French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76811" calcext:value-type="float">
            <text:p>41276811</text:p>
          </table:table-cell>
          <table:table-cell table:style-name="ce1" office:value-type="string" calcext:value-type="string">
            <text:p>MUSIC HALL OF WILLIAMSBURG</text:p>
          </table:table-cell>
          <table:table-cell table:style-name="ce1" office:value-type="string" calcext:value-type="string">
            <text:p>66 North <text:s text:c="3"/>6 Street, Brooklyn NY 1124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1911" calcext:value-type="float">
            <text:p>50001911</text:p>
          </table:table-cell>
          <table:table-cell table:style-name="ce1" office:value-type="string" calcext:value-type="string">
            <text:p>KUNG FU JAPANESE &amp; CHINESE RESTAURANT</text:p>
          </table:table-cell>
          <table:table-cell table:style-name="ce1" office:value-type="string" calcext:value-type="string">
            <text:p>1950 Bath Avenue, Brooklyn NY 11214</text:p>
          </table:table-cell>
          <table:table-cell table:style-name="ce1" office:value-type="string" calcext:value-type="string">
            <text:p>Asi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6941" calcext:value-type="float">
            <text:p>50016941</text:p>
          </table:table-cell>
          <table:table-cell table:style-name="ce1" office:value-type="string" calcext:value-type="string">
            <text:p>MASHA AND THE BEAR</text:p>
          </table:table-cell>
          <table:table-cell table:style-name="ce1" office:value-type="string" calcext:value-type="string">
            <text:p>771 Grand St, Brooklyn NY 11211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535" calcext:value-type="float">
            <text:p>50018535</text:p>
          </table:table-cell>
          <table:table-cell table:style-name="ce1" office:value-type="string" calcext:value-type="string">
            <text:p>TORO IRON WORKS</text:p>
          </table:table-cell>
          <table:table-cell table:style-name="ce1" office:value-type="string" calcext:value-type="string">
            <text:p>254 Driggs Ave, Brooklyn NY 11222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4449" calcext:value-type="float">
            <text:p>50054449</text:p>
          </table:table-cell>
          <table:table-cell table:style-name="ce1" office:value-type="string" calcext:value-type="string">
            <text:p>HIROTO JAPANESE RESTAURANT</text:p>
          </table:table-cell>
          <table:table-cell table:style-name="ce1" office:value-type="string" calcext:value-type="string">
            <text:p>75 5Th Ave, Brooklyn NY 11217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02516" calcext:value-type="float">
            <text:p>41702516</text:p>
          </table:table-cell>
          <table:table-cell table:style-name="ce1" office:value-type="string" calcext:value-type="string">
            <text:p>WING BISTRO</text:p>
          </table:table-cell>
          <table:table-cell table:style-name="ce1" office:value-type="string" calcext:value-type="string">
            <text:p>1066 Flatbush Avenue, Brooklyn NY 11226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6550" calcext:value-type="float">
            <text:p>50006550</text:p>
          </table:table-cell>
          <table:table-cell table:style-name="ce1" office:value-type="string" calcext:value-type="string">
            <text:p>R&amp;D FOODS</text:p>
          </table:table-cell>
          <table:table-cell table:style-name="ce1" office:value-type="string" calcext:value-type="string">
            <text:p>602 Vanderbilt Ave, Brooklyn NY 1123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6762" calcext:value-type="float">
            <text:p>50006762</text:p>
          </table:table-cell>
          <table:table-cell table:style-name="ce1" office:value-type="string" calcext:value-type="string">
            <text:p>DZIUPLA</text:p>
          </table:table-cell>
          <table:table-cell table:style-name="ce1" office:value-type="string" calcext:value-type="string">
            <text:p>194 Bedford Ave, Brooklyn NY 11249</text:p>
          </table:table-cell>
          <table:table-cell table:style-name="ce1" office:value-type="string" calcext:value-type="string">
            <text:p>Polish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3941" calcext:value-type="float">
            <text:p>50013941</text:p>
          </table:table-cell>
          <table:table-cell table:style-name="ce1" office:value-type="string" calcext:value-type="string">
            <text:p>BAGEL ROAD</text:p>
          </table:table-cell>
          <table:table-cell table:style-name="ce1" office:value-type="string" calcext:value-type="string">
            <text:p>1424 Sheepshead Bay Rd, Brooklyn NY 11235</text:p>
          </table:table-cell>
          <table:table-cell table:style-name="ce1" office:value-type="string" calcext:value-type="string">
            <text:p>Bagels/Pretzels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67170" calcext:value-type="float">
            <text:p>41467170</text:p>
          </table:table-cell>
          <table:table-cell table:style-name="ce1" office:value-type="string" calcext:value-type="string">
            <text:p>HUNAN GLATT KOSHER</text:p>
          </table:table-cell>
          <table:table-cell table:style-name="ce1" office:value-type="string" calcext:value-type="string">
            <text:p>557 Kings Highway, Brooklyn NY 11223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31" calcext:value-type="date">
            <text:p>10/3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6783" calcext:value-type="float">
            <text:p>50036783</text:p>
          </table:table-cell>
          <table:table-cell table:style-name="ce1" office:value-type="string" calcext:value-type="string">
            <text:p>VIC'S ORIGINAL PIZZA</text:p>
          </table:table-cell>
          <table:table-cell table:style-name="ce1" office:value-type="string" calcext:value-type="string">
            <text:p>288 Kings Hwy, Brooklyn NY 11223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31" calcext:value-type="date">
            <text:p>10/3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401937" calcext:value-type="float">
            <text:p>40401937</text:p>
          </table:table-cell>
          <table:table-cell table:style-name="ce1" office:value-type="string" calcext:value-type="string">
            <text:p>PAPA LEONE PIZZERIA</text:p>
          </table:table-cell>
          <table:table-cell table:style-name="ce1" office:value-type="string" calcext:value-type="string">
            <text:p>101103 Oriental Boulevard, Brooklyn NY 11235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9" calcext:value-type="date">
            <text:p>10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2840" calcext:value-type="float">
            <text:p>50052840</text:p>
          </table:table-cell>
          <table:table-cell table:style-name="ce1" office:value-type="string" calcext:value-type="string">
            <text:p>US FRIED CHICKEN &amp; PIZZA</text:p>
          </table:table-cell>
          <table:table-cell table:style-name="ce1" office:value-type="string" calcext:value-type="string">
            <text:p>129 Dwight St, Brooklyn NY 11231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8" calcext:value-type="date">
            <text:p>10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30112340" calcext:value-type="float">
            <text:p>30112340</text:p>
          </table:table-cell>
          <table:table-cell table:style-name="ce1" office:value-type="string" calcext:value-type="string">
            <text:p>WENDY'S</text:p>
          </table:table-cell>
          <table:table-cell table:style-name="ce1" office:value-type="string" calcext:value-type="string">
            <text:p>469 Flatbush Avenue, Brooklyn NY 11225</text:p>
          </table:table-cell>
          <table:table-cell table:style-name="ce1" office:value-type="string" calcext:value-type="string">
            <text:p>Hamburgers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787908" calcext:value-type="float">
            <text:p>40787908</text:p>
          </table:table-cell>
          <table:table-cell table:style-name="ce1" office:value-type="string" calcext:value-type="string">
            <text:p>KELLY'S TAVERN</text:p>
          </table:table-cell>
          <table:table-cell table:style-name="ce1" office:value-type="string" calcext:value-type="string">
            <text:p>9259 4 Avenue, Brooklyn NY 1120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62768" calcext:value-type="float">
            <text:p>41462768</text:p>
          </table:table-cell>
          <table:table-cell table:style-name="ce1" office:value-type="string" calcext:value-type="string">
            <text:p>PAPA JOHN'S</text:p>
          </table:table-cell>
          <table:table-cell table:style-name="ce1" office:value-type="string" calcext:value-type="string">
            <text:p>1915 Nostrand Avenue, Brooklyn NY 11226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28096" calcext:value-type="float">
            <text:p>41428096</text:p>
          </table:table-cell>
          <table:table-cell table:style-name="ce1" office:value-type="string" calcext:value-type="string">
            <text:p>LA ISLA RESTAURANT</text:p>
          </table:table-cell>
          <table:table-cell table:style-name="ce1" office:value-type="string" calcext:value-type="string">
            <text:p>6 Graham Avenue, Brooklyn NY 11206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03140" calcext:value-type="float">
            <text:p>41503140</text:p>
          </table:table-cell>
          <table:table-cell table:style-name="ce1" office:value-type="string" calcext:value-type="string">
            <text:p>VIP COFFEE</text:p>
          </table:table-cell>
          <table:table-cell table:style-name="ce1" office:value-type="string" calcext:value-type="string">
            <text:p>6714 Bay Parkway, Brooklyn NY 11204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2564" calcext:value-type="float">
            <text:p>50012564</text:p>
          </table:table-cell>
          <table:table-cell table:style-name="ce1" office:value-type="string" calcext:value-type="string">
            <text:p>PEKING HOUSE</text:p>
          </table:table-cell>
          <table:table-cell table:style-name="ce1" office:value-type="string" calcext:value-type="string">
            <text:p>3408 Fulton St, Brooklyn NY 11208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95795" calcext:value-type="float">
            <text:p>41195795</text:p>
          </table:table-cell>
          <table:table-cell table:style-name="ce1" office:value-type="string" calcext:value-type="string">
            <text:p>MCDONALD'S</text:p>
          </table:table-cell>
          <table:table-cell table:style-name="ce1" office:value-type="string" calcext:value-type="string">
            <text:p>2800 Atlantic Avenue, Brooklyn NY 1120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4899" calcext:value-type="float">
            <text:p>50014899</text:p>
          </table:table-cell>
          <table:table-cell table:style-name="ce1" office:value-type="string" calcext:value-type="string">
            <text:p>STARBUCKS</text:p>
          </table:table-cell>
          <table:table-cell table:style-name="ce1" office:value-type="string" calcext:value-type="string">
            <text:p>5100 Kings Plz, Brooklyn NY 11234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7546" calcext:value-type="float">
            <text:p>50047546</text:p>
          </table:table-cell>
          <table:table-cell table:style-name="ce1" office:value-type="string" calcext:value-type="string">
            <text:p>VIKKI'S RESTAURANT</text:p>
          </table:table-cell>
          <table:table-cell table:style-name="ce1" office:value-type="string" calcext:value-type="string">
            <text:p>5922-24 Avenue N, Brooklyn NY 11234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85681" calcext:value-type="float">
            <text:p>41385681</text:p>
          </table:table-cell>
          <table:table-cell table:style-name="ce1" office:value-type="string" calcext:value-type="string">
            <text:p>PEGUSUS COFFEE SHOP</text:p>
          </table:table-cell>
          <table:table-cell table:style-name="ce1" office:value-type="string" calcext:value-type="string">
            <text:p>8610 3 Avenue, Brooklyn NY 1120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1970" calcext:value-type="float">
            <text:p>50001970</text:p>
          </table:table-cell>
          <table:table-cell table:style-name="ce1" office:value-type="string" calcext:value-type="string">
            <text:p>CROWN FRIED CHICKEN</text:p>
          </table:table-cell>
          <table:table-cell table:style-name="ce1" office:value-type="string" calcext:value-type="string">
            <text:p>1591 Broadway, Brooklyn NY 1120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53095" calcext:value-type="float">
            <text:p>41653095</text:p>
          </table:table-cell>
          <table:table-cell table:style-name="ce1" office:value-type="string" calcext:value-type="string">
            <text:p>POPEYES LOUISIANA KITCHEN</text:p>
          </table:table-cell>
          <table:table-cell table:style-name="ce1" office:value-type="string" calcext:value-type="string">
            <text:p>1220 Surf Avenue, Brooklyn NY 11224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2" calcext:value-type="date">
            <text:p>10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90570" calcext:value-type="float">
            <text:p>41390570</text:p>
          </table:table-cell>
          <table:table-cell table:style-name="ce1" office:value-type="string" calcext:value-type="string">
            <text:p>18 BAKERY</text:p>
          </table:table-cell>
          <table:table-cell table:style-name="ce1" office:value-type="string" calcext:value-type="string">
            <text:p>6820 18 Avenue, Brooklyn NY 11204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1" calcext:value-type="date">
            <text:p>10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1003" calcext:value-type="float">
            <text:p>50001003</text:p>
          </table:table-cell>
          <table:table-cell table:style-name="ce1" office:value-type="string" calcext:value-type="string">
            <text:p>FORNINO</text:p>
          </table:table-cell>
          <table:table-cell table:style-name="ce1" office:value-type="string" calcext:value-type="string">
            <text:p>849 Manhattan Ave, Brooklyn NY 11222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651300" calcext:value-type="float">
            <text:p>40651300</text:p>
          </table:table-cell>
          <table:table-cell table:style-name="ce1" office:value-type="string" calcext:value-type="string">
            <text:p>ELIA</text:p>
          </table:table-cell>
          <table:table-cell table:style-name="ce1" office:value-type="string" calcext:value-type="string">
            <text:p>8611 3 Avenue, Brooklyn NY 11209</text:p>
          </table:table-cell>
          <table:table-cell table:style-name="ce1" office:value-type="string" calcext:value-type="string">
            <text:p>Gree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9" calcext:value-type="date">
            <text:p>10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0825" calcext:value-type="float">
            <text:p>50010825</text:p>
          </table:table-cell>
          <table:table-cell table:style-name="ce1" office:value-type="string" calcext:value-type="string">
            <text:p>CHILL BAR &amp; HOOKAH LOUNGE</text:p>
          </table:table-cell>
          <table:table-cell table:style-name="ce1" office:value-type="string" calcext:value-type="string">
            <text:p>7810 5Th Ave, Brooklyn NY 11209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9" calcext:value-type="date">
            <text:p>10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3492" calcext:value-type="float">
            <text:p>50043492</text:p>
          </table:table-cell>
          <table:table-cell table:style-name="ce1" office:value-type="string" calcext:value-type="string">
            <text:p>GEORGES-ANDRE VINTAGE CAFE</text:p>
          </table:table-cell>
          <table:table-cell table:style-name="ce1" office:value-type="string" calcext:value-type="string">
            <text:p>558 Halsey St, Brooklyn NY 11233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9" calcext:value-type="date">
            <text:p>10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65455" calcext:value-type="float">
            <text:p>41465455</text:p>
          </table:table-cell>
          <table:table-cell table:style-name="ce1" office:value-type="string" calcext:value-type="string">
            <text:p>HAPPY HOUSE</text:p>
          </table:table-cell>
          <table:table-cell table:style-name="ce1" office:value-type="string" calcext:value-type="string">
            <text:p>1 Sutter Avenue, Brooklyn NY 11212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4296" calcext:value-type="float">
            <text:p>50034296</text:p>
          </table:table-cell>
          <table:table-cell table:style-name="ce1" office:value-type="string" calcext:value-type="string">
            <text:p>BAKER'S TREAT</text:p>
          </table:table-cell>
          <table:table-cell table:style-name="ce1" office:value-type="string" calcext:value-type="string">
            <text:p>1625 Nostrand Ave, Brooklyn NY 11226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5587" calcext:value-type="float">
            <text:p>50055587</text:p>
          </table:table-cell>
          <table:table-cell table:style-name="ce1" office:value-type="string" calcext:value-type="string">
            <text:p>FUNFEST</text:p>
          </table:table-cell>
          <table:table-cell table:style-name="ce1" office:value-type="string" calcext:value-type="string">
            <text:p>6161 Strickland Ave, Brooklyn NY 11234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2038" calcext:value-type="float">
            <text:p>50012038</text:p>
          </table:table-cell>
          <table:table-cell table:style-name="ce1" office:value-type="string" calcext:value-type="string">
            <text:p>KATIE O'S</text:p>
          </table:table-cell>
          <table:table-cell table:style-name="ce1" office:value-type="string" calcext:value-type="string">
            <text:p>452 E New York Ave, Brooklyn NY 1122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3" calcext:value-type="date">
            <text:p>10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04235" calcext:value-type="float">
            <text:p>41504235</text:p>
          </table:table-cell>
          <table:table-cell table:style-name="ce1" office:value-type="string" calcext:value-type="string">
            <text:p>SAMURAI SUSHI</text:p>
          </table:table-cell>
          <table:table-cell table:style-name="ce1" office:value-type="string" calcext:value-type="string">
            <text:p>1709 86 Street, Brooklyn NY 11214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9813" calcext:value-type="float">
            <text:p>50009813</text:p>
          </table:table-cell>
          <table:table-cell table:style-name="ce1" office:value-type="string" calcext:value-type="string">
            <text:p>KAM FUNG RESTAURANT</text:p>
          </table:table-cell>
          <table:table-cell table:style-name="ce1" office:value-type="string" calcext:value-type="string">
            <text:p>5221 Avenue N, Brooklyn NY 1123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2006" calcext:value-type="float">
            <text:p>50052006</text:p>
          </table:table-cell>
          <table:table-cell table:style-name="ce1" office:value-type="string" calcext:value-type="string">
            <text:p>LEE CHINESE RESTAURANT</text:p>
          </table:table-cell>
          <table:table-cell table:style-name="ce1" office:value-type="string" calcext:value-type="string">
            <text:p>2104 Linden Blvd, Brooklyn NY 11207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35039" calcext:value-type="float">
            <text:p>41335039</text:p>
          </table:table-cell>
          <table:table-cell table:style-name="ce1" office:value-type="string" calcext:value-type="string">
            <text:p>TOP CAFE TIBET</text:p>
          </table:table-cell>
          <table:table-cell table:style-name="ce1" office:value-type="string" calcext:value-type="string">
            <text:p>1510 Cortelyou Road, Brooklyn NY 11226</text:p>
          </table:table-cell>
          <table:table-cell table:style-name="ce1" office:value-type="string" calcext:value-type="string">
            <text:p>Asi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6" calcext:value-type="date">
            <text:p>10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01643" calcext:value-type="float">
            <text:p>41701643</text:p>
          </table:table-cell>
          <table:table-cell table:style-name="ce1" office:value-type="string" calcext:value-type="string">
            <text:p>OTHA'S</text:p>
          </table:table-cell>
          <table:table-cell table:style-name="ce1" office:value-type="string" calcext:value-type="string">
            <text:p>297 Broadway, Brooklyn NY 11211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6" calcext:value-type="date">
            <text:p>10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586" calcext:value-type="float">
            <text:p>50018586</text:p>
          </table:table-cell>
          <table:table-cell table:style-name="ce1" office:value-type="string" calcext:value-type="string">
            <text:p>PARKSIDE COFFEE SHOP</text:p>
          </table:table-cell>
          <table:table-cell table:style-name="ce1" office:value-type="string" calcext:value-type="string">
            <text:p>188 Parkside Ave, Brooklyn NY 11226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6" calcext:value-type="date">
            <text:p>10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70589" calcext:value-type="float">
            <text:p>41370589</text:p>
          </table:table-cell>
          <table:table-cell table:style-name="ce1" office:value-type="string" calcext:value-type="string">
            <text:p>DELI &amp; GRILL</text:p>
          </table:table-cell>
          <table:table-cell table:style-name="ce1" office:value-type="string" calcext:value-type="string">
            <text:p>5001 4 Avenue, Brooklyn NY 11220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5" calcext:value-type="date">
            <text:p>10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47101" calcext:value-type="float">
            <text:p>41547101</text:p>
          </table:table-cell>
          <table:table-cell table:style-name="ce1" office:value-type="string" calcext:value-type="string">
            <text:p>GREEN POINT DINER</text:p>
          </table:table-cell>
          <table:table-cell table:style-name="ce1" office:value-type="string" calcext:value-type="string">
            <text:p>1035 Manhattan Avenue, Brooklyn NY 11222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5" calcext:value-type="date">
            <text:p>10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047941" calcext:value-type="float">
            <text:p>41047941</text:p>
          </table:table-cell>
          <table:table-cell table:style-name="ce1" office:value-type="string" calcext:value-type="string">
            <text:p>SWEETWATER RESTAURANT</text:p>
          </table:table-cell>
          <table:table-cell table:style-name="ce1" office:value-type="string" calcext:value-type="string">
            <text:p>105 North <text:s text:c="3"/>6 Street, Brooklyn NY 1124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87614" calcext:value-type="float">
            <text:p>41587614</text:p>
          </table:table-cell>
          <table:table-cell table:style-name="ce1" office:value-type="string" calcext:value-type="string">
            <text:p>FAROS RESTAURANT</text:p>
          </table:table-cell>
          <table:table-cell table:style-name="ce1" office:value-type="string" calcext:value-type="string">
            <text:p>84 7 Avenue, Brooklyn NY 11217</text:p>
          </table:table-cell>
          <table:table-cell table:style-name="ce1" office:value-type="string" calcext:value-type="string">
            <text:p>Gree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47844" calcext:value-type="float">
            <text:p>41647844</text:p>
          </table:table-cell>
          <table:table-cell table:style-name="ce1" office:value-type="string" calcext:value-type="string">
            <text:p>PRIMROSE CAFE</text:p>
          </table:table-cell>
          <table:table-cell table:style-name="ce1" office:value-type="string" calcext:value-type="string">
            <text:p>147 Greene Avenue, Brooklyn NY 11238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8656" calcext:value-type="float">
            <text:p>50008656</text:p>
          </table:table-cell>
          <table:table-cell table:style-name="ce1" office:value-type="string" calcext:value-type="string">
            <text:p>LA GUALACENA BAR &amp; RESTAURANT</text:p>
          </table:table-cell>
          <table:table-cell table:style-name="ce1" office:value-type="string" calcext:value-type="string">
            <text:p>178 Wyckoff Ave, Brooklyn NY 11237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608" calcext:value-type="float">
            <text:p>50046608</text:p>
          </table:table-cell>
          <table:table-cell table:style-name="ce1" office:value-type="string" calcext:value-type="string">
            <text:p>BREWSHOT</text:p>
          </table:table-cell>
          <table:table-cell table:style-name="ce1" office:value-type="string" calcext:value-type="string">
            <text:p>291 5Th Ave, Brooklyn NY 11215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35665" calcext:value-type="float">
            <text:p>41535665</text:p>
          </table:table-cell>
          <table:table-cell table:style-name="ce1" office:value-type="string" calcext:value-type="string">
            <text:p>TIO PIO</text:p>
          </table:table-cell>
          <table:table-cell table:style-name="ce1" office:value-type="string" calcext:value-type="string">
            <text:p>119 Court Street, Brooklyn NY 11201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3" calcext:value-type="date">
            <text:p>10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75411" calcext:value-type="float">
            <text:p>41575411</text:p>
          </table:table-cell>
          <table:table-cell table:style-name="ce1" office:value-type="string" calcext:value-type="string">
            <text:p>GOLDEN KRUST CARIBBEAN BAKERY &amp; GRILL</text:p>
          </table:table-cell>
          <table:table-cell table:style-name="ce1" office:value-type="string" calcext:value-type="string">
            <text:p>568 Flatbush Avenue, Brooklyn NY 11225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3" calcext:value-type="date">
            <text:p>10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89690" calcext:value-type="float">
            <text:p>41689690</text:p>
          </table:table-cell>
          <table:table-cell table:style-name="ce1" office:value-type="string" calcext:value-type="string">
            <text:p>ANNIES FIRST WOK RESTAURANT</text:p>
          </table:table-cell>
          <table:table-cell table:style-name="ce1" office:value-type="string" calcext:value-type="string">
            <text:p>155 York Street, Brooklyn NY 11201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3" calcext:value-type="date">
            <text:p>10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5297" calcext:value-type="float">
            <text:p>50035297</text:p>
          </table:table-cell>
          <table:table-cell table:style-name="ce1" office:value-type="string" calcext:value-type="string">
            <text:p>PAPI'S GRILL</text:p>
          </table:table-cell>
          <table:table-cell table:style-name="ce1" office:value-type="string" calcext:value-type="string">
            <text:p>161 7Th Ave, Brooklyn NY 11215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3" calcext:value-type="date">
            <text:p>10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55771" calcext:value-type="float">
            <text:p>41655771</text:p>
          </table:table-cell>
          <table:table-cell table:style-name="ce1" office:value-type="string" calcext:value-type="string">
            <text:p>TC TAKE OUT KITCHEN</text:p>
          </table:table-cell>
          <table:table-cell table:style-name="ce1" office:value-type="string" calcext:value-type="string">
            <text:p>4824 Church Avenue, Brooklyn NY 11203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30" calcext:value-type="date">
            <text:p>12/3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4376" calcext:value-type="float">
            <text:p>50054376</text:p>
          </table:table-cell>
          <table:table-cell table:style-name="ce1" office:value-type="string" calcext:value-type="string">
            <text:p>WALTER'S COFFEE ROASTERY</text:p>
          </table:table-cell>
          <table:table-cell table:style-name="ce1" office:value-type="string" calcext:value-type="string">
            <text:p>65 Irving Ave, Brooklyn NY 11237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30" calcext:value-type="date">
            <text:p>12/3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4690" calcext:value-type="float">
            <text:p>50054690</text:p>
          </table:table-cell>
          <table:table-cell table:style-name="ce1" office:value-type="string" calcext:value-type="string">
            <text:p>New York Chan Chinese Restaurant</text:p>
          </table:table-cell>
          <table:table-cell table:style-name="ce1" office:value-type="string" calcext:value-type="string">
            <text:p>744 New Lots Ave, Brooklyn NY 11207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30" calcext:value-type="date">
            <text:p>12/3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7954" calcext:value-type="float">
            <text:p>50057954</text:p>
          </table:table-cell>
          <table:table-cell table:style-name="ce1" office:value-type="string" calcext:value-type="string">
            <text:p>MEGA BITES</text:p>
          </table:table-cell>
          <table:table-cell table:style-name="ce1" office:value-type="string" calcext:value-type="string">
            <text:p>245 Dekalb Ave, Brooklyn NY 1120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30" calcext:value-type="date">
            <text:p>12/3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53409" calcext:value-type="float">
            <text:p>41653409</text:p>
          </table:table-cell>
          <table:table-cell table:style-name="ce1" office:value-type="string" calcext:value-type="string">
            <text:p>CROWN FRIED CHICKEN</text:p>
          </table:table-cell>
          <table:table-cell table:style-name="ce1" office:value-type="string" calcext:value-type="string">
            <text:p>431 Ralph Avenue, Brooklyn NY 11233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9" calcext:value-type="date">
            <text:p>12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6818" calcext:value-type="float">
            <text:p>50016818</text:p>
          </table:table-cell>
          <table:table-cell table:style-name="ce1" office:value-type="string" calcext:value-type="string">
            <text:p>LONG WONG BAKERY II</text:p>
          </table:table-cell>
          <table:table-cell table:style-name="ce1" office:value-type="string" calcext:value-type="string">
            <text:p>1310 Avenue U, Brooklyn NY 11229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8" calcext:value-type="date">
            <text:p>12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806615" calcext:value-type="float">
            <text:p>40806615</text:p>
          </table:table-cell>
          <table:table-cell table:style-name="ce1" office:value-type="string" calcext:value-type="string">
            <text:p>CAFE RENAISSANCE</text:p>
          </table:table-cell>
          <table:table-cell table:style-name="ce1" office:value-type="string" calcext:value-type="string">
            <text:p>802-804 Kings Highway, Brooklyn NY 11223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7" calcext:value-type="date">
            <text:p>12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85083" calcext:value-type="float">
            <text:p>41385083</text:p>
          </table:table-cell>
          <table:table-cell table:style-name="ce1" office:value-type="string" calcext:value-type="string">
            <text:p>KOSHER PIZZA TIME</text:p>
          </table:table-cell>
          <table:table-cell table:style-name="ce1" office:value-type="string" calcext:value-type="string">
            <text:p>1324 Avenue J, Brooklyn NY 11230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7" calcext:value-type="date">
            <text:p>12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50854" calcext:value-type="float">
            <text:p>41450854</text:p>
          </table:table-cell>
          <table:table-cell table:style-name="ce1" office:value-type="string" calcext:value-type="string">
            <text:p>LOS MARIACHIS RESTAURANT</text:p>
          </table:table-cell>
          <table:table-cell table:style-name="ce1" office:value-type="string" calcext:value-type="string">
            <text:p>805807 Coney Island Avenue, Brooklyn NY 11218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7" calcext:value-type="date">
            <text:p>12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7825" calcext:value-type="float">
            <text:p>50057825</text:p>
          </table:table-cell>
          <table:table-cell table:style-name="ce1" office:value-type="string" calcext:value-type="string">
            <text:p>SILVER'S CRUST</text:p>
          </table:table-cell>
          <table:table-cell table:style-name="ce1" office:value-type="string" calcext:value-type="string">
            <text:p>660 Utica Ave, Brooklyn NY 11203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7" calcext:value-type="date">
            <text:p>12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51299" calcext:value-type="float">
            <text:p>41551299</text:p>
          </table:table-cell>
          <table:table-cell table:style-name="ce1" office:value-type="string" calcext:value-type="string">
            <text:p>FREDDY'S BAR</text:p>
          </table:table-cell>
          <table:table-cell table:style-name="ce1" office:value-type="string" calcext:value-type="string">
            <text:p>627 5 Avenue, Brooklyn NY 1121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3" calcext:value-type="date">
            <text:p>12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7845" calcext:value-type="float">
            <text:p>50017845</text:p>
          </table:table-cell>
          <table:table-cell table:style-name="ce1" office:value-type="string" calcext:value-type="string">
            <text:p>BUTTER &amp; SCOTCH</text:p>
          </table:table-cell>
          <table:table-cell table:style-name="ce1" office:value-type="string" calcext:value-type="string">
            <text:p>818 Franklin Ave, Brooklyn NY 11225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3" calcext:value-type="date">
            <text:p>12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089762" calcext:value-type="float">
            <text:p>41089762</text:p>
          </table:table-cell>
          <table:table-cell table:style-name="ce1" office:value-type="string" calcext:value-type="string">
            <text:p>EXQUISITE EXPRESS RESTAURANT</text:p>
          </table:table-cell>
          <table:table-cell table:style-name="ce1" office:value-type="string" calcext:value-type="string">
            <text:p>2847 Church Avenue, Brooklyn NY 11226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44057" calcext:value-type="float">
            <text:p>41244057</text:p>
          </table:table-cell>
          <table:table-cell table:style-name="ce1" office:value-type="string" calcext:value-type="string">
            <text:p>BROADWAY PIZZA</text:p>
          </table:table-cell>
          <table:table-cell table:style-name="ce1" office:value-type="string" calcext:value-type="string">
            <text:p>1142 Broadway, Brooklyn NY 11221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81914" calcext:value-type="float">
            <text:p>41381914</text:p>
          </table:table-cell>
          <table:table-cell table:style-name="ce1" office:value-type="string" calcext:value-type="string">
            <text:p>BATI</text:p>
          </table:table-cell>
          <table:table-cell table:style-name="ce1" office:value-type="string" calcext:value-type="string">
            <text:p>747 Fulton Street, Brooklyn NY 11217</text:p>
          </table:table-cell>
          <table:table-cell table:style-name="ce1" office:value-type="string" calcext:value-type="string">
            <text:p>Ethiopi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56113" calcext:value-type="float">
            <text:p>41556113</text:p>
          </table:table-cell>
          <table:table-cell table:style-name="ce1" office:value-type="string" calcext:value-type="string">
            <text:p>NINE_D THAI</text:p>
          </table:table-cell>
          <table:table-cell table:style-name="ce1" office:value-type="string" calcext:value-type="string">
            <text:p>462 Court Street, Brooklyn NY 11231</text:p>
          </table:table-cell>
          <table:table-cell table:style-name="ce1" office:value-type="string" calcext:value-type="string">
            <text:p>Thai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0029" calcext:value-type="float">
            <text:p>50000029</text:p>
          </table:table-cell>
          <table:table-cell table:style-name="ce1" office:value-type="string" calcext:value-type="string">
            <text:p>CYPRESS PIZZERIA &amp; RESTAURANT</text:p>
          </table:table-cell>
          <table:table-cell table:style-name="ce1" office:value-type="string" calcext:value-type="string">
            <text:p>3326 Fulton St, Brooklyn NY 11208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9438" calcext:value-type="float">
            <text:p>50039438</text:p>
          </table:table-cell>
          <table:table-cell table:style-name="ce1" office:value-type="string" calcext:value-type="string">
            <text:p>STARLINER CAFE AND MARKET</text:p>
          </table:table-cell>
          <table:table-cell table:style-name="ce1" office:value-type="string" calcext:value-type="string">
            <text:p>1206 Nostrand Ave, Brooklyn NY 11225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1307" calcext:value-type="float">
            <text:p>50041307</text:p>
          </table:table-cell>
          <table:table-cell table:style-name="ce1" office:value-type="string" calcext:value-type="string">
            <text:p>PROVENANCE MEALS</text:p>
          </table:table-cell>
          <table:table-cell table:style-name="ce1" office:value-type="string" calcext:value-type="string">
            <text:p>102 President St, Brooklyn NY 1123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4120" calcext:value-type="float">
            <text:p>50044120</text:p>
          </table:table-cell>
          <table:table-cell table:style-name="ce1" office:value-type="string" calcext:value-type="string">
            <text:p>SAMIR RESTAURANT</text:p>
          </table:table-cell>
          <table:table-cell table:style-name="ce1" office:value-type="string" calcext:value-type="string">
            <text:p>696 Coney Island Ave, Brooklyn NY 11218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41849" calcext:value-type="float">
            <text:p>40941849</text:p>
          </table:table-cell>
          <table:table-cell table:style-name="ce1" office:value-type="string" calcext:value-type="string">
            <text:p>LA GRAN VIA BAKERY</text:p>
          </table:table-cell>
          <table:table-cell table:style-name="ce1" office:value-type="string" calcext:value-type="string">
            <text:p>4516 5 Avenue, Brooklyn NY 11220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1" calcext:value-type="date">
            <text:p>12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7693" calcext:value-type="float">
            <text:p>50057693</text:p>
          </table:table-cell>
          <table:table-cell table:style-name="ce1" office:value-type="string" calcext:value-type="string">
            <text:p>RED APPLE</text:p>
          </table:table-cell>
          <table:table-cell table:style-name="ce1" office:value-type="string" calcext:value-type="string">
            <text:p>225 Columbia St, Brooklyn NY 11231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1" calcext:value-type="date">
            <text:p>12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554369" calcext:value-type="float">
            <text:p>40554369</text:p>
          </table:table-cell>
          <table:table-cell table:style-name="ce1" office:value-type="string" calcext:value-type="string">
            <text:p>CATCH 22</text:p>
          </table:table-cell>
          <table:table-cell table:style-name="ce1" office:value-type="string" calcext:value-type="string">
            <text:p>7221 3 Avenue, Brooklyn NY 1120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0" calcext:value-type="date">
            <text:p>12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714228" calcext:value-type="float">
            <text:p>40714228</text:p>
          </table:table-cell>
          <table:table-cell table:style-name="ce1" office:value-type="string" calcext:value-type="string">
            <text:p>NEW SOLDIERS RESTAURANT</text:p>
          </table:table-cell>
          <table:table-cell table:style-name="ce1" office:value-type="string" calcext:value-type="string">
            <text:p>1278 Nostrand Avenue, Brooklyn NY 11226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0" calcext:value-type="date">
            <text:p>12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6605" calcext:value-type="float">
            <text:p>50006605</text:p>
          </table:table-cell>
          <table:table-cell table:style-name="ce1" office:value-type="string" calcext:value-type="string">
            <text:p>AT YOUR MOTHER-IN-LAW</text:p>
          </table:table-cell>
          <table:table-cell table:style-name="ce1" office:value-type="string" calcext:value-type="string">
            <text:p>3071 Brighton 4Th St, Brooklyn NY 11235</text:p>
          </table:table-cell>
          <table:table-cell table:style-name="ce1" office:value-type="string" calcext:value-type="string">
            <text:p>Kore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0" calcext:value-type="date">
            <text:p>12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9041" calcext:value-type="float">
            <text:p>50019041</text:p>
          </table:table-cell>
          <table:table-cell table:style-name="ce1" office:value-type="string" calcext:value-type="string">
            <text:p>COUNTRY SPICE</text:p>
          </table:table-cell>
          <table:table-cell table:style-name="ce1" office:value-type="string" calcext:value-type="string">
            <text:p>884 Rutland Rd, Brooklyn NY 11203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0" calcext:value-type="date">
            <text:p>12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9221" calcext:value-type="float">
            <text:p>50019221</text:p>
          </table:table-cell>
          <table:table-cell table:style-name="ce1" office:value-type="string" calcext:value-type="string">
            <text:p>ICHIGO SUSHI RESTAURANT</text:p>
          </table:table-cell>
          <table:table-cell table:style-name="ce1" office:value-type="string" calcext:value-type="string">
            <text:p>7308 3Rd Ave, Brooklyn NY 11209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0" calcext:value-type="date">
            <text:p>12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7747" calcext:value-type="float">
            <text:p>50047747</text:p>
          </table:table-cell>
          <table:table-cell table:style-name="ce1" office:value-type="string" calcext:value-type="string">
            <text:p>KARAM RESTAURANT</text:p>
          </table:table-cell>
          <table:table-cell table:style-name="ce1" office:value-type="string" calcext:value-type="string">
            <text:p>8519 4Th Ave, Brooklyn NY 11209</text:p>
          </table:table-cell>
          <table:table-cell table:style-name="ce1" office:value-type="string" calcext:value-type="string">
            <text:p>Middle Easter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0" calcext:value-type="date">
            <text:p>12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12992" calcext:value-type="float">
            <text:p>41512992</text:p>
          </table:table-cell>
          <table:table-cell table:style-name="ce1" office:value-type="string" calcext:value-type="string">
            <text:p>BAY RIDGE DINER</text:p>
          </table:table-cell>
          <table:table-cell table:style-name="ce1" office:value-type="string" calcext:value-type="string">
            <text:p>8017 5 Avenue, Brooklyn NY 1120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9" calcext:value-type="date">
            <text:p>12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7013" calcext:value-type="float">
            <text:p>50037013</text:p>
          </table:table-cell>
          <table:table-cell table:style-name="ce1" office:value-type="string" calcext:value-type="string">
            <text:p>EMBERS RESTAURANT</text:p>
          </table:table-cell>
          <table:table-cell table:style-name="ce1" office:value-type="string" calcext:value-type="string">
            <text:p>9519 3Rd Ave, Brooklyn NY 11209</text:p>
          </table:table-cell>
          <table:table-cell table:style-name="ce1" office:value-type="string" calcext:value-type="string">
            <text:p>Stea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9" calcext:value-type="date">
            <text:p>12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8239" calcext:value-type="float">
            <text:p>50058239</text:p>
          </table:table-cell>
          <table:table-cell table:style-name="ce1" office:value-type="string" calcext:value-type="string">
            <text:p>HEIGHTS FALAFEL</text:p>
          </table:table-cell>
          <table:table-cell table:style-name="ce1" office:value-type="string" calcext:value-type="string">
            <text:p>78 Henry St, Brooklyn NY 11201</text:p>
          </table:table-cell>
          <table:table-cell table:style-name="ce1" office:value-type="string" calcext:value-type="string">
            <text:p>Middle Easter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9" calcext:value-type="date">
            <text:p>12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92170" calcext:value-type="float">
            <text:p>40992170</text:p>
          </table:table-cell>
          <table:table-cell table:style-name="ce1" office:value-type="string" calcext:value-type="string">
            <text:p>B.A.M. CAFE/GREAT PERFORMANCES</text:p>
          </table:table-cell>
          <table:table-cell table:style-name="ce1" office:value-type="string" calcext:value-type="string">
            <text:p>30 Lafayette Avenue, Brooklyn NY 1121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7" calcext:value-type="date">
            <text:p>12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2114" calcext:value-type="float">
            <text:p>50002114</text:p>
          </table:table-cell>
          <table:table-cell table:style-name="ce1" office:value-type="string" calcext:value-type="string">
            <text:p>POPEYES LOUISIANA KITCHEN</text:p>
          </table:table-cell>
          <table:table-cell table:style-name="ce1" office:value-type="string" calcext:value-type="string">
            <text:p>6013 7Th Avenue, Brooklyn NY 11220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7" calcext:value-type="date">
            <text:p>12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4089" calcext:value-type="float">
            <text:p>50014089</text:p>
          </table:table-cell>
          <table:table-cell table:style-name="ce1" office:value-type="string" calcext:value-type="string">
            <text:p>HANG OUT 58</text:p>
          </table:table-cell>
          <table:table-cell table:style-name="ce1" office:value-type="string" calcext:value-type="string">
            <text:p>5816 Fort Hamilton Pkwy, Brooklyn NY 11219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7" calcext:value-type="date">
            <text:p>12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71553" calcext:value-type="float">
            <text:p>41671553</text:p>
          </table:table-cell>
          <table:table-cell table:style-name="ce1" office:value-type="string" calcext:value-type="string">
            <text:p>BERGEN BAGELS</text:p>
          </table:table-cell>
          <table:table-cell table:style-name="ce1" office:value-type="string" calcext:value-type="string">
            <text:p>536 Myrtle Avenue, Brooklyn NY 1120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6" calcext:value-type="date">
            <text:p>12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60079" calcext:value-type="float">
            <text:p>41360079</text:p>
          </table:table-cell>
          <table:table-cell table:style-name="ce1" office:value-type="string" calcext:value-type="string">
            <text:p>FIVE LEAVES</text:p>
          </table:table-cell>
          <table:table-cell table:style-name="ce1" office:value-type="string" calcext:value-type="string">
            <text:p>18 Bedford Avenue, Brooklyn NY 11222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7531" calcext:value-type="float">
            <text:p>50037531</text:p>
          </table:table-cell>
          <table:table-cell table:style-name="ce1" office:value-type="string" calcext:value-type="string">
            <text:p>ARCHESTRATUS</text:p>
          </table:table-cell>
          <table:table-cell table:style-name="ce1" office:value-type="string" calcext:value-type="string">
            <text:p>160 Huron St, Brooklyn NY 11222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513059" calcext:value-type="float">
            <text:p>40513059</text:p>
          </table:table-cell>
          <table:table-cell table:style-name="ce1" office:value-type="string" calcext:value-type="string">
            <text:p>LOS ANGELES BAKERY</text:p>
          </table:table-cell>
          <table:table-cell table:style-name="ce1" office:value-type="string" calcext:value-type="string">
            <text:p>729 Flushing Avenue, Brooklyn NY 11206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7819" calcext:value-type="float">
            <text:p>50057819</text:p>
          </table:table-cell>
          <table:table-cell table:style-name="ce1" office:value-type="string" calcext:value-type="string">
            <text:p>FRATELLI'S PIZZERIA</text:p>
          </table:table-cell>
          <table:table-cell table:style-name="ce1" office:value-type="string" calcext:value-type="string">
            <text:p>7203 18Th Ave, Brooklyn NY 11204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8853" calcext:value-type="float">
            <text:p>50038853</text:p>
          </table:table-cell>
          <table:table-cell table:style-name="ce1" office:value-type="string" calcext:value-type="string">
            <text:p>EASTLANDS</text:p>
          </table:table-cell>
          <table:table-cell table:style-name="ce1" office:value-type="string" calcext:value-type="string">
            <text:p>53 Wilson Ave, Brooklyn NY 1123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5808" calcext:value-type="float">
            <text:p>50045808</text:p>
          </table:table-cell>
          <table:table-cell table:style-name="ce1" office:value-type="string" calcext:value-type="string">
            <text:p>DROMEDARY BAR</text:p>
          </table:table-cell>
          <table:table-cell table:style-name="ce1" office:value-type="string" calcext:value-type="string">
            <text:p>266 Irving Ave, Brooklyn NY 1123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164" calcext:value-type="float">
            <text:p>50046164</text:p>
          </table:table-cell>
          <table:table-cell table:style-name="ce1" office:value-type="string" calcext:value-type="string">
            <text:p>CAFE BEIT</text:p>
          </table:table-cell>
          <table:table-cell table:style-name="ce1" office:value-type="string" calcext:value-type="string">
            <text:p>158 Bedford Ave, Brooklyn NY 11249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150" calcext:value-type="float">
            <text:p>50056150</text:p>
          </table:table-cell>
          <table:table-cell table:style-name="ce1" office:value-type="string" calcext:value-type="string">
            <text:p>PIZZA PLUS</text:p>
          </table:table-cell>
          <table:table-cell table:style-name="ce1" office:value-type="string" calcext:value-type="string">
            <text:p>1895 Coney Island Ave, Brooklyn NY 11230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64335" calcext:value-type="float">
            <text:p>40364335</text:p>
          </table:table-cell>
          <table:table-cell table:style-name="ce1" office:value-type="string" calcext:value-type="string">
            <text:p>PETER LUGER STEAKHOUSE</text:p>
          </table:table-cell>
          <table:table-cell table:style-name="ce1" office:value-type="string" calcext:value-type="string">
            <text:p>178 Broadway, Brooklyn NY 11211</text:p>
          </table:table-cell>
          <table:table-cell table:style-name="ce1" office:value-type="string" calcext:value-type="string">
            <text:p>Stea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2" calcext:value-type="date">
            <text:p>12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9260" calcext:value-type="float">
            <text:p>50019260</text:p>
          </table:table-cell>
          <table:table-cell table:style-name="ce1" office:value-type="string" calcext:value-type="string">
            <text:p>LEO'S DELI &amp; GRILL</text:p>
          </table:table-cell>
          <table:table-cell table:style-name="ce1" office:value-type="string" calcext:value-type="string">
            <text:p>604 E 102Nd St, Brooklyn NY 11236</text:p>
          </table:table-cell>
          <table:table-cell table:style-name="ce1" office:value-type="string" calcext:value-type="string">
            <text:p>Delicatesse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2" calcext:value-type="date">
            <text:p>12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5885" calcext:value-type="float">
            <text:p>50055885</text:p>
          </table:table-cell>
          <table:table-cell table:style-name="ce1" office:value-type="string" calcext:value-type="string">
            <text:p>COTTON BEAN</text:p>
          </table:table-cell>
          <table:table-cell table:style-name="ce1" office:value-type="string" calcext:value-type="string">
            <text:p>1077 Bergen St, Brooklyn NY 11216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2" calcext:value-type="date">
            <text:p>12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37509" calcext:value-type="float">
            <text:p>41537509</text:p>
          </table:table-cell>
          <table:table-cell table:style-name="ce1" office:value-type="string" calcext:value-type="string">
            <text:p>SPRITZENHAUS</text:p>
          </table:table-cell>
          <table:table-cell table:style-name="ce1" office:value-type="string" calcext:value-type="string">
            <text:p>63 Guernsey Street, Brooklyn NY 11222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0" calcext:value-type="date">
            <text:p>12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54341" calcext:value-type="float">
            <text:p>41554341</text:p>
          </table:table-cell>
          <table:table-cell table:style-name="ce1" office:value-type="string" calcext:value-type="string">
            <text:p>SAKURA TOKYO</text:p>
          </table:table-cell>
          <table:table-cell table:style-name="ce1" office:value-type="string" calcext:value-type="string">
            <text:p>604 Nostrand Avenue, Brooklyn NY 11216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91603" calcext:value-type="float">
            <text:p>41591603</text:p>
          </table:table-cell>
          <table:table-cell table:style-name="ce1" office:value-type="string" calcext:value-type="string">
            <text:p>ARIS POLLOS A LA BRASA</text:p>
          </table:table-cell>
          <table:table-cell table:style-name="ce1" office:value-type="string" calcext:value-type="string">
            <text:p>691 Knickerbocker Avenue, Brooklyn NY 11221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6880" calcext:value-type="float">
            <text:p>50016880</text:p>
          </table:table-cell>
          <table:table-cell table:style-name="ce1" office:value-type="string" calcext:value-type="string">
            <text:p>HING HUNG KITCHEN</text:p>
          </table:table-cell>
          <table:table-cell table:style-name="ce1" office:value-type="string" calcext:value-type="string">
            <text:p>619 Nostrand Ave, Brooklyn NY 11216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390" calcext:value-type="float">
            <text:p>50046390</text:p>
          </table:table-cell>
          <table:table-cell table:style-name="ce1" office:value-type="string" calcext:value-type="string">
            <text:p>BAGEL MARKET</text:p>
          </table:table-cell>
          <table:table-cell table:style-name="ce1" office:value-type="string" calcext:value-type="string">
            <text:p>106 7Th Ave, Brooklyn NY 11215</text:p>
          </table:table-cell>
          <table:table-cell table:style-name="ce1" office:value-type="string" calcext:value-type="string">
            <text:p>Delicatesse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7" calcext:value-type="date">
            <text:p>12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808118" calcext:value-type="float">
            <text:p>40808118</text:p>
          </table:table-cell>
          <table:table-cell table:style-name="ce1" office:value-type="string" calcext:value-type="string">
            <text:p>BAR TABAC</text:p>
          </table:table-cell>
          <table:table-cell table:style-name="ce1" office:value-type="string" calcext:value-type="string">
            <text:p>128 Smith Street, Brooklyn NY 11201</text:p>
          </table:table-cell>
          <table:table-cell table:style-name="ce1" office:value-type="string" calcext:value-type="string">
            <text:p>French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18586" calcext:value-type="float">
            <text:p>41518586</text:p>
          </table:table-cell>
          <table:table-cell table:style-name="ce1" office:value-type="string" calcext:value-type="string">
            <text:p>BEDFORD HILL</text:p>
          </table:table-cell>
          <table:table-cell table:style-name="ce1" office:value-type="string" calcext:value-type="string">
            <text:p>343 Franklin Avenue, Brooklyn NY 1123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1823" calcext:value-type="float">
            <text:p>50001823</text:p>
          </table:table-cell>
          <table:table-cell table:style-name="ce1" office:value-type="string" calcext:value-type="string">
            <text:p>HANCO'S</text:p>
          </table:table-cell>
          <table:table-cell table:style-name="ce1" office:value-type="string" calcext:value-type="string">
            <text:p>134 Smith Street, Brooklyn NY 11201</text:p>
          </table:table-cell>
          <table:table-cell table:style-name="ce1" office:value-type="string" calcext:value-type="string">
            <text:p>Vietnamese/Cambodian/Malaysi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899816" calcext:value-type="float">
            <text:p>40899816</text:p>
          </table:table-cell>
          <table:table-cell table:style-name="ce1" office:value-type="string" calcext:value-type="string">
            <text:p>ANDY'S CAFETERIA</text:p>
          </table:table-cell>
          <table:table-cell table:style-name="ce1" office:value-type="string" calcext:value-type="string">
            <text:p>451 Clarkson Avenue, Brooklyn NY 11203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5" calcext:value-type="date">
            <text:p>12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55536" calcext:value-type="float">
            <text:p>41155536</text:p>
          </table:table-cell>
          <table:table-cell table:style-name="ce1" office:value-type="string" calcext:value-type="string">
            <text:p>38 DELI</text:p>
          </table:table-cell>
          <table:table-cell table:style-name="ce1" office:value-type="string" calcext:value-type="string">
            <text:p>968 58 Street, Brooklyn NY 11219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5" calcext:value-type="date">
            <text:p>12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614573" calcext:value-type="float">
            <text:p>40614573</text:p>
          </table:table-cell>
          <table:table-cell table:style-name="ce1" office:value-type="string" calcext:value-type="string">
            <text:p>PITKIN CARIBBEAN BAKERY</text:p>
          </table:table-cell>
          <table:table-cell table:style-name="ce1" office:value-type="string" calcext:value-type="string">
            <text:p>1728 Pitkin Avenue, Brooklyn NY 11212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3" calcext:value-type="date">
            <text:p>12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22892" calcext:value-type="float">
            <text:p>41122892</text:p>
          </table:table-cell>
          <table:table-cell table:style-name="ce1" office:value-type="string" calcext:value-type="string">
            <text:p>TRINI BREAKFAST SHED II</text:p>
          </table:table-cell>
          <table:table-cell table:style-name="ce1" office:value-type="string" calcext:value-type="string">
            <text:p>3209 Church Avenue, Brooklyn NY 11226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2" calcext:value-type="date">
            <text:p>12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006" calcext:value-type="float">
            <text:p>50056006</text:p>
          </table:table-cell>
          <table:table-cell table:style-name="ce1" office:value-type="string" calcext:value-type="string">
            <text:p>GULLUOGLU</text:p>
          </table:table-cell>
          <table:table-cell table:style-name="ce1" office:value-type="string" calcext:value-type="string">
            <text:p>239 Brighton Ave, Brooklyn NY 11235</text:p>
          </table:table-cell>
          <table:table-cell table:style-name="ce1" office:value-type="string" calcext:value-type="string">
            <text:p>Turkish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2" calcext:value-type="date">
            <text:p>12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7158" calcext:value-type="float">
            <text:p>50057158</text:p>
          </table:table-cell>
          <table:table-cell table:style-name="ce1" office:value-type="string" calcext:value-type="string">
            <text:p>BLUE BOTTLE COFFEE</text:p>
          </table:table-cell>
          <table:table-cell table:style-name="ce1" office:value-type="string" calcext:value-type="string">
            <text:p>203 7Th Ave, Brooklyn NY 11215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2" calcext:value-type="date">
            <text:p>12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82302" calcext:value-type="float">
            <text:p>40382302</text:p>
          </table:table-cell>
          <table:table-cell table:style-name="ce1" office:value-type="string" calcext:value-type="string">
            <text:p>SANTA FE GRILL &amp; BAR</text:p>
          </table:table-cell>
          <table:table-cell table:style-name="ce1" office:value-type="string" calcext:value-type="string">
            <text:p>62 7 Avenue, Brooklyn NY 11217</text:p>
          </table:table-cell>
          <table:table-cell table:style-name="ce1" office:value-type="string" calcext:value-type="string">
            <text:p>Tex-Mex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23350" calcext:value-type="float">
            <text:p>41623350</text:p>
          </table:table-cell>
          <table:table-cell table:style-name="ce1" office:value-type="string" calcext:value-type="string">
            <text:p>IN AND OUT CHICKEN</text:p>
          </table:table-cell>
          <table:table-cell table:style-name="ce1" office:value-type="string" calcext:value-type="string">
            <text:p>676 Manhattan Avenue, Brooklyn NY 11222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47522" calcext:value-type="float">
            <text:p>41447522</text:p>
          </table:table-cell>
          <table:table-cell table:style-name="ce1" office:value-type="string" calcext:value-type="string">
            <text:p>FLATBUSH LATIN GRILL</text:p>
          </table:table-cell>
          <table:table-cell table:style-name="ce1" office:value-type="string" calcext:value-type="string">
            <text:p>1902 Church Avenue, Brooklyn NY 11226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30" calcext:value-type="date">
            <text:p>11/3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14202" calcext:value-type="float">
            <text:p>41614202</text:p>
          </table:table-cell>
          <table:table-cell table:style-name="ce1" office:value-type="string" calcext:value-type="string">
            <text:p>BEVACCO RESTAURANT/BINC</text:p>
          </table:table-cell>
          <table:table-cell table:style-name="ce1" office:value-type="string" calcext:value-type="string">
            <text:p>60 Henry Street, Brooklyn NY 11201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8" calcext:value-type="date">
            <text:p>11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1508" calcext:value-type="float">
            <text:p>50001508</text:p>
          </table:table-cell>
          <table:table-cell table:style-name="ce1" office:value-type="string" calcext:value-type="string">
            <text:p>SUBWAY</text:p>
          </table:table-cell>
          <table:table-cell table:style-name="ce1" office:value-type="string" calcext:value-type="string">
            <text:p>7517 5 Ave, Brooklyn NY 1120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6" calcext:value-type="date">
            <text:p>11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37564" calcext:value-type="float">
            <text:p>41437564</text:p>
          </table:table-cell>
          <table:table-cell table:style-name="ce1" office:value-type="string" calcext:value-type="string">
            <text:p>FAMOUS PIZZA PARK</text:p>
          </table:table-cell>
          <table:table-cell table:style-name="ce1" office:value-type="string" calcext:value-type="string">
            <text:p>263 Avenue U, Brooklyn NY 11223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3" calcext:value-type="date">
            <text:p>11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987" calcext:value-type="float">
            <text:p>50046987</text:p>
          </table:table-cell>
          <table:table-cell table:style-name="ce1" office:value-type="string" calcext:value-type="string">
            <text:p>PANADERIA MELISSA BAKERY</text:p>
          </table:table-cell>
          <table:table-cell table:style-name="ce1" office:value-type="string" calcext:value-type="string">
            <text:p>6115 5Th Ave, Brooklyn NY 11220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3" calcext:value-type="date">
            <text:p>11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8238" calcext:value-type="float">
            <text:p>50048238</text:p>
          </table:table-cell>
          <table:table-cell table:style-name="ce1" office:value-type="string" calcext:value-type="string">
            <text:p>BURGERFI</text:p>
          </table:table-cell>
          <table:table-cell table:style-name="ce1" office:value-type="string" calcext:value-type="string">
            <text:p>719 86Th St, Brooklyn NY 1122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2" calcext:value-type="date">
            <text:p>11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3794" calcext:value-type="float">
            <text:p>50013794</text:p>
          </table:table-cell>
          <table:table-cell table:style-name="ce1" office:value-type="string" calcext:value-type="string">
            <text:p>FUEL FEVER</text:p>
          </table:table-cell>
          <table:table-cell table:style-name="ce1" office:value-type="string" calcext:value-type="string">
            <text:p>8615 18Th Ave, Brooklyn NY 11214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1" calcext:value-type="date">
            <text:p>11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0646" calcext:value-type="float">
            <text:p>50050646</text:p>
          </table:table-cell>
          <table:table-cell table:style-name="ce1" office:value-type="string" calcext:value-type="string">
            <text:p>CROWN FRIED CHICKEN PIZZA &amp; COFFEE SHOP</text:p>
          </table:table-cell>
          <table:table-cell table:style-name="ce1" office:value-type="string" calcext:value-type="string">
            <text:p>108 Malcolm X Blvd, Brooklyn NY 1122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1" calcext:value-type="date">
            <text:p>11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561" calcext:value-type="float">
            <text:p>50053561</text:p>
          </table:table-cell>
          <table:table-cell table:style-name="ce1" office:value-type="string" calcext:value-type="string">
            <text:p>ANGELO'S PIZZA</text:p>
          </table:table-cell>
          <table:table-cell table:style-name="ce1" office:value-type="string" calcext:value-type="string">
            <text:p>2117 Cortelyou Rd, Brooklyn NY 11226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1" calcext:value-type="date">
            <text:p>11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5414" calcext:value-type="float">
            <text:p>50055414</text:p>
          </table:table-cell>
          <table:table-cell table:style-name="ce1" office:value-type="string" calcext:value-type="string">
            <text:p>SALEM'S HOUR</text:p>
          </table:table-cell>
          <table:table-cell table:style-name="ce1" office:value-type="string" calcext:value-type="string">
            <text:p>1110 Nostrand Ave, Brooklyn NY 1122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1" calcext:value-type="date">
            <text:p>11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72921" calcext:value-type="float">
            <text:p>41172921</text:p>
          </table:table-cell>
          <table:table-cell table:style-name="ce1" office:value-type="string" calcext:value-type="string">
            <text:p>BODY BY BROOKLYN</text:p>
          </table:table-cell>
          <table:table-cell table:style-name="ce1" office:value-type="string" calcext:value-type="string">
            <text:p>275 Park Avenue, Brooklyn NY 1120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9" calcext:value-type="date">
            <text:p>11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62275" calcext:value-type="float">
            <text:p>41462275</text:p>
          </table:table-cell>
          <table:table-cell table:style-name="ce1" office:value-type="string" calcext:value-type="string">
            <text:p>PHO HOAI REST</text:p>
          </table:table-cell>
          <table:table-cell table:style-name="ce1" office:value-type="string" calcext:value-type="string">
            <text:p>1906 Avenue U, Brooklyn NY 11229</text:p>
          </table:table-cell>
          <table:table-cell table:style-name="ce1" office:value-type="string" calcext:value-type="string">
            <text:p>Asi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9" calcext:value-type="date">
            <text:p>11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99935" calcext:value-type="float">
            <text:p>41699935</text:p>
          </table:table-cell>
          <table:table-cell table:style-name="ce1" office:value-type="string" calcext:value-type="string">
            <text:p>KATHY'S DUMPLING</text:p>
          </table:table-cell>
          <table:table-cell table:style-name="ce1" office:value-type="string" calcext:value-type="string">
            <text:p>7924 3 Avenue, Brooklyn NY 11209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9" calcext:value-type="date">
            <text:p>11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7418" calcext:value-type="float">
            <text:p>50017418</text:p>
          </table:table-cell>
          <table:table-cell table:style-name="ce1" office:value-type="string" calcext:value-type="string">
            <text:p>CARITA FELIZ</text:p>
          </table:table-cell>
          <table:table-cell table:style-name="ce1" office:value-type="string" calcext:value-type="string">
            <text:p>218 Stockholm St, Brooklyn NY 11237</text:p>
          </table:table-cell>
          <table:table-cell table:style-name="ce1" office:value-type="string" calcext:value-type="string">
            <text:p>Juice, Smoothies, Fruit Salad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8" calcext:value-type="date">
            <text:p>11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5723" calcext:value-type="float">
            <text:p>50035723</text:p>
          </table:table-cell>
          <table:table-cell table:style-name="ce1" office:value-type="string" calcext:value-type="string">
            <text:p>IRON STATION</text:p>
          </table:table-cell>
          <table:table-cell table:style-name="ce1" office:value-type="string" calcext:value-type="string">
            <text:p>683 5Th Ave, Brooklyn NY 1121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8" calcext:value-type="date">
            <text:p>11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535136" calcext:value-type="float">
            <text:p>40535136</text:p>
          </table:table-cell>
          <table:table-cell table:style-name="ce1" office:value-type="string" calcext:value-type="string">
            <text:p>DON PACO <text:s/>LOPEZ PANDERIA</text:p>
          </table:table-cell>
          <table:table-cell table:style-name="ce1" office:value-type="string" calcext:value-type="string">
            <text:p>470305 4 Avenue, Brooklyn NY 11220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7" calcext:value-type="date">
            <text:p>11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2970" calcext:value-type="float">
            <text:p>50002970</text:p>
          </table:table-cell>
          <table:table-cell table:style-name="ce1" office:value-type="string" calcext:value-type="string">
            <text:p>PAPA JOHN'S</text:p>
          </table:table-cell>
          <table:table-cell table:style-name="ce1" office:value-type="string" calcext:value-type="string">
            <text:p>8 Sutter Ave, Brooklyn NY 11212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7" calcext:value-type="date">
            <text:p>11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7912" calcext:value-type="float">
            <text:p>50037912</text:p>
          </table:table-cell>
          <table:table-cell table:style-name="ce1" office:value-type="string" calcext:value-type="string">
            <text:p>BORINQUENYA DELI RESTAURANT</text:p>
          </table:table-cell>
          <table:table-cell table:style-name="ce1" office:value-type="string" calcext:value-type="string">
            <text:p>5505 4Th Ave, Brooklyn NY 11220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7" calcext:value-type="date">
            <text:p>11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652" calcext:value-type="float">
            <text:p>50056652</text:p>
          </table:table-cell>
          <table:table-cell table:style-name="ce1" office:value-type="string" calcext:value-type="string">
            <text:p>IKA SUSHI</text:p>
          </table:table-cell>
          <table:table-cell table:style-name="ce1" office:value-type="string" calcext:value-type="string">
            <text:p>8512 Bay Pkwy, Brooklyn NY 11214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7" calcext:value-type="date">
            <text:p>11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2099" calcext:value-type="float">
            <text:p>50002099</text:p>
          </table:table-cell>
          <table:table-cell table:style-name="ce1" office:value-type="string" calcext:value-type="string">
            <text:p>A &amp; C COFFEE SHOP AND PIZZERIA</text:p>
          </table:table-cell>
          <table:table-cell table:style-name="ce1" office:value-type="string" calcext:value-type="string">
            <text:p>9002 Avenue B, Brooklyn NY 11236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5504" calcext:value-type="float">
            <text:p>50045504</text:p>
          </table:table-cell>
          <table:table-cell table:style-name="ce1" office:value-type="string" calcext:value-type="string">
            <text:p>TABLE 40 PIZZERIA AND CAFE</text:p>
          </table:table-cell>
          <table:table-cell table:style-name="ce1" office:value-type="string" calcext:value-type="string">
            <text:p>4001 13Th Ave, Brooklyn NY 11218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39317" calcext:value-type="float">
            <text:p>40939317</text:p>
          </table:table-cell>
          <table:table-cell table:style-name="ce1" office:value-type="string" calcext:value-type="string">
            <text:p>PITA PAN</text:p>
          </table:table-cell>
          <table:table-cell table:style-name="ce1" office:value-type="string" calcext:value-type="string">
            <text:p>167 7 Avenue, Brooklyn NY 11215</text:p>
          </table:table-cell>
          <table:table-cell table:style-name="ce1" office:value-type="string" calcext:value-type="string">
            <text:p>Middle Easter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4839" calcext:value-type="float">
            <text:p>50044839</text:p>
          </table:table-cell>
          <table:table-cell table:style-name="ce1" office:value-type="string" calcext:value-type="string">
            <text:p>THE GATEWAY</text:p>
          </table:table-cell>
          <table:table-cell table:style-name="ce1" office:value-type="string" calcext:value-type="string">
            <text:p>1272 Broadway, Brooklyn NY 1122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064708" calcext:value-type="float">
            <text:p>41064708</text:p>
          </table:table-cell>
          <table:table-cell table:style-name="ce1" office:value-type="string" calcext:value-type="string">
            <text:p>HOUSE OF PIZZA &amp; CALZONES</text:p>
          </table:table-cell>
          <table:table-cell table:style-name="ce1" office:value-type="string" calcext:value-type="string">
            <text:p>132 Union Street, Brooklyn NY 11231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4" calcext:value-type="date">
            <text:p>11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401002" calcext:value-type="float">
            <text:p>40401002</text:p>
          </table:table-cell>
          <table:table-cell table:style-name="ce1" office:value-type="string" calcext:value-type="string">
            <text:p>JOHNNY MACK'S BAR</text:p>
          </table:table-cell>
          <table:table-cell table:style-name="ce1" office:value-type="string" calcext:value-type="string">
            <text:p>1114 8 Avenue, Brooklyn NY 1121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2" calcext:value-type="date">
            <text:p>11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22458" calcext:value-type="float">
            <text:p>41422458</text:p>
          </table:table-cell>
          <table:table-cell table:style-name="ce1" office:value-type="string" calcext:value-type="string">
            <text:p>PROVINI CAFE</text:p>
          </table:table-cell>
          <table:table-cell table:style-name="ce1" office:value-type="string" calcext:value-type="string">
            <text:p>1302 8 Avenue, Brooklyn NY 11215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2" calcext:value-type="date">
            <text:p>11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576286" calcext:value-type="float">
            <text:p>40576286</text:p>
          </table:table-cell>
          <table:table-cell table:style-name="ce1" office:value-type="string" calcext:value-type="string">
            <text:p>ANNA MARIA PIZZA PASTA</text:p>
          </table:table-cell>
          <table:table-cell table:style-name="ce1" office:value-type="string" calcext:value-type="string">
            <text:p>179 Bedford Avenue, Brooklyn NY 11211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097973" calcext:value-type="float">
            <text:p>41097973</text:p>
          </table:table-cell>
          <table:table-cell table:style-name="ce1" office:value-type="string" calcext:value-type="string">
            <text:p>CAFE RIVIERA</text:p>
          </table:table-cell>
          <table:table-cell table:style-name="ce1" office:value-type="string" calcext:value-type="string">
            <text:p>830 Manhattan Avenue, Brooklyn NY 11222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50217" calcext:value-type="float">
            <text:p>41250217</text:p>
          </table:table-cell>
          <table:table-cell table:style-name="ce1" office:value-type="string" calcext:value-type="string">
            <text:p>HUKA TEL AVIV CAFE</text:p>
          </table:table-cell>
          <table:table-cell table:style-name="ce1" office:value-type="string" calcext:value-type="string">
            <text:p>1911 Coney Island Avenue, Brooklyn NY 11230</text:p>
          </table:table-cell>
          <table:table-cell table:style-name="ce1" office:value-type="string" calcext:value-type="string">
            <text:p>Middle Easter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3727" calcext:value-type="float">
            <text:p>50033727</text:p>
          </table:table-cell>
          <table:table-cell table:style-name="ce1" office:value-type="string" calcext:value-type="string">
            <text:p>PAPA JOHN'S</text:p>
          </table:table-cell>
          <table:table-cell table:style-name="ce1" office:value-type="string" calcext:value-type="string">
            <text:p>1009 Broadway, Brooklyn NY 11221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4681" calcext:value-type="float">
            <text:p>50034681</text:p>
          </table:table-cell>
          <table:table-cell table:style-name="ce1" office:value-type="string" calcext:value-type="string">
            <text:p>CROWN FRIED CHICKEN</text:p>
          </table:table-cell>
          <table:table-cell table:style-name="ce1" office:value-type="string" calcext:value-type="string">
            <text:p>2214 Fulton St, Brooklyn NY 11233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2842" calcext:value-type="float">
            <text:p>50052842</text:p>
          </table:table-cell>
          <table:table-cell table:style-name="ce1" office:value-type="string" calcext:value-type="string">
            <text:p>CUP OF BROOKLYN</text:p>
          </table:table-cell>
          <table:table-cell table:style-name="ce1" office:value-type="string" calcext:value-type="string">
            <text:p>1071B Gates Ave, Brooklyn NY 11221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05300" calcext:value-type="float">
            <text:p>41105300</text:p>
          </table:table-cell>
          <table:table-cell table:style-name="ce1" office:value-type="string" calcext:value-type="string">
            <text:p>DUNKIN' DONUTS, BASKIN ROBBINS</text:p>
          </table:table-cell>
          <table:table-cell table:style-name="ce1" office:value-type="string" calcext:value-type="string">
            <text:p>1710 Eastern Parkway, Brooklyn NY 11233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9" calcext:value-type="date">
            <text:p>11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71801" calcext:value-type="float">
            <text:p>41271801</text:p>
          </table:table-cell>
          <table:table-cell table:style-name="ce1" office:value-type="string" calcext:value-type="string">
            <text:p>PINO'S</text:p>
          </table:table-cell>
          <table:table-cell table:style-name="ce1" office:value-type="string" calcext:value-type="string">
            <text:p>5201 5 Avenue, Brooklyn NY 11220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5" calcext:value-type="date">
            <text:p>11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65576" calcext:value-type="float">
            <text:p>41265576</text:p>
          </table:table-cell>
          <table:table-cell table:style-name="ce1" office:value-type="string" calcext:value-type="string">
            <text:p>PIQUANT</text:p>
          </table:table-cell>
          <table:table-cell table:style-name="ce1" office:value-type="string" calcext:value-type="string">
            <text:p>259 Flatbush Avenue, Brooklyn NY 11217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4" calcext:value-type="date">
            <text:p>11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48183" calcext:value-type="float">
            <text:p>41648183</text:p>
          </table:table-cell>
          <table:table-cell table:style-name="ce1" office:value-type="string" calcext:value-type="string">
            <text:p>PANERA BREAD</text:p>
          </table:table-cell>
          <table:table-cell table:style-name="ce1" office:value-type="string" calcext:value-type="string">
            <text:p>345 Adams Street, Brooklyn NY 1120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4" calcext:value-type="date">
            <text:p>11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872325" calcext:value-type="float">
            <text:p>40872325</text:p>
          </table:table-cell>
          <table:table-cell table:style-name="ce1" office:value-type="string" calcext:value-type="string">
            <text:p>EL AGUILA BAKERY</text:p>
          </table:table-cell>
          <table:table-cell table:style-name="ce1" office:value-type="string" calcext:value-type="string">
            <text:p>3910 Ft Hamilton Parkway, Brooklyn NY 11218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3" calcext:value-type="date">
            <text:p>11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1769" calcext:value-type="float">
            <text:p>50001769</text:p>
          </table:table-cell>
          <table:table-cell table:style-name="ce1" office:value-type="string" calcext:value-type="string">
            <text:p>ZEN VEGETARIAN HOUSE</text:p>
          </table:table-cell>
          <table:table-cell table:style-name="ce1" office:value-type="string" calcext:value-type="string">
            <text:p>773 Flatbush Ave, Brooklyn NY 11226</text:p>
          </table:table-cell>
          <table:table-cell table:style-name="ce1" office:value-type="string" calcext:value-type="string">
            <text:p>Vegetari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3" calcext:value-type="date">
            <text:p>11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056" calcext:value-type="float">
            <text:p>50053056</text:p>
          </table:table-cell>
          <table:table-cell table:style-name="ce1" office:value-type="string" calcext:value-type="string">
            <text:p>TACOS EL BRONQUITO RESTAURANT</text:p>
          </table:table-cell>
          <table:table-cell table:style-name="ce1" office:value-type="string" calcext:value-type="string">
            <text:p>405 45Th St, Brooklyn NY 11220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3" calcext:value-type="date">
            <text:p>11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33220" calcext:value-type="float">
            <text:p>41433220</text:p>
          </table:table-cell>
          <table:table-cell table:style-name="ce1" office:value-type="string" calcext:value-type="string">
            <text:p>SILVER KRUST WEST INDIAN RESTAURANT</text:p>
          </table:table-cell>
          <table:table-cell table:style-name="ce1" office:value-type="string" calcext:value-type="string">
            <text:p>747 Nostrand Avenue, Brooklyn NY 11216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810" calcext:value-type="float">
            <text:p>50051810</text:p>
          </table:table-cell>
          <table:table-cell table:style-name="ce1" office:value-type="string" calcext:value-type="string">
            <text:p>BROOKLYN ROASTING WORKS LLC</text:p>
          </table:table-cell>
          <table:table-cell table:style-name="ce1" office:value-type="string" calcext:value-type="string">
            <text:p>67 West St, Brooklyn NY 11222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932" calcext:value-type="float">
            <text:p>50051932</text:p>
          </table:table-cell>
          <table:table-cell table:style-name="ce1" office:value-type="string" calcext:value-type="string">
            <text:p>FRESNILLENSE RESTAURANT</text:p>
          </table:table-cell>
          <table:table-cell table:style-name="ce1" office:value-type="string" calcext:value-type="string">
            <text:p>2004 Bath Ave, Brooklyn NY 11214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211" calcext:value-type="float">
            <text:p>50053211</text:p>
          </table:table-cell>
          <table:table-cell table:style-name="ce1" office:value-type="string" calcext:value-type="string">
            <text:p>BROOKLYN CUPS</text:p>
          </table:table-cell>
          <table:table-cell table:style-name="ce1" office:value-type="string" calcext:value-type="string">
            <text:p>64 E 98Th St, Brooklyn NY 11212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75656" calcext:value-type="float">
            <text:p>40975656</text:p>
          </table:table-cell>
          <table:table-cell table:style-name="ce1" office:value-type="string" calcext:value-type="string">
            <text:p>GOLDEN DYNASTY REST</text:p>
          </table:table-cell>
          <table:table-cell table:style-name="ce1" office:value-type="string" calcext:value-type="string">
            <text:p>6316 Bay Parkway, Brooklyn NY 1120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13313" calcext:value-type="float">
            <text:p>41513313</text:p>
          </table:table-cell>
          <table:table-cell table:style-name="ce1" office:value-type="string" calcext:value-type="string">
            <text:p>SCHNITZI</text:p>
          </table:table-cell>
          <table:table-cell table:style-name="ce1" office:value-type="string" calcext:value-type="string">
            <text:p>5326 New Utrecht Avenue, Brooklyn NY 11219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1005" calcext:value-type="float">
            <text:p>50001005</text:p>
          </table:table-cell>
          <table:table-cell table:style-name="ce1" office:value-type="string" calcext:value-type="string">
            <text:p>LUIGI'S PIZZA</text:p>
          </table:table-cell>
          <table:table-cell table:style-name="ce1" office:value-type="string" calcext:value-type="string">
            <text:p>1049 Brighton Beach Ave, Brooklyn NY 11235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228" calcext:value-type="float">
            <text:p>50053228</text:p>
          </table:table-cell>
          <table:table-cell table:style-name="ce1" office:value-type="string" calcext:value-type="string">
            <text:p>SUMNER CAFE</text:p>
          </table:table-cell>
          <table:table-cell table:style-name="ce1" office:value-type="string" calcext:value-type="string">
            <text:p>144 Decatur St, Brooklyn NY 11233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43544" calcext:value-type="float">
            <text:p>41243544</text:p>
          </table:table-cell>
          <table:table-cell table:style-name="ce1" office:value-type="string" calcext:value-type="string">
            <text:p>CAFE COLETTE</text:p>
          </table:table-cell>
          <table:table-cell table:style-name="ce1" office:value-type="string" calcext:value-type="string">
            <text:p>79 Berry Street, Brooklyn NY 1124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31" calcext:value-type="date">
            <text:p>10/3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6458" calcext:value-type="float">
            <text:p>50006458</text:p>
          </table:table-cell>
          <table:table-cell table:style-name="ce1" office:value-type="string" calcext:value-type="string">
            <text:p>HUMO SMOKEHOUSE</text:p>
          </table:table-cell>
          <table:table-cell table:style-name="ce1" office:value-type="string" calcext:value-type="string">
            <text:p>336 Myrtle Ave, Brooklyn NY 11205</text:p>
          </table:table-cell>
          <table:table-cell table:style-name="ce1" office:value-type="string" calcext:value-type="string">
            <text:p>Southwester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31" calcext:value-type="date">
            <text:p>10/3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689" calcext:value-type="float">
            <text:p>50053689</text:p>
          </table:table-cell>
          <table:table-cell table:style-name="ce1" office:value-type="string" calcext:value-type="string">
            <text:p>BURGER KING</text:p>
          </table:table-cell>
          <table:table-cell table:style-name="ce1" office:value-type="string" calcext:value-type="string">
            <text:p>2848 Church Ave, Brooklyn NY 11226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31" calcext:value-type="date">
            <text:p>10/3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49143" calcext:value-type="float">
            <text:p>41449143</text:p>
          </table:table-cell>
          <table:table-cell table:style-name="ce1" office:value-type="string" calcext:value-type="string">
            <text:p>GREEN FITNESS STUDIO</text:p>
          </table:table-cell>
          <table:table-cell table:style-name="ce1" office:value-type="string" calcext:value-type="string">
            <text:p>232 Varet Street, Brooklyn NY 11206</text:p>
          </table:table-cell>
          <table:table-cell table:style-name="ce1" office:value-type="string" calcext:value-type="string">
            <text:p>Juice, Smoothies, Fruit Salad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9" calcext:value-type="date">
            <text:p>10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24996" calcext:value-type="float">
            <text:p>41624996</text:p>
          </table:table-cell>
          <table:table-cell table:style-name="ce1" office:value-type="string" calcext:value-type="string">
            <text:p>N.Y. TRACKS CAFE</text:p>
          </table:table-cell>
          <table:table-cell table:style-name="ce1" office:value-type="string" calcext:value-type="string">
            <text:p>1556 Ralph Avenue, Brooklyn NY 11236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8" calcext:value-type="date">
            <text:p>10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63220" calcext:value-type="float">
            <text:p>41663220</text:p>
          </table:table-cell>
          <table:table-cell table:style-name="ce1" office:value-type="string" calcext:value-type="string">
            <text:p>US FRIED CHICKEN &amp; PIZZA</text:p>
          </table:table-cell>
          <table:table-cell table:style-name="ce1" office:value-type="string" calcext:value-type="string">
            <text:p>1231 Nostrand Avenue, Brooklyn NY 11225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8" calcext:value-type="date">
            <text:p>10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84504" calcext:value-type="float">
            <text:p>41684504</text:p>
          </table:table-cell>
          <table:table-cell table:style-name="ce1" office:value-type="string" calcext:value-type="string">
            <text:p>TABLE 87</text:p>
          </table:table-cell>
          <table:table-cell table:style-name="ce1" office:value-type="string" calcext:value-type="string">
            <text:p>87 Atlantic Avenue, Brooklyn NY 11201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8" calcext:value-type="date">
            <text:p>10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887" calcext:value-type="float">
            <text:p>50046887</text:p>
          </table:table-cell>
          <table:table-cell table:style-name="ce1" office:value-type="string" calcext:value-type="string">
            <text:p>LAVOO</text:p>
          </table:table-cell>
          <table:table-cell table:style-name="ce1" office:value-type="string" calcext:value-type="string">
            <text:p>7615 5Th Ave, Brooklyn NY 11209</text:p>
          </table:table-cell>
          <table:table-cell table:style-name="ce1" office:value-type="string" calcext:value-type="string">
            <text:p>Mediterrane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8" calcext:value-type="date">
            <text:p>10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5512" calcext:value-type="float">
            <text:p>50055512</text:p>
          </table:table-cell>
          <table:table-cell table:style-name="ce1" office:value-type="string" calcext:value-type="string">
            <text:p>BROOKLYN ROASTING COMPANY</text:p>
          </table:table-cell>
          <table:table-cell table:style-name="ce1" office:value-type="string" calcext:value-type="string">
            <text:p>1 Dekalb Ave, Brooklyn NY 11201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8" calcext:value-type="date">
            <text:p>10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322" calcext:value-type="float">
            <text:p>50051322</text:p>
          </table:table-cell>
          <table:table-cell table:style-name="ce1" office:value-type="string" calcext:value-type="string">
            <text:p>CEREMONY</text:p>
          </table:table-cell>
          <table:table-cell table:style-name="ce1" office:value-type="string" calcext:value-type="string">
            <text:p>224 Manhattan Ave, Brooklyn NY 11206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2110" calcext:value-type="float">
            <text:p>50052110</text:p>
          </table:table-cell>
          <table:table-cell table:style-name="ce1" office:value-type="string" calcext:value-type="string">
            <text:p>WV HOSPITALITY</text:p>
          </table:table-cell>
          <table:table-cell table:style-name="ce1" office:value-type="string" calcext:value-type="string">
            <text:p>55 Wythe Avenue, Brooklyn NY 11249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148" calcext:value-type="float">
            <text:p>50053148</text:p>
          </table:table-cell>
          <table:table-cell table:style-name="ce1" office:value-type="string" calcext:value-type="string">
            <text:p>EL JEFFE</text:p>
          </table:table-cell>
          <table:table-cell table:style-name="ce1" office:value-type="string" calcext:value-type="string">
            <text:p>1483 Fulton St, Brooklyn NY 11216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27379" calcext:value-type="float">
            <text:p>41527379</text:p>
          </table:table-cell>
          <table:table-cell table:style-name="ce1" office:value-type="string" calcext:value-type="string">
            <text:p>KAM WAH RESTAURANT</text:p>
          </table:table-cell>
          <table:table-cell table:style-name="ce1" office:value-type="string" calcext:value-type="string">
            <text:p>208 Lewis Avenue, Brooklyn NY 11221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0929" calcext:value-type="float">
            <text:p>50000929</text:p>
          </table:table-cell>
          <table:table-cell table:style-name="ce1" office:value-type="string" calcext:value-type="string">
            <text:p>ODD FELLOWS ICE CREAM CO</text:p>
          </table:table-cell>
          <table:table-cell table:style-name="ce1" office:value-type="string" calcext:value-type="string">
            <text:p>175 Kent Avenue, Brooklyn NY 11249</text:p>
          </table:table-cell>
          <table:table-cell table:style-name="ce1" office:value-type="string" calcext:value-type="string">
            <text:p>Ice Cream, Gelato, Yogurt, Ice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700293" calcext:value-type="float">
            <text:p>40700293</text:p>
          </table:table-cell>
          <table:table-cell table:style-name="ce1" office:value-type="string" calcext:value-type="string">
            <text:p>HAAGEN-DAZS</text:p>
          </table:table-cell>
          <table:table-cell table:style-name="ce1" office:value-type="string" calcext:value-type="string">
            <text:p>109 7 Avenue, Brooklyn NY 11215</text:p>
          </table:table-cell>
          <table:table-cell table:style-name="ce1" office:value-type="string" calcext:value-type="string">
            <text:p>Ice Cream, Gelato, Yogurt, Ice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67394" calcext:value-type="float">
            <text:p>41267394</text:p>
          </table:table-cell>
          <table:table-cell table:style-name="ce1" office:value-type="string" calcext:value-type="string">
            <text:p>EVERETT</text:p>
          </table:table-cell>
          <table:table-cell table:style-name="ce1" office:value-type="string" calcext:value-type="string">
            <text:p>5721 8 Avenue, Brooklyn NY 1122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99619" calcext:value-type="float">
            <text:p>41699619</text:p>
          </table:table-cell>
          <table:table-cell table:style-name="ce1" office:value-type="string" calcext:value-type="string">
            <text:p>DAVIDsTEA</text:p>
          </table:table-cell>
          <table:table-cell table:style-name="ce1" office:value-type="string" calcext:value-type="string">
            <text:p>234 7 Avenue, Brooklyn NY 11215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3977" calcext:value-type="float">
            <text:p>50003977</text:p>
          </table:table-cell>
          <table:table-cell table:style-name="ce1" office:value-type="string" calcext:value-type="string">
            <text:p>GORILLA COFFEE</text:p>
          </table:table-cell>
          <table:table-cell table:style-name="ce1" office:value-type="string" calcext:value-type="string">
            <text:p>472 Bergen St, Brooklyn NY 11217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8160" calcext:value-type="float">
            <text:p>50008160</text:p>
          </table:table-cell>
          <table:table-cell table:style-name="ce1" office:value-type="string" calcext:value-type="string">
            <text:p>GOLDEN KRUST CARIBBEAN BAKERY &amp; GRILL</text:p>
          </table:table-cell>
          <table:table-cell table:style-name="ce1" office:value-type="string" calcext:value-type="string">
            <text:p>21 Flatbush Ave, Brooklyn NY 11217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8979" calcext:value-type="float">
            <text:p>50038979</text:p>
          </table:table-cell>
          <table:table-cell table:style-name="ce1" office:value-type="string" calcext:value-type="string">
            <text:p>ARTICHOKE BASILLE'S PIZZA</text:p>
          </table:table-cell>
          <table:table-cell table:style-name="ce1" office:value-type="string" calcext:value-type="string">
            <text:p>59 5Th Ave, Brooklyn NY 11217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0360" calcext:value-type="float">
            <text:p>50040360</text:p>
          </table:table-cell>
          <table:table-cell table:style-name="ce1" office:value-type="string" calcext:value-type="string">
            <text:p>HARDEE</text:p>
          </table:table-cell>
          <table:table-cell table:style-name="ce1" office:value-type="string" calcext:value-type="string">
            <text:p>209 Utica Ave, Brooklyn NY 11213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916" calcext:value-type="float">
            <text:p>50053916</text:p>
          </table:table-cell>
          <table:table-cell table:style-name="ce1" office:value-type="string" calcext:value-type="string">
            <text:p>DO OR DIVE</text:p>
          </table:table-cell>
          <table:table-cell table:style-name="ce1" office:value-type="string" calcext:value-type="string">
            <text:p>1108 Bedford Ave, Brooklyn NY 11216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97858" calcext:value-type="float">
            <text:p>40997858</text:p>
          </table:table-cell>
          <table:table-cell table:style-name="ce1" office:value-type="string" calcext:value-type="string">
            <text:p>GIMME COFFEE</text:p>
          </table:table-cell>
          <table:table-cell table:style-name="ce1" office:value-type="string" calcext:value-type="string">
            <text:p>495 Lorimer Street, Brooklyn NY 11211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21846" calcext:value-type="float">
            <text:p>41421846</text:p>
          </table:table-cell>
          <table:table-cell table:style-name="ce1" office:value-type="string" calcext:value-type="string">
            <text:p>DUNKIN' DONUTS</text:p>
          </table:table-cell>
          <table:table-cell table:style-name="ce1" office:value-type="string" calcext:value-type="string">
            <text:p>1610 Bushwick Avenue, Brooklyn NY 11207</text:p>
          </table:table-cell>
          <table:table-cell table:style-name="ce1" office:value-type="string" calcext:value-type="string">
            <text:p>Donut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15845" calcext:value-type="float">
            <text:p>41615845</text:p>
          </table:table-cell>
          <table:table-cell table:style-name="ce1" office:value-type="string" calcext:value-type="string">
            <text:p>ROCCO PIZZA III</text:p>
          </table:table-cell>
          <table:table-cell table:style-name="ce1" office:value-type="string" calcext:value-type="string">
            <text:p>330 Halsey Street, Brooklyn NY 11216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2416" calcext:value-type="float">
            <text:p>50002416</text:p>
          </table:table-cell>
          <table:table-cell table:style-name="ce1" office:value-type="string" calcext:value-type="string">
            <text:p>KONDITORI</text:p>
          </table:table-cell>
          <table:table-cell table:style-name="ce1" office:value-type="string" calcext:value-type="string">
            <text:p>114 Smith St, Brooklyn NY 11201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1706" calcext:value-type="float">
            <text:p>50011706</text:p>
          </table:table-cell>
          <table:table-cell table:style-name="ce1" office:value-type="string" calcext:value-type="string">
            <text:p>HAMPTON INN <text:s/>BROOKLYN</text:p>
          </table:table-cell>
          <table:table-cell table:style-name="ce1" office:value-type="string" calcext:value-type="string">
            <text:p>125 Flatbush Avenue Ext, Brooklyn NY 1120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4664" calcext:value-type="float">
            <text:p>50054664</text:p>
          </table:table-cell>
          <table:table-cell table:style-name="ce1" office:value-type="string" calcext:value-type="string">
            <text:p>MURA</text:p>
          </table:table-cell>
          <table:table-cell table:style-name="ce1" office:value-type="string" calcext:value-type="string">
            <text:p>369 5Th Ave, Brooklyn NY 11215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5023" calcext:value-type="float">
            <text:p>50055023</text:p>
          </table:table-cell>
          <table:table-cell table:style-name="ce1" office:value-type="string" calcext:value-type="string">
            <text:p>BOGATY</text:p>
          </table:table-cell>
          <table:table-cell table:style-name="ce1" office:value-type="string" calcext:value-type="string">
            <text:p>9522 Avenue L, Brooklyn NY 11236</text:p>
          </table:table-cell>
          <table:table-cell table:style-name="ce1" office:value-type="string" calcext:value-type="string">
            <text:p>Bagels/Pretzel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525625" calcext:value-type="float">
            <text:p>40525625</text:p>
          </table:table-cell>
          <table:table-cell table:style-name="ce1" office:value-type="string" calcext:value-type="string">
            <text:p>THE BRAS &amp; PAIL BAR</text:p>
          </table:table-cell>
          <table:table-cell table:style-name="ce1" office:value-type="string" calcext:value-type="string">
            <text:p>2123 Avenue Z, Brooklyn NY 1123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2" calcext:value-type="date">
            <text:p>10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577204" calcext:value-type="float">
            <text:p>40577204</text:p>
          </table:table-cell>
          <table:table-cell table:style-name="ce1" office:value-type="string" calcext:value-type="string">
            <text:p>IMPERIAL BIKER BAR</text:p>
          </table:table-cell>
          <table:table-cell table:style-name="ce1" office:value-type="string" calcext:value-type="string">
            <text:p>652 Franklin Avenue, Brooklyn NY 1123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1" calcext:value-type="date">
            <text:p>10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4957" calcext:value-type="float">
            <text:p>50034957</text:p>
          </table:table-cell>
          <table:table-cell table:style-name="ce1" office:value-type="string" calcext:value-type="string">
            <text:p>ALEXANDRINA</text:p>
          </table:table-cell>
          <table:table-cell table:style-name="ce1" office:value-type="string" calcext:value-type="string">
            <text:p>6917 5Th Ave, Brooklyn NY 11209</text:p>
          </table:table-cell>
          <table:table-cell table:style-name="ce1" office:value-type="string" calcext:value-type="string">
            <text:p>Mediterrane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1" calcext:value-type="date">
            <text:p>10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966" calcext:value-type="float">
            <text:p>50051966</text:p>
          </table:table-cell>
          <table:table-cell table:style-name="ce1" office:value-type="string" calcext:value-type="string">
            <text:p>GLATT KOSHER FAMILY</text:p>
          </table:table-cell>
          <table:table-cell table:style-name="ce1" office:value-type="string" calcext:value-type="string">
            <text:p>4305 18Th Ave, Brooklyn NY 11218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1" calcext:value-type="date">
            <text:p>10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9689" calcext:value-type="float">
            <text:p>50049689</text:p>
          </table:table-cell>
          <table:table-cell table:style-name="ce1" office:value-type="string" calcext:value-type="string">
            <text:p>CHINA RESTAURANT</text:p>
          </table:table-cell>
          <table:table-cell table:style-name="ce1" office:value-type="string" calcext:value-type="string">
            <text:p>937 Utica Ave, Brooklyn NY 11203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0065" calcext:value-type="float">
            <text:p>50010065</text:p>
          </table:table-cell>
          <table:table-cell table:style-name="ce1" office:value-type="string" calcext:value-type="string">
            <text:p>CHINA CITY</text:p>
          </table:table-cell>
          <table:table-cell table:style-name="ce1" office:value-type="string" calcext:value-type="string">
            <text:p>1732 86Th St, Brooklyn NY 1121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91414" calcext:value-type="float">
            <text:p>41291414</text:p>
          </table:table-cell>
          <table:table-cell table:style-name="ce1" office:value-type="string" calcext:value-type="string">
            <text:p>DUNKIN' DONUTS</text:p>
          </table:table-cell>
          <table:table-cell table:style-name="ce1" office:value-type="string" calcext:value-type="string">
            <text:p>6627 Bay Parkway, Brooklyn NY 11204</text:p>
          </table:table-cell>
          <table:table-cell table:style-name="ce1" office:value-type="string" calcext:value-type="string">
            <text:p>Donut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7" calcext:value-type="date">
            <text:p>10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97934" calcext:value-type="float">
            <text:p>41497934</text:p>
          </table:table-cell>
          <table:table-cell table:style-name="ce1" office:value-type="string" calcext:value-type="string">
            <text:p>ISLAND BURGER</text:p>
          </table:table-cell>
          <table:table-cell table:style-name="ce1" office:value-type="string" calcext:value-type="string">
            <text:p>915 Utica Avenue, Brooklyn NY 11203</text:p>
          </table:table-cell>
          <table:table-cell table:style-name="ce1" office:value-type="string" calcext:value-type="string">
            <text:p>Hamburger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5" calcext:value-type="date">
            <text:p>10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4655" calcext:value-type="float">
            <text:p>50014655</text:p>
          </table:table-cell>
          <table:table-cell table:style-name="ce1" office:value-type="string" calcext:value-type="string">
            <text:p>LUKE LOBSTER</text:p>
          </table:table-cell>
          <table:table-cell table:style-name="ce1" office:value-type="string" calcext:value-type="string">
            <text:p>237 5Th Ave, Brooklyn NY 11215</text:p>
          </table:table-cell>
          <table:table-cell table:style-name="ce1" office:value-type="string" calcext:value-type="string">
            <text:p>Seafoo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5" calcext:value-type="date">
            <text:p>10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19933" calcext:value-type="float">
            <text:p>41419933</text:p>
          </table:table-cell>
          <table:table-cell table:style-name="ce1" office:value-type="string" calcext:value-type="string">
            <text:p>KOTO SUSHI &amp; STEAK</text:p>
          </table:table-cell>
          <table:table-cell table:style-name="ce1" office:value-type="string" calcext:value-type="string">
            <text:p>552 Henry Street, Brooklyn NY 11231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4" calcext:value-type="date">
            <text:p>10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5688" calcext:value-type="float">
            <text:p>50005688</text:p>
          </table:table-cell>
          <table:table-cell table:style-name="ce1" office:value-type="string" calcext:value-type="string">
            <text:p>FUJIYAMA JAPANESE FUSION</text:p>
          </table:table-cell>
          <table:table-cell table:style-name="ce1" office:value-type="string" calcext:value-type="string">
            <text:p>7307 13Th Ave, Brooklyn NY 11228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3" calcext:value-type="date">
            <text:p>10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656" calcext:value-type="float">
            <text:p>50053656</text:p>
          </table:table-cell>
          <table:table-cell table:style-name="ce1" office:value-type="string" calcext:value-type="string">
            <text:p>HUA LONG</text:p>
          </table:table-cell>
          <table:table-cell table:style-name="ce1" office:value-type="string" calcext:value-type="string">
            <text:p>706 Fulton St, Brooklyn NY 11217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3" calcext:value-type="date">
            <text:p>10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02750" calcext:value-type="float">
            <text:p>41502750</text:p>
          </table:table-cell>
          <table:table-cell table:style-name="ce1" office:value-type="string" calcext:value-type="string">
            <text:p>MICHAEL &amp; PING'S MODERN CHINESE TAKE-OUT</text:p>
          </table:table-cell>
          <table:table-cell table:style-name="ce1" office:value-type="string" calcext:value-type="string">
            <text:p>437 3 Avenue, Brooklyn NY 11215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42041" calcext:value-type="float">
            <text:p>41542041</text:p>
          </table:table-cell>
          <table:table-cell table:style-name="ce1" office:value-type="string" calcext:value-type="string">
            <text:p>HAZAR TURKISH KEBAB</text:p>
          </table:table-cell>
          <table:table-cell table:style-name="ce1" office:value-type="string" calcext:value-type="string">
            <text:p>7224 5 Avenue, Brooklyn NY 11209</text:p>
          </table:table-cell>
          <table:table-cell table:style-name="ce1" office:value-type="string" calcext:value-type="string">
            <text:p>Turkish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08738" calcext:value-type="float">
            <text:p>41708738</text:p>
          </table:table-cell>
          <table:table-cell table:style-name="ce1" office:value-type="string" calcext:value-type="string">
            <text:p>THE MONTROSE</text:p>
          </table:table-cell>
          <table:table-cell table:style-name="ce1" office:value-type="string" calcext:value-type="string">
            <text:p>47 5 Avenue, Brooklyn NY 1121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81551" calcext:value-type="float">
            <text:p>40381551</text:p>
          </table:table-cell>
          <table:table-cell table:style-name="ce1" office:value-type="string" calcext:value-type="string">
            <text:p>CLARK'S RESTAURANT</text:p>
          </table:table-cell>
          <table:table-cell table:style-name="ce1" office:value-type="string" calcext:value-type="string">
            <text:p>80 Clark Street, Brooklyn NY 1120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004067" calcext:value-type="float">
            <text:p>41004067</text:p>
          </table:table-cell>
          <table:table-cell table:style-name="ce1" office:value-type="string" calcext:value-type="string">
            <text:p>CHINA SUN</text:p>
          </table:table-cell>
          <table:table-cell table:style-name="ce1" office:value-type="string" calcext:value-type="string">
            <text:p>787 Liberty Avenue, Brooklyn NY 11208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36466" calcext:value-type="float">
            <text:p>41236466</text:p>
          </table:table-cell>
          <table:table-cell table:style-name="ce1" office:value-type="string" calcext:value-type="string">
            <text:p>DUNKIN' DONUTS</text:p>
          </table:table-cell>
          <table:table-cell table:style-name="ce1" office:value-type="string" calcext:value-type="string">
            <text:p>7519 5 Avenue, Brooklyn NY 11209</text:p>
          </table:table-cell>
          <table:table-cell table:style-name="ce1" office:value-type="string" calcext:value-type="string">
            <text:p>Donut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83164" calcext:value-type="float">
            <text:p>41283164</text:p>
          </table:table-cell>
          <table:table-cell table:style-name="ce1" office:value-type="string" calcext:value-type="string">
            <text:p>ALI'S TRINIDAD ROTI SHOP</text:p>
          </table:table-cell>
          <table:table-cell table:style-name="ce1" office:value-type="string" calcext:value-type="string">
            <text:p>1267 Fulton Street, Brooklyn NY 11216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8" calcext:value-type="date">
            <text:p>10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837" calcext:value-type="float">
            <text:p>50051837</text:p>
          </table:table-cell>
          <table:table-cell table:style-name="ce1" office:value-type="string" calcext:value-type="string">
            <text:p>KENNEDY FRIED CHICKEN</text:p>
          </table:table-cell>
          <table:table-cell table:style-name="ce1" office:value-type="string" calcext:value-type="string">
            <text:p>1258 Flatbush Ave, Brooklyn NY 11226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7" calcext:value-type="date">
            <text:p>10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042" calcext:value-type="float">
            <text:p>50018042</text:p>
          </table:table-cell>
          <table:table-cell table:style-name="ce1" office:value-type="string" calcext:value-type="string">
            <text:p>MIUSA WINE BAR</text:p>
          </table:table-cell>
          <table:table-cell table:style-name="ce1" office:value-type="string" calcext:value-type="string">
            <text:p>98A S 4Th St, Brooklyn NY 1124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6" calcext:value-type="date">
            <text:p>10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777" calcext:value-type="float">
            <text:p>50046777</text:p>
          </table:table-cell>
          <table:table-cell table:style-name="ce1" office:value-type="string" calcext:value-type="string">
            <text:p>INCH AWAY</text:p>
          </table:table-cell>
          <table:table-cell table:style-name="ce1" office:value-type="string" calcext:value-type="string">
            <text:p>1647 Bath Ave, Brooklyn NY 11214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6" calcext:value-type="date">
            <text:p>10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5644" calcext:value-type="float">
            <text:p>50055644</text:p>
          </table:table-cell>
          <table:table-cell table:style-name="ce1" office:value-type="string" calcext:value-type="string">
            <text:p>COBBLE HILL COFFEE SHOP</text:p>
          </table:table-cell>
          <table:table-cell table:style-name="ce1" office:value-type="string" calcext:value-type="string">
            <text:p>314 Court St, Brooklyn NY 1123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6" calcext:value-type="date">
            <text:p>10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015170" calcext:value-type="float">
            <text:p>41015170</text:p>
          </table:table-cell>
          <table:table-cell table:style-name="ce1" office:value-type="string" calcext:value-type="string">
            <text:p>CARMINE'S PIZZA</text:p>
          </table:table-cell>
          <table:table-cell table:style-name="ce1" office:value-type="string" calcext:value-type="string">
            <text:p>358 Graham Avenue, Brooklyn NY 11211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5" calcext:value-type="date">
            <text:p>10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50577" calcext:value-type="float">
            <text:p>41650577</text:p>
          </table:table-cell>
          <table:table-cell table:style-name="ce1" office:value-type="string" calcext:value-type="string">
            <text:p>DELHI HEIGHTS</text:p>
          </table:table-cell>
          <table:table-cell table:style-name="ce1" office:value-type="string" calcext:value-type="string">
            <text:p>156 Howard Avenue, Brooklyn NY 11233</text:p>
          </table:table-cell>
          <table:table-cell table:style-name="ce1" office:value-type="string" calcext:value-type="string">
            <text:p>India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5" calcext:value-type="date">
            <text:p>10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1620" calcext:value-type="float">
            <text:p>50001620</text:p>
          </table:table-cell>
          <table:table-cell table:style-name="ce1" office:value-type="string" calcext:value-type="string">
            <text:p>SUNRISE BAKERY</text:p>
          </table:table-cell>
          <table:table-cell table:style-name="ce1" office:value-type="string" calcext:value-type="string">
            <text:p>6208 11Th Ave, Brooklyn NY 11219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5" calcext:value-type="date">
            <text:p>10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904" calcext:value-type="float">
            <text:p>50018904</text:p>
          </table:table-cell>
          <table:table-cell table:style-name="ce1" office:value-type="string" calcext:value-type="string">
            <text:p>STREETS RESTAURANT</text:p>
          </table:table-cell>
          <table:table-cell table:style-name="ce1" office:value-type="string" calcext:value-type="string">
            <text:p>53 Broadway, Brooklyn NY 11249</text:p>
          </table:table-cell>
          <table:table-cell table:style-name="ce1" office:value-type="string" calcext:value-type="string">
            <text:p>Tapa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5" calcext:value-type="date">
            <text:p>10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9573" calcext:value-type="float">
            <text:p>50049573</text:p>
          </table:table-cell>
          <table:table-cell table:style-name="ce1" office:value-type="string" calcext:value-type="string">
            <text:p>CHINA EXPRESS</text:p>
          </table:table-cell>
          <table:table-cell table:style-name="ce1" office:value-type="string" calcext:value-type="string">
            <text:p>192 Union Ave, Brooklyn NY 11211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5" calcext:value-type="date">
            <text:p>10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643" calcext:value-type="float">
            <text:p>50051643</text:p>
          </table:table-cell>
          <table:table-cell table:style-name="ce1" office:value-type="string" calcext:value-type="string">
            <text:p>PELS PIE CO</text:p>
          </table:table-cell>
          <table:table-cell table:style-name="ce1" office:value-type="string" calcext:value-type="string">
            <text:p>446 Rogers Ave, Brooklyn NY 11225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5" calcext:value-type="date">
            <text:p>10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88631" calcext:value-type="float">
            <text:p>41188631</text:p>
          </table:table-cell>
          <table:table-cell table:style-name="ce1" office:value-type="string" calcext:value-type="string">
            <text:p>HUNAN DELIGHT</text:p>
          </table:table-cell>
          <table:table-cell table:style-name="ce1" office:value-type="string" calcext:value-type="string">
            <text:p>752 Union Street, Brooklyn NY 11215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24912" calcext:value-type="float">
            <text:p>41524912</text:p>
          </table:table-cell>
          <table:table-cell table:style-name="ce1" office:value-type="string" calcext:value-type="string">
            <text:p>EAST FAR RESTAURANT</text:p>
          </table:table-cell>
          <table:table-cell table:style-name="ce1" office:value-type="string" calcext:value-type="string">
            <text:p>2406 Mermaid Avenue, Brooklyn NY 1122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12988" calcext:value-type="float">
            <text:p>41712988</text:p>
          </table:table-cell>
          <table:table-cell table:style-name="ce1" office:value-type="string" calcext:value-type="string">
            <text:p>A-ROMA BAKERY</text:p>
          </table:table-cell>
          <table:table-cell table:style-name="ce1" office:value-type="string" calcext:value-type="string">
            <text:p>475 Grand Street, Brooklyn NY 11211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9976" calcext:value-type="float">
            <text:p>50049976</text:p>
          </table:table-cell>
          <table:table-cell table:style-name="ce1" office:value-type="string" calcext:value-type="string">
            <text:p>J-PETAL</text:p>
          </table:table-cell>
          <table:table-cell table:style-name="ce1" office:value-type="string" calcext:value-type="string">
            <text:p>4801 5Th Ave, Brooklyn NY 11220</text:p>
          </table:table-cell>
          <table:table-cell table:style-name="ce1" office:value-type="string" calcext:value-type="string">
            <text:p>Ice Cream, Gelato, Yogurt, Ice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70638" calcext:value-type="float">
            <text:p>41170638</text:p>
          </table:table-cell>
          <table:table-cell table:style-name="ce1" office:value-type="string" calcext:value-type="string">
            <text:p>DUNKIN' DONUTS</text:p>
          </table:table-cell>
          <table:table-cell table:style-name="ce1" office:value-type="string" calcext:value-type="string">
            <text:p>11010 Flatlands Avenue, Brooklyn NY 11207</text:p>
          </table:table-cell>
          <table:table-cell table:style-name="ce1" office:value-type="string" calcext:value-type="string">
            <text:p>Donut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30" calcext:value-type="date">
            <text:p>12/3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0610" calcext:value-type="float">
            <text:p>50050610</text:p>
          </table:table-cell>
          <table:table-cell table:style-name="ce1" office:value-type="string" calcext:value-type="string">
            <text:p>GUACAMAY CAFE</text:p>
          </table:table-cell>
          <table:table-cell table:style-name="ce1" office:value-type="string" calcext:value-type="string">
            <text:p>1017 Cortelyou Rd, Brooklyn NY 11218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30" calcext:value-type="date">
            <text:p>12/3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3600" calcext:value-type="float">
            <text:p>50003600</text:p>
          </table:table-cell>
          <table:table-cell table:style-name="ce1" office:value-type="string" calcext:value-type="string">
            <text:p>FIVE GUYS FAMOUS BURGERS AND FRIES</text:p>
          </table:table-cell>
          <table:table-cell table:style-name="ce1" office:value-type="string" calcext:value-type="string">
            <text:p>2 Metrotech, Brooklyn NY 1120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9" calcext:value-type="date">
            <text:p>12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0554" calcext:value-type="float">
            <text:p>50040554</text:p>
          </table:table-cell>
          <table:table-cell table:style-name="ce1" office:value-type="string" calcext:value-type="string">
            <text:p>GOURMET GARDEN 8</text:p>
          </table:table-cell>
          <table:table-cell table:style-name="ce1" office:value-type="string" calcext:value-type="string">
            <text:p>108 Dekalb Ave, Brooklyn NY 11201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9" calcext:value-type="date">
            <text:p>12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59698" calcext:value-type="float">
            <text:p>41359698</text:p>
          </table:table-cell>
          <table:table-cell table:style-name="ce1" office:value-type="string" calcext:value-type="string">
            <text:p>EMPIRE TORTILLAS</text:p>
          </table:table-cell>
          <table:table-cell table:style-name="ce1" office:value-type="string" calcext:value-type="string">
            <text:p>3556 Nostrand Avenue, Brooklyn NY 11229</text:p>
          </table:table-cell>
          <table:table-cell table:style-name="ce1" office:value-type="string" calcext:value-type="string">
            <text:p>Tex-Mex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8" calcext:value-type="date">
            <text:p>12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0096" calcext:value-type="float">
            <text:p>50010096</text:p>
          </table:table-cell>
          <table:table-cell table:style-name="ce1" office:value-type="string" calcext:value-type="string">
            <text:p>GREAT WALL CHINESE RESTAURANT</text:p>
          </table:table-cell>
          <table:table-cell table:style-name="ce1" office:value-type="string" calcext:value-type="string">
            <text:p>7614 18Th Ave, Brooklyn NY 1121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8" calcext:value-type="date">
            <text:p>12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94692" calcext:value-type="float">
            <text:p>41294692</text:p>
          </table:table-cell>
          <table:table-cell table:style-name="ce1" office:value-type="string" calcext:value-type="string">
            <text:p>J &amp; J HOT FOOD AND SALAD</text:p>
          </table:table-cell>
          <table:table-cell table:style-name="ce1" office:value-type="string" calcext:value-type="string">
            <text:p>4916 Fort Hamilton Parkway, Brooklyn NY 11219</text:p>
          </table:table-cell>
          <table:table-cell table:style-name="ce1" office:value-type="string" calcext:value-type="string">
            <text:p>Delicatesse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54607" calcext:value-type="float">
            <text:p>41654607</text:p>
          </table:table-cell>
          <table:table-cell table:style-name="ce1" office:value-type="string" calcext:value-type="string">
            <text:p>BROOKLYN CRAB</text:p>
          </table:table-cell>
          <table:table-cell table:style-name="ce1" office:value-type="string" calcext:value-type="string">
            <text:p>24 Reed St, Brooklyn NY 11231</text:p>
          </table:table-cell>
          <table:table-cell table:style-name="ce1" office:value-type="string" calcext:value-type="string">
            <text:p>Seafood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18241" calcext:value-type="float">
            <text:p>41718241</text:p>
          </table:table-cell>
          <table:table-cell table:style-name="ce1" office:value-type="string" calcext:value-type="string">
            <text:p>VCHRIS AFRICAN CUISINE</text:p>
          </table:table-cell>
          <table:table-cell table:style-name="ce1" office:value-type="string" calcext:value-type="string">
            <text:p>568 Utica Avenue, Brooklyn NY 11203</text:p>
          </table:table-cell>
          <table:table-cell table:style-name="ce1" office:value-type="string" calcext:value-type="string">
            <text:p>Af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2573" calcext:value-type="float">
            <text:p>50002573</text:p>
          </table:table-cell>
          <table:table-cell table:style-name="ce1" office:value-type="string" calcext:value-type="string">
            <text:p>ITAL KITCHEN</text:p>
          </table:table-cell>
          <table:table-cell table:style-name="ce1" office:value-type="string" calcext:value-type="string">
            <text:p>1032 Union Street, Brooklyn NY 11225</text:p>
          </table:table-cell>
          <table:table-cell table:style-name="ce1" office:value-type="string" calcext:value-type="string">
            <text:p>Vegetari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9103" calcext:value-type="float">
            <text:p>50019103</text:p>
          </table:table-cell>
          <table:table-cell table:style-name="ce1" office:value-type="string" calcext:value-type="string">
            <text:p>LIAN SHENG RESTAURANT</text:p>
          </table:table-cell>
          <table:table-cell table:style-name="ce1" office:value-type="string" calcext:value-type="string">
            <text:p>5722 8Th Ave, Brooklyn NY 1122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7728" calcext:value-type="float">
            <text:p>50037728</text:p>
          </table:table-cell>
          <table:table-cell table:style-name="ce1" office:value-type="string" calcext:value-type="string">
            <text:p>NO.1 FAVOR TASTE RESTAURANT</text:p>
          </table:table-cell>
          <table:table-cell table:style-name="ce1" office:value-type="string" calcext:value-type="string">
            <text:p>732 61St St, Brooklyn NY 1122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9327" calcext:value-type="float">
            <text:p>50039327</text:p>
          </table:table-cell>
          <table:table-cell table:style-name="ce1" office:value-type="string" calcext:value-type="string">
            <text:p>GREEN HOUSE</text:p>
          </table:table-cell>
          <table:table-cell table:style-name="ce1" office:value-type="string" calcext:value-type="string">
            <text:p>539 Flatbush Ave, Brooklyn NY 11225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44127" calcext:value-type="float">
            <text:p>41644127</text:p>
          </table:table-cell>
          <table:table-cell table:style-name="ce1" office:value-type="string" calcext:value-type="string">
            <text:p>OLEANDR RESTAURANT</text:p>
          </table:table-cell>
          <table:table-cell table:style-name="ce1" office:value-type="string" calcext:value-type="string">
            <text:p>410 Brighton Beach Ave, Brooklyn NY 11235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1" calcext:value-type="date">
            <text:p>12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7441" calcext:value-type="float">
            <text:p>50017441</text:p>
          </table:table-cell>
          <table:table-cell table:style-name="ce1" office:value-type="string" calcext:value-type="string">
            <text:p>AMARANTO</text:p>
          </table:table-cell>
          <table:table-cell table:style-name="ce1" office:value-type="string" calcext:value-type="string">
            <text:p>887 Hart St, Brooklyn NY 11237</text:p>
          </table:table-cell>
          <table:table-cell table:style-name="ce1" office:value-type="string" calcext:value-type="string">
            <text:p>Tex-Mex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1" calcext:value-type="date">
            <text:p>12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581" calcext:value-type="float">
            <text:p>50056581</text:p>
          </table:table-cell>
          <table:table-cell table:style-name="ce1" office:value-type="string" calcext:value-type="string">
            <text:p>THE GUMBO BROS</text:p>
          </table:table-cell>
          <table:table-cell table:style-name="ce1" office:value-type="string" calcext:value-type="string">
            <text:p>224 Atlantic Ave, Brooklyn NY 11201</text:p>
          </table:table-cell>
          <table:table-cell table:style-name="ce1" office:value-type="string" calcext:value-type="string">
            <text:p>Caju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1" calcext:value-type="date">
            <text:p>12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71806" calcext:value-type="float">
            <text:p>41471806</text:p>
          </table:table-cell>
          <table:table-cell table:style-name="ce1" office:value-type="string" calcext:value-type="string">
            <text:p>THE HEN HOUSE</text:p>
          </table:table-cell>
          <table:table-cell table:style-name="ce1" office:value-type="string" calcext:value-type="string">
            <text:p>7302 Third Avenue, Brooklyn NY 1120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0" calcext:value-type="date">
            <text:p>12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37535" calcext:value-type="float">
            <text:p>41237535</text:p>
          </table:table-cell>
          <table:table-cell table:style-name="ce1" office:value-type="string" calcext:value-type="string">
            <text:p>PAPA JOHN'S</text:p>
          </table:table-cell>
          <table:table-cell table:style-name="ce1" office:value-type="string" calcext:value-type="string">
            <text:p>1701 Ralph Avenue, Brooklyn NY 11236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9" calcext:value-type="date">
            <text:p>12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41676" calcext:value-type="float">
            <text:p>41541676</text:p>
          </table:table-cell>
          <table:table-cell table:style-name="ce1" office:value-type="string" calcext:value-type="string">
            <text:p>SKY ICE</text:p>
          </table:table-cell>
          <table:table-cell table:style-name="ce1" office:value-type="string" calcext:value-type="string">
            <text:p>63 5 Avenue, Brooklyn NY 11217</text:p>
          </table:table-cell>
          <table:table-cell table:style-name="ce1" office:value-type="string" calcext:value-type="string">
            <text:p>Thai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9" calcext:value-type="date">
            <text:p>12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12195" calcext:value-type="float">
            <text:p>41612195</text:p>
          </table:table-cell>
          <table:table-cell table:style-name="ce1" office:value-type="string" calcext:value-type="string">
            <text:p>SUBWAY</text:p>
          </table:table-cell>
          <table:table-cell table:style-name="ce1" office:value-type="string" calcext:value-type="string">
            <text:p>572 Atlantic Avenue, Brooklyn NY 1121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9" calcext:value-type="date">
            <text:p>12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91198" calcext:value-type="float">
            <text:p>41591198</text:p>
          </table:table-cell>
          <table:table-cell table:style-name="ce1" office:value-type="string" calcext:value-type="string">
            <text:p>PEARL'S SOCIAL &amp; BILLY CLUB</text:p>
          </table:table-cell>
          <table:table-cell table:style-name="ce1" office:value-type="string" calcext:value-type="string">
            <text:p>40 St Nicholas Avenue, Brooklyn NY 1123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7" calcext:value-type="date">
            <text:p>12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816" calcext:value-type="float">
            <text:p>50051816</text:p>
          </table:table-cell>
          <table:table-cell table:style-name="ce1" office:value-type="string" calcext:value-type="string">
            <text:p>LA GUERRERO RESTAURANT</text:p>
          </table:table-cell>
          <table:table-cell table:style-name="ce1" office:value-type="string" calcext:value-type="string">
            <text:p>340 Wilson Ave, Brooklyn NY 11221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7" calcext:value-type="date">
            <text:p>12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18765" calcext:value-type="float">
            <text:p>41318765</text:p>
          </table:table-cell>
          <table:table-cell table:style-name="ce1" office:value-type="string" calcext:value-type="string">
            <text:p>PLAN B</text:p>
          </table:table-cell>
          <table:table-cell table:style-name="ce1" office:value-type="string" calcext:value-type="string">
            <text:p>626 Vanderbilt Avenue, Brooklyn NY 1123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62164" calcext:value-type="float">
            <text:p>41462164</text:p>
          </table:table-cell>
          <table:table-cell table:style-name="ce1" office:value-type="string" calcext:value-type="string">
            <text:p>CROWN FRIED CHICKEN</text:p>
          </table:table-cell>
          <table:table-cell table:style-name="ce1" office:value-type="string" calcext:value-type="string">
            <text:p>818 Nostrand Ave, Brooklyn NY 11216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50067" calcext:value-type="float">
            <text:p>41650067</text:p>
          </table:table-cell>
          <table:table-cell table:style-name="ce1" office:value-type="string" calcext:value-type="string">
            <text:p>CROWN FRIED CHICKEN</text:p>
          </table:table-cell>
          <table:table-cell table:style-name="ce1" office:value-type="string" calcext:value-type="string">
            <text:p>848 Nostrand Avenue, Brooklyn NY 11225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01266" calcext:value-type="float">
            <text:p>41701266</text:p>
          </table:table-cell>
          <table:table-cell table:style-name="ce1" office:value-type="string" calcext:value-type="string">
            <text:p>LA BONA PIZZA RESTAURANT</text:p>
          </table:table-cell>
          <table:table-cell table:style-name="ce1" office:value-type="string" calcext:value-type="string">
            <text:p>2426 Pitkin Avenue, Brooklyn NY 11208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21974" calcext:value-type="float">
            <text:p>41721974</text:p>
          </table:table-cell>
          <table:table-cell table:style-name="ce1" office:value-type="string" calcext:value-type="string">
            <text:p>KODA RESTAURANT &amp; LOUNGE</text:p>
          </table:table-cell>
          <table:table-cell table:style-name="ce1" office:value-type="string" calcext:value-type="string">
            <text:p>985 Flushing Avenue, Brooklyn NY 11206</text:p>
          </table:table-cell>
          <table:table-cell table:style-name="ce1" office:value-type="string" calcext:value-type="string">
            <text:p>Asi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7690" calcext:value-type="float">
            <text:p>50017690</text:p>
          </table:table-cell>
          <table:table-cell table:style-name="ce1" office:value-type="string" calcext:value-type="string">
            <text:p>LA ESTRELLA DEL CASTILLO CORP</text:p>
          </table:table-cell>
          <table:table-cell table:style-name="ce1" office:value-type="string" calcext:value-type="string">
            <text:p>948 Nostrand Ave, Brooklyn NY 11225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7988" calcext:value-type="float">
            <text:p>50037988</text:p>
          </table:table-cell>
          <table:table-cell table:style-name="ce1" office:value-type="string" calcext:value-type="string">
            <text:p>BANH MI PLACE</text:p>
          </table:table-cell>
          <table:table-cell table:style-name="ce1" office:value-type="string" calcext:value-type="string">
            <text:p>824B Washington Ave, Brooklyn NY 11238</text:p>
          </table:table-cell>
          <table:table-cell table:style-name="ce1" office:value-type="string" calcext:value-type="string">
            <text:p>Vietnamese/Cambodian/Malaysi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73740" calcext:value-type="float">
            <text:p>41573740</text:p>
          </table:table-cell>
          <table:table-cell table:style-name="ce1" office:value-type="string" calcext:value-type="string">
            <text:p>BURGER IT UP</text:p>
          </table:table-cell>
          <table:table-cell table:style-name="ce1" office:value-type="string" calcext:value-type="string">
            <text:p>146 Knickerbocker Avenue, Brooklyn NY 1123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4839" calcext:value-type="float">
            <text:p>50004839</text:p>
          </table:table-cell>
          <table:table-cell table:style-name="ce1" office:value-type="string" calcext:value-type="string">
            <text:p>PHO</text:p>
          </table:table-cell>
          <table:table-cell table:style-name="ce1" office:value-type="string" calcext:value-type="string">
            <text:p>580 Grand St, Brooklyn NY 11211</text:p>
          </table:table-cell>
          <table:table-cell table:style-name="ce1" office:value-type="string" calcext:value-type="string">
            <text:p>Vietnamese/Cambodian/Malaysi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466" calcext:value-type="float">
            <text:p>50056466</text:p>
          </table:table-cell>
          <table:table-cell table:style-name="ce1" office:value-type="string" calcext:value-type="string">
            <text:p>A&amp;E SUPPLY CO.</text:p>
          </table:table-cell>
          <table:table-cell table:style-name="ce1" office:value-type="string" calcext:value-type="string">
            <text:p>548 4Th Ave, Brooklyn NY 1121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48509" calcext:value-type="float">
            <text:p>40948509</text:p>
          </table:table-cell>
          <table:table-cell table:style-name="ce1" office:value-type="string" calcext:value-type="string">
            <text:p>GOLDEN KRUST CARIBBEAN BAKERY &amp; GRILL</text:p>
          </table:table-cell>
          <table:table-cell table:style-name="ce1" office:value-type="string" calcext:value-type="string">
            <text:p>1936 Ralph Avenue, Brooklyn NY 11234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01724" calcext:value-type="float">
            <text:p>41301724</text:p>
          </table:table-cell>
          <table:table-cell table:style-name="ce1" office:value-type="string" calcext:value-type="string">
            <text:p>EVENTFULL NYC</text:p>
          </table:table-cell>
          <table:table-cell table:style-name="ce1" office:value-type="string" calcext:value-type="string">
            <text:p>178 Atlantic Avenue, Brooklyn NY 11201</text:p>
          </table:table-cell>
          <table:table-cell table:style-name="ce1" office:value-type="string" calcext:value-type="string">
            <text:p>Continenta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33637" calcext:value-type="float">
            <text:p>41333637</text:p>
          </table:table-cell>
          <table:table-cell table:style-name="ce1" office:value-type="string" calcext:value-type="string">
            <text:p>DOWNS RIVER RESTAURANT</text:p>
          </table:table-cell>
          <table:table-cell table:style-name="ce1" office:value-type="string" calcext:value-type="string">
            <text:p>517 Stanley Avenue, Brooklyn NY 11207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34560" calcext:value-type="float">
            <text:p>41634560</text:p>
          </table:table-cell>
          <table:table-cell table:style-name="ce1" office:value-type="string" calcext:value-type="string">
            <text:p>TOBY'S ESTATE</text:p>
          </table:table-cell>
          <table:table-cell table:style-name="ce1" office:value-type="string" calcext:value-type="string">
            <text:p>125 North 6 Street, Brooklyn NY 11249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325" calcext:value-type="float">
            <text:p>50046325</text:p>
          </table:table-cell>
          <table:table-cell table:style-name="ce1" office:value-type="string" calcext:value-type="string">
            <text:p>GREAT WALL CHINESE FOOD</text:p>
          </table:table-cell>
          <table:table-cell table:style-name="ce1" office:value-type="string" calcext:value-type="string">
            <text:p>446A Mother Gaston Blvd, Brooklyn NY 11212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84288" calcext:value-type="float">
            <text:p>41484288</text:p>
          </table:table-cell>
          <table:table-cell table:style-name="ce1" office:value-type="string" calcext:value-type="string">
            <text:p>INCA ROTISSERIE CHICKEN</text:p>
          </table:table-cell>
          <table:table-cell table:style-name="ce1" office:value-type="string" calcext:value-type="string">
            <text:p>122 Wyckoff Avenue, Brooklyn NY 11237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2" calcext:value-type="date">
            <text:p>12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8867" calcext:value-type="float">
            <text:p>50038867</text:p>
          </table:table-cell>
          <table:table-cell table:style-name="ce1" office:value-type="string" calcext:value-type="string">
            <text:p>LELLA ALIMENTARI</text:p>
          </table:table-cell>
          <table:table-cell table:style-name="ce1" office:value-type="string" calcext:value-type="string">
            <text:p>325 Manhattan Ave, Brooklyn NY 11211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2" calcext:value-type="date">
            <text:p>12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5174" calcext:value-type="float">
            <text:p>50055174</text:p>
          </table:table-cell>
          <table:table-cell table:style-name="ce1" office:value-type="string" calcext:value-type="string">
            <text:p>O'S BAR AND GRILL</text:p>
          </table:table-cell>
          <table:table-cell table:style-name="ce1" office:value-type="string" calcext:value-type="string">
            <text:p>1421 Saint Johns Pl, Brooklyn NY 11213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2" calcext:value-type="date">
            <text:p>12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086673" calcext:value-type="float">
            <text:p>41086673</text:p>
          </table:table-cell>
          <table:table-cell table:style-name="ce1" office:value-type="string" calcext:value-type="string">
            <text:p>AMORINA</text:p>
          </table:table-cell>
          <table:table-cell table:style-name="ce1" office:value-type="string" calcext:value-type="string">
            <text:p>624 Vanderbilt Avenue, Brooklyn NY 11238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9" calcext:value-type="date">
            <text:p>12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25040" calcext:value-type="float">
            <text:p>41625040</text:p>
          </table:table-cell>
          <table:table-cell table:style-name="ce1" office:value-type="string" calcext:value-type="string">
            <text:p>KENNEDY FRIED CHICKEN</text:p>
          </table:table-cell>
          <table:table-cell table:style-name="ce1" office:value-type="string" calcext:value-type="string">
            <text:p>4102 Avenue D, Brooklyn NY 11203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9" calcext:value-type="date">
            <text:p>12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34857" calcext:value-type="float">
            <text:p>41634857</text:p>
          </table:table-cell>
          <table:table-cell table:style-name="ce1" office:value-type="string" calcext:value-type="string">
            <text:p>SHANG HAI FAMILY DUMPLING</text:p>
          </table:table-cell>
          <table:table-cell table:style-name="ce1" office:value-type="string" calcext:value-type="string">
            <text:p>6301 8 Avenue, Brooklyn NY 1122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2504" calcext:value-type="float">
            <text:p>50002504</text:p>
          </table:table-cell>
          <table:table-cell table:style-name="ce1" office:value-type="string" calcext:value-type="string">
            <text:p>CASELLA BAGEL COFFEE SHOP</text:p>
          </table:table-cell>
          <table:table-cell table:style-name="ce1" office:value-type="string" calcext:value-type="string">
            <text:p>66 Willoughby St, Brooklyn NY 1120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7723" calcext:value-type="float">
            <text:p>50017723</text:p>
          </table:table-cell>
          <table:table-cell table:style-name="ce1" office:value-type="string" calcext:value-type="string">
            <text:p>CLARENDON CUISINE</text:p>
          </table:table-cell>
          <table:table-cell table:style-name="ce1" office:value-type="string" calcext:value-type="string">
            <text:p>252 E 54Th St, Brooklyn NY 11203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2039" calcext:value-type="float">
            <text:p>50002039</text:p>
          </table:table-cell>
          <table:table-cell table:style-name="ce1" office:value-type="string" calcext:value-type="string">
            <text:p>KABIR'S BAKERY</text:p>
          </table:table-cell>
          <table:table-cell table:style-name="ce1" office:value-type="string" calcext:value-type="string">
            <text:p>1425 Foster Ave, Brooklyn NY 11230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7" calcext:value-type="date">
            <text:p>12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7241" calcext:value-type="float">
            <text:p>50037241</text:p>
          </table:table-cell>
          <table:table-cell table:style-name="ce1" office:value-type="string" calcext:value-type="string">
            <text:p>KETTLE &amp; THREAD</text:p>
          </table:table-cell>
          <table:table-cell table:style-name="ce1" office:value-type="string" calcext:value-type="string">
            <text:p>1219 Church Ave, Brooklyn NY 11218</text:p>
          </table:table-cell>
          <table:table-cell table:style-name="ce1" office:value-type="string" calcext:value-type="string">
            <text:p>Soups &amp; Sandwiche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7" calcext:value-type="date">
            <text:p>12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578092" calcext:value-type="float">
            <text:p>40578092</text:p>
          </table:table-cell>
          <table:table-cell table:style-name="ce1" office:value-type="string" calcext:value-type="string">
            <text:p>COSTELLO'S CLADDAGH INN</text:p>
          </table:table-cell>
          <table:table-cell table:style-name="ce1" office:value-type="string" calcext:value-type="string">
            <text:p>3042 Nostrand Avenue, Brooklyn NY 11229</text:p>
          </table:table-cell>
          <table:table-cell table:style-name="ce1" office:value-type="string" calcext:value-type="string">
            <text:p>Bottled beverages, including water, sodas, juices, etc.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77650" calcext:value-type="float">
            <text:p>41477650</text:p>
          </table:table-cell>
          <table:table-cell table:style-name="ce1" office:value-type="string" calcext:value-type="string">
            <text:p>NATURE'S GRILL II</text:p>
          </table:table-cell>
          <table:table-cell table:style-name="ce1" office:value-type="string" calcext:value-type="string">
            <text:p>138 Court Street, Brooklyn NY 1120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85011" calcext:value-type="float">
            <text:p>41585011</text:p>
          </table:table-cell>
          <table:table-cell table:style-name="ce1" office:value-type="string" calcext:value-type="string">
            <text:p>FEVER GRASS</text:p>
          </table:table-cell>
          <table:table-cell table:style-name="ce1" office:value-type="string" calcext:value-type="string">
            <text:p>843 Franklin Avenue, Brooklyn NY 11225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49471" calcext:value-type="float">
            <text:p>41649471</text:p>
          </table:table-cell>
          <table:table-cell table:style-name="ce1" office:value-type="string" calcext:value-type="string">
            <text:p>PIZZA PRINCE</text:p>
          </table:table-cell>
          <table:table-cell table:style-name="ce1" office:value-type="string" calcext:value-type="string">
            <text:p>86 Nassau Avenue, Brooklyn NY 11222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814430" calcext:value-type="float">
            <text:p>40814430</text:p>
          </table:table-cell>
          <table:table-cell table:style-name="ce1" office:value-type="string" calcext:value-type="string">
            <text:p>BAD BOYS PIZZA</text:p>
          </table:table-cell>
          <table:table-cell table:style-name="ce1" office:value-type="string" calcext:value-type="string">
            <text:p>2313 86 Street, Brooklyn NY 11214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5" calcext:value-type="date">
            <text:p>12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44262" calcext:value-type="float">
            <text:p>41144262</text:p>
          </table:table-cell>
          <table:table-cell table:style-name="ce1" office:value-type="string" calcext:value-type="string">
            <text:p>BURGER KING</text:p>
          </table:table-cell>
          <table:table-cell table:style-name="ce1" office:value-type="string" calcext:value-type="string">
            <text:p>6421 14 Avenue, Brooklyn NY 11219</text:p>
          </table:table-cell>
          <table:table-cell table:style-name="ce1" office:value-type="string" calcext:value-type="string">
            <text:p>Hamburger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5" calcext:value-type="date">
            <text:p>12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89789" calcext:value-type="float">
            <text:p>41689789</text:p>
          </table:table-cell>
          <table:table-cell table:style-name="ce1" office:value-type="string" calcext:value-type="string">
            <text:p>EGG ROLL CHINESE RESTAURANT</text:p>
          </table:table-cell>
          <table:table-cell table:style-name="ce1" office:value-type="string" calcext:value-type="string">
            <text:p>1772 Broadway, Brooklyn NY 11207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5" calcext:value-type="date">
            <text:p>12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3955" calcext:value-type="float">
            <text:p>50033955</text:p>
          </table:table-cell>
          <table:table-cell table:style-name="ce1" office:value-type="string" calcext:value-type="string">
            <text:p>CROWN CHICKEN &amp; BISCUIT</text:p>
          </table:table-cell>
          <table:table-cell table:style-name="ce1" office:value-type="string" calcext:value-type="string">
            <text:p>152 Rockaway Ave, Brooklyn NY 11233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5" calcext:value-type="date">
            <text:p>12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7010" calcext:value-type="float">
            <text:p>50057010</text:p>
          </table:table-cell>
          <table:table-cell table:style-name="ce1" office:value-type="string" calcext:value-type="string">
            <text:p>ARTICHOKE BASILLE'S PIZZA</text:p>
          </table:table-cell>
          <table:table-cell table:style-name="ce1" office:value-type="string" calcext:value-type="string">
            <text:p>9102 4Th Ave, Brooklyn NY 11209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5" calcext:value-type="date">
            <text:p>12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0200" calcext:value-type="float">
            <text:p>50000200</text:p>
          </table:table-cell>
          <table:table-cell table:style-name="ce1" office:value-type="string" calcext:value-type="string">
            <text:p>GRAND FORTUNE CUISINE</text:p>
          </table:table-cell>
          <table:table-cell table:style-name="ce1" office:value-type="string" calcext:value-type="string">
            <text:p>202 Ave U, Brooklyn NY 11223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3" calcext:value-type="date">
            <text:p>12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512425" calcext:value-type="float">
            <text:p>40512425</text:p>
          </table:table-cell>
          <table:table-cell table:style-name="ce1" office:value-type="string" calcext:value-type="string">
            <text:p>MCDONALD'S</text:p>
          </table:table-cell>
          <table:table-cell table:style-name="ce1" office:value-type="string" calcext:value-type="string">
            <text:p>5713 Church Avenue, Brooklyn NY 11203</text:p>
          </table:table-cell>
          <table:table-cell table:style-name="ce1" office:value-type="string" calcext:value-type="string">
            <text:p>Hamburger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2" calcext:value-type="date">
            <text:p>12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2599" calcext:value-type="float">
            <text:p>50032599</text:p>
          </table:table-cell>
          <table:table-cell table:style-name="ce1" office:value-type="string" calcext:value-type="string">
            <text:p>WILD GINGER</text:p>
          </table:table-cell>
          <table:table-cell table:style-name="ce1" office:value-type="string" calcext:value-type="string">
            <text:p>182 N 10Th St, Brooklyn NY 11211</text:p>
          </table:table-cell>
          <table:table-cell table:style-name="ce1" office:value-type="string" calcext:value-type="string">
            <text:p>Vegetari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25337" calcext:value-type="float">
            <text:p>41625337</text:p>
          </table:table-cell>
          <table:table-cell table:style-name="ce1" office:value-type="string" calcext:value-type="string">
            <text:p>C &amp; J II JAMAICAN RESTAURANT &amp; BAKERY</text:p>
          </table:table-cell>
          <table:table-cell table:style-name="ce1" office:value-type="string" calcext:value-type="string">
            <text:p>875 Flatbush Avenue, Brooklyn NY 11226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30" calcext:value-type="date">
            <text:p>11/3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5602" calcext:value-type="float">
            <text:p>50045602</text:p>
          </table:table-cell>
          <table:table-cell table:style-name="ce1" office:value-type="string" calcext:value-type="string">
            <text:p>POLKA DOT</text:p>
          </table:table-cell>
          <table:table-cell table:style-name="ce1" office:value-type="string" calcext:value-type="string">
            <text:p>726 Manhattan Ave, Brooklyn NY 11222</text:p>
          </table:table-cell>
          <table:table-cell table:style-name="ce1" office:value-type="string" calcext:value-type="string">
            <text:p>Polish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1-29" calcext:value-type="date">
            <text:p>11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48382" calcext:value-type="float">
            <text:p>40948382</text:p>
          </table:table-cell>
          <table:table-cell table:style-name="ce1" office:value-type="string" calcext:value-type="string">
            <text:p>NEW COUNTRY HOUSE</text:p>
          </table:table-cell>
          <table:table-cell table:style-name="ce1" office:value-type="string" calcext:value-type="string">
            <text:p>887 Fulton Street, Brooklyn NY 1123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3" calcext:value-type="date">
            <text:p>11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5668" calcext:value-type="float">
            <text:p>50015668</text:p>
          </table:table-cell>
          <table:table-cell table:style-name="ce1" office:value-type="string" calcext:value-type="string">
            <text:p>THE BLUE STOVE</text:p>
          </table:table-cell>
          <table:table-cell table:style-name="ce1" office:value-type="string" calcext:value-type="string">
            <text:p>415 Graham Ave, Brooklyn NY 11211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3" calcext:value-type="date">
            <text:p>11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8837" calcext:value-type="float">
            <text:p>50038837</text:p>
          </table:table-cell>
          <table:table-cell table:style-name="ce1" office:value-type="string" calcext:value-type="string">
            <text:p>DUSK TILL DAWN</text:p>
          </table:table-cell>
          <table:table-cell table:style-name="ce1" office:value-type="string" calcext:value-type="string">
            <text:p>371 E 98Th St, Brooklyn NY 11212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3" calcext:value-type="date">
            <text:p>11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711333" calcext:value-type="float">
            <text:p>40711333</text:p>
          </table:table-cell>
          <table:table-cell table:style-name="ce1" office:value-type="string" calcext:value-type="string">
            <text:p>WEST CUISINE-ENCHANTMENT BY MARIA</text:p>
          </table:table-cell>
          <table:table-cell table:style-name="ce1" office:value-type="string" calcext:value-type="string">
            <text:p>916 Clarkson Avenue, Brooklyn NY 11203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2" calcext:value-type="date">
            <text:p>11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2378" calcext:value-type="float">
            <text:p>50002378</text:p>
          </table:table-cell>
          <table:table-cell table:style-name="ce1" office:value-type="string" calcext:value-type="string">
            <text:p>HAPPY YOGURT GARDEN</text:p>
          </table:table-cell>
          <table:table-cell table:style-name="ce1" office:value-type="string" calcext:value-type="string">
            <text:p>7202 13Th Avenue, Brooklyn NY 11228</text:p>
          </table:table-cell>
          <table:table-cell table:style-name="ce1" office:value-type="string" calcext:value-type="string">
            <text:p>Ice Cream, Gelato, Yogurt, Ice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2" calcext:value-type="date">
            <text:p>11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2688" calcext:value-type="float">
            <text:p>50032688</text:p>
          </table:table-cell>
          <table:table-cell table:style-name="ce1" office:value-type="string" calcext:value-type="string">
            <text:p>BEDOUIN TENT</text:p>
          </table:table-cell>
          <table:table-cell table:style-name="ce1" office:value-type="string" calcext:value-type="string">
            <text:p>405 Atlantic Ave, Brooklyn NY 11217</text:p>
          </table:table-cell>
          <table:table-cell table:style-name="ce1" office:value-type="string" calcext:value-type="string">
            <text:p>Middle Easter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1" calcext:value-type="date">
            <text:p>11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397" calcext:value-type="float">
            <text:p>50051397</text:p>
          </table:table-cell>
          <table:table-cell table:style-name="ce1" office:value-type="string" calcext:value-type="string">
            <text:p>DALY PIE</text:p>
          </table:table-cell>
          <table:table-cell table:style-name="ce1" office:value-type="string" calcext:value-type="string">
            <text:p>665 Vanderbilt Ave, Brooklyn NY 11238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1" calcext:value-type="date">
            <text:p>11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900" calcext:value-type="float">
            <text:p>50056900</text:p>
          </table:table-cell>
          <table:table-cell table:style-name="ce1" office:value-type="string" calcext:value-type="string">
            <text:p>PANINI TOZT CAFE</text:p>
          </table:table-cell>
          <table:table-cell table:style-name="ce1" office:value-type="string" calcext:value-type="string">
            <text:p>1617 Oriental Blvd, Brooklyn NY 1123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1" calcext:value-type="date">
            <text:p>11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892913" calcext:value-type="float">
            <text:p>40892913</text:p>
          </table:table-cell>
          <table:table-cell table:style-name="ce1" office:value-type="string" calcext:value-type="string">
            <text:p>JOJO'S PIZZA</text:p>
          </table:table-cell>
          <table:table-cell table:style-name="ce1" office:value-type="string" calcext:value-type="string">
            <text:p>9502 Church Avenue, Brooklyn NY 11212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8" calcext:value-type="date">
            <text:p>11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8512" calcext:value-type="float">
            <text:p>50008512</text:p>
          </table:table-cell>
          <table:table-cell table:style-name="ce1" office:value-type="string" calcext:value-type="string">
            <text:p>BAKERI</text:p>
          </table:table-cell>
          <table:table-cell table:style-name="ce1" office:value-type="string" calcext:value-type="string">
            <text:p>105 Freeman St, Brooklyn NY 11222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8" calcext:value-type="date">
            <text:p>11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367" calcext:value-type="float">
            <text:p>50056367</text:p>
          </table:table-cell>
          <table:table-cell table:style-name="ce1" office:value-type="string" calcext:value-type="string">
            <text:p>STOLLE BAKERY CAFE</text:p>
          </table:table-cell>
          <table:table-cell table:style-name="ce1" office:value-type="string" calcext:value-type="string">
            <text:p>231 Brighton Beach Ave, Brooklyn NY 11235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8" calcext:value-type="date">
            <text:p>11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062347" calcext:value-type="float">
            <text:p>41062347</text:p>
          </table:table-cell>
          <table:table-cell table:style-name="ce1" office:value-type="string" calcext:value-type="string">
            <text:p>POSTMARK CAFE</text:p>
          </table:table-cell>
          <table:table-cell table:style-name="ce1" office:value-type="string" calcext:value-type="string">
            <text:p>326 6 Street, Brooklyn NY 11215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7" calcext:value-type="date">
            <text:p>11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50728" calcext:value-type="float">
            <text:p>41550728</text:p>
          </table:table-cell>
          <table:table-cell table:style-name="ce1" office:value-type="string" calcext:value-type="string">
            <text:p>THAI TONY'S</text:p>
          </table:table-cell>
          <table:table-cell table:style-name="ce1" office:value-type="string" calcext:value-type="string">
            <text:p>3019 Fort Hamilton Parkway, Brooklyn NY 11218</text:p>
          </table:table-cell>
          <table:table-cell table:style-name="ce1" office:value-type="string" calcext:value-type="string">
            <text:p>Thai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784" calcext:value-type="float">
            <text:p>50018784</text:p>
          </table:table-cell>
          <table:table-cell table:style-name="ce1" office:value-type="string" calcext:value-type="string">
            <text:p>SAWASDE THAI COOKING</text:p>
          </table:table-cell>
          <table:table-cell table:style-name="ce1" office:value-type="string" calcext:value-type="string">
            <text:p>359 Mcdonald Ave, Brooklyn NY 11218</text:p>
          </table:table-cell>
          <table:table-cell table:style-name="ce1" office:value-type="string" calcext:value-type="string">
            <text:p>Thai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48100" calcext:value-type="float">
            <text:p>40948100</text:p>
          </table:table-cell>
          <table:table-cell table:style-name="ce1" office:value-type="string" calcext:value-type="string">
            <text:p>BLUE SKY BAKERY</text:p>
          </table:table-cell>
          <table:table-cell table:style-name="ce1" office:value-type="string" calcext:value-type="string">
            <text:p>53 5 Avenue, Brooklyn NY 11217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5968" calcext:value-type="float">
            <text:p>50015968</text:p>
          </table:table-cell>
          <table:table-cell table:style-name="ce1" office:value-type="string" calcext:value-type="string">
            <text:p>MIDWOOD FLATS</text:p>
          </table:table-cell>
          <table:table-cell table:style-name="ce1" office:value-type="string" calcext:value-type="string">
            <text:p>577 Flatbush Ave, Brooklyn NY 1122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6275" calcext:value-type="float">
            <text:p>50016275</text:p>
          </table:table-cell>
          <table:table-cell table:style-name="ce1" office:value-type="string" calcext:value-type="string">
            <text:p>DALLAS BBQ</text:p>
          </table:table-cell>
          <table:table-cell table:style-name="ce1" office:value-type="string" calcext:value-type="string">
            <text:p>2146 Nostrand Ave, Brooklyn NY 11210</text:p>
          </table:table-cell>
          <table:table-cell table:style-name="ce1" office:value-type="string" calcext:value-type="string">
            <text:p>Barbecu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6782" calcext:value-type="float">
            <text:p>50016782</text:p>
          </table:table-cell>
          <table:table-cell table:style-name="ce1" office:value-type="string" calcext:value-type="string">
            <text:p>DUNKIN' DONUTS</text:p>
          </table:table-cell>
          <table:table-cell table:style-name="ce1" office:value-type="string" calcext:value-type="string">
            <text:p>359 Neptune Ave, Brooklyn NY 11235</text:p>
          </table:table-cell>
          <table:table-cell table:style-name="ce1" office:value-type="string" calcext:value-type="string">
            <text:p>Donut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4610" calcext:value-type="float">
            <text:p>50054610</text:p>
          </table:table-cell>
          <table:table-cell table:style-name="ce1" office:value-type="string" calcext:value-type="string">
            <text:p>ISTANBUL BAY</text:p>
          </table:table-cell>
          <table:table-cell table:style-name="ce1" office:value-type="string" calcext:value-type="string">
            <text:p>8002 5Th Ave, Brooklyn NY 11209</text:p>
          </table:table-cell>
          <table:table-cell table:style-name="ce1" office:value-type="string" calcext:value-type="string">
            <text:p>Mediterrane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4" calcext:value-type="date">
            <text:p>11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4877" calcext:value-type="float">
            <text:p>50004877</text:p>
          </table:table-cell>
          <table:table-cell table:style-name="ce1" office:value-type="string" calcext:value-type="string">
            <text:p>AMERICAN CHEEZ</text:p>
          </table:table-cell>
          <table:table-cell table:style-name="ce1" office:value-type="string" calcext:value-type="string">
            <text:p>444 7Th Ave, Brooklyn NY 1121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4501" calcext:value-type="float">
            <text:p>50034501</text:p>
          </table:table-cell>
          <table:table-cell table:style-name="ce1" office:value-type="string" calcext:value-type="string">
            <text:p>TORTILLAS KING</text:p>
          </table:table-cell>
          <table:table-cell table:style-name="ce1" office:value-type="string" calcext:value-type="string">
            <text:p>2238 86Th St, Brooklyn NY 11214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086655" calcext:value-type="float">
            <text:p>41086655</text:p>
          </table:table-cell>
          <table:table-cell table:style-name="ce1" office:value-type="string" calcext:value-type="string">
            <text:p>SCOOPS</text:p>
          </table:table-cell>
          <table:table-cell table:style-name="ce1" office:value-type="string" calcext:value-type="string">
            <text:p>624 Flatbush Avenue, Brooklyn NY 11225</text:p>
          </table:table-cell>
          <table:table-cell table:style-name="ce1" office:value-type="string" calcext:value-type="string">
            <text:p>Vegetari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9" calcext:value-type="date">
            <text:p>11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756606" calcext:value-type="float">
            <text:p>40756606</text:p>
          </table:table-cell>
          <table:table-cell table:style-name="ce1" office:value-type="string" calcext:value-type="string">
            <text:p>BERGEN BAGELS</text:p>
          </table:table-cell>
          <table:table-cell table:style-name="ce1" office:value-type="string" calcext:value-type="string">
            <text:p>473 Bergen Street, Brooklyn NY 11217</text:p>
          </table:table-cell>
          <table:table-cell table:style-name="ce1" office:value-type="string" calcext:value-type="string">
            <text:p>Delicatesse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7" calcext:value-type="date">
            <text:p>11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0786" calcext:value-type="float">
            <text:p>50000786</text:p>
          </table:table-cell>
          <table:table-cell table:style-name="ce1" office:value-type="string" calcext:value-type="string">
            <text:p>DUNKIN' DONUTS</text:p>
          </table:table-cell>
          <table:table-cell table:style-name="ce1" office:value-type="string" calcext:value-type="string">
            <text:p>873 Flatbush Avenue, Brooklyn NY 11226</text:p>
          </table:table-cell>
          <table:table-cell table:style-name="ce1" office:value-type="string" calcext:value-type="string">
            <text:p>Donut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7" calcext:value-type="date">
            <text:p>11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6236" calcext:value-type="float">
            <text:p>50016236</text:p>
          </table:table-cell>
          <table:table-cell table:style-name="ce1" office:value-type="string" calcext:value-type="string">
            <text:p>THREES BREWING/9TH STREET EXPRESSO</text:p>
          </table:table-cell>
          <table:table-cell table:style-name="ce1" office:value-type="string" calcext:value-type="string">
            <text:p>333 Douglass St, Brooklyn NY 1121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7" calcext:value-type="date">
            <text:p>11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8753" calcext:value-type="float">
            <text:p>50038753</text:p>
          </table:table-cell>
          <table:table-cell table:style-name="ce1" office:value-type="string" calcext:value-type="string">
            <text:p>PATSY'S PIZZERIA</text:p>
          </table:table-cell>
          <table:table-cell table:style-name="ce1" office:value-type="string" calcext:value-type="string">
            <text:p>450 Dean St, Brooklyn NY 11217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7" calcext:value-type="date">
            <text:p>11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00544" calcext:value-type="float">
            <text:p>41100544</text:p>
          </table:table-cell>
          <table:table-cell table:style-name="ce1" office:value-type="string" calcext:value-type="string">
            <text:p>CAFE 101(Coffee Stand)</text:p>
          </table:table-cell>
          <table:table-cell table:style-name="ce1" office:value-type="string" calcext:value-type="string">
            <text:p>450 Clarkson Avenue, Brooklyn NY 11203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4" calcext:value-type="date">
            <text:p>11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94504" calcext:value-type="float">
            <text:p>41594504</text:p>
          </table:table-cell>
          <table:table-cell table:style-name="ce1" office:value-type="string" calcext:value-type="string">
            <text:p>BLUEPRINT</text:p>
          </table:table-cell>
          <table:table-cell table:style-name="ce1" office:value-type="string" calcext:value-type="string">
            <text:p>196 5 Avenue, Brooklyn NY 1121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4" calcext:value-type="date">
            <text:p>11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9091" calcext:value-type="float">
            <text:p>50019091</text:p>
          </table:table-cell>
          <table:table-cell table:style-name="ce1" office:value-type="string" calcext:value-type="string">
            <text:p>EL BUFFALITO <text:s/>GRILL</text:p>
          </table:table-cell>
          <table:table-cell table:style-name="ce1" office:value-type="string" calcext:value-type="string">
            <text:p>6012 New Utrecht Ave, Brooklyn NY 11219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4" calcext:value-type="date">
            <text:p>11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5961" calcext:value-type="float">
            <text:p>50045961</text:p>
          </table:table-cell>
          <table:table-cell table:style-name="ce1" office:value-type="string" calcext:value-type="string">
            <text:p>TAI LAI RESTAURANT</text:p>
          </table:table-cell>
          <table:table-cell table:style-name="ce1" office:value-type="string" calcext:value-type="string">
            <text:p>990 T S Boyland St, Brooklyn NY 11212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4" calcext:value-type="date">
            <text:p>11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43407" calcext:value-type="float">
            <text:p>41643407</text:p>
          </table:table-cell>
          <table:table-cell table:style-name="ce1" office:value-type="string" calcext:value-type="string">
            <text:p>THE BROOKLYN STRATEGIST</text:p>
          </table:table-cell>
          <table:table-cell table:style-name="ce1" office:value-type="string" calcext:value-type="string">
            <text:p>333 Court Street, Brooklyn NY 1123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3" calcext:value-type="date">
            <text:p>11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72590" calcext:value-type="float">
            <text:p>41572590</text:p>
          </table:table-cell>
          <table:table-cell table:style-name="ce1" office:value-type="string" calcext:value-type="string">
            <text:p>THE MEATBALL SHOP</text:p>
          </table:table-cell>
          <table:table-cell table:style-name="ce1" office:value-type="string" calcext:value-type="string">
            <text:p>170 Bedford Avenue, Brooklyn NY 1121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98355" calcext:value-type="float">
            <text:p>41698355</text:p>
          </table:table-cell>
          <table:table-cell table:style-name="ce1" office:value-type="string" calcext:value-type="string">
            <text:p>SBARRO</text:p>
          </table:table-cell>
          <table:table-cell table:style-name="ce1" office:value-type="string" calcext:value-type="string">
            <text:p>2509 Flatbush Avenue, Brooklyn NY 11234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05364" calcext:value-type="float">
            <text:p>41505364</text:p>
          </table:table-cell>
          <table:table-cell table:style-name="ce1" office:value-type="string" calcext:value-type="string">
            <text:p>NEW HONG CHEONG RESTAURANT</text:p>
          </table:table-cell>
          <table:table-cell table:style-name="ce1" office:value-type="string" calcext:value-type="string">
            <text:p>143 Greene Avenue, Brooklyn NY 11238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13374" calcext:value-type="float">
            <text:p>41713374</text:p>
          </table:table-cell>
          <table:table-cell table:style-name="ce1" office:value-type="string" calcext:value-type="string">
            <text:p>ETHLYN'S CARIBBEAN BAKERY</text:p>
          </table:table-cell>
          <table:table-cell table:style-name="ce1" office:value-type="string" calcext:value-type="string">
            <text:p>1621 Nostrand Avenue, Brooklyn NY 11226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17554" calcext:value-type="float">
            <text:p>41717554</text:p>
          </table:table-cell>
          <table:table-cell table:style-name="ce1" office:value-type="string" calcext:value-type="string">
            <text:p>TAQUITOS MEXICO RESTAURANT</text:p>
          </table:table-cell>
          <table:table-cell table:style-name="ce1" office:value-type="string" calcext:value-type="string">
            <text:p>6720 14 Avenue, Brooklyn NY 11219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20876" calcext:value-type="float">
            <text:p>41120876</text:p>
          </table:table-cell>
          <table:table-cell table:style-name="ce1" office:value-type="string" calcext:value-type="string">
            <text:p>STILLWELL SOCCER SPORTS</text:p>
          </table:table-cell>
          <table:table-cell table:style-name="ce1" office:value-type="string" calcext:value-type="string">
            <text:p>1786 Stillwell Avenue, Brooklyn NY 11223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31" calcext:value-type="date">
            <text:p>10/3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52725" calcext:value-type="float">
            <text:p>41452725</text:p>
          </table:table-cell>
          <table:table-cell table:style-name="ce1" office:value-type="string" calcext:value-type="string">
            <text:p>TASTE OF GEORGIA</text:p>
          </table:table-cell>
          <table:table-cell table:style-name="ce1" office:value-type="string" calcext:value-type="string">
            <text:p>1637 East <text:s text:c="2"/>18 Street, Brooklyn NY 11229</text:p>
          </table:table-cell>
          <table:table-cell table:style-name="ce1" office:value-type="string" calcext:value-type="string">
            <text:p>Eastern Europe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31" calcext:value-type="date">
            <text:p>10/3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2295" calcext:value-type="float">
            <text:p>50002295</text:p>
          </table:table-cell>
          <table:table-cell table:style-name="ce1" office:value-type="string" calcext:value-type="string">
            <text:p>SUBWAY</text:p>
          </table:table-cell>
          <table:table-cell table:style-name="ce1" office:value-type="string" calcext:value-type="string">
            <text:p>1501 Pitkin Ave, Brooklyn NY 11212</text:p>
          </table:table-cell>
          <table:table-cell table:style-name="ce1" office:value-type="string" calcext:value-type="string">
            <text:p>Sandwiche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31" calcext:value-type="date">
            <text:p>10/3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637864" calcext:value-type="float">
            <text:p>40637864</text:p>
          </table:table-cell>
          <table:table-cell table:style-name="ce1" office:value-type="string" calcext:value-type="string">
            <text:p>PAM'S BAKERY</text:p>
          </table:table-cell>
          <table:table-cell table:style-name="ce1" office:value-type="string" calcext:value-type="string">
            <text:p>4620 Church Avenue, Brooklyn NY 11203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8" calcext:value-type="date">
            <text:p>10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29523" calcext:value-type="float">
            <text:p>41529523</text:p>
          </table:table-cell>
          <table:table-cell table:style-name="ce1" office:value-type="string" calcext:value-type="string">
            <text:p>POPEYES LOUISIANA KITCHEN</text:p>
          </table:table-cell>
          <table:table-cell table:style-name="ce1" office:value-type="string" calcext:value-type="string">
            <text:p>736 Linden Boulevard, Brooklyn NY 11203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8" calcext:value-type="date">
            <text:p>10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56745" calcext:value-type="float">
            <text:p>41156745</text:p>
          </table:table-cell>
          <table:table-cell table:style-name="ce1" office:value-type="string" calcext:value-type="string">
            <text:p>ROEBLING SPORTING CLUB</text:p>
          </table:table-cell>
          <table:table-cell table:style-name="ce1" office:value-type="string" calcext:value-type="string">
            <text:p>225 North <text:s text:c="3"/>8 Street, Brooklyn NY 1121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22182" calcext:value-type="float">
            <text:p>41722182</text:p>
          </table:table-cell>
          <table:table-cell table:style-name="ce1" office:value-type="string" calcext:value-type="string">
            <text:p>BLANK CAFE</text:p>
          </table:table-cell>
          <table:table-cell table:style-name="ce1" office:value-type="string" calcext:value-type="string">
            <text:p>25 Broadway, Brooklyn NY 11249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82162" calcext:value-type="float">
            <text:p>41182162</text:p>
          </table:table-cell>
          <table:table-cell table:style-name="ce1" office:value-type="string" calcext:value-type="string">
            <text:p>ZOMBIE HUT</text:p>
          </table:table-cell>
          <table:table-cell table:style-name="ce1" office:value-type="string" calcext:value-type="string">
            <text:p>273 Smith Street, Brooklyn NY 1123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37665" calcext:value-type="float">
            <text:p>41637665</text:p>
          </table:table-cell>
          <table:table-cell table:style-name="ce1" office:value-type="string" calcext:value-type="string">
            <text:p>TONY'S FAMOUS PIZZA</text:p>
          </table:table-cell>
          <table:table-cell table:style-name="ce1" office:value-type="string" calcext:value-type="string">
            <text:p>3145 Fulton Street, Brooklyn NY 11208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434" calcext:value-type="float">
            <text:p>50018434</text:p>
          </table:table-cell>
          <table:table-cell table:style-name="ce1" office:value-type="string" calcext:value-type="string">
            <text:p>SEA WOLF</text:p>
          </table:table-cell>
          <table:table-cell table:style-name="ce1" office:value-type="string" calcext:value-type="string">
            <text:p>19 Wyckoff Ave, Brooklyn NY 1123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0366" calcext:value-type="float">
            <text:p>50040366</text:p>
          </table:table-cell>
          <table:table-cell table:style-name="ce1" office:value-type="string" calcext:value-type="string">
            <text:p>16 HANDLES</text:p>
          </table:table-cell>
          <table:table-cell table:style-name="ce1" office:value-type="string" calcext:value-type="string">
            <text:p>139 N 7Th St, Brooklyn NY 11249</text:p>
          </table:table-cell>
          <table:table-cell table:style-name="ce1" office:value-type="string" calcext:value-type="string">
            <text:p>Ice Cream, Gelato, Yogurt, Ice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65301" calcext:value-type="float">
            <text:p>41365301</text:p>
          </table:table-cell>
          <table:table-cell table:style-name="ce1" office:value-type="string" calcext:value-type="string">
            <text:p>SLAVYANSKIY BAZAR</text:p>
          </table:table-cell>
          <table:table-cell table:style-name="ce1" office:value-type="string" calcext:value-type="string">
            <text:p>2013 Coney Island Avenue, Brooklyn NY 11223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9907" calcext:value-type="float">
            <text:p>50009907</text:p>
          </table:table-cell>
          <table:table-cell table:style-name="ce1" office:value-type="string" calcext:value-type="string">
            <text:p>VIVI BUBBLE TEA</text:p>
          </table:table-cell>
          <table:table-cell table:style-name="ce1" office:value-type="string" calcext:value-type="string">
            <text:p>6731 Bay Pkwy, Brooklyn NY 11204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58107" calcext:value-type="float">
            <text:p>41258107</text:p>
          </table:table-cell>
          <table:table-cell table:style-name="ce1" office:value-type="string" calcext:value-type="string">
            <text:p>MCDONALD'S</text:p>
          </table:table-cell>
          <table:table-cell table:style-name="ce1" office:value-type="string" calcext:value-type="string">
            <text:p>606 Neptune Avenue, Brooklyn NY 11224</text:p>
          </table:table-cell>
          <table:table-cell table:style-name="ce1" office:value-type="string" calcext:value-type="string">
            <text:p>Hamburger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0683" calcext:value-type="float">
            <text:p>50040683</text:p>
          </table:table-cell>
          <table:table-cell table:style-name="ce1" office:value-type="string" calcext:value-type="string">
            <text:p>JEMZ RESTAURANT</text:p>
          </table:table-cell>
          <table:table-cell table:style-name="ce1" office:value-type="string" calcext:value-type="string">
            <text:p>1171 Saint Johns Pl, Brooklyn NY 11213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2550" calcext:value-type="float">
            <text:p>50002550</text:p>
          </table:table-cell>
          <table:table-cell table:style-name="ce1" office:value-type="string" calcext:value-type="string">
            <text:p>cats on the bay</text:p>
          </table:table-cell>
          <table:table-cell table:style-name="ce1" office:value-type="string" calcext:value-type="string">
            <text:p>2027 Emmons Ave, Brooklyn NY 11235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2" calcext:value-type="date">
            <text:p>10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3459" calcext:value-type="float">
            <text:p>50043459</text:p>
          </table:table-cell>
          <table:table-cell table:style-name="ce1" office:value-type="string" calcext:value-type="string">
            <text:p>OSAKA JAPANESE RESTAURANT</text:p>
          </table:table-cell>
          <table:table-cell table:style-name="ce1" office:value-type="string" calcext:value-type="string">
            <text:p>2805 Avenue U, Brooklyn NY 11229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2" calcext:value-type="date">
            <text:p>10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93052" calcext:value-type="float">
            <text:p>41393052</text:p>
          </table:table-cell>
          <table:table-cell table:style-name="ce1" office:value-type="string" calcext:value-type="string">
            <text:p>IGNAZIO'S</text:p>
          </table:table-cell>
          <table:table-cell table:style-name="ce1" office:value-type="string" calcext:value-type="string">
            <text:p>4 Water Street, Brooklyn NY 11201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1" calcext:value-type="date">
            <text:p>10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5678" calcext:value-type="float">
            <text:p>50005678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919 Fulton St, Brooklyn NY 1123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1" calcext:value-type="date">
            <text:p>10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64220" calcext:value-type="float">
            <text:p>40364220</text:p>
          </table:table-cell>
          <table:table-cell table:style-name="ce1" office:value-type="string" calcext:value-type="string">
            <text:p>KOSHER BAGEL HOLE</text:p>
          </table:table-cell>
          <table:table-cell table:style-name="ce1" office:value-type="string" calcext:value-type="string">
            <text:p>1423 Avenue J, Brooklyn NY 11230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95865" calcext:value-type="float">
            <text:p>40395865</text:p>
          </table:table-cell>
          <table:table-cell table:style-name="ce1" office:value-type="string" calcext:value-type="string">
            <text:p>PIZZA NOSH</text:p>
          </table:table-cell>
          <table:table-cell table:style-name="ce1" office:value-type="string" calcext:value-type="string">
            <text:p>2807 Nostrand Avenue, Brooklyn NY 11229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700926" calcext:value-type="float">
            <text:p>40700926</text:p>
          </table:table-cell>
          <table:table-cell table:style-name="ce1" office:value-type="string" calcext:value-type="string">
            <text:p>GOLDEN CROWN BAKERY</text:p>
          </table:table-cell>
          <table:table-cell table:style-name="ce1" office:value-type="string" calcext:value-type="string">
            <text:p>2214 86 Street, Brooklyn NY 11214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30730" calcext:value-type="float">
            <text:p>41630730</text:p>
          </table:table-cell>
          <table:table-cell table:style-name="ce1" office:value-type="string" calcext:value-type="string">
            <text:p>SANDY'S CAFE</text:p>
          </table:table-cell>
          <table:table-cell table:style-name="ce1" office:value-type="string" calcext:value-type="string">
            <text:p>577 5 Avenue, Brooklyn NY 11215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8024" calcext:value-type="float">
            <text:p>50038024</text:p>
          </table:table-cell>
          <table:table-cell table:style-name="ce1" office:value-type="string" calcext:value-type="string">
            <text:p>O MACDONOUGH</text:p>
          </table:table-cell>
          <table:table-cell table:style-name="ce1" office:value-type="string" calcext:value-type="string">
            <text:p>83 Saratoga Ave, Brooklyn NY 11233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67764" calcext:value-type="float">
            <text:p>41167764</text:p>
          </table:table-cell>
          <table:table-cell table:style-name="ce1" office:value-type="string" calcext:value-type="string">
            <text:p>DUNKIN' DONUTS</text:p>
          </table:table-cell>
          <table:table-cell table:style-name="ce1" office:value-type="string" calcext:value-type="string">
            <text:p>352 Graham Avenue, Brooklyn NY 11211</text:p>
          </table:table-cell>
          <table:table-cell table:style-name="ce1" office:value-type="string" calcext:value-type="string">
            <text:p>Donut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9" calcext:value-type="date">
            <text:p>10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5594" calcext:value-type="float">
            <text:p>50045594</text:p>
          </table:table-cell>
          <table:table-cell table:style-name="ce1" office:value-type="string" calcext:value-type="string">
            <text:p>YASHIN</text:p>
          </table:table-cell>
          <table:table-cell table:style-name="ce1" office:value-type="string" calcext:value-type="string">
            <text:p>381 5Th Ave, Brooklyn NY 11215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9" calcext:value-type="date">
            <text:p>10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621" calcext:value-type="float">
            <text:p>50046621</text:p>
          </table:table-cell>
          <table:table-cell table:style-name="ce1" office:value-type="string" calcext:value-type="string">
            <text:p>YOSHI TRADITIONAL JAPANESE</text:p>
          </table:table-cell>
          <table:table-cell table:style-name="ce1" office:value-type="string" calcext:value-type="string">
            <text:p>5827 Avenue T, Brooklyn NY 11234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18241" calcext:value-type="float">
            <text:p>40918241</text:p>
          </table:table-cell>
          <table:table-cell table:style-name="ce1" office:value-type="string" calcext:value-type="string">
            <text:p>BON SOIR CATERERS</text:p>
          </table:table-cell>
          <table:table-cell table:style-name="ce1" office:value-type="string" calcext:value-type="string">
            <text:p>1421 East <text:s text:c="2"/>63 Street, Brooklyn NY 11234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7" calcext:value-type="date">
            <text:p>10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37033" calcext:value-type="float">
            <text:p>41437033</text:p>
          </table:table-cell>
          <table:table-cell table:style-name="ce1" office:value-type="string" calcext:value-type="string">
            <text:p>KING'S PIZZA</text:p>
          </table:table-cell>
          <table:table-cell table:style-name="ce1" office:value-type="string" calcext:value-type="string">
            <text:p>1688 East <text:s text:c="2"/>16 Street, Brooklyn NY 11229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4" calcext:value-type="date">
            <text:p>10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55424" calcext:value-type="float">
            <text:p>41555424</text:p>
          </table:table-cell>
          <table:table-cell table:style-name="ce1" office:value-type="string" calcext:value-type="string">
            <text:p>BEST DELI</text:p>
          </table:table-cell>
          <table:table-cell table:style-name="ce1" office:value-type="string" calcext:value-type="string">
            <text:p>4106 2 Avenue, Brooklyn NY 11232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55148" calcext:value-type="float">
            <text:p>41655148</text:p>
          </table:table-cell>
          <table:table-cell table:style-name="ce1" office:value-type="string" calcext:value-type="string">
            <text:p>GOOD TASTE RESTAURANT</text:p>
          </table:table-cell>
          <table:table-cell table:style-name="ce1" office:value-type="string" calcext:value-type="string">
            <text:p>1015 Avenue H, Brooklyn NY 1123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281" calcext:value-type="float">
            <text:p>50046281</text:p>
          </table:table-cell>
          <table:table-cell table:style-name="ce1" office:value-type="string" calcext:value-type="string">
            <text:p>CHINA DRAGON</text:p>
          </table:table-cell>
          <table:table-cell table:style-name="ce1" office:value-type="string" calcext:value-type="string">
            <text:p>2182 Clarendon Rd, Brooklyn NY 11226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4986" calcext:value-type="float">
            <text:p>50014986</text:p>
          </table:table-cell>
          <table:table-cell table:style-name="ce1" office:value-type="string" calcext:value-type="string">
            <text:p>LITTLE CAESARS</text:p>
          </table:table-cell>
          <table:table-cell table:style-name="ce1" office:value-type="string" calcext:value-type="string">
            <text:p>8622 4Th Ave, Brooklyn NY 11209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1422" calcext:value-type="float">
            <text:p>50041422</text:p>
          </table:table-cell>
          <table:table-cell table:style-name="ce1" office:value-type="string" calcext:value-type="string">
            <text:p>YASO TANGBAO</text:p>
          </table:table-cell>
          <table:table-cell table:style-name="ce1" office:value-type="string" calcext:value-type="string">
            <text:p>148 Lawrence St, Brooklyn NY 11201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28691" calcext:value-type="float">
            <text:p>41328691</text:p>
          </table:table-cell>
          <table:table-cell table:style-name="ce1" office:value-type="string" calcext:value-type="string">
            <text:p>AMERICAN &amp; LATIN CUISINE</text:p>
          </table:table-cell>
          <table:table-cell table:style-name="ce1" office:value-type="string" calcext:value-type="string">
            <text:p>522 Nostrand Avenue, Brooklyn NY 11216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8" calcext:value-type="date">
            <text:p>10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0296" calcext:value-type="float">
            <text:p>50050296</text:p>
          </table:table-cell>
          <table:table-cell table:style-name="ce1" office:value-type="string" calcext:value-type="string">
            <text:p>SWEET BROOKLYN BAR &amp; GRILL</text:p>
          </table:table-cell>
          <table:table-cell table:style-name="ce1" office:value-type="string" calcext:value-type="string">
            <text:p>608 Nostrand Ave, Brooklyn NY 11216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8" calcext:value-type="date">
            <text:p>10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38026" calcext:value-type="float">
            <text:p>41138026</text:p>
          </table:table-cell>
          <table:table-cell table:style-name="ce1" office:value-type="string" calcext:value-type="string">
            <text:p>SUBWAY</text:p>
          </table:table-cell>
          <table:table-cell table:style-name="ce1" office:value-type="string" calcext:value-type="string">
            <text:p>1868 Linden Boulevard, Brooklyn NY 11207</text:p>
          </table:table-cell>
          <table:table-cell table:style-name="ce1" office:value-type="string" calcext:value-type="string">
            <text:p>Sandwiche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7" calcext:value-type="date">
            <text:p>10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8380" calcext:value-type="float">
            <text:p>50048380</text:p>
          </table:table-cell>
          <table:table-cell table:style-name="ce1" office:value-type="string" calcext:value-type="string">
            <text:p>HAIL MARY</text:p>
          </table:table-cell>
          <table:table-cell table:style-name="ce1" office:value-type="string" calcext:value-type="string">
            <text:p>68 Greenpoint Ave, Brooklyn NY 11222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7" calcext:value-type="date">
            <text:p>10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284" calcext:value-type="float">
            <text:p>50053284</text:p>
          </table:table-cell>
          <table:table-cell table:style-name="ce1" office:value-type="string" calcext:value-type="string">
            <text:p>ELK</text:p>
          </table:table-cell>
          <table:table-cell table:style-name="ce1" office:value-type="string" calcext:value-type="string">
            <text:p>154 Prospect Park Sw, Brooklyn NY 11218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7" calcext:value-type="date">
            <text:p>10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82610" calcext:value-type="float">
            <text:p>41482610</text:p>
          </table:table-cell>
          <table:table-cell table:style-name="ce1" office:value-type="string" calcext:value-type="string">
            <text:p>VAMOS AL TEQUILA</text:p>
          </table:table-cell>
          <table:table-cell table:style-name="ce1" office:value-type="string" calcext:value-type="string">
            <text:p>162 Franklin Street, Brooklyn NY 11222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5" calcext:value-type="date">
            <text:p>10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48507" calcext:value-type="float">
            <text:p>41148507</text:p>
          </table:table-cell>
          <table:table-cell table:style-name="ce1" office:value-type="string" calcext:value-type="string">
            <text:p>SUBWAY</text:p>
          </table:table-cell>
          <table:table-cell table:style-name="ce1" office:value-type="string" calcext:value-type="string">
            <text:p>6814 18 Avenue, Brooklyn NY 11204</text:p>
          </table:table-cell>
          <table:table-cell table:style-name="ce1" office:value-type="string" calcext:value-type="string">
            <text:p>Sandwiche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87168" calcext:value-type="float">
            <text:p>41587168</text:p>
          </table:table-cell>
          <table:table-cell table:style-name="ce1" office:value-type="string" calcext:value-type="string">
            <text:p>BROOKLYN <text:s/>CAFE</text:p>
          </table:table-cell>
          <table:table-cell table:style-name="ce1" office:value-type="string" calcext:value-type="string">
            <text:p>816 Broadway, Brooklyn NY 11206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0781" calcext:value-type="float">
            <text:p>50040781</text:p>
          </table:table-cell>
          <table:table-cell table:style-name="ce1" office:value-type="string" calcext:value-type="string">
            <text:p>Chock full o' Nuts</text:p>
          </table:table-cell>
          <table:table-cell table:style-name="ce1" office:value-type="string" calcext:value-type="string">
            <text:p>1508 Avenue J, Brooklyn NY 11230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4907" calcext:value-type="float">
            <text:p>50044907</text:p>
          </table:table-cell>
          <table:table-cell table:style-name="ce1" office:value-type="string" calcext:value-type="string">
            <text:p>TASTY HOUSE</text:p>
          </table:table-cell>
          <table:table-cell table:style-name="ce1" office:value-type="string" calcext:value-type="string">
            <text:p>253 Avenue U, Brooklyn NY 11223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627" calcext:value-type="float">
            <text:p>50053627</text:p>
          </table:table-cell>
          <table:table-cell table:style-name="ce1" office:value-type="string" calcext:value-type="string">
            <text:p>NATTO GARDEN</text:p>
          </table:table-cell>
          <table:table-cell table:style-name="ce1" office:value-type="string" calcext:value-type="string">
            <text:p>296 5Th Ave, Brooklyn NY 11215</text:p>
          </table:table-cell>
          <table:table-cell table:style-name="ce1" office:value-type="string" calcext:value-type="string">
            <text:p>Asi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1317" calcext:value-type="float">
            <text:p>50041317</text:p>
          </table:table-cell>
          <table:table-cell table:style-name="ce1" office:value-type="string" calcext:value-type="string">
            <text:p>HELLO BROOKLYN</text:p>
          </table:table-cell>
          <table:table-cell table:style-name="ce1" office:value-type="string" calcext:value-type="string">
            <text:p>234 Union Ave, Brooklyn NY 1121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1" calcext:value-type="date">
            <text:p>10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55956" calcext:value-type="float">
            <text:p>41555956</text:p>
          </table:table-cell>
          <table:table-cell table:style-name="ce1" office:value-type="string" calcext:value-type="string">
            <text:p>MILCHIG BP</text:p>
          </table:table-cell>
          <table:table-cell table:style-name="ce1" office:value-type="string" calcext:value-type="string">
            <text:p>4305 12 Avenue, Brooklyn NY 11219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7" calcext:value-type="date">
            <text:p>12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1433" calcext:value-type="float">
            <text:p>50041433</text:p>
          </table:table-cell>
          <table:table-cell table:style-name="ce1" office:value-type="string" calcext:value-type="string">
            <text:p>GRACE FOOD II CHINESE RESTAURANT</text:p>
          </table:table-cell>
          <table:table-cell table:style-name="ce1" office:value-type="string" calcext:value-type="string">
            <text:p>136 Graham Ave, Brooklyn NY 11206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4054" calcext:value-type="float">
            <text:p>50044054</text:p>
          </table:table-cell>
          <table:table-cell table:style-name="ce1" office:value-type="string" calcext:value-type="string">
            <text:p>SYNDICATED</text:p>
          </table:table-cell>
          <table:table-cell table:style-name="ce1" office:value-type="string" calcext:value-type="string">
            <text:p>46 Bogart St, Brooklyn NY 11206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7525" calcext:value-type="float">
            <text:p>50037525</text:p>
          </table:table-cell>
          <table:table-cell table:style-name="ce1" office:value-type="string" calcext:value-type="string">
            <text:p>BRADO THIN CRUST PIZZA</text:p>
          </table:table-cell>
          <table:table-cell table:style-name="ce1" office:value-type="string" calcext:value-type="string">
            <text:p>155 Atlantic Ave, Brooklyn NY 11201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1" calcext:value-type="date">
            <text:p>12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942" calcext:value-type="float">
            <text:p>50018942</text:p>
          </table:table-cell>
          <table:table-cell table:style-name="ce1" office:value-type="string" calcext:value-type="string">
            <text:p>FAR EAST CHINESE RESTAURANT</text:p>
          </table:table-cell>
          <table:table-cell table:style-name="ce1" office:value-type="string" calcext:value-type="string">
            <text:p>471A 5Th Ave, Brooklyn NY 11215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0" calcext:value-type="date">
            <text:p>12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8464" calcext:value-type="float">
            <text:p>50058464</text:p>
          </table:table-cell>
          <table:table-cell table:style-name="ce1" office:value-type="string" calcext:value-type="string">
            <text:p>RG DOMINICAN RESTAURANT</text:p>
          </table:table-cell>
          <table:table-cell table:style-name="ce1" office:value-type="string" calcext:value-type="string">
            <text:p>109 Belmont Ave, Brooklyn NY 11212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9" calcext:value-type="date">
            <text:p>12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3605" calcext:value-type="float">
            <text:p>50033605</text:p>
          </table:table-cell>
          <table:table-cell table:style-name="ce1" office:value-type="string" calcext:value-type="string">
            <text:p>SHANE'S CAFE</text:p>
          </table:table-cell>
          <table:table-cell table:style-name="ce1" office:value-type="string" calcext:value-type="string">
            <text:p>794 Washington Ave, Brooklyn NY 1123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0515" calcext:value-type="float">
            <text:p>50040515</text:p>
          </table:table-cell>
          <table:table-cell table:style-name="ce1" office:value-type="string" calcext:value-type="string">
            <text:p>PITANGA</text:p>
          </table:table-cell>
          <table:table-cell table:style-name="ce1" office:value-type="string" calcext:value-type="string">
            <text:p>207 Starr St, Brooklyn NY 11237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6272" calcext:value-type="float">
            <text:p>50036272</text:p>
          </table:table-cell>
          <table:table-cell table:style-name="ce1" office:value-type="string" calcext:value-type="string">
            <text:p>NEW CHINA RESTAURANT</text:p>
          </table:table-cell>
          <table:table-cell table:style-name="ce1" office:value-type="string" calcext:value-type="string">
            <text:p>271 Neptune Ave, Brooklyn NY 11235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4998" calcext:value-type="float">
            <text:p>50054998</text:p>
          </table:table-cell>
          <table:table-cell table:style-name="ce1" office:value-type="string" calcext:value-type="string">
            <text:p>HAPPY GARDEN</text:p>
          </table:table-cell>
          <table:table-cell table:style-name="ce1" office:value-type="string" calcext:value-type="string">
            <text:p>188 Wilson Ave, Brooklyn NY 11237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5359" calcext:value-type="float">
            <text:p>50055359</text:p>
          </table:table-cell>
          <table:table-cell table:style-name="ce1" office:value-type="string" calcext:value-type="string">
            <text:p>OPS</text:p>
          </table:table-cell>
          <table:table-cell table:style-name="ce1" office:value-type="string" calcext:value-type="string">
            <text:p>346 Himrod St, Brooklyn NY 11237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5975" calcext:value-type="float">
            <text:p>50055975</text:p>
          </table:table-cell>
          <table:table-cell table:style-name="ce1" office:value-type="string" calcext:value-type="string">
            <text:p>STARBUCKS COFFEE #29856</text:p>
          </table:table-cell>
          <table:table-cell table:style-name="ce1" office:value-type="string" calcext:value-type="string">
            <text:p>444 9Th St, Brooklyn NY 11215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06045" calcext:value-type="float">
            <text:p>41606045</text:p>
          </table:table-cell>
          <table:table-cell table:style-name="ce1" office:value-type="string" calcext:value-type="string">
            <text:p>CROWN FRIED CHICKEN</text:p>
          </table:table-cell>
          <table:table-cell table:style-name="ce1" office:value-type="string" calcext:value-type="string">
            <text:p>2801 Mermaid Avenue, Brooklyn NY 11224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20199" calcext:value-type="float">
            <text:p>41320199</text:p>
          </table:table-cell>
          <table:table-cell table:style-name="ce1" office:value-type="string" calcext:value-type="string">
            <text:p>TOBY'S PUBLIC HOUSE</text:p>
          </table:table-cell>
          <table:table-cell table:style-name="ce1" office:value-type="string" calcext:value-type="string">
            <text:p>686 6 Avenue, Brooklyn NY 11215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9" calcext:value-type="date">
            <text:p>12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7323" calcext:value-type="float">
            <text:p>50057323</text:p>
          </table:table-cell>
          <table:table-cell table:style-name="ce1" office:value-type="string" calcext:value-type="string">
            <text:p>CROWN FRIED CHICKEN</text:p>
          </table:table-cell>
          <table:table-cell table:style-name="ce1" office:value-type="string" calcext:value-type="string">
            <text:p>963 Fulton St, Brooklyn NY 11238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9" calcext:value-type="date">
            <text:p>12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05788" calcext:value-type="float">
            <text:p>41705788</text:p>
          </table:table-cell>
          <table:table-cell table:style-name="ce1" office:value-type="string" calcext:value-type="string">
            <text:p>SMOKEY ISLAND GRILLE</text:p>
          </table:table-cell>
          <table:table-cell table:style-name="ce1" office:value-type="string" calcext:value-type="string">
            <text:p>1274 Fulton Street, Brooklyn NY 11216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640782" calcext:value-type="float">
            <text:p>40640782</text:p>
          </table:table-cell>
          <table:table-cell table:style-name="ce1" office:value-type="string" calcext:value-type="string">
            <text:p>BAKE RIDGE BAGEL</text:p>
          </table:table-cell>
          <table:table-cell table:style-name="ce1" office:value-type="string" calcext:value-type="string">
            <text:p>94179419 3 Avenue, Brooklyn NY 11209</text:p>
          </table:table-cell>
          <table:table-cell table:style-name="ce1" office:value-type="string" calcext:value-type="string">
            <text:p>Bagels/Pretzel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5395" calcext:value-type="float">
            <text:p>50055395</text:p>
          </table:table-cell>
          <table:table-cell table:style-name="ce1" office:value-type="string" calcext:value-type="string">
            <text:p>NATHAN'S</text:p>
          </table:table-cell>
          <table:table-cell table:style-name="ce1" office:value-type="string" calcext:value-type="string">
            <text:p>5100 Kings Plz, Brooklyn NY 11234</text:p>
          </table:table-cell>
          <table:table-cell table:style-name="ce1" office:value-type="string" calcext:value-type="string">
            <text:p>Hotdog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45711" calcext:value-type="float">
            <text:p>41245711</text:p>
          </table:table-cell>
          <table:table-cell table:style-name="ce1" office:value-type="string" calcext:value-type="string">
            <text:p>FETTE SAU</text:p>
          </table:table-cell>
          <table:table-cell table:style-name="ce1" office:value-type="string" calcext:value-type="string">
            <text:p>354 Metropolitan Avenue, Brooklyn NY 11211</text:p>
          </table:table-cell>
          <table:table-cell table:style-name="ce1" office:value-type="string" calcext:value-type="string">
            <text:p>Barbecu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3" calcext:value-type="date">
            <text:p>12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89585" calcext:value-type="float">
            <text:p>41589585</text:p>
          </table:table-cell>
          <table:table-cell table:style-name="ce1" office:value-type="string" calcext:value-type="string">
            <text:p>PIZZALICIOUS</text:p>
          </table:table-cell>
          <table:table-cell table:style-name="ce1" office:value-type="string" calcext:value-type="string">
            <text:p>1675 Nostrand Avenue, Brooklyn NY 11226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30" calcext:value-type="date">
            <text:p>11/3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59591" calcext:value-type="float">
            <text:p>40959591</text:p>
          </table:table-cell>
          <table:table-cell table:style-name="ce1" office:value-type="string" calcext:value-type="string">
            <text:p>BA XUYEN</text:p>
          </table:table-cell>
          <table:table-cell table:style-name="ce1" office:value-type="string" calcext:value-type="string">
            <text:p>4222 8 Avenue, Brooklyn NY 11232</text:p>
          </table:table-cell>
          <table:table-cell table:style-name="ce1" office:value-type="string" calcext:value-type="string">
            <text:p>Vietnamese/Cambodian/Malaysi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3" calcext:value-type="date">
            <text:p>11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55838" calcext:value-type="float">
            <text:p>41455838</text:p>
          </table:table-cell>
          <table:table-cell table:style-name="ce1" office:value-type="string" calcext:value-type="string">
            <text:p>NEW CHUNG MEE RESTAURANT</text:p>
          </table:table-cell>
          <table:table-cell table:style-name="ce1" office:value-type="string" calcext:value-type="string">
            <text:p>3017 Church Avenue, Brooklyn NY 11226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3" calcext:value-type="date">
            <text:p>11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296" calcext:value-type="float">
            <text:p>50051296</text:p>
          </table:table-cell>
          <table:table-cell table:style-name="ce1" office:value-type="string" calcext:value-type="string">
            <text:p>3 BLACK CATS CAFE/CAKERY</text:p>
          </table:table-cell>
          <table:table-cell table:style-name="ce1" office:value-type="string" calcext:value-type="string">
            <text:p>3 Belmont Ave, Brooklyn NY 11212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3" calcext:value-type="date">
            <text:p>11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0199" calcext:value-type="float">
            <text:p>50000199</text:p>
          </table:table-cell>
          <table:table-cell table:style-name="ce1" office:value-type="string" calcext:value-type="string">
            <text:p>NEW NO. 1 RESTAURANT</text:p>
          </table:table-cell>
          <table:table-cell table:style-name="ce1" office:value-type="string" calcext:value-type="string">
            <text:p>1552 Fulton St, Brooklyn NY 11216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2" calcext:value-type="date">
            <text:p>11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1457" calcext:value-type="float">
            <text:p>50041457</text:p>
          </table:table-cell>
          <table:table-cell table:style-name="ce1" office:value-type="string" calcext:value-type="string">
            <text:p>DUNKIN' DONUTS</text:p>
          </table:table-cell>
          <table:table-cell table:style-name="ce1" office:value-type="string" calcext:value-type="string">
            <text:p>1309 Fulton St, Brooklyn NY 11216</text:p>
          </table:table-cell>
          <table:table-cell table:style-name="ce1" office:value-type="string" calcext:value-type="string">
            <text:p>Donut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2" calcext:value-type="date">
            <text:p>11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802" calcext:value-type="float">
            <text:p>50056802</text:p>
          </table:table-cell>
          <table:table-cell table:style-name="ce1" office:value-type="string" calcext:value-type="string">
            <text:p>EDGE HILL CUISINE</text:p>
          </table:table-cell>
          <table:table-cell table:style-name="ce1" office:value-type="string" calcext:value-type="string">
            <text:p>778 Albany Ave, Brooklyn NY 11203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2" calcext:value-type="date">
            <text:p>11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3111" calcext:value-type="float">
            <text:p>50013111</text:p>
          </table:table-cell>
          <table:table-cell table:style-name="ce1" office:value-type="string" calcext:value-type="string">
            <text:p>ROOMR</text:p>
          </table:table-cell>
          <table:table-cell table:style-name="ce1" office:value-type="string" calcext:value-type="string">
            <text:p>17 Old Fulton St, Brooklyn NY 11201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8" calcext:value-type="date">
            <text:p>11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846477" calcext:value-type="float">
            <text:p>40846477</text:p>
          </table:table-cell>
          <table:table-cell table:style-name="ce1" office:value-type="string" calcext:value-type="string">
            <text:p>7TH AVENUE DONUT SHOP</text:p>
          </table:table-cell>
          <table:table-cell table:style-name="ce1" office:value-type="string" calcext:value-type="string">
            <text:p>324 7 Avenue, Brooklyn NY 11215</text:p>
          </table:table-cell>
          <table:table-cell table:style-name="ce1" office:value-type="string" calcext:value-type="string">
            <text:p>Donut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8039" calcext:value-type="float">
            <text:p>50008039</text:p>
          </table:table-cell>
          <table:table-cell table:style-name="ce1" office:value-type="string" calcext:value-type="string">
            <text:p>CAFE LILY</text:p>
          </table:table-cell>
          <table:table-cell table:style-name="ce1" office:value-type="string" calcext:value-type="string">
            <text:p>42 Avenue O, Brooklyn NY 11204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5763" calcext:value-type="float">
            <text:p>50015763</text:p>
          </table:table-cell>
          <table:table-cell table:style-name="ce1" office:value-type="string" calcext:value-type="string">
            <text:p>YUMMY TACO</text:p>
          </table:table-cell>
          <table:table-cell table:style-name="ce1" office:value-type="string" calcext:value-type="string">
            <text:p>8011 Flatlands Ave, Brooklyn NY 11236</text:p>
          </table:table-cell>
          <table:table-cell table:style-name="ce1" office:value-type="string" calcext:value-type="string">
            <text:p>Tex-Mex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9" calcext:value-type="date">
            <text:p>11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829674" calcext:value-type="float">
            <text:p>40829674</text:p>
          </table:table-cell>
          <table:table-cell table:style-name="ce1" office:value-type="string" calcext:value-type="string">
            <text:p>BLUE RIBBON BRASSERIE</text:p>
          </table:table-cell>
          <table:table-cell table:style-name="ce1" office:value-type="string" calcext:value-type="string">
            <text:p>280 5 Avenue, Brooklyn NY 1121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5" calcext:value-type="date">
            <text:p>11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03034" calcext:value-type="float">
            <text:p>41303034</text:p>
          </table:table-cell>
          <table:table-cell table:style-name="ce1" office:value-type="string" calcext:value-type="string">
            <text:p>SUBWAY/RED MANGO</text:p>
          </table:table-cell>
          <table:table-cell table:style-name="ce1" office:value-type="string" calcext:value-type="string">
            <text:p>1 University Plaza, Brooklyn NY 11201</text:p>
          </table:table-cell>
          <table:table-cell table:style-name="ce1" office:value-type="string" calcext:value-type="string">
            <text:p>Sandwiches/Salads/Mixed Buff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4" calcext:value-type="date">
            <text:p>11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0192" calcext:value-type="float">
            <text:p>50000192</text:p>
          </table:table-cell>
          <table:table-cell table:style-name="ce1" office:value-type="string" calcext:value-type="string">
            <text:p>LE PAIN QUOTIDIEN</text:p>
          </table:table-cell>
          <table:table-cell table:style-name="ce1" office:value-type="string" calcext:value-type="string">
            <text:p>239 5 Avenue, Brooklyn NY 11215</text:p>
          </table:table-cell>
          <table:table-cell table:style-name="ce1" office:value-type="string" calcext:value-type="string">
            <text:p>French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3" calcext:value-type="date">
            <text:p>11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777" calcext:value-type="float">
            <text:p>50051777</text:p>
          </table:table-cell>
          <table:table-cell table:style-name="ce1" office:value-type="string" calcext:value-type="string">
            <text:p>ROBERTA'S CHICKEN-N-FISH FRY</text:p>
          </table:table-cell>
          <table:table-cell table:style-name="ce1" office:value-type="string" calcext:value-type="string">
            <text:p>8 Kingston Ave, Brooklyn NY 11213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3" calcext:value-type="date">
            <text:p>11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53049" calcext:value-type="float">
            <text:p>41653049</text:p>
          </table:table-cell>
          <table:table-cell table:style-name="ce1" office:value-type="string" calcext:value-type="string">
            <text:p>68 MEI MEI BAKERY</text:p>
          </table:table-cell>
          <table:table-cell table:style-name="ce1" office:value-type="string" calcext:value-type="string">
            <text:p>7814 New Utrecht Avenue, Brooklyn NY 1121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283" calcext:value-type="float">
            <text:p>50056283</text:p>
          </table:table-cell>
          <table:table-cell table:style-name="ce1" office:value-type="string" calcext:value-type="string">
            <text:p>Northerly</text:p>
          </table:table-cell>
          <table:table-cell table:style-name="ce1" office:value-type="string" calcext:value-type="string">
            <text:p>181 Havemeyer St, Brooklyn NY 11211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9618" calcext:value-type="float">
            <text:p>50049618</text:p>
          </table:table-cell>
          <table:table-cell table:style-name="ce1" office:value-type="string" calcext:value-type="string">
            <text:p>ARASHI SUSHI</text:p>
          </table:table-cell>
          <table:table-cell table:style-name="ce1" office:value-type="string" calcext:value-type="string">
            <text:p>9605 Church Ave, Brooklyn NY 11212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31" calcext:value-type="date">
            <text:p>10/3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0279" calcext:value-type="float">
            <text:p>50050279</text:p>
          </table:table-cell>
          <table:table-cell table:style-name="ce1" office:value-type="string" calcext:value-type="string">
            <text:p>THE QUARTER</text:p>
          </table:table-cell>
          <table:table-cell table:style-name="ce1" office:value-type="string" calcext:value-type="string">
            <text:p>87 Lafayette Ave, Brooklyn NY 1121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9" calcext:value-type="date">
            <text:p>10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23726" calcext:value-type="float">
            <text:p>41323726</text:p>
          </table:table-cell>
          <table:table-cell table:style-name="ce1" office:value-type="string" calcext:value-type="string">
            <text:p>SUBWAY</text:p>
          </table:table-cell>
          <table:table-cell table:style-name="ce1" office:value-type="string" calcext:value-type="string">
            <text:p>375 Flatbush Avenue, Brooklyn NY 11238</text:p>
          </table:table-cell>
          <table:table-cell table:style-name="ce1" office:value-type="string" calcext:value-type="string">
            <text:p>Sandwiche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8" calcext:value-type="date">
            <text:p>10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7998" calcext:value-type="float">
            <text:p>50037998</text:p>
          </table:table-cell>
          <table:table-cell table:style-name="ce1" office:value-type="string" calcext:value-type="string">
            <text:p>YOSWEETS</text:p>
          </table:table-cell>
          <table:table-cell table:style-name="ce1" office:value-type="string" calcext:value-type="string">
            <text:p>8410 5Th Ave, Brooklyn NY 11209</text:p>
          </table:table-cell>
          <table:table-cell table:style-name="ce1" office:value-type="string" calcext:value-type="string">
            <text:p>Ice Cream, Gelato, Yogurt, Ice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7527" calcext:value-type="float">
            <text:p>50037527</text:p>
          </table:table-cell>
          <table:table-cell table:style-name="ce1" office:value-type="string" calcext:value-type="string">
            <text:p>BROOKLYN WRAP</text:p>
          </table:table-cell>
          <table:table-cell table:style-name="ce1" office:value-type="string" calcext:value-type="string">
            <text:p>4714 Avenue N, Brooklyn NY 11234</text:p>
          </table:table-cell>
          <table:table-cell table:style-name="ce1" office:value-type="string" calcext:value-type="string">
            <text:p>Sandwiches/Salads/Mixed Buff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10768" calcext:value-type="float">
            <text:p>41710768</text:p>
          </table:table-cell>
          <table:table-cell table:style-name="ce1" office:value-type="string" calcext:value-type="string">
            <text:p>NEW GOLDEN FRIED DUMPLING</text:p>
          </table:table-cell>
          <table:table-cell table:style-name="ce1" office:value-type="string" calcext:value-type="string">
            <text:p>192 Duffield Street, Brooklyn NY 11201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5260" calcext:value-type="float">
            <text:p>50045260</text:p>
          </table:table-cell>
          <table:table-cell table:style-name="ce1" office:value-type="string" calcext:value-type="string">
            <text:p>CROWN FRIED CHICKEN</text:p>
          </table:table-cell>
          <table:table-cell table:style-name="ce1" office:value-type="string" calcext:value-type="string">
            <text:p>116 Kingston Ave, Brooklyn NY 11213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96496" calcext:value-type="float">
            <text:p>40396496</text:p>
          </table:table-cell>
          <table:table-cell table:style-name="ce1" office:value-type="string" calcext:value-type="string">
            <text:p>MR. PHIL'S PIZZA</text:p>
          </table:table-cell>
          <table:table-cell table:style-name="ce1" office:value-type="string" calcext:value-type="string">
            <text:p>7212 New Utrecht Ave, Brooklyn NY 11228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9" calcext:value-type="date">
            <text:p>10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47292" calcext:value-type="float">
            <text:p>41647292</text:p>
          </table:table-cell>
          <table:table-cell table:style-name="ce1" office:value-type="string" calcext:value-type="string">
            <text:p>NEW MING FAT CHINESE RESTAURANT</text:p>
          </table:table-cell>
          <table:table-cell table:style-name="ce1" office:value-type="string" calcext:value-type="string">
            <text:p>1155 Sutter Avenue, Brooklyn NY 11208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9" calcext:value-type="date">
            <text:p>10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25294" calcext:value-type="float">
            <text:p>41225294</text:p>
          </table:table-cell>
          <table:table-cell table:style-name="ce1" office:value-type="string" calcext:value-type="string">
            <text:p>GOLDEN KRUST CARIBBEAN BAKERY &amp; GRILL</text:p>
          </table:table-cell>
          <table:table-cell table:style-name="ce1" office:value-type="string" calcext:value-type="string">
            <text:p>139 Lawrence Street, Brooklyn NY 11201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76498" calcext:value-type="float">
            <text:p>41676498</text:p>
          </table:table-cell>
          <table:table-cell table:style-name="ce1" office:value-type="string" calcext:value-type="string">
            <text:p>PEKING KITCHEN</text:p>
          </table:table-cell>
          <table:table-cell table:style-name="ce1" office:value-type="string" calcext:value-type="string">
            <text:p>7106 Bay Parkway, Brooklyn NY 1120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7" calcext:value-type="date">
            <text:p>10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99675" calcext:value-type="float">
            <text:p>41599675</text:p>
          </table:table-cell>
          <table:table-cell table:style-name="ce1" office:value-type="string" calcext:value-type="string">
            <text:p>ALOFT NEW YORK BROOKLYN</text:p>
          </table:table-cell>
          <table:table-cell table:style-name="ce1" office:value-type="string" calcext:value-type="string">
            <text:p>216 Duffield Street, Brooklyn NY 1120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4" calcext:value-type="date">
            <text:p>10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54767" calcext:value-type="float">
            <text:p>41454767</text:p>
          </table:table-cell>
          <table:table-cell table:style-name="ce1" office:value-type="string" calcext:value-type="string">
            <text:p>OLD FULTON RESTAURANT</text:p>
          </table:table-cell>
          <table:table-cell table:style-name="ce1" office:value-type="string" calcext:value-type="string">
            <text:p>7 Old Fulton Street, Brooklyn NY 11201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3" calcext:value-type="date">
            <text:p>10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2605" calcext:value-type="float">
            <text:p>50002605</text:p>
          </table:table-cell>
          <table:table-cell table:style-name="ce1" office:value-type="string" calcext:value-type="string">
            <text:p>EXTRA FANCY</text:p>
          </table:table-cell>
          <table:table-cell table:style-name="ce1" office:value-type="string" calcext:value-type="string">
            <text:p>302 Metropolitan Ave, Brooklyn NY 1121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3" calcext:value-type="date">
            <text:p>10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3774" calcext:value-type="float">
            <text:p>50003774</text:p>
          </table:table-cell>
          <table:table-cell table:style-name="ce1" office:value-type="string" calcext:value-type="string">
            <text:p>GOLDEN KRUST CARIBBEAN BAKERY &amp; GRILL</text:p>
          </table:table-cell>
          <table:table-cell table:style-name="ce1" office:value-type="string" calcext:value-type="string">
            <text:p>4108 Farragut Rd, Brooklyn NY 11210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3234" calcext:value-type="float">
            <text:p>50043234</text:p>
          </table:table-cell>
          <table:table-cell table:style-name="ce1" office:value-type="string" calcext:value-type="string">
            <text:p>SUPER TACO</text:p>
          </table:table-cell>
          <table:table-cell table:style-name="ce1" office:value-type="string" calcext:value-type="string">
            <text:p>261 Kings Hwy, Brooklyn NY 11223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017" calcext:value-type="float">
            <text:p>50053017</text:p>
          </table:table-cell>
          <table:table-cell table:style-name="ce1" office:value-type="string" calcext:value-type="string">
            <text:p>NEW FRESH TORTILLA</text:p>
          </table:table-cell>
          <table:table-cell table:style-name="ce1" office:value-type="string" calcext:value-type="string">
            <text:p>1708 86Th St, Brooklyn NY 1121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430" calcext:value-type="float">
            <text:p>50056430</text:p>
          </table:table-cell>
          <table:table-cell table:style-name="ce1" office:value-type="string" calcext:value-type="string">
            <text:p>WENDY'S</text:p>
          </table:table-cell>
          <table:table-cell table:style-name="ce1" office:value-type="string" calcext:value-type="string">
            <text:p>1601 Utica Ave, Brooklyn NY 11234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62626" calcext:value-type="float">
            <text:p>41462626</text:p>
          </table:table-cell>
          <table:table-cell table:style-name="ce1" office:value-type="string" calcext:value-type="string">
            <text:p>WOODWORK</text:p>
          </table:table-cell>
          <table:table-cell table:style-name="ce1" office:value-type="string" calcext:value-type="string">
            <text:p>583 Vanderbilt Avenue, Brooklyn NY 1123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5744" calcext:value-type="float">
            <text:p>50015744</text:p>
          </table:table-cell>
          <table:table-cell table:style-name="ce1" office:value-type="string" calcext:value-type="string">
            <text:p>MOHA RANI</text:p>
          </table:table-cell>
          <table:table-cell table:style-name="ce1" office:value-type="string" calcext:value-type="string">
            <text:p>185 Norman Ave, Brooklyn NY 11222</text:p>
          </table:table-cell>
          <table:table-cell table:style-name="ce1" office:value-type="string" calcext:value-type="string">
            <text:p>India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7043" calcext:value-type="float">
            <text:p>50017043</text:p>
          </table:table-cell>
          <table:table-cell table:style-name="ce1" office:value-type="string" calcext:value-type="string">
            <text:p>TRIPLE D'S PLACE</text:p>
          </table:table-cell>
          <table:table-cell table:style-name="ce1" office:value-type="string" calcext:value-type="string">
            <text:p>771A Washington Ave, Brooklyn NY 11238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0137" calcext:value-type="float">
            <text:p>50040137</text:p>
          </table:table-cell>
          <table:table-cell table:style-name="ce1" office:value-type="string" calcext:value-type="string">
            <text:p>TYGERSHARK</text:p>
          </table:table-cell>
          <table:table-cell table:style-name="ce1" office:value-type="string" calcext:value-type="string">
            <text:p>581 Vanderbilt Ave, Brooklyn NY 11238</text:p>
          </table:table-cell>
          <table:table-cell table:style-name="ce1" office:value-type="string" calcext:value-type="string">
            <text:p>Seafood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5795" calcext:value-type="float">
            <text:p>50045795</text:p>
          </table:table-cell>
          <table:table-cell table:style-name="ce1" office:value-type="string" calcext:value-type="string">
            <text:p>YUMMY CHUMMY</text:p>
          </table:table-cell>
          <table:table-cell table:style-name="ce1" office:value-type="string" calcext:value-type="string">
            <text:p>6301 8Th Ave, Brooklyn NY 1122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285" calcext:value-type="float">
            <text:p>50053285</text:p>
          </table:table-cell>
          <table:table-cell table:style-name="ce1" office:value-type="string" calcext:value-type="string">
            <text:p>LARK</text:p>
          </table:table-cell>
          <table:table-cell table:style-name="ce1" office:value-type="string" calcext:value-type="string">
            <text:p>1007 Church Ave, Brooklyn NY 11218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94265" calcext:value-type="float">
            <text:p>41694265</text:p>
          </table:table-cell>
          <table:table-cell table:style-name="ce1" office:value-type="string" calcext:value-type="string">
            <text:p>BURGER KING</text:p>
          </table:table-cell>
          <table:table-cell table:style-name="ce1" office:value-type="string" calcext:value-type="string">
            <text:p>3301 Fort Hamilton Parkway, Brooklyn NY 1121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57427" calcext:value-type="float">
            <text:p>41257427</text:p>
          </table:table-cell>
          <table:table-cell table:style-name="ce1" office:value-type="string" calcext:value-type="string">
            <text:p>THE BROOKLYN INN</text:p>
          </table:table-cell>
          <table:table-cell table:style-name="ce1" office:value-type="string" calcext:value-type="string">
            <text:p>148 Hoyt Street, Brooklyn NY 1121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30" calcext:value-type="date">
            <text:p>12/3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2935" calcext:value-type="float">
            <text:p>50032935</text:p>
          </table:table-cell>
          <table:table-cell table:style-name="ce1" office:value-type="string" calcext:value-type="string">
            <text:p>MOBAYS KOALPOT AND GRILL</text:p>
          </table:table-cell>
          <table:table-cell table:style-name="ce1" office:value-type="string" calcext:value-type="string">
            <text:p>2354 Pitkin Ave, Brooklyn NY 11207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30" calcext:value-type="date">
            <text:p>12/3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591344" calcext:value-type="float">
            <text:p>40591344</text:p>
          </table:table-cell>
          <table:table-cell table:style-name="ce1" office:value-type="string" calcext:value-type="string">
            <text:p>TRIANGOLO PIZZERIA</text:p>
          </table:table-cell>
          <table:table-cell table:style-name="ce1" office:value-type="string" calcext:value-type="string">
            <text:p>1017 Manhattan Avenue, Brooklyn NY 11222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9" calcext:value-type="date">
            <text:p>12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6328" calcext:value-type="float">
            <text:p>50016328</text:p>
          </table:table-cell>
          <table:table-cell table:style-name="ce1" office:value-type="string" calcext:value-type="string">
            <text:p>SWEET DREAM BAKERY</text:p>
          </table:table-cell>
          <table:table-cell table:style-name="ce1" office:value-type="string" calcext:value-type="string">
            <text:p>4612 7Th Ave, Brooklyn NY 11220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9" calcext:value-type="date">
            <text:p>12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7922" calcext:value-type="float">
            <text:p>50057922</text:p>
          </table:table-cell>
          <table:table-cell table:style-name="ce1" office:value-type="string" calcext:value-type="string">
            <text:p>FIVE BROTHERS PIZZA</text:p>
          </table:table-cell>
          <table:table-cell table:style-name="ce1" office:value-type="string" calcext:value-type="string">
            <text:p>2650 Coney Island Ave, Brooklyn NY 11223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7" calcext:value-type="date">
            <text:p>12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01789" calcext:value-type="float">
            <text:p>41601789</text:p>
          </table:table-cell>
          <table:table-cell table:style-name="ce1" office:value-type="string" calcext:value-type="string">
            <text:p>MAY MAY BAKERY</text:p>
          </table:table-cell>
          <table:table-cell table:style-name="ce1" office:value-type="string" calcext:value-type="string">
            <text:p>6302 11 Avenue, Brooklyn NY 11219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1" calcext:value-type="date">
            <text:p>12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96536" calcext:value-type="float">
            <text:p>41196536</text:p>
          </table:table-cell>
          <table:table-cell table:style-name="ce1" office:value-type="string" calcext:value-type="string">
            <text:p>STARBUCKS</text:p>
          </table:table-cell>
          <table:table-cell table:style-name="ce1" office:value-type="string" calcext:value-type="string">
            <text:p>3035 Cropsey Avenue, Brooklyn NY 11224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0" calcext:value-type="date">
            <text:p>12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3332" calcext:value-type="float">
            <text:p>50033332</text:p>
          </table:table-cell>
          <table:table-cell table:style-name="ce1" office:value-type="string" calcext:value-type="string">
            <text:p>PANDA</text:p>
          </table:table-cell>
          <table:table-cell table:style-name="ce1" office:value-type="string" calcext:value-type="string">
            <text:p>7018 3Rd Ave, Brooklyn NY 11209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0" calcext:value-type="date">
            <text:p>12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5921" calcext:value-type="float">
            <text:p>50045921</text:p>
          </table:table-cell>
          <table:table-cell table:style-name="ce1" office:value-type="string" calcext:value-type="string">
            <text:p>MOCHA MOCHA COFFEE</text:p>
          </table:table-cell>
          <table:table-cell table:style-name="ce1" office:value-type="string" calcext:value-type="string">
            <text:p>8602 4Th Ave, Brooklyn NY 11209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0" calcext:value-type="date">
            <text:p>12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980" calcext:value-type="float">
            <text:p>50056980</text:p>
          </table:table-cell>
          <table:table-cell table:style-name="ce1" office:value-type="string" calcext:value-type="string">
            <text:p>FAZIO'S</text:p>
          </table:table-cell>
          <table:table-cell table:style-name="ce1" office:value-type="string" calcext:value-type="string">
            <text:p>709 Knickerbocker Ave, Brooklyn NY 11221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9" calcext:value-type="date">
            <text:p>12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45325" calcext:value-type="float">
            <text:p>40945325</text:p>
          </table:table-cell>
          <table:table-cell table:style-name="ce1" office:value-type="string" calcext:value-type="string">
            <text:p>POPEYES LOUISIANA KITCHEN</text:p>
          </table:table-cell>
          <table:table-cell table:style-name="ce1" office:value-type="string" calcext:value-type="string">
            <text:p>624 South Conduit Boulevard, Brooklyn NY 11208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41504" calcext:value-type="float">
            <text:p>41541504</text:p>
          </table:table-cell>
          <table:table-cell table:style-name="ce1" office:value-type="string" calcext:value-type="string">
            <text:p>1,001 NIGHTS</text:p>
          </table:table-cell>
          <table:table-cell table:style-name="ce1" office:value-type="string" calcext:value-type="string">
            <text:p>35 Neptune Avenue, Brooklyn NY 11235</text:p>
          </table:table-cell>
          <table:table-cell table:style-name="ce1" office:value-type="string" calcext:value-type="string">
            <text:p>Mediterrane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41722" calcext:value-type="float">
            <text:p>41641722</text:p>
          </table:table-cell>
          <table:table-cell table:style-name="ce1" office:value-type="string" calcext:value-type="string">
            <text:p>GOOD FRIENDS RESTAURANT</text:p>
          </table:table-cell>
          <table:table-cell table:style-name="ce1" office:value-type="string" calcext:value-type="string">
            <text:p>9528 Avenue L, Brooklyn NY 11236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09275" calcext:value-type="float">
            <text:p>41109275</text:p>
          </table:table-cell>
          <table:table-cell table:style-name="ce1" office:value-type="string" calcext:value-type="string">
            <text:p>LITTLE CUPCAKE BAKESHOP</text:p>
          </table:table-cell>
          <table:table-cell table:style-name="ce1" office:value-type="string" calcext:value-type="string">
            <text:p>9102 3 Avenue, Brooklyn NY 11209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78421" calcext:value-type="float">
            <text:p>41378421</text:p>
          </table:table-cell>
          <table:table-cell table:style-name="ce1" office:value-type="string" calcext:value-type="string">
            <text:p>NEW TOP'S CHINESE KITCHEN</text:p>
          </table:table-cell>
          <table:table-cell table:style-name="ce1" office:value-type="string" calcext:value-type="string">
            <text:p>361 Crescent Street, Brooklyn NY 11208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9225" calcext:value-type="float">
            <text:p>50009225</text:p>
          </table:table-cell>
          <table:table-cell table:style-name="ce1" office:value-type="string" calcext:value-type="string">
            <text:p>BAR CHUKO</text:p>
          </table:table-cell>
          <table:table-cell table:style-name="ce1" office:value-type="string" calcext:value-type="string">
            <text:p>565 Vanderbilt Ave, Brooklyn NY 11238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036" calcext:value-type="float">
            <text:p>50018036</text:p>
          </table:table-cell>
          <table:table-cell table:style-name="ce1" office:value-type="string" calcext:value-type="string">
            <text:p>BUSHWICK PUBLIC HOUSE</text:p>
          </table:table-cell>
          <table:table-cell table:style-name="ce1" office:value-type="string" calcext:value-type="string">
            <text:p>201 Central Ave, Brooklyn NY 11221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4580" calcext:value-type="float">
            <text:p>50044580</text:p>
          </table:table-cell>
          <table:table-cell table:style-name="ce1" office:value-type="string" calcext:value-type="string">
            <text:p>SWEET KITCHEN</text:p>
          </table:table-cell>
          <table:table-cell table:style-name="ce1" office:value-type="string" calcext:value-type="string">
            <text:p>6604 Bay Pkwy, Brooklyn NY 1120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2815" calcext:value-type="float">
            <text:p>50052815</text:p>
          </table:table-cell>
          <table:table-cell table:style-name="ce1" office:value-type="string" calcext:value-type="string">
            <text:p>EL ARCO</text:p>
          </table:table-cell>
          <table:table-cell table:style-name="ce1" office:value-type="string" calcext:value-type="string">
            <text:p>5717 5Th Ave, Brooklyn NY 11220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312" calcext:value-type="float">
            <text:p>50056312</text:p>
          </table:table-cell>
          <table:table-cell table:style-name="ce1" office:value-type="string" calcext:value-type="string">
            <text:p>PUNTO SABROSO BAKERY</text:p>
          </table:table-cell>
          <table:table-cell table:style-name="ce1" office:value-type="string" calcext:value-type="string">
            <text:p>3449 Fulton St, Brooklyn NY 11208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3812" calcext:value-type="float">
            <text:p>50043812</text:p>
          </table:table-cell>
          <table:table-cell table:style-name="ce1" office:value-type="string" calcext:value-type="string">
            <text:p>BKLYN HOUSE HOTEL</text:p>
          </table:table-cell>
          <table:table-cell table:style-name="ce1" office:value-type="string" calcext:value-type="string">
            <text:p>9 Beaver St, Brooklyn NY 11206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031150" calcext:value-type="float">
            <text:p>41031150</text:p>
          </table:table-cell>
          <table:table-cell table:style-name="ce1" office:value-type="string" calcext:value-type="string">
            <text:p>FIRST OASIS</text:p>
          </table:table-cell>
          <table:table-cell table:style-name="ce1" office:value-type="string" calcext:value-type="string">
            <text:p>9218 4 Avenue, Brooklyn NY 11209</text:p>
          </table:table-cell>
          <table:table-cell table:style-name="ce1" office:value-type="string" calcext:value-type="string">
            <text:p>Mediterrane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2" calcext:value-type="date">
            <text:p>12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91373" calcext:value-type="float">
            <text:p>41291373</text:p>
          </table:table-cell>
          <table:table-cell table:style-name="ce1" office:value-type="string" calcext:value-type="string">
            <text:p>QUARTER</text:p>
          </table:table-cell>
          <table:table-cell table:style-name="ce1" office:value-type="string" calcext:value-type="string">
            <text:p>676 5 Avenue, Brooklyn NY 1121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0" calcext:value-type="date">
            <text:p>12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2974" calcext:value-type="float">
            <text:p>50052974</text:p>
          </table:table-cell>
          <table:table-cell table:style-name="ce1" office:value-type="string" calcext:value-type="string">
            <text:p>LEXOTIQUE RESTAURANT &amp; FRITAY</text:p>
          </table:table-cell>
          <table:table-cell table:style-name="ce1" office:value-type="string" calcext:value-type="string">
            <text:p>419 Utica Ave, Brooklyn NY 11213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9" calcext:value-type="date">
            <text:p>12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5495" calcext:value-type="float">
            <text:p>50055495</text:p>
          </table:table-cell>
          <table:table-cell table:style-name="ce1" office:value-type="string" calcext:value-type="string">
            <text:p>I X CAFE</text:p>
          </table:table-cell>
          <table:table-cell table:style-name="ce1" office:value-type="string" calcext:value-type="string">
            <text:p>43 Lincoln Rd, Brooklyn NY 11225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9" calcext:value-type="date">
            <text:p>12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96005" calcext:value-type="float">
            <text:p>40996005</text:p>
          </table:table-cell>
          <table:table-cell table:style-name="ce1" office:value-type="string" calcext:value-type="string">
            <text:p>N &amp; D PIZZA</text:p>
          </table:table-cell>
          <table:table-cell table:style-name="ce1" office:value-type="string" calcext:value-type="string">
            <text:p>2823 Avenue U, Brooklyn NY 11229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3597" calcext:value-type="float">
            <text:p>50003597</text:p>
          </table:table-cell>
          <table:table-cell table:style-name="ce1" office:value-type="string" calcext:value-type="string">
            <text:p>FIVE GUYS FAMOUS BURGERS AND FRIES</text:p>
          </table:table-cell>
          <table:table-cell table:style-name="ce1" office:value-type="string" calcext:value-type="string">
            <text:p>8510 5Th Ave, Brooklyn NY 1120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68346" calcext:value-type="float">
            <text:p>41568346</text:p>
          </table:table-cell>
          <table:table-cell table:style-name="ce1" office:value-type="string" calcext:value-type="string">
            <text:p>#1 GARDEN CHINESE</text:p>
          </table:table-cell>
          <table:table-cell table:style-name="ce1" office:value-type="string" calcext:value-type="string">
            <text:p>221 Prospect Park West, Brooklyn NY 11215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7" calcext:value-type="date">
            <text:p>12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5371" calcext:value-type="float">
            <text:p>50045371</text:p>
          </table:table-cell>
          <table:table-cell table:style-name="ce1" office:value-type="string" calcext:value-type="string">
            <text:p>THE WILKY</text:p>
          </table:table-cell>
          <table:table-cell table:style-name="ce1" office:value-type="string" calcext:value-type="string">
            <text:p>108 Patchen Ave, Brooklyn NY 1122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7" calcext:value-type="date">
            <text:p>12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905" calcext:value-type="float">
            <text:p>50053905</text:p>
          </table:table-cell>
          <table:table-cell table:style-name="ce1" office:value-type="string" calcext:value-type="string">
            <text:p>UMAI RAMEN</text:p>
          </table:table-cell>
          <table:table-cell table:style-name="ce1" office:value-type="string" calcext:value-type="string">
            <text:p>6320 18Th Ave, Brooklyn NY 11204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7" calcext:value-type="date">
            <text:p>12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17448" calcext:value-type="float">
            <text:p>41317448</text:p>
          </table:table-cell>
          <table:table-cell table:style-name="ce1" office:value-type="string" calcext:value-type="string">
            <text:p>EL RANCHITO POBLANO RESTAURANT</text:p>
          </table:table-cell>
          <table:table-cell table:style-name="ce1" office:value-type="string" calcext:value-type="string">
            <text:p>1228 Flatbush Avenue, Brooklyn NY 11226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43465" calcext:value-type="float">
            <text:p>41543465</text:p>
          </table:table-cell>
          <table:table-cell table:style-name="ce1" office:value-type="string" calcext:value-type="string">
            <text:p>Konditori</text:p>
          </table:table-cell>
          <table:table-cell table:style-name="ce1" office:value-type="string" calcext:value-type="string">
            <text:p>186 5 Avenue, Brooklyn NY 11217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5842" calcext:value-type="float">
            <text:p>50045842</text:p>
          </table:table-cell>
          <table:table-cell table:style-name="ce1" office:value-type="string" calcext:value-type="string">
            <text:p>HUNGRY?</text:p>
          </table:table-cell>
          <table:table-cell table:style-name="ce1" office:value-type="string" calcext:value-type="string">
            <text:p>978 Lorimer St, Brooklyn NY 11222</text:p>
          </table:table-cell>
          <table:table-cell table:style-name="ce1" office:value-type="string" calcext:value-type="string">
            <text:p>Thai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0371" calcext:value-type="float">
            <text:p>50050371</text:p>
          </table:table-cell>
          <table:table-cell table:style-name="ce1" office:value-type="string" calcext:value-type="string">
            <text:p>BLUE BOTTLE COFFEE</text:p>
          </table:table-cell>
          <table:table-cell table:style-name="ce1" office:value-type="string" calcext:value-type="string">
            <text:p>160 Berry St, Brooklyn NY 11249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12080" calcext:value-type="float">
            <text:p>41712080</text:p>
          </table:table-cell>
          <table:table-cell table:style-name="ce1" office:value-type="string" calcext:value-type="string">
            <text:p>CROWN FRIED CHICKEN</text:p>
          </table:table-cell>
          <table:table-cell table:style-name="ce1" office:value-type="string" calcext:value-type="string">
            <text:p>83 Livonia Avenue, Brooklyn NY 11212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5" calcext:value-type="date">
            <text:p>12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995" calcext:value-type="float">
            <text:p>50046995</text:p>
          </table:table-cell>
          <table:table-cell table:style-name="ce1" office:value-type="string" calcext:value-type="string">
            <text:p>DUNKIN DONUTS</text:p>
          </table:table-cell>
          <table:table-cell table:style-name="ce1" office:value-type="string" calcext:value-type="string">
            <text:p>2978 Cropsey Ave, Brooklyn NY 11214</text:p>
          </table:table-cell>
          <table:table-cell table:style-name="ce1" office:value-type="string" calcext:value-type="string">
            <text:p>Donut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5" calcext:value-type="date">
            <text:p>12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6126" calcext:value-type="float">
            <text:p>50036126</text:p>
          </table:table-cell>
          <table:table-cell table:style-name="ce1" office:value-type="string" calcext:value-type="string">
            <text:p>NEW YORK FRIED CHICKEN &amp; PIZZA</text:p>
          </table:table-cell>
          <table:table-cell table:style-name="ce1" office:value-type="string" calcext:value-type="string">
            <text:p>2837 86Th St, Brooklyn NY 11223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3" calcext:value-type="date">
            <text:p>12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80592" calcext:value-type="float">
            <text:p>40380592</text:p>
          </table:table-cell>
          <table:table-cell table:style-name="ce1" office:value-type="string" calcext:value-type="string">
            <text:p>MONTERO BAR &amp; GRILL</text:p>
          </table:table-cell>
          <table:table-cell table:style-name="ce1" office:value-type="string" calcext:value-type="string">
            <text:p>73 Atlantic Avenue, Brooklyn NY 1120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2" calcext:value-type="date">
            <text:p>12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76290" calcext:value-type="float">
            <text:p>41576290</text:p>
          </table:table-cell>
          <table:table-cell table:style-name="ce1" office:value-type="string" calcext:value-type="string">
            <text:p>PARADISE 2 INTERNATIONAL RESTAURANT AND BAKERY</text:p>
          </table:table-cell>
          <table:table-cell table:style-name="ce1" office:value-type="string" calcext:value-type="string">
            <text:p>488 East <text:s text:c="2"/>98 Street, Brooklyn NY 11212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519" calcext:value-type="float">
            <text:p>50053519</text:p>
          </table:table-cell>
          <table:table-cell table:style-name="ce1" office:value-type="string" calcext:value-type="string">
            <text:p>NO PORK HALAL KITCHEN</text:p>
          </table:table-cell>
          <table:table-cell table:style-name="ce1" office:value-type="string" calcext:value-type="string">
            <text:p>50 4Th Ave, Brooklyn NY 11217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4241" calcext:value-type="float">
            <text:p>50054241</text:p>
          </table:table-cell>
          <table:table-cell table:style-name="ce1" office:value-type="string" calcext:value-type="string">
            <text:p>CHEF'S CLUB X</text:p>
          </table:table-cell>
          <table:table-cell table:style-name="ce1" office:value-type="string" calcext:value-type="string">
            <text:p>63 Flushing Ave, Brooklyn NY 1120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85431" calcext:value-type="float">
            <text:p>41685431</text:p>
          </table:table-cell>
          <table:table-cell table:style-name="ce1" office:value-type="string" calcext:value-type="string">
            <text:p>ZEE BAGELS</text:p>
          </table:table-cell>
          <table:table-cell table:style-name="ce1" office:value-type="string" calcext:value-type="string">
            <text:p>2803 Avenue U, Brooklyn NY 11229</text:p>
          </table:table-cell>
          <table:table-cell table:style-name="ce1" office:value-type="string" calcext:value-type="string">
            <text:p>Bagels/Pretzel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9" calcext:value-type="date">
            <text:p>11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11191" calcext:value-type="float">
            <text:p>41711191</text:p>
          </table:table-cell>
          <table:table-cell table:style-name="ce1" office:value-type="string" calcext:value-type="string">
            <text:p>WONG'S KITCHEN</text:p>
          </table:table-cell>
          <table:table-cell table:style-name="ce1" office:value-type="string" calcext:value-type="string">
            <text:p>1525 Flatbush Avenue, Brooklyn NY 1121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5" calcext:value-type="date">
            <text:p>11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70994" calcext:value-type="float">
            <text:p>40370994</text:p>
          </table:table-cell>
          <table:table-cell table:style-name="ce1" office:value-type="string" calcext:value-type="string">
            <text:p>MAMA LUCIA</text:p>
          </table:table-cell>
          <table:table-cell table:style-name="ce1" office:value-type="string" calcext:value-type="string">
            <text:p>1701 Foster Avenue, Brooklyn NY 11230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3" calcext:value-type="date">
            <text:p>11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8334" calcext:value-type="float">
            <text:p>50008334</text:p>
          </table:table-cell>
          <table:table-cell table:style-name="ce1" office:value-type="string" calcext:value-type="string">
            <text:p>COFFEE RX</text:p>
          </table:table-cell>
          <table:table-cell table:style-name="ce1" office:value-type="string" calcext:value-type="string">
            <text:p>6903 3Rd Ave, Brooklyn NY 11209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2" calcext:value-type="date">
            <text:p>11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0304" calcext:value-type="float">
            <text:p>50040304</text:p>
          </table:table-cell>
          <table:table-cell table:style-name="ce1" office:value-type="string" calcext:value-type="string">
            <text:p>SAZON CIBAENO</text:p>
          </table:table-cell>
          <table:table-cell table:style-name="ce1" office:value-type="string" calcext:value-type="string">
            <text:p>2787 Atlantic Ave, Brooklyn NY 11207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2" calcext:value-type="date">
            <text:p>11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7670" calcext:value-type="float">
            <text:p>50007670</text:p>
          </table:table-cell>
          <table:table-cell table:style-name="ce1" office:value-type="string" calcext:value-type="string">
            <text:p>BLIND BARBER</text:p>
          </table:table-cell>
          <table:table-cell table:style-name="ce1" office:value-type="string" calcext:value-type="string">
            <text:p>524 Lorimer St, Brooklyn NY 1121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1" calcext:value-type="date">
            <text:p>11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0106" calcext:value-type="float">
            <text:p>50040106</text:p>
          </table:table-cell>
          <table:table-cell table:style-name="ce1" office:value-type="string" calcext:value-type="string">
            <text:p>DWEEBS</text:p>
          </table:table-cell>
          <table:table-cell table:style-name="ce1" office:value-type="string" calcext:value-type="string">
            <text:p>1434 Dekalb Ave, Brooklyn NY 11237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8" calcext:value-type="date">
            <text:p>11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4621" calcext:value-type="float">
            <text:p>50044621</text:p>
          </table:table-cell>
          <table:table-cell table:style-name="ce1" office:value-type="string" calcext:value-type="string">
            <text:p>ONE 77</text:p>
          </table:table-cell>
          <table:table-cell table:style-name="ce1" office:value-type="string" calcext:value-type="string">
            <text:p>177 2Nd Ave, Brooklyn NY 1121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8" calcext:value-type="date">
            <text:p>11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893" calcext:value-type="float">
            <text:p>50051893</text:p>
          </table:table-cell>
          <table:table-cell table:style-name="ce1" office:value-type="string" calcext:value-type="string">
            <text:p>AVILA KITCHEN</text:p>
          </table:table-cell>
          <table:table-cell table:style-name="ce1" office:value-type="string" calcext:value-type="string">
            <text:p>685 Manhattan Ave, Brooklyn NY 11222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8" calcext:value-type="date">
            <text:p>11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47076" calcext:value-type="float">
            <text:p>40947076</text:p>
          </table:table-cell>
          <table:table-cell table:style-name="ce1" office:value-type="string" calcext:value-type="string">
            <text:p>MILL BASIN BAGEL CAFE</text:p>
          </table:table-cell>
          <table:table-cell table:style-name="ce1" office:value-type="string" calcext:value-type="string">
            <text:p>6319 Avenue N, Brooklyn NY 11234</text:p>
          </table:table-cell>
          <table:table-cell table:style-name="ce1" office:value-type="string" calcext:value-type="string">
            <text:p>Bagels/Pretzel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65496" calcext:value-type="float">
            <text:p>40965496</text:p>
          </table:table-cell>
          <table:table-cell table:style-name="ce1" office:value-type="string" calcext:value-type="string">
            <text:p>DUNKIN' DONUTS, BASKIN ROBBINS</text:p>
          </table:table-cell>
          <table:table-cell table:style-name="ce1" office:value-type="string" calcext:value-type="string">
            <text:p>18151817 Avenue U, Brooklyn NY 11229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029952" calcext:value-type="float">
            <text:p>41029952</text:p>
          </table:table-cell>
          <table:table-cell table:style-name="ce1" office:value-type="string" calcext:value-type="string">
            <text:p>ONE WAY DELI</text:p>
          </table:table-cell>
          <table:table-cell table:style-name="ce1" office:value-type="string" calcext:value-type="string">
            <text:p>26 Court Street, Brooklyn NY 11242</text:p>
          </table:table-cell>
          <table:table-cell table:style-name="ce1" office:value-type="string" calcext:value-type="string">
            <text:p>Delicatesse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02179" calcext:value-type="float">
            <text:p>41702179</text:p>
          </table:table-cell>
          <table:table-cell table:style-name="ce1" office:value-type="string" calcext:value-type="string">
            <text:p>EL NUEVO BARZOLA RESTAURANT</text:p>
          </table:table-cell>
          <table:table-cell table:style-name="ce1" office:value-type="string" calcext:value-type="string">
            <text:p>3386 Atlantic Avenue, Brooklyn NY 11208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0715" calcext:value-type="float">
            <text:p>50000715</text:p>
          </table:table-cell>
          <table:table-cell table:style-name="ce1" office:value-type="string" calcext:value-type="string">
            <text:p>JR. BELLA'S</text:p>
          </table:table-cell>
          <table:table-cell table:style-name="ce1" office:value-type="string" calcext:value-type="string">
            <text:p>760 Coney Island Avenue, Brooklyn NY 11218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2658" calcext:value-type="float">
            <text:p>50012658</text:p>
          </table:table-cell>
          <table:table-cell table:style-name="ce1" office:value-type="string" calcext:value-type="string">
            <text:p>STEAK &amp; SIZZLE</text:p>
          </table:table-cell>
          <table:table-cell table:style-name="ce1" office:value-type="string" calcext:value-type="string">
            <text:p>4011 13Th Ave, Brooklyn NY 11218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7455" calcext:value-type="float">
            <text:p>50037455</text:p>
          </table:table-cell>
          <table:table-cell table:style-name="ce1" office:value-type="string" calcext:value-type="string">
            <text:p>DAIRY QUEEN GRILL &amp; CHILL</text:p>
          </table:table-cell>
          <table:table-cell table:style-name="ce1" office:value-type="string" calcext:value-type="string">
            <text:p>27 Graham Ave, Brooklyn NY 11206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86961" calcext:value-type="float">
            <text:p>41486961</text:p>
          </table:table-cell>
          <table:table-cell table:style-name="ce1" office:value-type="string" calcext:value-type="string">
            <text:p>PINK LOTUS GOURMET</text:p>
          </table:table-cell>
          <table:table-cell table:style-name="ce1" office:value-type="string" calcext:value-type="string">
            <text:p>229 5 Avenue, Brooklyn NY 11215</text:p>
          </table:table-cell>
          <table:table-cell table:style-name="ce1" office:value-type="string" calcext:value-type="string">
            <text:p>Vietnamese/Cambodian/Malaysi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38952" calcext:value-type="float">
            <text:p>41538952</text:p>
          </table:table-cell>
          <table:table-cell table:style-name="ce1" office:value-type="string" calcext:value-type="string">
            <text:p>PAULINE AND SHARON'S</text:p>
          </table:table-cell>
          <table:table-cell table:style-name="ce1" office:value-type="string" calcext:value-type="string">
            <text:p>597 4 Avenue, Brooklyn NY 11215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83046" calcext:value-type="float">
            <text:p>41583046</text:p>
          </table:table-cell>
          <table:table-cell table:style-name="ce1" office:value-type="string" calcext:value-type="string">
            <text:p>RUCOLA</text:p>
          </table:table-cell>
          <table:table-cell table:style-name="ce1" office:value-type="string" calcext:value-type="string">
            <text:p>190 Dean Street, Brooklyn NY 11217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537963" calcext:value-type="float">
            <text:p>40537963</text:p>
          </table:table-cell>
          <table:table-cell table:style-name="ce1" office:value-type="string" calcext:value-type="string">
            <text:p>NEW RUAN'S RESTAURANT</text:p>
          </table:table-cell>
          <table:table-cell table:style-name="ce1" office:value-type="string" calcext:value-type="string">
            <text:p>1955 86 Street, Brooklyn NY 1121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10646" calcext:value-type="float">
            <text:p>41710646</text:p>
          </table:table-cell>
          <table:table-cell table:style-name="ce1" office:value-type="string" calcext:value-type="string">
            <text:p>WINDY CITY ALE HOUSE</text:p>
          </table:table-cell>
          <table:table-cell table:style-name="ce1" office:value-type="string" calcext:value-type="string">
            <text:p>7915 3 Avenue, Brooklyn NY 1120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8524" calcext:value-type="float">
            <text:p>50038524</text:p>
          </table:table-cell>
          <table:table-cell table:style-name="ce1" office:value-type="string" calcext:value-type="string">
            <text:p>TOAD STYLE</text:p>
          </table:table-cell>
          <table:table-cell table:style-name="ce1" office:value-type="string" calcext:value-type="string">
            <text:p>93 Ralph Ave, Brooklyn NY 11221</text:p>
          </table:table-cell>
          <table:table-cell table:style-name="ce1" office:value-type="string" calcext:value-type="string">
            <text:p>Vegetari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283" calcext:value-type="float">
            <text:p>50053283</text:p>
          </table:table-cell>
          <table:table-cell table:style-name="ce1" office:value-type="string" calcext:value-type="string">
            <text:p>CHIMI MUNDO ON WHEELS</text:p>
          </table:table-cell>
          <table:table-cell table:style-name="ce1" office:value-type="string" calcext:value-type="string">
            <text:p>664 Knickerbocker Ave, Brooklyn NY 11221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0" calcext:value-type="date">
            <text:p>11/1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29499" calcext:value-type="float">
            <text:p>41329499</text:p>
          </table:table-cell>
          <table:table-cell table:style-name="ce1" office:value-type="string" calcext:value-type="string">
            <text:p>PEACHES</text:p>
          </table:table-cell>
          <table:table-cell table:style-name="ce1" office:value-type="string" calcext:value-type="string">
            <text:p>393-403 Lewis Avenue, Brooklyn NY 11233</text:p>
          </table:table-cell>
          <table:table-cell table:style-name="ce1" office:value-type="string" calcext:value-type="string">
            <text:p>Soul Food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9" calcext:value-type="date">
            <text:p>11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99601" calcext:value-type="float">
            <text:p>41399601</text:p>
          </table:table-cell>
          <table:table-cell table:style-name="ce1" office:value-type="string" calcext:value-type="string">
            <text:p>CHEUNG LEE</text:p>
          </table:table-cell>
          <table:table-cell table:style-name="ce1" office:value-type="string" calcext:value-type="string">
            <text:p>108 Kingston Avenue, Brooklyn NY 11213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9" calcext:value-type="date">
            <text:p>11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21393" calcext:value-type="float">
            <text:p>41721393</text:p>
          </table:table-cell>
          <table:table-cell table:style-name="ce1" office:value-type="string" calcext:value-type="string">
            <text:p>DUNKIN' DONUTS</text:p>
          </table:table-cell>
          <table:table-cell table:style-name="ce1" office:value-type="string" calcext:value-type="string">
            <text:p>1014 Flatbush Avenue, Brooklyn NY 11226</text:p>
          </table:table-cell>
          <table:table-cell table:style-name="ce1" office:value-type="string" calcext:value-type="string">
            <text:p>Donut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9" calcext:value-type="date">
            <text:p>11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7429" calcext:value-type="float">
            <text:p>50037429</text:p>
          </table:table-cell>
          <table:table-cell table:style-name="ce1" office:value-type="string" calcext:value-type="string">
            <text:p>LUNCH BOX CAFE BROOKLYN</text:p>
          </table:table-cell>
          <table:table-cell table:style-name="ce1" office:value-type="string" calcext:value-type="string">
            <text:p>120 Norman Ave, Brooklyn NY 11222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9" calcext:value-type="date">
            <text:p>11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10474" calcext:value-type="float">
            <text:p>41710474</text:p>
          </table:table-cell>
          <table:table-cell table:style-name="ce1" office:value-type="string" calcext:value-type="string">
            <text:p>BP SUB EXPRESS</text:p>
          </table:table-cell>
          <table:table-cell table:style-name="ce1" office:value-type="string" calcext:value-type="string">
            <text:p>5217 13 Avenue, Brooklyn NY 11219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7" calcext:value-type="date">
            <text:p>11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6849" calcext:value-type="float">
            <text:p>50036849</text:p>
          </table:table-cell>
          <table:table-cell table:style-name="ce1" office:value-type="string" calcext:value-type="string">
            <text:p>ENERGY FUEL</text:p>
          </table:table-cell>
          <table:table-cell table:style-name="ce1" office:value-type="string" calcext:value-type="string">
            <text:p>9522 4Th Ave, Brooklyn NY 11209</text:p>
          </table:table-cell>
          <table:table-cell table:style-name="ce1" office:value-type="string" calcext:value-type="string">
            <text:p>Sandwiche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7" calcext:value-type="date">
            <text:p>11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9197" calcext:value-type="float">
            <text:p>50039197</text:p>
          </table:table-cell>
          <table:table-cell table:style-name="ce1" office:value-type="string" calcext:value-type="string">
            <text:p>FUEL JUICE BAR</text:p>
          </table:table-cell>
          <table:table-cell table:style-name="ce1" office:value-type="string" calcext:value-type="string">
            <text:p>1183 Fulton St, Brooklyn NY 11216</text:p>
          </table:table-cell>
          <table:table-cell table:style-name="ce1" office:value-type="string" calcext:value-type="string">
            <text:p>Juice, Smoothies, Fruit Salad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4" calcext:value-type="date">
            <text:p>11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1455" calcext:value-type="float">
            <text:p>50041455</text:p>
          </table:table-cell>
          <table:table-cell table:style-name="ce1" office:value-type="string" calcext:value-type="string">
            <text:p>DUNKIN' DONUTS</text:p>
          </table:table-cell>
          <table:table-cell table:style-name="ce1" office:value-type="string" calcext:value-type="string">
            <text:p>322 Livingston St, Brooklyn NY 11217</text:p>
          </table:table-cell>
          <table:table-cell table:style-name="ce1" office:value-type="string" calcext:value-type="string">
            <text:p>Donut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4" calcext:value-type="date">
            <text:p>11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80672" calcext:value-type="float">
            <text:p>41380672</text:p>
          </table:table-cell>
          <table:table-cell table:style-name="ce1" office:value-type="string" calcext:value-type="string">
            <text:p>DON BURRITO RESTAURANT</text:p>
          </table:table-cell>
          <table:table-cell table:style-name="ce1" office:value-type="string" calcext:value-type="string">
            <text:p>5 Newkirk Plaza, Brooklyn NY 11226</text:p>
          </table:table-cell>
          <table:table-cell table:style-name="ce1" office:value-type="string" calcext:value-type="string">
            <text:p>Tex-Mex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3" calcext:value-type="date">
            <text:p>11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17466" calcext:value-type="float">
            <text:p>41717466</text:p>
          </table:table-cell>
          <table:table-cell table:style-name="ce1" office:value-type="string" calcext:value-type="string">
            <text:p>SHUN FENG RESTAURANT</text:p>
          </table:table-cell>
          <table:table-cell table:style-name="ce1" office:value-type="string" calcext:value-type="string">
            <text:p>524 New Lots Avenue, Brooklyn NY 11207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3" calcext:value-type="date">
            <text:p>11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4615" calcext:value-type="float">
            <text:p>50054615</text:p>
          </table:table-cell>
          <table:table-cell table:style-name="ce1" office:value-type="string" calcext:value-type="string">
            <text:p>COBBLESTONE CATERING and FINE FOODS</text:p>
          </table:table-cell>
          <table:table-cell table:style-name="ce1" office:value-type="string" calcext:value-type="string">
            <text:p>220 Atlantic Ave, Brooklyn NY 1120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3" calcext:value-type="date">
            <text:p>11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65546" calcext:value-type="float">
            <text:p>40365546</text:p>
          </table:table-cell>
          <table:table-cell table:style-name="ce1" office:value-type="string" calcext:value-type="string">
            <text:p>REBEN LUNCHEONETTE</text:p>
          </table:table-cell>
          <table:table-cell table:style-name="ce1" office:value-type="string" calcext:value-type="string">
            <text:p>229 Havemeyer Street, Brooklyn NY 1121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53101" calcext:value-type="float">
            <text:p>41653101</text:p>
          </table:table-cell>
          <table:table-cell table:style-name="ce1" office:value-type="string" calcext:value-type="string">
            <text:p>MI PEQUENO RANCHITO</text:p>
          </table:table-cell>
          <table:table-cell table:style-name="ce1" office:value-type="string" calcext:value-type="string">
            <text:p>4614 New Utrecht Avenue, Brooklyn NY 11219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7760" calcext:value-type="float">
            <text:p>50017760</text:p>
          </table:table-cell>
          <table:table-cell table:style-name="ce1" office:value-type="string" calcext:value-type="string">
            <text:p>PETER PAN DONUTS AND PASTRIES</text:p>
          </table:table-cell>
          <table:table-cell table:style-name="ce1" office:value-type="string" calcext:value-type="string">
            <text:p>727 Manhattan Ave, Brooklyn NY 11222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456" calcext:value-type="float">
            <text:p>50051456</text:p>
          </table:table-cell>
          <table:table-cell table:style-name="ce1" office:value-type="string" calcext:value-type="string">
            <text:p>PARADISE RESTAURANT</text:p>
          </table:table-cell>
          <table:table-cell table:style-name="ce1" office:value-type="string" calcext:value-type="string">
            <text:p>4904 Fort Hamilton Pkwy, Brooklyn NY 11219</text:p>
          </table:table-cell>
          <table:table-cell table:style-name="ce1" office:value-type="string" calcext:value-type="string">
            <text:p>Indi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660" calcext:value-type="float">
            <text:p>50051660</text:p>
          </table:table-cell>
          <table:table-cell table:style-name="ce1" office:value-type="string" calcext:value-type="string">
            <text:p>THE END</text:p>
          </table:table-cell>
          <table:table-cell table:style-name="ce1" office:value-type="string" calcext:value-type="string">
            <text:p>522 Metropolitan Ave, Brooklyn NY 11211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590237" calcext:value-type="float">
            <text:p>40590237</text:p>
          </table:table-cell>
          <table:table-cell table:style-name="ce1" office:value-type="string" calcext:value-type="string">
            <text:p>CRANBERRY'S</text:p>
          </table:table-cell>
          <table:table-cell table:style-name="ce1" office:value-type="string" calcext:value-type="string">
            <text:p>48 Henry Street, Brooklyn NY 1120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87122" calcext:value-type="float">
            <text:p>41387122</text:p>
          </table:table-cell>
          <table:table-cell table:style-name="ce1" office:value-type="string" calcext:value-type="string">
            <text:p>CHU'S GOURMET</text:p>
          </table:table-cell>
          <table:table-cell table:style-name="ce1" office:value-type="string" calcext:value-type="string">
            <text:p>82 Livingston Street, Brooklyn NY 11201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546676" calcext:value-type="float">
            <text:p>40546676</text:p>
          </table:table-cell>
          <table:table-cell table:style-name="ce1" office:value-type="string" calcext:value-type="string">
            <text:p>METROPOLITAN FOOD CAFE OF BROOKLYN COLLEGE</text:p>
          </table:table-cell>
          <table:table-cell table:style-name="ce1" office:value-type="string" calcext:value-type="string">
            <text:p>2900 Bedford Avenue, Brooklyn NY 11210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31" calcext:value-type="date">
            <text:p>10/3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5213" calcext:value-type="float">
            <text:p>50055213</text:p>
          </table:table-cell>
          <table:table-cell table:style-name="ce1" office:value-type="string" calcext:value-type="string">
            <text:p>CHINA CITY</text:p>
          </table:table-cell>
          <table:table-cell table:style-name="ce1" office:value-type="string" calcext:value-type="string">
            <text:p>790 Saratoga Ave, Brooklyn NY 11212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31" calcext:value-type="date">
            <text:p>10/3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86182" calcext:value-type="float">
            <text:p>41486182</text:p>
          </table:table-cell>
          <table:table-cell table:style-name="ce1" office:value-type="string" calcext:value-type="string">
            <text:p>TAKE AWAY &amp; CAFE</text:p>
          </table:table-cell>
          <table:table-cell table:style-name="ce1" office:value-type="string" calcext:value-type="string">
            <text:p>7006 3 Avenue, Brooklyn NY 1120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578" calcext:value-type="float">
            <text:p>50051578</text:p>
          </table:table-cell>
          <table:table-cell table:style-name="ce1" office:value-type="string" calcext:value-type="string">
            <text:p>CREATIVE CREPE &amp; COFFEE</text:p>
          </table:table-cell>
          <table:table-cell table:style-name="ce1" office:value-type="string" calcext:value-type="string">
            <text:p>892 Wyckoff Ave, Brooklyn NY 1123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010361" calcext:value-type="float">
            <text:p>41010361</text:p>
          </table:table-cell>
          <table:table-cell table:style-name="ce1" office:value-type="string" calcext:value-type="string">
            <text:p>MARLOW AND SONS</text:p>
          </table:table-cell>
          <table:table-cell table:style-name="ce1" office:value-type="string" calcext:value-type="string">
            <text:p>81 Broadway, Brooklyn NY 1124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44828" calcext:value-type="float">
            <text:p>41344828</text:p>
          </table:table-cell>
          <table:table-cell table:style-name="ce1" office:value-type="string" calcext:value-type="string">
            <text:p>EAST MARKET DINER</text:p>
          </table:table-cell>
          <table:table-cell table:style-name="ce1" office:value-type="string" calcext:value-type="string">
            <text:p>2592 Atlantic Avenue, Brooklyn NY 1120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49353" calcext:value-type="float">
            <text:p>41649353</text:p>
          </table:table-cell>
          <table:table-cell table:style-name="ce1" office:value-type="string" calcext:value-type="string">
            <text:p>VIVIR EN ABUNDANCIA</text:p>
          </table:table-cell>
          <table:table-cell table:style-name="ce1" office:value-type="string" calcext:value-type="string">
            <text:p>132 Wilson Avenue, Brooklyn NY 11237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97121" calcext:value-type="float">
            <text:p>41697121</text:p>
          </table:table-cell>
          <table:table-cell table:style-name="ce1" office:value-type="string" calcext:value-type="string">
            <text:p>THE OWL JUICE PUB</text:p>
          </table:table-cell>
          <table:table-cell table:style-name="ce1" office:value-type="string" calcext:value-type="string">
            <text:p>48 Wyckoff Avenue, Brooklyn NY 11237</text:p>
          </table:table-cell>
          <table:table-cell table:style-name="ce1" office:value-type="string" calcext:value-type="string">
            <text:p>Juice, Smoothies, Fruit Salad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9320" calcext:value-type="float">
            <text:p>50049320</text:p>
          </table:table-cell>
          <table:table-cell table:style-name="ce1" office:value-type="string" calcext:value-type="string">
            <text:p>ICHIRAN NY</text:p>
          </table:table-cell>
          <table:table-cell table:style-name="ce1" office:value-type="string" calcext:value-type="string">
            <text:p>374/376 Johnson Ave, Brooklyn NY 11206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189" calcext:value-type="float">
            <text:p>50051189</text:p>
          </table:table-cell>
          <table:table-cell table:style-name="ce1" office:value-type="string" calcext:value-type="string">
            <text:p>GOLDEN CHINA</text:p>
          </table:table-cell>
          <table:table-cell table:style-name="ce1" office:value-type="string" calcext:value-type="string">
            <text:p>1013 Sutter Ave, Brooklyn NY 11208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75972" calcext:value-type="float">
            <text:p>40375972</text:p>
          </table:table-cell>
          <table:table-cell table:style-name="ce1" office:value-type="string" calcext:value-type="string">
            <text:p>VEGAS DINER</text:p>
          </table:table-cell>
          <table:table-cell table:style-name="ce1" office:value-type="string" calcext:value-type="string">
            <text:p>1619 86 Street, Brooklyn NY 11214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872794" calcext:value-type="float">
            <text:p>40872794</text:p>
          </table:table-cell>
          <table:table-cell table:style-name="ce1" office:value-type="string" calcext:value-type="string">
            <text:p>DA FRANCESCO</text:p>
          </table:table-cell>
          <table:table-cell table:style-name="ce1" office:value-type="string" calcext:value-type="string">
            <text:p>442 Graham Avenue, Brooklyn NY 11211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47870" calcext:value-type="float">
            <text:p>41647870</text:p>
          </table:table-cell>
          <table:table-cell table:style-name="ce1" office:value-type="string" calcext:value-type="string">
            <text:p>POST NO BILLS</text:p>
          </table:table-cell>
          <table:table-cell table:style-name="ce1" office:value-type="string" calcext:value-type="string">
            <text:p>253 Bushwick Avenue, Brooklyn NY 11206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5122" calcext:value-type="float">
            <text:p>50005122</text:p>
          </table:table-cell>
          <table:table-cell table:style-name="ce1" office:value-type="string" calcext:value-type="string">
            <text:p>KONDITORI</text:p>
          </table:table-cell>
          <table:table-cell table:style-name="ce1" office:value-type="string" calcext:value-type="string">
            <text:p>687 Manhattan Ave, Brooklyn NY 11222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12571" calcext:value-type="float">
            <text:p>41612571</text:p>
          </table:table-cell>
          <table:table-cell table:style-name="ce1" office:value-type="string" calcext:value-type="string">
            <text:p>SUBWAY</text:p>
          </table:table-cell>
          <table:table-cell table:style-name="ce1" office:value-type="string" calcext:value-type="string">
            <text:p>117 Montague Street, Brooklyn NY 1120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1270" calcext:value-type="float">
            <text:p>50001270</text:p>
          </table:table-cell>
          <table:table-cell table:style-name="ce1" office:value-type="string" calcext:value-type="string">
            <text:p>GOLDEN KRUST CARIBBEAN BAKERY &amp; GRILL</text:p>
          </table:table-cell>
          <table:table-cell table:style-name="ce1" office:value-type="string" calcext:value-type="string">
            <text:p>1706 Atlantic Ave, Brooklyn NY 11213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5108" calcext:value-type="float">
            <text:p>50045108</text:p>
          </table:table-cell>
          <table:table-cell table:style-name="ce1" office:value-type="string" calcext:value-type="string">
            <text:p>TASTE OF HEAVEN</text:p>
          </table:table-cell>
          <table:table-cell table:style-name="ce1" office:value-type="string" calcext:value-type="string">
            <text:p>251 Jackson St, Brooklyn NY 11211</text:p>
          </table:table-cell>
          <table:table-cell table:style-name="ce1" office:value-type="string" calcext:value-type="string">
            <text:p>Soul Food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608" calcext:value-type="float">
            <text:p>50053608</text:p>
          </table:table-cell>
          <table:table-cell table:style-name="ce1" office:value-type="string" calcext:value-type="string">
            <text:p>CHINA WOK</text:p>
          </table:table-cell>
          <table:table-cell table:style-name="ce1" office:value-type="string" calcext:value-type="string">
            <text:p>888 5Th Ave, Brooklyn NY 11232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14085" calcext:value-type="float">
            <text:p>41714085</text:p>
          </table:table-cell>
          <table:table-cell table:style-name="ce1" office:value-type="string" calcext:value-type="string">
            <text:p>TROPIC JUICE BAR &amp; GRILL</text:p>
          </table:table-cell>
          <table:table-cell table:style-name="ce1" office:value-type="string" calcext:value-type="string">
            <text:p>205 Court Street, Brooklyn NY 11201</text:p>
          </table:table-cell>
          <table:table-cell table:style-name="ce1" office:value-type="string" calcext:value-type="string">
            <text:p>Juice, Smoothies, Fruit Salad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1" calcext:value-type="date">
            <text:p>10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581387" calcext:value-type="float">
            <text:p>40581387</text:p>
          </table:table-cell>
          <table:table-cell table:style-name="ce1" office:value-type="string" calcext:value-type="string">
            <text:p>STARBUCKS</text:p>
          </table:table-cell>
          <table:table-cell table:style-name="ce1" office:value-type="string" calcext:value-type="string">
            <text:p>50 Court Street, Brooklyn NY 11201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69247" calcext:value-type="float">
            <text:p>41469247</text:p>
          </table:table-cell>
          <table:table-cell table:style-name="ce1" office:value-type="string" calcext:value-type="string">
            <text:p>PENNY HOUSE CAFE</text:p>
          </table:table-cell>
          <table:table-cell table:style-name="ce1" office:value-type="string" calcext:value-type="string">
            <text:p>732 Washington Avenue, Brooklyn NY 11238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5075" calcext:value-type="float">
            <text:p>50015075</text:p>
          </table:table-cell>
          <table:table-cell table:style-name="ce1" office:value-type="string" calcext:value-type="string">
            <text:p>NEW YORK FRIED CHICKEN</text:p>
          </table:table-cell>
          <table:table-cell table:style-name="ce1" office:value-type="string" calcext:value-type="string">
            <text:p>102 Saratoga Ave, Brooklyn NY 11233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037" calcext:value-type="float">
            <text:p>50046037</text:p>
          </table:table-cell>
          <table:table-cell table:style-name="ce1" office:value-type="string" calcext:value-type="string">
            <text:p>MOON &amp; FLOWER HOUSE</text:p>
          </table:table-cell>
          <table:table-cell table:style-name="ce1" office:value-type="string" calcext:value-type="string">
            <text:p>1311 Avenue U, Brooklyn NY 11229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663" calcext:value-type="float">
            <text:p>50053663</text:p>
          </table:table-cell>
          <table:table-cell table:style-name="ce1" office:value-type="string" calcext:value-type="string">
            <text:p>CHUNGKING RESTAURANT</text:p>
          </table:table-cell>
          <table:table-cell table:style-name="ce1" office:value-type="string" calcext:value-type="string">
            <text:p>6218 18Th Ave, Brooklyn NY 1120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63920" calcext:value-type="float">
            <text:p>40363920</text:p>
          </table:table-cell>
          <table:table-cell table:style-name="ce1" office:value-type="string" calcext:value-type="string">
            <text:p>NEW GOLDEN BILLION</text:p>
          </table:table-cell>
          <table:table-cell table:style-name="ce1" office:value-type="string" calcext:value-type="string">
            <text:p>976 Rutland Road, Brooklyn NY 11212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9" calcext:value-type="date">
            <text:p>10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87129" calcext:value-type="float">
            <text:p>41387129</text:p>
          </table:table-cell>
          <table:table-cell table:style-name="ce1" office:value-type="string" calcext:value-type="string">
            <text:p>B'KLYN'S PIZZA JOINT</text:p>
          </table:table-cell>
          <table:table-cell table:style-name="ce1" office:value-type="string" calcext:value-type="string">
            <text:p>1406 86 Street, Brooklyn NY 11228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9" calcext:value-type="date">
            <text:p>10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4661" calcext:value-type="float">
            <text:p>50054661</text:p>
          </table:table-cell>
          <table:table-cell table:style-name="ce1" office:value-type="string" calcext:value-type="string">
            <text:p>CINCO DE MAYO RESTAURANT</text:p>
          </table:table-cell>
          <table:table-cell table:style-name="ce1" office:value-type="string" calcext:value-type="string">
            <text:p>1202 Cortelyou Rd, Brooklyn NY 11218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876618" calcext:value-type="float">
            <text:p>40876618</text:p>
          </table:table-cell>
          <table:table-cell table:style-name="ce1" office:value-type="string" calcext:value-type="string">
            <text:p>BIJAN'S</text:p>
          </table:table-cell>
          <table:table-cell table:style-name="ce1" office:value-type="string" calcext:value-type="string">
            <text:p>7981 Hoyt Street, Brooklyn NY 1120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7" calcext:value-type="date">
            <text:p>10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77231" calcext:value-type="float">
            <text:p>41477231</text:p>
          </table:table-cell>
          <table:table-cell table:style-name="ce1" office:value-type="string" calcext:value-type="string">
            <text:p>DINO</text:p>
          </table:table-cell>
          <table:table-cell table:style-name="ce1" office:value-type="string" calcext:value-type="string">
            <text:p>222 Dekalb Avenue, Brooklyn NY 11205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7" calcext:value-type="date">
            <text:p>10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00297" calcext:value-type="float">
            <text:p>41700297</text:p>
          </table:table-cell>
          <table:table-cell table:style-name="ce1" office:value-type="string" calcext:value-type="string">
            <text:p>JULIANA'S PIZZA</text:p>
          </table:table-cell>
          <table:table-cell table:style-name="ce1" office:value-type="string" calcext:value-type="string">
            <text:p>19 Old Fulton Street, Brooklyn NY 11201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7" calcext:value-type="date">
            <text:p>10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2606" calcext:value-type="float">
            <text:p>50012606</text:p>
          </table:table-cell>
          <table:table-cell table:style-name="ce1" office:value-type="string" calcext:value-type="string">
            <text:p>18 STARS KITCHEN</text:p>
          </table:table-cell>
          <table:table-cell table:style-name="ce1" office:value-type="string" calcext:value-type="string">
            <text:p>8515 18Th Ave, Brooklyn NY 1121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7" calcext:value-type="date">
            <text:p>10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298" calcext:value-type="float">
            <text:p>50051298</text:p>
          </table:table-cell>
          <table:table-cell table:style-name="ce1" office:value-type="string" calcext:value-type="string">
            <text:p>LEGENDS BAR</text:p>
          </table:table-cell>
          <table:table-cell table:style-name="ce1" office:value-type="string" calcext:value-type="string">
            <text:p>2128 Flatbush Ave, Brooklyn NY 11234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7" calcext:value-type="date">
            <text:p>10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76437" calcext:value-type="float">
            <text:p>41676437</text:p>
          </table:table-cell>
          <table:table-cell table:style-name="ce1" office:value-type="string" calcext:value-type="string">
            <text:p>DUNKIN' DONUTS</text:p>
          </table:table-cell>
          <table:table-cell table:style-name="ce1" office:value-type="string" calcext:value-type="string">
            <text:p>2168 86 Street, Brooklyn NY 11214</text:p>
          </table:table-cell>
          <table:table-cell table:style-name="ce1" office:value-type="string" calcext:value-type="string">
            <text:p>Donut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3" calcext:value-type="date">
            <text:p>10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580211" calcext:value-type="float">
            <text:p>40580211</text:p>
          </table:table-cell>
          <table:table-cell table:style-name="ce1" office:value-type="string" calcext:value-type="string">
            <text:p>ANNA'S CAFE</text:p>
          </table:table-cell>
          <table:table-cell table:style-name="ce1" office:value-type="string" calcext:value-type="string">
            <text:p>2925 Avenue I, Brooklyn NY 11210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07447" calcext:value-type="float">
            <text:p>41107447</text:p>
          </table:table-cell>
          <table:table-cell table:style-name="ce1" office:value-type="string" calcext:value-type="string">
            <text:p>DUNKIN' DONUTS, BASKIN ROBBINS</text:p>
          </table:table-cell>
          <table:table-cell table:style-name="ce1" office:value-type="string" calcext:value-type="string">
            <text:p>448 5 Avenue, Brooklyn NY 11215</text:p>
          </table:table-cell>
          <table:table-cell table:style-name="ce1" office:value-type="string" calcext:value-type="string">
            <text:p>Donut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0291" calcext:value-type="float">
            <text:p>50050291</text:p>
          </table:table-cell>
          <table:table-cell table:style-name="ce1" office:value-type="string" calcext:value-type="string">
            <text:p>BLAK IRIS</text:p>
          </table:table-cell>
          <table:table-cell table:style-name="ce1" office:value-type="string" calcext:value-type="string">
            <text:p>293 Greene Ave, Brooklyn NY 11238</text:p>
          </table:table-cell>
          <table:table-cell table:style-name="ce1" office:value-type="string" calcext:value-type="string">
            <text:p>Mediterrane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5559" calcext:value-type="float">
            <text:p>50055559</text:p>
          </table:table-cell>
          <table:table-cell table:style-name="ce1" office:value-type="string" calcext:value-type="string">
            <text:p>JUICES FOR LIFE BK</text:p>
          </table:table-cell>
          <table:table-cell table:style-name="ce1" office:value-type="string" calcext:value-type="string">
            <text:p>277 Malcolm X Blvd, Brooklyn NY 11233</text:p>
          </table:table-cell>
          <table:table-cell table:style-name="ce1" office:value-type="string" calcext:value-type="string">
            <text:p>Juice, Smoothies, Fruit Salad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44072" calcext:value-type="float">
            <text:p>40944072</text:p>
          </table:table-cell>
          <table:table-cell table:style-name="ce1" office:value-type="string" calcext:value-type="string">
            <text:p>SUPERFINE</text:p>
          </table:table-cell>
          <table:table-cell table:style-name="ce1" office:value-type="string" calcext:value-type="string">
            <text:p>126 Front Street, Brooklyn NY 1120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98933" calcext:value-type="float">
            <text:p>41598933</text:p>
          </table:table-cell>
          <table:table-cell table:style-name="ce1" office:value-type="string" calcext:value-type="string">
            <text:p>THE RED LANTERN</text:p>
          </table:table-cell>
          <table:table-cell table:style-name="ce1" office:value-type="string" calcext:value-type="string">
            <text:p>345 Myrtle Avenue, Brooklyn NY 1120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97551" calcext:value-type="float">
            <text:p>41697551</text:p>
          </table:table-cell>
          <table:table-cell table:style-name="ce1" office:value-type="string" calcext:value-type="string">
            <text:p>WONDERFUL ASIA RESTAURANT</text:p>
          </table:table-cell>
          <table:table-cell table:style-name="ce1" office:value-type="string" calcext:value-type="string">
            <text:p>352 Tomkins Ave, Brooklyn NY 11216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8" calcext:value-type="date">
            <text:p>10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7859" calcext:value-type="float">
            <text:p>50007859</text:p>
          </table:table-cell>
          <table:table-cell table:style-name="ce1" office:value-type="string" calcext:value-type="string">
            <text:p>MEME'S HEALTHY NIBBLES</text:p>
          </table:table-cell>
          <table:table-cell table:style-name="ce1" office:value-type="string" calcext:value-type="string">
            <text:p>707 Nostrand Ave, Brooklyn NY 11216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8" calcext:value-type="date">
            <text:p>10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41674" calcext:value-type="float">
            <text:p>41541674</text:p>
          </table:table-cell>
          <table:table-cell table:style-name="ce1" office:value-type="string" calcext:value-type="string">
            <text:p>IHOP</text:p>
          </table:table-cell>
          <table:table-cell table:style-name="ce1" office:value-type="string" calcext:value-type="string">
            <text:p>11000 Flatlands Avenue, Brooklyn NY 1120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7" calcext:value-type="date">
            <text:p>10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86667" calcext:value-type="float">
            <text:p>41686667</text:p>
          </table:table-cell>
          <table:table-cell table:style-name="ce1" office:value-type="string" calcext:value-type="string">
            <text:p>OMG PIZZA</text:p>
          </table:table-cell>
          <table:table-cell table:style-name="ce1" office:value-type="string" calcext:value-type="string">
            <text:p>1307 Myrtle Avenue, Brooklyn NY 11221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7" calcext:value-type="date">
            <text:p>10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92608" calcext:value-type="float">
            <text:p>41692608</text:p>
          </table:table-cell>
          <table:table-cell table:style-name="ce1" office:value-type="string" calcext:value-type="string">
            <text:p>SWEET CHICK</text:p>
          </table:table-cell>
          <table:table-cell table:style-name="ce1" office:value-type="string" calcext:value-type="string">
            <text:p>164 Bedford Avenue, Brooklyn NY 1124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6" calcext:value-type="date">
            <text:p>10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3927" calcext:value-type="float">
            <text:p>50003927</text:p>
          </table:table-cell>
          <table:table-cell table:style-name="ce1" office:value-type="string" calcext:value-type="string">
            <text:p>METRO CAFETERIA &amp; RESTAURANT</text:p>
          </table:table-cell>
          <table:table-cell table:style-name="ce1" office:value-type="string" calcext:value-type="string">
            <text:p>566 Hamilton Ave, Brooklyn NY 11232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5" calcext:value-type="date">
            <text:p>10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435" calcext:value-type="float">
            <text:p>50051435</text:p>
          </table:table-cell>
          <table:table-cell table:style-name="ce1" office:value-type="string" calcext:value-type="string">
            <text:p>THE LANDING</text:p>
          </table:table-cell>
          <table:table-cell table:style-name="ce1" office:value-type="string" calcext:value-type="string">
            <text:p>220 36Th St, Brooklyn NY 11232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5" calcext:value-type="date">
            <text:p>10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763376" calcext:value-type="float">
            <text:p>40763376</text:p>
          </table:table-cell>
          <table:table-cell table:style-name="ce1" office:value-type="string" calcext:value-type="string">
            <text:p>GOLDEN KRUST CARIBBEAN BAKERY &amp; GRILL</text:p>
          </table:table-cell>
          <table:table-cell table:style-name="ce1" office:value-type="string" calcext:value-type="string">
            <text:p>918B Fulton Street, Brooklyn NY 11238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45068" calcext:value-type="float">
            <text:p>41345068</text:p>
          </table:table-cell>
          <table:table-cell table:style-name="ce1" office:value-type="string" calcext:value-type="string">
            <text:p>MIRRORS ON GRAND</text:p>
          </table:table-cell>
          <table:table-cell table:style-name="ce1" office:value-type="string" calcext:value-type="string">
            <text:p>284 Grand Avenue, Brooklyn NY 1123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94717" calcext:value-type="float">
            <text:p>41594717</text:p>
          </table:table-cell>
          <table:table-cell table:style-name="ce1" office:value-type="string" calcext:value-type="string">
            <text:p>AUNTIE ANNE'S PRETZELS</text:p>
          </table:table-cell>
          <table:table-cell table:style-name="ce1" office:value-type="string" calcext:value-type="string">
            <text:p>625 Atlantic Avenue, Brooklyn NY 11217</text:p>
          </table:table-cell>
          <table:table-cell table:style-name="ce1" office:value-type="string" calcext:value-type="string">
            <text:p>Nuts/Confectionary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74092" calcext:value-type="float">
            <text:p>41674092</text:p>
          </table:table-cell>
          <table:table-cell table:style-name="ce1" office:value-type="string" calcext:value-type="string">
            <text:p>PUDGE KNUCKLES</text:p>
          </table:table-cell>
          <table:table-cell table:style-name="ce1" office:value-type="string" calcext:value-type="string">
            <text:p>184 Kent Avenue, Brooklyn NY 11249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7219" calcext:value-type="float">
            <text:p>50007219</text:p>
          </table:table-cell>
          <table:table-cell table:style-name="ce1" office:value-type="string" calcext:value-type="string">
            <text:p>GREENPOINT BEER &amp; ALE</text:p>
          </table:table-cell>
          <table:table-cell table:style-name="ce1" office:value-type="string" calcext:value-type="string">
            <text:p>7 N 15Th St, Brooklyn NY 11222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91205" calcext:value-type="float">
            <text:p>40391205</text:p>
          </table:table-cell>
          <table:table-cell table:style-name="ce1" office:value-type="string" calcext:value-type="string">
            <text:p>GROTTO AZZURA PIZZERIA</text:p>
          </table:table-cell>
          <table:table-cell table:style-name="ce1" office:value-type="string" calcext:value-type="string">
            <text:p>8505 21 Avenue, Brooklyn NY 11214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3" calcext:value-type="date">
            <text:p>10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7456" calcext:value-type="float">
            <text:p>50057456</text:p>
          </table:table-cell>
          <table:table-cell table:style-name="ce1" office:value-type="string" calcext:value-type="string">
            <text:p>KENNEDY FRIED CHICKEN</text:p>
          </table:table-cell>
          <table:table-cell table:style-name="ce1" office:value-type="string" calcext:value-type="string">
            <text:p>1429 Nostrand Ave, Brooklyn NY 11226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4" calcext:value-type="date">
            <text:p>12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30102" calcext:value-type="float">
            <text:p>41430102</text:p>
          </table:table-cell>
          <table:table-cell table:style-name="ce1" office:value-type="string" calcext:value-type="string">
            <text:p>FONDA</text:p>
          </table:table-cell>
          <table:table-cell table:style-name="ce1" office:value-type="string" calcext:value-type="string">
            <text:p>434 7 Avenue, Brooklyn NY 11215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3" calcext:value-type="date">
            <text:p>12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818118" calcext:value-type="float">
            <text:p>40818118</text:p>
          </table:table-cell>
          <table:table-cell table:style-name="ce1" office:value-type="string" calcext:value-type="string">
            <text:p>STARBUCKS</text:p>
          </table:table-cell>
          <table:table-cell table:style-name="ce1" office:value-type="string" calcext:value-type="string">
            <text:p>9202 3 Avenue, Brooklyn NY 11209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1" calcext:value-type="date">
            <text:p>12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94845" calcext:value-type="float">
            <text:p>41694845</text:p>
          </table:table-cell>
          <table:table-cell table:style-name="ce1" office:value-type="string" calcext:value-type="string">
            <text:p>THE WICKED MONK</text:p>
          </table:table-cell>
          <table:table-cell table:style-name="ce1" office:value-type="string" calcext:value-type="string">
            <text:p>9510 3 Avenue, Brooklyn NY 1120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1" calcext:value-type="date">
            <text:p>12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712081" calcext:value-type="float">
            <text:p>40712081</text:p>
          </table:table-cell>
          <table:table-cell table:style-name="ce1" office:value-type="string" calcext:value-type="string">
            <text:p>M. RESTAURANT</text:p>
          </table:table-cell>
          <table:table-cell table:style-name="ce1" office:value-type="string" calcext:value-type="string">
            <text:p>195 Barbey Street, Brooklyn NY 11207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1807" calcext:value-type="float">
            <text:p>50011807</text:p>
          </table:table-cell>
          <table:table-cell table:style-name="ce1" office:value-type="string" calcext:value-type="string">
            <text:p>VILLA CASTILLO RESTAURANT CORP</text:p>
          </table:table-cell>
          <table:table-cell table:style-name="ce1" office:value-type="string" calcext:value-type="string">
            <text:p>1474 Pitkin Ave, Brooklyn NY 11212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9" calcext:value-type="date">
            <text:p>12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1343" calcext:value-type="float">
            <text:p>50011343</text:p>
          </table:table-cell>
          <table:table-cell table:style-name="ce1" office:value-type="string" calcext:value-type="string">
            <text:p>EMPIRE TACO CHINA</text:p>
          </table:table-cell>
          <table:table-cell table:style-name="ce1" office:value-type="string" calcext:value-type="string">
            <text:p>2807 Cropsey Ave, Brooklyn NY 11214</text:p>
          </table:table-cell>
          <table:table-cell table:style-name="ce1" office:value-type="string" calcext:value-type="string">
            <text:p>Tex-Mex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5" calcext:value-type="date">
            <text:p>12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3778" calcext:value-type="float">
            <text:p>50043778</text:p>
          </table:table-cell>
          <table:table-cell table:style-name="ce1" office:value-type="string" calcext:value-type="string">
            <text:p>CECI'S RESTAURANT</text:p>
          </table:table-cell>
          <table:table-cell table:style-name="ce1" office:value-type="string" calcext:value-type="string">
            <text:p>423 Hegeman Ave, Brooklyn NY 11207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2" calcext:value-type="date">
            <text:p>12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394" calcext:value-type="float">
            <text:p>50056394</text:p>
          </table:table-cell>
          <table:table-cell table:style-name="ce1" office:value-type="string" calcext:value-type="string">
            <text:p>BITS AND BITES II</text:p>
          </table:table-cell>
          <table:table-cell table:style-name="ce1" office:value-type="string" calcext:value-type="string">
            <text:p>511B 40Th St, Brooklyn NY 11232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2" calcext:value-type="date">
            <text:p>12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4008" calcext:value-type="float">
            <text:p>50014008</text:p>
          </table:table-cell>
          <table:table-cell table:style-name="ce1" office:value-type="string" calcext:value-type="string">
            <text:p>D.C.PLZZ SEAFOOD</text:p>
          </table:table-cell>
          <table:table-cell table:style-name="ce1" office:value-type="string" calcext:value-type="string">
            <text:p>770 59Th St, Brooklyn NY 1122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1760" calcext:value-type="float">
            <text:p>50041760</text:p>
          </table:table-cell>
          <table:table-cell table:style-name="ce1" office:value-type="string" calcext:value-type="string">
            <text:p>OC DESSERT</text:p>
          </table:table-cell>
          <table:table-cell table:style-name="ce1" office:value-type="string" calcext:value-type="string">
            <text:p>770 56Th St, Brooklyn NY 11220</text:p>
          </table:table-cell>
          <table:table-cell table:style-name="ce1" office:value-type="string" calcext:value-type="string">
            <text:p>Ice Cream, Gelato, Yogurt, Ic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77644" calcext:value-type="float">
            <text:p>41677644</text:p>
          </table:table-cell>
          <table:table-cell table:style-name="ce1" office:value-type="string" calcext:value-type="string">
            <text:p>AUDREY'S CONCERTO</text:p>
          </table:table-cell>
          <table:table-cell table:style-name="ce1" office:value-type="string" calcext:value-type="string">
            <text:p>2379 86 Street, Brooklyn NY 11214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9" calcext:value-type="date">
            <text:p>11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64513" calcext:value-type="float">
            <text:p>41264513</text:p>
          </table:table-cell>
          <table:table-cell table:style-name="ce1" office:value-type="string" calcext:value-type="string">
            <text:p>THE ORIGINAL FRES'CO TORTILLA PLUS</text:p>
          </table:table-cell>
          <table:table-cell table:style-name="ce1" office:value-type="string" calcext:value-type="string">
            <text:p>113 Court Street, Brooklyn NY 11201</text:p>
          </table:table-cell>
          <table:table-cell table:style-name="ce1" office:value-type="string" calcext:value-type="string">
            <text:p>Tex-Mex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8" calcext:value-type="date">
            <text:p>11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51765" calcext:value-type="float">
            <text:p>41351765</text:p>
          </table:table-cell>
          <table:table-cell table:style-name="ce1" office:value-type="string" calcext:value-type="string">
            <text:p>CHUNG HING CHINESE RESTAURANT</text:p>
          </table:table-cell>
          <table:table-cell table:style-name="ce1" office:value-type="string" calcext:value-type="string">
            <text:p>157 Court Street, Brooklyn NY 11201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8" calcext:value-type="date">
            <text:p>11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5980" calcext:value-type="float">
            <text:p>50035980</text:p>
          </table:table-cell>
          <table:table-cell table:style-name="ce1" office:value-type="string" calcext:value-type="string">
            <text:p>CARIBBEAN SPOT</text:p>
          </table:table-cell>
          <table:table-cell table:style-name="ce1" office:value-type="string" calcext:value-type="string">
            <text:p>3916 Church Ave, Brooklyn NY 11203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1-18" calcext:value-type="date">
            <text:p>11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5658" calcext:value-type="float">
            <text:p>50045658</text:p>
          </table:table-cell>
          <table:table-cell table:style-name="ce1" office:value-type="string" calcext:value-type="string">
            <text:p>CROWN FRIED CHICKEN</text:p>
          </table:table-cell>
          <table:table-cell table:style-name="ce1" office:value-type="string" calcext:value-type="string">
            <text:p>6 Sutter Ave, Brooklyn NY 11212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7" calcext:value-type="date">
            <text:p>11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549" calcext:value-type="float">
            <text:p>50051549</text:p>
          </table:table-cell>
          <table:table-cell table:style-name="ce1" office:value-type="string" calcext:value-type="string">
            <text:p>FRENCH EPI</text:p>
          </table:table-cell>
          <table:table-cell table:style-name="ce1" office:value-type="string" calcext:value-type="string">
            <text:p>123 Greenpoint Ave, Brooklyn NY 11222</text:p>
          </table:table-cell>
          <table:table-cell table:style-name="ce1" office:value-type="string" calcext:value-type="string">
            <text:p>French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353" calcext:value-type="float">
            <text:p>50056353</text:p>
          </table:table-cell>
          <table:table-cell table:style-name="ce1" office:value-type="string" calcext:value-type="string">
            <text:p>CHAMPION COFFEE</text:p>
          </table:table-cell>
          <table:table-cell table:style-name="ce1" office:value-type="string" calcext:value-type="string">
            <text:p>1107 Manhattan Ave, Brooklyn NY 11222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5926" calcext:value-type="float">
            <text:p>50005926</text:p>
          </table:table-cell>
          <table:table-cell table:style-name="ce1" office:value-type="string" calcext:value-type="string">
            <text:p>EL BUEN GUSTO RESTAURANT</text:p>
          </table:table-cell>
          <table:table-cell table:style-name="ce1" office:value-type="string" calcext:value-type="string">
            <text:p>5201 4Th Ave, Brooklyn NY 11220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7" calcext:value-type="date">
            <text:p>11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34872" calcext:value-type="float">
            <text:p>41434872</text:p>
          </table:table-cell>
          <table:table-cell table:style-name="ce1" office:value-type="string" calcext:value-type="string">
            <text:p>SAL &amp; PAUL'S PIZZERIA</text:p>
          </table:table-cell>
          <table:table-cell table:style-name="ce1" office:value-type="string" calcext:value-type="string">
            <text:p>1686 Pitkin Avenue, Brooklyn NY 11212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4" calcext:value-type="date">
            <text:p>11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1937" calcext:value-type="float">
            <text:p>50001937</text:p>
          </table:table-cell>
          <table:table-cell table:style-name="ce1" office:value-type="string" calcext:value-type="string">
            <text:p>TASTY CHICKEN</text:p>
          </table:table-cell>
          <table:table-cell table:style-name="ce1" office:value-type="string" calcext:value-type="string">
            <text:p>1687 86Th Street, Brooklyn NY 11214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5379" calcext:value-type="float">
            <text:p>50005379</text:p>
          </table:table-cell>
          <table:table-cell table:style-name="ce1" office:value-type="string" calcext:value-type="string">
            <text:p>PARISH</text:p>
          </table:table-cell>
          <table:table-cell table:style-name="ce1" office:value-type="string" calcext:value-type="string">
            <text:p>223 7Th Ave, Brooklyn NY 1121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506" calcext:value-type="float">
            <text:p>50018506</text:p>
          </table:table-cell>
          <table:table-cell table:style-name="ce1" office:value-type="string" calcext:value-type="string">
            <text:p>PESCADA</text:p>
          </table:table-cell>
          <table:table-cell table:style-name="ce1" office:value-type="string" calcext:value-type="string">
            <text:p>507-509 Avenue P, Brooklyn NY 11223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31" calcext:value-type="date">
            <text:p>10/3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3833" calcext:value-type="float">
            <text:p>50033833</text:p>
          </table:table-cell>
          <table:table-cell table:style-name="ce1" office:value-type="string" calcext:value-type="string">
            <text:p>SUSHI D</text:p>
          </table:table-cell>
          <table:table-cell table:style-name="ce1" office:value-type="string" calcext:value-type="string">
            <text:p>207 Dekalb Ave, Brooklyn NY 11205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8" calcext:value-type="date">
            <text:p>10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5051" calcext:value-type="float">
            <text:p>50055051</text:p>
          </table:table-cell>
          <table:table-cell table:style-name="ce1" office:value-type="string" calcext:value-type="string">
            <text:p>ALBERO</text:p>
          </table:table-cell>
          <table:table-cell table:style-name="ce1" office:value-type="string" calcext:value-type="string">
            <text:p>667 Classon Ave, Brooklyn NY 11238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8" calcext:value-type="date">
            <text:p>10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83963" calcext:value-type="float">
            <text:p>41283963</text:p>
          </table:table-cell>
          <table:table-cell table:style-name="ce1" office:value-type="string" calcext:value-type="string">
            <text:p>PAPA JOHN'S</text:p>
          </table:table-cell>
          <table:table-cell table:style-name="ce1" office:value-type="string" calcext:value-type="string">
            <text:p>5804 5 Avenue, Brooklyn NY 11220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63797" calcext:value-type="float">
            <text:p>41663797</text:p>
          </table:table-cell>
          <table:table-cell table:style-name="ce1" office:value-type="string" calcext:value-type="string">
            <text:p>BARI'S PIZZA</text:p>
          </table:table-cell>
          <table:table-cell table:style-name="ce1" office:value-type="string" calcext:value-type="string">
            <text:p>8619 4 Avenue, Brooklyn NY 11209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35738" calcext:value-type="float">
            <text:p>41435738</text:p>
          </table:table-cell>
          <table:table-cell table:style-name="ce1" office:value-type="string" calcext:value-type="string">
            <text:p>DIE STANMKNEIPE</text:p>
          </table:table-cell>
          <table:table-cell table:style-name="ce1" office:value-type="string" calcext:value-type="string">
            <text:p>710 Fulton Street, Brooklyn NY 1121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1" calcext:value-type="date">
            <text:p>10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2083" calcext:value-type="float">
            <text:p>50042083</text:p>
          </table:table-cell>
          <table:table-cell table:style-name="ce1" office:value-type="string" calcext:value-type="string">
            <text:p>SUBWAY</text:p>
          </table:table-cell>
          <table:table-cell table:style-name="ce1" office:value-type="string" calcext:value-type="string">
            <text:p>3005 Church Ave, Brooklyn NY 11226</text:p>
          </table:table-cell>
          <table:table-cell table:style-name="ce1" office:value-type="string" calcext:value-type="string">
            <text:p>Sandwich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7" calcext:value-type="date">
            <text:p>10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7736" calcext:value-type="float">
            <text:p>50047736</text:p>
          </table:table-cell>
          <table:table-cell table:style-name="ce1" office:value-type="string" calcext:value-type="string">
            <text:p>TALON BAR</text:p>
          </table:table-cell>
          <table:table-cell table:style-name="ce1" office:value-type="string" calcext:value-type="string">
            <text:p>220 Wyckoff Ave, Brooklyn NY 11237</text:p>
          </table:table-cell>
          <table:table-cell table:style-name="ce1" office:value-type="string" calcext:value-type="string">
            <text:p>French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3" calcext:value-type="date">
            <text:p>10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85057" calcext:value-type="float">
            <text:p>40385057</text:p>
          </table:table-cell>
          <table:table-cell table:style-name="ce1" office:value-type="string" calcext:value-type="string">
            <text:p>CAPPUCCINO CAFE</text:p>
          </table:table-cell>
          <table:table-cell table:style-name="ce1" office:value-type="string" calcext:value-type="string">
            <text:p>7721 3 Avenue, Brooklyn NY 1120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3497" calcext:value-type="float">
            <text:p>50043497</text:p>
          </table:table-cell>
          <table:table-cell table:style-name="ce1" office:value-type="string" calcext:value-type="string">
            <text:p>BKLYN PIZZA CO.</text:p>
          </table:table-cell>
          <table:table-cell table:style-name="ce1" office:value-type="string" calcext:value-type="string">
            <text:p>36 Ralph Ave, Brooklyn NY 11221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732416" calcext:value-type="float">
            <text:p>40732416</text:p>
          </table:table-cell>
          <table:table-cell table:style-name="ce1" office:value-type="string" calcext:value-type="string">
            <text:p>VARENICHNAYA - PELMINI VARENICHKY</text:p>
          </table:table-cell>
          <table:table-cell table:style-name="ce1" office:value-type="string" calcext:value-type="string">
            <text:p>3086 Brighton 2 Street, Brooklyn NY 11235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8" calcext:value-type="date">
            <text:p>10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72807" calcext:value-type="float">
            <text:p>41272807</text:p>
          </table:table-cell>
          <table:table-cell table:style-name="ce1" office:value-type="string" calcext:value-type="string">
            <text:p>PAPA JOHN'S</text:p>
          </table:table-cell>
          <table:table-cell table:style-name="ce1" office:value-type="string" calcext:value-type="string">
            <text:p>215 Winthrop Street, Brooklyn NY 11225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5" calcext:value-type="date">
            <text:p>10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70015" calcext:value-type="float">
            <text:p>40370015</text:p>
          </table:table-cell>
          <table:table-cell table:style-name="ce1" office:value-type="string" calcext:value-type="string">
            <text:p>BAMONTE'S RESTAURANT</text:p>
          </table:table-cell>
          <table:table-cell table:style-name="ce1" office:value-type="string" calcext:value-type="string">
            <text:p>32 Withers St, Brooklyn NY 11211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1" calcext:value-type="date">
            <text:p>10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86136" calcext:value-type="float">
            <text:p>41586136</text:p>
          </table:table-cell>
          <table:table-cell table:style-name="ce1" office:value-type="string" calcext:value-type="string">
            <text:p>NOSTRAND EXPRESS</text:p>
          </table:table-cell>
          <table:table-cell table:style-name="ce1" office:value-type="string" calcext:value-type="string">
            <text:p>2184 Nostrand Avenue, Brooklyn NY 11210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30" calcext:value-type="date">
            <text:p>12/3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7786" calcext:value-type="float">
            <text:p>50057786</text:p>
          </table:table-cell>
          <table:table-cell table:style-name="ce1" office:value-type="string" calcext:value-type="string">
            <text:p>MUSASHI ASIAN CUISINE</text:p>
          </table:table-cell>
          <table:table-cell table:style-name="ce1" office:value-type="string" calcext:value-type="string">
            <text:p>495 Grand St, Brooklyn NY 11211</text:p>
          </table:table-cell>
          <table:table-cell table:style-name="ce1" office:value-type="string" calcext:value-type="string">
            <text:p>Asia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9" calcext:value-type="date">
            <text:p>12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8523" calcext:value-type="float">
            <text:p>50038523</text:p>
          </table:table-cell>
          <table:table-cell table:style-name="ce1" office:value-type="string" calcext:value-type="string">
            <text:p>321 ICE CREAM SHOP</text:p>
          </table:table-cell>
          <table:table-cell table:style-name="ce1" office:value-type="string" calcext:value-type="string">
            <text:p>288 Grand St, Brooklyn NY 11211</text:p>
          </table:table-cell>
          <table:table-cell table:style-name="ce1" office:value-type="string" calcext:value-type="string">
            <text:p>Ice Cream, Gelato, Yogurt, Ice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8" calcext:value-type="date">
            <text:p>12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08287" calcext:value-type="float">
            <text:p>41308287</text:p>
          </table:table-cell>
          <table:table-cell table:style-name="ce1" office:value-type="string" calcext:value-type="string">
            <text:p>BUTTERMILK CHANNEL</text:p>
          </table:table-cell>
          <table:table-cell table:style-name="ce1" office:value-type="string" calcext:value-type="string">
            <text:p>524 Court Street, Brooklyn NY 1123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3" calcext:value-type="date">
            <text:p>12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1996" calcext:value-type="float">
            <text:p>50011996</text:p>
          </table:table-cell>
          <table:table-cell table:style-name="ce1" office:value-type="string" calcext:value-type="string">
            <text:p>AMPLE HILLS CREAMERY</text:p>
          </table:table-cell>
          <table:table-cell table:style-name="ce1" office:value-type="string" calcext:value-type="string">
            <text:p>305 Nevins St, Brooklyn NY 11215</text:p>
          </table:table-cell>
          <table:table-cell table:style-name="ce1" office:value-type="string" calcext:value-type="string">
            <text:p>Ice Cream, Gelato, Yogurt, Ice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4017" calcext:value-type="float">
            <text:p>50034017</text:p>
          </table:table-cell>
          <table:table-cell table:style-name="ce1" office:value-type="string" calcext:value-type="string">
            <text:p>THE ESTAMINET</text:p>
          </table:table-cell>
          <table:table-cell table:style-name="ce1" office:value-type="string" calcext:value-type="string">
            <text:p>107A 7Th Ave, Brooklyn NY 11215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6931" calcext:value-type="float">
            <text:p>50016931</text:p>
          </table:table-cell>
          <table:table-cell table:style-name="ce1" office:value-type="string" calcext:value-type="string">
            <text:p>MCDONALD'S</text:p>
          </table:table-cell>
          <table:table-cell table:style-name="ce1" office:value-type="string" calcext:value-type="string">
            <text:p>5407 Kings Plz, Brooklyn NY 11234</text:p>
          </table:table-cell>
          <table:table-cell table:style-name="ce1" office:value-type="string" calcext:value-type="string">
            <text:p>Hamburger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1" calcext:value-type="date">
            <text:p>12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0544" calcext:value-type="float">
            <text:p>50000544</text:p>
          </table:table-cell>
          <table:table-cell table:style-name="ce1" office:value-type="string" calcext:value-type="string">
            <text:p>DUNKIN' DONUTS</text:p>
          </table:table-cell>
          <table:table-cell table:style-name="ce1" office:value-type="string" calcext:value-type="string">
            <text:p>3031 Coney Island Avenue, Brooklyn NY 1123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0" calcext:value-type="date">
            <text:p>12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47578" calcext:value-type="float">
            <text:p>41647578</text:p>
          </table:table-cell>
          <table:table-cell table:style-name="ce1" office:value-type="string" calcext:value-type="string">
            <text:p>THE PAPER BOX</text:p>
          </table:table-cell>
          <table:table-cell table:style-name="ce1" office:value-type="string" calcext:value-type="string">
            <text:p>17 Meadow Street, Brooklyn NY 11206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21550" calcext:value-type="float">
            <text:p>41721550</text:p>
          </table:table-cell>
          <table:table-cell table:style-name="ce1" office:value-type="string" calcext:value-type="string">
            <text:p>THE SAINT CATHERINE</text:p>
          </table:table-cell>
          <table:table-cell table:style-name="ce1" office:value-type="string" calcext:value-type="string">
            <text:p>660 Washington Avenue, Brooklyn NY 11238</text:p>
          </table:table-cell>
          <table:table-cell table:style-name="ce1" office:value-type="string" calcext:value-type="string">
            <text:p>Sandwiches/Salads/Mixed Buffe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9134" calcext:value-type="float">
            <text:p>50009134</text:p>
          </table:table-cell>
          <table:table-cell table:style-name="ce1" office:value-type="string" calcext:value-type="string">
            <text:p>SPRING GARDEN RESTAURANT</text:p>
          </table:table-cell>
          <table:table-cell table:style-name="ce1" office:value-type="string" calcext:value-type="string">
            <text:p>2689 Atlantic Ave, Brooklyn NY 11207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3492" calcext:value-type="float">
            <text:p>50003492</text:p>
          </table:table-cell>
          <table:table-cell table:style-name="ce1" office:value-type="string" calcext:value-type="string">
            <text:p>UNIQUE BAKERY</text:p>
          </table:table-cell>
          <table:table-cell table:style-name="ce1" office:value-type="string" calcext:value-type="string">
            <text:p>6213 Fort Hamilton Pkwy, Brooklyn NY 11219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7232" calcext:value-type="float">
            <text:p>50057232</text:p>
          </table:table-cell>
          <table:table-cell table:style-name="ce1" office:value-type="string" calcext:value-type="string">
            <text:p>DONER KEBAB</text:p>
          </table:table-cell>
          <table:table-cell table:style-name="ce1" office:value-type="string" calcext:value-type="string">
            <text:p>34 Willoughby St, Brooklyn NY 11201</text:p>
          </table:table-cell>
          <table:table-cell table:style-name="ce1" office:value-type="string" calcext:value-type="string">
            <text:p>Turkish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4" calcext:value-type="date">
            <text:p>12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1549" calcext:value-type="float">
            <text:p>50001549</text:p>
          </table:table-cell>
          <table:table-cell table:style-name="ce1" office:value-type="string" calcext:value-type="string">
            <text:p>E. SUSHI OF BROOKLYN</text:p>
          </table:table-cell>
          <table:table-cell table:style-name="ce1" office:value-type="string" calcext:value-type="string">
            <text:p>2118 Flatbush Ave, Brooklyn NY 11234</text:p>
          </table:table-cell>
          <table:table-cell table:style-name="ce1" office:value-type="string" calcext:value-type="string">
            <text:p>Chinese/Japanes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2289" calcext:value-type="float">
            <text:p>50012289</text:p>
          </table:table-cell>
          <table:table-cell table:style-name="ce1" office:value-type="string" calcext:value-type="string">
            <text:p>PAPAS FRIED CHICKEN AND PIZZA</text:p>
          </table:table-cell>
          <table:table-cell table:style-name="ce1" office:value-type="string" calcext:value-type="string">
            <text:p>2919B Surf Ave, Brooklyn NY 11224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6399" calcext:value-type="float">
            <text:p>50036399</text:p>
          </table:table-cell>
          <table:table-cell table:style-name="ce1" office:value-type="string" calcext:value-type="string">
            <text:p>LEE LEE BUBBLE TEA</text:p>
          </table:table-cell>
          <table:table-cell table:style-name="ce1" office:value-type="string" calcext:value-type="string">
            <text:p>5718 5Th Ave, Brooklyn NY 11220</text:p>
          </table:table-cell>
          <table:table-cell table:style-name="ce1" office:value-type="string" calcext:value-type="string">
            <text:p>Juice, Smoothies, Fruit Salad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580683" calcext:value-type="float">
            <text:p>40580683</text:p>
          </table:table-cell>
          <table:table-cell table:style-name="ce1" office:value-type="string" calcext:value-type="string">
            <text:p>THE ORIGINAL PIZZA OF AVENUE L</text:p>
          </table:table-cell>
          <table:table-cell table:style-name="ce1" office:value-type="string" calcext:value-type="string">
            <text:p>9514 Avenue L, Brooklyn NY 11236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2" calcext:value-type="date">
            <text:p>12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9055" calcext:value-type="float">
            <text:p>50039055</text:p>
          </table:table-cell>
          <table:table-cell table:style-name="ce1" office:value-type="string" calcext:value-type="string">
            <text:p>VAN LEEUWEN ICE CREAM</text:p>
          </table:table-cell>
          <table:table-cell table:style-name="ce1" office:value-type="string" calcext:value-type="string">
            <text:p>204 Wythe Ave, Brooklyn NY 11249</text:p>
          </table:table-cell>
          <table:table-cell table:style-name="ce1" office:value-type="string" calcext:value-type="string">
            <text:p>Ice Cream, Gelato, Yogurt, Ice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9" calcext:value-type="date">
            <text:p>12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228" calcext:value-type="float">
            <text:p>50051228</text:p>
          </table:table-cell>
          <table:table-cell table:style-name="ce1" office:value-type="string" calcext:value-type="string">
            <text:p>BABY JANE</text:p>
          </table:table-cell>
          <table:table-cell table:style-name="ce1" office:value-type="string" calcext:value-type="string">
            <text:p>899 Fulton St, Brooklyn NY 1123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9" calcext:value-type="date">
            <text:p>12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89175" calcext:value-type="float">
            <text:p>40389175</text:p>
          </table:table-cell>
          <table:table-cell table:style-name="ce1" office:value-type="string" calcext:value-type="string">
            <text:p>ROYAL PIZZA</text:p>
          </table:table-cell>
          <table:table-cell table:style-name="ce1" office:value-type="string" calcext:value-type="string">
            <text:p>945 Pennsylvania Avenue, Brooklyn NY 11207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08853" calcext:value-type="float">
            <text:p>41108853</text:p>
          </table:table-cell>
          <table:table-cell table:style-name="ce1" office:value-type="string" calcext:value-type="string">
            <text:p>OMIYA SUSHI II</text:p>
          </table:table-cell>
          <table:table-cell table:style-name="ce1" office:value-type="string" calcext:value-type="string">
            <text:p>2317 Avenue U, Brooklyn NY 11229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7464" calcext:value-type="float">
            <text:p>50057464</text:p>
          </table:table-cell>
          <table:table-cell table:style-name="ce1" office:value-type="string" calcext:value-type="string">
            <text:p>EQUILIBRIA/PHARMACY CAFE</text:p>
          </table:table-cell>
          <table:table-cell table:style-name="ce1" office:value-type="string" calcext:value-type="string">
            <text:p>320 Bedford Ave, Brooklyn NY 11249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4982" calcext:value-type="float">
            <text:p>50034982</text:p>
          </table:table-cell>
          <table:table-cell table:style-name="ce1" office:value-type="string" calcext:value-type="string">
            <text:p>YOUR WAY CAFE</text:p>
          </table:table-cell>
          <table:table-cell table:style-name="ce1" office:value-type="string" calcext:value-type="string">
            <text:p>17 Wilson Ave, Brooklyn NY 11237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5" calcext:value-type="date">
            <text:p>12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824" calcext:value-type="float">
            <text:p>50051824</text:p>
          </table:table-cell>
          <table:table-cell table:style-name="ce1" office:value-type="string" calcext:value-type="string">
            <text:p>ESSBAR GARDEN</text:p>
          </table:table-cell>
          <table:table-cell table:style-name="ce1" office:value-type="string" calcext:value-type="string">
            <text:p>265 Metropolitan Ave, Brooklyn NY 1121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5" calcext:value-type="date">
            <text:p>12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7288" calcext:value-type="float">
            <text:p>50057288</text:p>
          </table:table-cell>
          <table:table-cell table:style-name="ce1" office:value-type="string" calcext:value-type="string">
            <text:p>PROPELLER CAFE</text:p>
          </table:table-cell>
          <table:table-cell table:style-name="ce1" office:value-type="string" calcext:value-type="string">
            <text:p>984 Manhattan Ave, Brooklyn NY 11222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5" calcext:value-type="date">
            <text:p>12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1686" calcext:value-type="float">
            <text:p>50041686</text:p>
          </table:table-cell>
          <table:table-cell table:style-name="ce1" office:value-type="string" calcext:value-type="string">
            <text:p>TRE FONTANE</text:p>
          </table:table-cell>
          <table:table-cell table:style-name="ce1" office:value-type="string" calcext:value-type="string">
            <text:p>222 Avenue U, Brooklyn NY 11223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3" calcext:value-type="date">
            <text:p>12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885" calcext:value-type="float">
            <text:p>50051885</text:p>
          </table:table-cell>
          <table:table-cell table:style-name="ce1" office:value-type="string" calcext:value-type="string">
            <text:p>CREPES MEETS BUBBLE TEA</text:p>
          </table:table-cell>
          <table:table-cell table:style-name="ce1" office:value-type="string" calcext:value-type="string">
            <text:p>348 6Th St, Brooklyn NY 11215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2" calcext:value-type="date">
            <text:p>12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17757" calcext:value-type="float">
            <text:p>41717757</text:p>
          </table:table-cell>
          <table:table-cell table:style-name="ce1" office:value-type="string" calcext:value-type="string">
            <text:p>INDIA HOUSE RESTAURANT</text:p>
          </table:table-cell>
          <table:table-cell table:style-name="ce1" office:value-type="string" calcext:value-type="string">
            <text:p>586 Nostrand Avenue, Brooklyn NY 11216</text:p>
          </table:table-cell>
          <table:table-cell table:style-name="ce1" office:value-type="string" calcext:value-type="string">
            <text:p>India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38470" calcext:value-type="float">
            <text:p>41338470</text:p>
          </table:table-cell>
          <table:table-cell table:style-name="ce1" office:value-type="string" calcext:value-type="string">
            <text:p>SZECHUAN GARDEN RESTAURANT</text:p>
          </table:table-cell>
          <table:table-cell table:style-name="ce1" office:value-type="string" calcext:value-type="string">
            <text:p>9112 3 Avenue, Brooklyn NY 11209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30" calcext:value-type="date">
            <text:p>11/3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2244" calcext:value-type="float">
            <text:p>50052244</text:p>
          </table:table-cell>
          <table:table-cell table:style-name="ce1" office:value-type="string" calcext:value-type="string">
            <text:p>C. XIQUE CAFE</text:p>
          </table:table-cell>
          <table:table-cell table:style-name="ce1" office:value-type="string" calcext:value-type="string">
            <text:p>4420 3Rd Ave, Brooklyn NY 11220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3" calcext:value-type="date">
            <text:p>11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41320" calcext:value-type="float">
            <text:p>40941320</text:p>
          </table:table-cell>
          <table:table-cell table:style-name="ce1" office:value-type="string" calcext:value-type="string">
            <text:p>TAAM MEVORACH</text:p>
          </table:table-cell>
          <table:table-cell table:style-name="ce1" office:value-type="string" calcext:value-type="string">
            <text:p>815 Avenue U, Brooklyn NY 11223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1" calcext:value-type="date">
            <text:p>11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24657" calcext:value-type="float">
            <text:p>41324657</text:p>
          </table:table-cell>
          <table:table-cell table:style-name="ce1" office:value-type="string" calcext:value-type="string">
            <text:p>BUFF PATTY RESTAURANT &amp; BAKERY</text:p>
          </table:table-cell>
          <table:table-cell table:style-name="ce1" office:value-type="string" calcext:value-type="string">
            <text:p>376 Myrtle Avenue, Brooklyn NY 11205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1" calcext:value-type="date">
            <text:p>11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805500" calcext:value-type="float">
            <text:p>40805500</text:p>
          </table:table-cell>
          <table:table-cell table:style-name="ce1" office:value-type="string" calcext:value-type="string">
            <text:p>DOMINO'S</text:p>
          </table:table-cell>
          <table:table-cell table:style-name="ce1" office:value-type="string" calcext:value-type="string">
            <text:p>554 5 Avenue, Brooklyn NY 11215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9" calcext:value-type="date">
            <text:p>11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73961" calcext:value-type="float">
            <text:p>41573961</text:p>
          </table:table-cell>
          <table:table-cell table:style-name="ce1" office:value-type="string" calcext:value-type="string">
            <text:p>GOOD VIEW BAKERY</text:p>
          </table:table-cell>
          <table:table-cell table:style-name="ce1" office:value-type="string" calcext:value-type="string">
            <text:p>7820 New Utrecht Ave, Brooklyn NY 1121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8" calcext:value-type="date">
            <text:p>11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9359" calcext:value-type="float">
            <text:p>50039359</text:p>
          </table:table-cell>
          <table:table-cell table:style-name="ce1" office:value-type="string" calcext:value-type="string">
            <text:p>LA FONDA BOTANERA RESTAURANT</text:p>
          </table:table-cell>
          <table:table-cell table:style-name="ce1" office:value-type="string" calcext:value-type="string">
            <text:p>687 5Th Ave, Brooklyn NY 11215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8" calcext:value-type="date">
            <text:p>11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4093" calcext:value-type="float">
            <text:p>50034093</text:p>
          </table:table-cell>
          <table:table-cell table:style-name="ce1" office:value-type="string" calcext:value-type="string">
            <text:p>COLINA CUERVO</text:p>
          </table:table-cell>
          <table:table-cell table:style-name="ce1" office:value-type="string" calcext:value-type="string">
            <text:p>759 Nostrand Ave, Brooklyn NY 11216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5492" calcext:value-type="float">
            <text:p>50035492</text:p>
          </table:table-cell>
          <table:table-cell table:style-name="ce1" office:value-type="string" calcext:value-type="string">
            <text:p>BROOKLYN BLEND</text:p>
          </table:table-cell>
          <table:table-cell table:style-name="ce1" office:value-type="string" calcext:value-type="string">
            <text:p>196 Tompkins Ave, Brooklyn NY 11206</text:p>
          </table:table-cell>
          <table:table-cell table:style-name="ce1" office:value-type="string" calcext:value-type="string">
            <text:p>Juice, Smoothies, Fruit Salad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456" calcext:value-type="float">
            <text:p>50046456</text:p>
          </table:table-cell>
          <table:table-cell table:style-name="ce1" office:value-type="string" calcext:value-type="string">
            <text:p>LEE CHINESE FOOD</text:p>
          </table:table-cell>
          <table:table-cell table:style-name="ce1" office:value-type="string" calcext:value-type="string">
            <text:p>3328 Fulton St, Brooklyn NY 11208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30018" calcext:value-type="float">
            <text:p>41430018</text:p>
          </table:table-cell>
          <table:table-cell table:style-name="ce1" office:value-type="string" calcext:value-type="string">
            <text:p>N &amp; D PIZZA</text:p>
          </table:table-cell>
          <table:table-cell table:style-name="ce1" office:value-type="string" calcext:value-type="string">
            <text:p>107 Avenue U, Brooklyn NY 11223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4213" calcext:value-type="float">
            <text:p>50004213</text:p>
          </table:table-cell>
          <table:table-cell table:style-name="ce1" office:value-type="string" calcext:value-type="string">
            <text:p>HO WAH RESTAURANT</text:p>
          </table:table-cell>
          <table:table-cell table:style-name="ce1" office:value-type="string" calcext:value-type="string">
            <text:p>551 Gates Ave, Brooklyn NY 11216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7295" calcext:value-type="float">
            <text:p>50037295</text:p>
          </table:table-cell>
          <table:table-cell table:style-name="ce1" office:value-type="string" calcext:value-type="string">
            <text:p>BLACKSTAR BAKERY CAFE</text:p>
          </table:table-cell>
          <table:table-cell table:style-name="ce1" office:value-type="string" calcext:value-type="string">
            <text:p>595 Metropolitan Ave, Brooklyn NY 11211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841152" calcext:value-type="float">
            <text:p>40841152</text:p>
          </table:table-cell>
          <table:table-cell table:style-name="ce1" office:value-type="string" calcext:value-type="string">
            <text:p>ABIR HALAL RESTAURANT</text:p>
          </table:table-cell>
          <table:table-cell table:style-name="ce1" office:value-type="string" calcext:value-type="string">
            <text:p>526 Nostrand Avenue, Brooklyn NY 11216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9" calcext:value-type="date">
            <text:p>11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61549" calcext:value-type="float">
            <text:p>40961549</text:p>
          </table:table-cell>
          <table:table-cell table:style-name="ce1" office:value-type="string" calcext:value-type="string">
            <text:p>POPEYES LOUISIANA KITCHEN</text:p>
          </table:table-cell>
          <table:table-cell table:style-name="ce1" office:value-type="string" calcext:value-type="string">
            <text:p>722 Flatbush Avenue, Brooklyn NY 11225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9" calcext:value-type="date">
            <text:p>11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29861" calcext:value-type="float">
            <text:p>41429861</text:p>
          </table:table-cell>
          <table:table-cell table:style-name="ce1" office:value-type="string" calcext:value-type="string">
            <text:p>SING HING RESTAURANT</text:p>
          </table:table-cell>
          <table:table-cell table:style-name="ce1" office:value-type="string" calcext:value-type="string">
            <text:p>576 Grand Street, Brooklyn NY 11211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9" calcext:value-type="date">
            <text:p>11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819" calcext:value-type="float">
            <text:p>50018819</text:p>
          </table:table-cell>
          <table:table-cell table:style-name="ce1" office:value-type="string" calcext:value-type="string">
            <text:p>BRICOLAGE</text:p>
          </table:table-cell>
          <table:table-cell table:style-name="ce1" office:value-type="string" calcext:value-type="string">
            <text:p>162 5Th Ave, Brooklyn NY 11217</text:p>
          </table:table-cell>
          <table:table-cell table:style-name="ce1" office:value-type="string" calcext:value-type="string">
            <text:p>Vietnamese/Cambodian/Malaysi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7" calcext:value-type="date">
            <text:p>11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64581" calcext:value-type="float">
            <text:p>40364581</text:p>
          </table:table-cell>
          <table:table-cell table:style-name="ce1" office:value-type="string" calcext:value-type="string">
            <text:p>JUNIOR'S</text:p>
          </table:table-cell>
          <table:table-cell table:style-name="ce1" office:value-type="string" calcext:value-type="string">
            <text:p>386 Flatbush Avenue Extension, Brooklyn NY 1120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4" calcext:value-type="date">
            <text:p>11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0711" calcext:value-type="float">
            <text:p>50040711</text:p>
          </table:table-cell>
          <table:table-cell table:style-name="ce1" office:value-type="string" calcext:value-type="string">
            <text:p>GOLDEN KRUST BAKERY</text:p>
          </table:table-cell>
          <table:table-cell table:style-name="ce1" office:value-type="string" calcext:value-type="string">
            <text:p>9529 Church Ave, Brooklyn NY 11212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4" calcext:value-type="date">
            <text:p>11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5138" calcext:value-type="float">
            <text:p>50005138</text:p>
          </table:table-cell>
          <table:table-cell table:style-name="ce1" office:value-type="string" calcext:value-type="string">
            <text:p>HENRY'S LOCAL</text:p>
          </table:table-cell>
          <table:table-cell table:style-name="ce1" office:value-type="string" calcext:value-type="string">
            <text:p>570 Henry St, Brooklyn NY 11231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3" calcext:value-type="date">
            <text:p>11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97768" calcext:value-type="float">
            <text:p>41397768</text:p>
          </table:table-cell>
          <table:table-cell table:style-name="ce1" office:value-type="string" calcext:value-type="string">
            <text:p>CAFE LA NOTTE</text:p>
          </table:table-cell>
          <table:table-cell table:style-name="ce1" office:value-type="string" calcext:value-type="string">
            <text:p>2023 Stillwell Avenue, Brooklyn NY 11223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70106" calcext:value-type="float">
            <text:p>41670106</text:p>
          </table:table-cell>
          <table:table-cell table:style-name="ce1" office:value-type="string" calcext:value-type="string">
            <text:p>SUBWAY</text:p>
          </table:table-cell>
          <table:table-cell table:style-name="ce1" office:value-type="string" calcext:value-type="string">
            <text:p>8711 3 Avenue, Brooklyn NY 11209</text:p>
          </table:table-cell>
          <table:table-cell table:style-name="ce1" office:value-type="string" calcext:value-type="string">
            <text:p>Sandwiche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8180" calcext:value-type="float">
            <text:p>50038180</text:p>
          </table:table-cell>
          <table:table-cell table:style-name="ce1" office:value-type="string" calcext:value-type="string">
            <text:p>HUMMUS MARKET</text:p>
          </table:table-cell>
          <table:table-cell table:style-name="ce1" office:value-type="string" calcext:value-type="string">
            <text:p>361 Graham Ave, Brooklyn NY 11211</text:p>
          </table:table-cell>
          <table:table-cell table:style-name="ce1" office:value-type="string" calcext:value-type="string">
            <text:p>Middle Easter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9979" calcext:value-type="float">
            <text:p>50049979</text:p>
          </table:table-cell>
          <table:table-cell table:style-name="ce1" office:value-type="string" calcext:value-type="string">
            <text:p>HAWA SMOOTHIES AND BUBBLE TEA</text:p>
          </table:table-cell>
          <table:table-cell table:style-name="ce1" office:value-type="string" calcext:value-type="string">
            <text:p>295 Broadway, Brooklyn NY 11211</text:p>
          </table:table-cell>
          <table:table-cell table:style-name="ce1" office:value-type="string" calcext:value-type="string">
            <text:p>Juice, Smoothies, Fruit Salad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756" calcext:value-type="float">
            <text:p>50051756</text:p>
          </table:table-cell>
          <table:table-cell table:style-name="ce1" office:value-type="string" calcext:value-type="string">
            <text:p>KUNG FU TEA</text:p>
          </table:table-cell>
          <table:table-cell table:style-name="ce1" office:value-type="string" calcext:value-type="string">
            <text:p>2174 86Th St, Brooklyn NY 11214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257" calcext:value-type="float">
            <text:p>50053257</text:p>
          </table:table-cell>
          <table:table-cell table:style-name="ce1" office:value-type="string" calcext:value-type="string">
            <text:p>HE LI RESTAURANT</text:p>
          </table:table-cell>
          <table:table-cell table:style-name="ce1" office:value-type="string" calcext:value-type="string">
            <text:p>5221 Fort Hamilton Pkwy, Brooklyn NY 11219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4847" calcext:value-type="float">
            <text:p>50054847</text:p>
          </table:table-cell>
          <table:table-cell table:style-name="ce1" office:value-type="string" calcext:value-type="string">
            <text:p>GUADALUPE INN</text:p>
          </table:table-cell>
          <table:table-cell table:style-name="ce1" office:value-type="string" calcext:value-type="string">
            <text:p>1 Knickerbocker Ave, Brooklyn NY 11237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84249" calcext:value-type="float">
            <text:p>41584249</text:p>
          </table:table-cell>
          <table:table-cell table:style-name="ce1" office:value-type="string" calcext:value-type="string">
            <text:p>THE BURGER GURU</text:p>
          </table:table-cell>
          <table:table-cell table:style-name="ce1" office:value-type="string" calcext:value-type="string">
            <text:p>98 Berry Street, Brooklyn NY 1124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9758" calcext:value-type="float">
            <text:p>50039758</text:p>
          </table:table-cell>
          <table:table-cell table:style-name="ce1" office:value-type="string" calcext:value-type="string">
            <text:p>DUNKIN' DONUTS</text:p>
          </table:table-cell>
          <table:table-cell table:style-name="ce1" office:value-type="string" calcext:value-type="string">
            <text:p>806 Franklin Ave, Brooklyn NY 11225</text:p>
          </table:table-cell>
          <table:table-cell table:style-name="ce1" office:value-type="string" calcext:value-type="string">
            <text:p>Donut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31" calcext:value-type="date">
            <text:p>10/3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8817" calcext:value-type="float">
            <text:p>50038817</text:p>
          </table:table-cell>
          <table:table-cell table:style-name="ce1" office:value-type="string" calcext:value-type="string">
            <text:p>UNCLE LOUIE G_x001a_S ITALIAN ICES &amp; ICE CREAM</text:p>
          </table:table-cell>
          <table:table-cell table:style-name="ce1" office:value-type="string" calcext:value-type="string">
            <text:p>319 7Th Ave, Brooklyn NY 11215</text:p>
          </table:table-cell>
          <table:table-cell table:style-name="ce1" office:value-type="string" calcext:value-type="string">
            <text:p>Ice Cream, Gelato, Yogurt, Ice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9" calcext:value-type="date">
            <text:p>10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92205" calcext:value-type="float">
            <text:p>40992205</text:p>
          </table:table-cell>
          <table:table-cell table:style-name="ce1" office:value-type="string" calcext:value-type="string">
            <text:p>JERUSALEM II PIZZA</text:p>
          </table:table-cell>
          <table:table-cell table:style-name="ce1" office:value-type="string" calcext:value-type="string">
            <text:p>1312 Avenue J, Brooklyn NY 11230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8" calcext:value-type="date">
            <text:p>10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269" calcext:value-type="float">
            <text:p>50051269</text:p>
          </table:table-cell>
          <table:table-cell table:style-name="ce1" office:value-type="string" calcext:value-type="string">
            <text:p>MARTHA'S COUNTRY BAKERY</text:p>
          </table:table-cell>
          <table:table-cell table:style-name="ce1" office:value-type="string" calcext:value-type="string">
            <text:p>263 Bedford Ave, Brooklyn NY 11211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698410" calcext:value-type="float">
            <text:p>40698410</text:p>
          </table:table-cell>
          <table:table-cell table:style-name="ce1" office:value-type="string" calcext:value-type="string">
            <text:p>ROCKYS &amp; NICKYS PIZZERIA</text:p>
          </table:table-cell>
          <table:table-cell table:style-name="ce1" office:value-type="string" calcext:value-type="string">
            <text:p>6824 Colonial Road, Brooklyn NY 11220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4171" calcext:value-type="float">
            <text:p>50004171</text:p>
          </table:table-cell>
          <table:table-cell table:style-name="ce1" office:value-type="string" calcext:value-type="string">
            <text:p>Buonissima Pizzeria</text:p>
          </table:table-cell>
          <table:table-cell table:style-name="ce1" office:value-type="string" calcext:value-type="string">
            <text:p>7203 20Th Ave, Brooklyn NY 11204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2708" calcext:value-type="float">
            <text:p>50012708</text:p>
          </table:table-cell>
          <table:table-cell table:style-name="ce1" office:value-type="string" calcext:value-type="string">
            <text:p>PIZZERIA DI MOLA</text:p>
          </table:table-cell>
          <table:table-cell table:style-name="ce1" office:value-type="string" calcext:value-type="string">
            <text:p>176 Avenue O, Brooklyn NY 11204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2591" calcext:value-type="float">
            <text:p>50032591</text:p>
          </table:table-cell>
          <table:table-cell table:style-name="ce1" office:value-type="string" calcext:value-type="string">
            <text:p>YAYO'S AT 59 RESTAURANT</text:p>
          </table:table-cell>
          <table:table-cell table:style-name="ce1" office:value-type="string" calcext:value-type="string">
            <text:p>5823 4Th Ave, Brooklyn NY 11220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5382" calcext:value-type="float">
            <text:p>50055382</text:p>
          </table:table-cell>
          <table:table-cell table:style-name="ce1" office:value-type="string" calcext:value-type="string">
            <text:p>ANGELICA'S CAFE</text:p>
          </table:table-cell>
          <table:table-cell table:style-name="ce1" office:value-type="string" calcext:value-type="string">
            <text:p>424 Church Ave, Brooklyn NY 11218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20341" calcext:value-type="float">
            <text:p>41520341</text:p>
          </table:table-cell>
          <table:table-cell table:style-name="ce1" office:value-type="string" calcext:value-type="string">
            <text:p>EASTERN CHINESE RESTAURANT</text:p>
          </table:table-cell>
          <table:table-cell table:style-name="ce1" office:value-type="string" calcext:value-type="string">
            <text:p>127 Kingston Avenue, Brooklyn NY 11213</text:p>
          </table:table-cell>
          <table:table-cell table:style-name="ce1" office:value-type="string" calcext:value-type="string">
            <text:p>Asia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9131" calcext:value-type="float">
            <text:p>50019131</text:p>
          </table:table-cell>
          <table:table-cell table:style-name="ce1" office:value-type="string" calcext:value-type="string">
            <text:p>BAY THAI RESTAURANT</text:p>
          </table:table-cell>
          <table:table-cell table:style-name="ce1" office:value-type="string" calcext:value-type="string">
            <text:p>6735 3Rd Ave, Brooklyn NY 11220</text:p>
          </table:table-cell>
          <table:table-cell table:style-name="ce1" office:value-type="string" calcext:value-type="string">
            <text:p>Thai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47101" calcext:value-type="float">
            <text:p>41347101</text:p>
          </table:table-cell>
          <table:table-cell table:style-name="ce1" office:value-type="string" calcext:value-type="string">
            <text:p>COLADOR CAFE</text:p>
          </table:table-cell>
          <table:table-cell table:style-name="ce1" office:value-type="string" calcext:value-type="string">
            <text:p>1000 Bedford Avenue, Brooklyn NY 11205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2581" calcext:value-type="float">
            <text:p>50052581</text:p>
          </table:table-cell>
          <table:table-cell table:style-name="ce1" office:value-type="string" calcext:value-type="string">
            <text:p>VIVI BUBBLE TEA</text:p>
          </table:table-cell>
          <table:table-cell table:style-name="ce1" office:value-type="string" calcext:value-type="string">
            <text:p>113 Court St, Brooklyn NY 11201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1" calcext:value-type="date">
            <text:p>10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715" calcext:value-type="float">
            <text:p>50051715</text:p>
          </table:table-cell>
          <table:table-cell table:style-name="ce1" office:value-type="string" calcext:value-type="string">
            <text:p>ANGEL DESSERTS</text:p>
          </table:table-cell>
          <table:table-cell table:style-name="ce1" office:value-type="string" calcext:value-type="string">
            <text:p>814B 56Th St, Brooklyn NY 11220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4" calcext:value-type="date">
            <text:p>10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2596" calcext:value-type="float">
            <text:p>50052596</text:p>
          </table:table-cell>
          <table:table-cell table:style-name="ce1" office:value-type="string" calcext:value-type="string">
            <text:p>ENLIGHTENMENT WINES</text:p>
          </table:table-cell>
          <table:table-cell table:style-name="ce1" office:value-type="string" calcext:value-type="string">
            <text:p>99 Scott Ave, Brooklyn NY 1123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4" calcext:value-type="date">
            <text:p>10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2227" calcext:value-type="float">
            <text:p>50052227</text:p>
          </table:table-cell>
          <table:table-cell table:style-name="ce1" office:value-type="string" calcext:value-type="string">
            <text:p>Daisy's Deli &amp; Groceries</text:p>
          </table:table-cell>
          <table:table-cell table:style-name="ce1" office:value-type="string" calcext:value-type="string">
            <text:p>2718 Pitkin Ave, Brooklyn NY 11208</text:p>
          </table:table-cell>
          <table:table-cell table:style-name="ce1" office:value-type="string" calcext:value-type="string">
            <text:p>Delicatesse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3" calcext:value-type="date">
            <text:p>10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0309" calcext:value-type="float">
            <text:p>50000309</text:p>
          </table:table-cell>
          <table:table-cell table:style-name="ce1" office:value-type="string" calcext:value-type="string">
            <text:p>ARMANDO'S KITCHEN</text:p>
          </table:table-cell>
          <table:table-cell table:style-name="ce1" office:value-type="string" calcext:value-type="string">
            <text:p>1345 Rockaway Pkwy, Brooklyn NY 11236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381" calcext:value-type="float">
            <text:p>50018381</text:p>
          </table:table-cell>
          <table:table-cell table:style-name="ce1" office:value-type="string" calcext:value-type="string">
            <text:p>THE HOP SHOP</text:p>
          </table:table-cell>
          <table:table-cell table:style-name="ce1" office:value-type="string" calcext:value-type="string">
            <text:p>121 Columbia St, Brooklyn NY 1123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014581" calcext:value-type="float">
            <text:p>41014581</text:p>
          </table:table-cell>
          <table:table-cell table:style-name="ce1" office:value-type="string" calcext:value-type="string">
            <text:p>LANDY PIZZERIA RESTAURANT</text:p>
          </table:table-cell>
          <table:table-cell table:style-name="ce1" office:value-type="string" calcext:value-type="string">
            <text:p>9050 Ft Hamilton Parkway, Brooklyn NY 11209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06905" calcext:value-type="float">
            <text:p>41206905</text:p>
          </table:table-cell>
          <table:table-cell table:style-name="ce1" office:value-type="string" calcext:value-type="string">
            <text:p>PAPA JOHN'S</text:p>
          </table:table-cell>
          <table:table-cell table:style-name="ce1" office:value-type="string" calcext:value-type="string">
            <text:p>9058 Fort Hamilton Parkway, Brooklyn NY 11209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88813" calcext:value-type="float">
            <text:p>41588813</text:p>
          </table:table-cell>
          <table:table-cell table:style-name="ce1" office:value-type="string" calcext:value-type="string">
            <text:p>6321 YUAN BAO</text:p>
          </table:table-cell>
          <table:table-cell table:style-name="ce1" office:value-type="string" calcext:value-type="string">
            <text:p>6321 8 Avenue, Brooklyn NY 1122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4973" calcext:value-type="float">
            <text:p>50014973</text:p>
          </table:table-cell>
          <table:table-cell table:style-name="ce1" office:value-type="string" calcext:value-type="string">
            <text:p>PARK VIEW DINER</text:p>
          </table:table-cell>
          <table:table-cell table:style-name="ce1" office:value-type="string" calcext:value-type="string">
            <text:p>2939 Cropsey Ave, Brooklyn NY 11214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0-07" calcext:value-type="date">
            <text:p>10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43671" calcext:value-type="float">
            <text:p>41643671</text:p>
          </table:table-cell>
          <table:table-cell table:style-name="ce1" office:value-type="string" calcext:value-type="string">
            <text:p>JING LUNG CHINESE RESTAURANT</text:p>
          </table:table-cell>
          <table:table-cell table:style-name="ce1" office:value-type="string" calcext:value-type="string">
            <text:p>1242 Nostrand Avenue, Brooklyn NY 11225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5" calcext:value-type="date">
            <text:p>10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9379" calcext:value-type="float">
            <text:p>50009379</text:p>
          </table:table-cell>
          <table:table-cell table:style-name="ce1" office:value-type="string" calcext:value-type="string">
            <text:p>ANCHOR COFFEE</text:p>
          </table:table-cell>
          <table:table-cell table:style-name="ce1" office:value-type="string" calcext:value-type="string">
            <text:p>525 Throop Ave, Brooklyn NY 11221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5" calcext:value-type="date">
            <text:p>10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11717" calcext:value-type="float">
            <text:p>41611717</text:p>
          </table:table-cell>
          <table:table-cell table:style-name="ce1" office:value-type="string" calcext:value-type="string">
            <text:p>KIMCHI GRILL</text:p>
          </table:table-cell>
          <table:table-cell table:style-name="ce1" office:value-type="string" calcext:value-type="string">
            <text:p>766 Washington Avenue, Brooklyn NY 11238</text:p>
          </table:table-cell>
          <table:table-cell table:style-name="ce1" office:value-type="string" calcext:value-type="string">
            <text:p>Korea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6472" calcext:value-type="float">
            <text:p>50036472</text:p>
          </table:table-cell>
          <table:table-cell table:style-name="ce1" office:value-type="string" calcext:value-type="string">
            <text:p>CROWN FRIED CHICKEN</text:p>
          </table:table-cell>
          <table:table-cell table:style-name="ce1" office:value-type="string" calcext:value-type="string">
            <text:p>3402 Church Ave, Brooklyn NY 11203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1" calcext:value-type="date">
            <text:p>10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93561" calcext:value-type="float">
            <text:p>40393561</text:p>
          </table:table-cell>
          <table:table-cell table:style-name="ce1" office:value-type="string" calcext:value-type="string">
            <text:p>FAROS RESTAURANT</text:p>
          </table:table-cell>
          <table:table-cell table:style-name="ce1" office:value-type="string" calcext:value-type="string">
            <text:p>95 Church Avenue, Brooklyn NY 1121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3" calcext:value-type="date">
            <text:p>12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3603" calcext:value-type="float">
            <text:p>50003603</text:p>
          </table:table-cell>
          <table:table-cell table:style-name="ce1" office:value-type="string" calcext:value-type="string">
            <text:p>FIVE GUYS FAMOUS BURGERS AND FRIES</text:p>
          </table:table-cell>
          <table:table-cell table:style-name="ce1" office:value-type="string" calcext:value-type="string">
            <text:p>284 7Th Ave, Brooklyn NY 11215</text:p>
          </table:table-cell>
          <table:table-cell table:style-name="ce1" office:value-type="string" calcext:value-type="string">
            <text:p>Hamburger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2782" calcext:value-type="float">
            <text:p>50032782</text:p>
          </table:table-cell>
          <table:table-cell table:style-name="ce1" office:value-type="string" calcext:value-type="string">
            <text:p>CHRIS CARIBBEAN &amp; AMERICAN RESTAURANT</text:p>
          </table:table-cell>
          <table:table-cell table:style-name="ce1" office:value-type="string" calcext:value-type="string">
            <text:p>576 Rogers Ave, Brooklyn NY 11225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5533" calcext:value-type="float">
            <text:p>50045533</text:p>
          </table:table-cell>
          <table:table-cell table:style-name="ce1" office:value-type="string" calcext:value-type="string">
            <text:p>LITTLE LAMB</text:p>
          </table:table-cell>
          <table:table-cell table:style-name="ce1" office:value-type="string" calcext:value-type="string">
            <text:p>5216 8Th Ave, Brooklyn NY 11220</text:p>
          </table:table-cell>
          <table:table-cell table:style-name="ce1" office:value-type="string" calcext:value-type="string">
            <text:p>Asia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1" calcext:value-type="date">
            <text:p>12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07617" calcext:value-type="float">
            <text:p>41507617</text:p>
          </table:table-cell>
          <table:table-cell table:style-name="ce1" office:value-type="string" calcext:value-type="string">
            <text:p>MR. TANG</text:p>
          </table:table-cell>
          <table:table-cell table:style-name="ce1" office:value-type="string" calcext:value-type="string">
            <text:p>7521 3 Avenue, Brooklyn NY 11209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0" calcext:value-type="date">
            <text:p>12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5566" calcext:value-type="float">
            <text:p>50045566</text:p>
          </table:table-cell>
          <table:table-cell table:style-name="ce1" office:value-type="string" calcext:value-type="string">
            <text:p>CASA MALINCHE</text:p>
          </table:table-cell>
          <table:table-cell table:style-name="ce1" office:value-type="string" calcext:value-type="string">
            <text:p>3078 Coney Island Ave, Brooklyn NY 11235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0" calcext:value-type="date">
            <text:p>12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616" calcext:value-type="float">
            <text:p>50056616</text:p>
          </table:table-cell>
          <table:table-cell table:style-name="ce1" office:value-type="string" calcext:value-type="string">
            <text:p>PEKING KITCHEN</text:p>
          </table:table-cell>
          <table:table-cell table:style-name="ce1" office:value-type="string" calcext:value-type="string">
            <text:p>306 93Rd St, Brooklyn NY 11209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9" calcext:value-type="date">
            <text:p>12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83539" calcext:value-type="float">
            <text:p>41683539</text:p>
          </table:table-cell>
          <table:table-cell table:style-name="ce1" office:value-type="string" calcext:value-type="string">
            <text:p>HAPPY GARDEN CHINESE RESTAURANT</text:p>
          </table:table-cell>
          <table:table-cell table:style-name="ce1" office:value-type="string" calcext:value-type="string">
            <text:p>2192 Pitkin Avenue, Brooklyn NY 11207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5091" calcext:value-type="float">
            <text:p>50035091</text:p>
          </table:table-cell>
          <table:table-cell table:style-name="ce1" office:value-type="string" calcext:value-type="string">
            <text:p>MIXTAPE</text:p>
          </table:table-cell>
          <table:table-cell table:style-name="ce1" office:value-type="string" calcext:value-type="string">
            <text:p>1533 Myrtle Ave, Brooklyn NY 1123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7329" calcext:value-type="float">
            <text:p>50057329</text:p>
          </table:table-cell>
          <table:table-cell table:style-name="ce1" office:value-type="string" calcext:value-type="string">
            <text:p>FISH 'N' CHIPS SOUL OF THE SEA</text:p>
          </table:table-cell>
          <table:table-cell table:style-name="ce1" office:value-type="string" calcext:value-type="string">
            <text:p>3037 Avenue V, Brooklyn NY 11229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7" calcext:value-type="date">
            <text:p>12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86837" calcext:value-type="float">
            <text:p>40386837</text:p>
          </table:table-cell>
          <table:table-cell table:style-name="ce1" office:value-type="string" calcext:value-type="string">
            <text:p>WHITE CASTLE</text:p>
          </table:table-cell>
          <table:table-cell table:style-name="ce1" office:value-type="string" calcext:value-type="string">
            <text:p>3101 Atlantic Avenue, Brooklyn NY 11208</text:p>
          </table:table-cell>
          <table:table-cell table:style-name="ce1" office:value-type="string" calcext:value-type="string">
            <text:p>Hamburger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5122" calcext:value-type="float">
            <text:p>50045122</text:p>
          </table:table-cell>
          <table:table-cell table:style-name="ce1" office:value-type="string" calcext:value-type="string">
            <text:p>COCOA GRINDER</text:p>
          </table:table-cell>
          <table:table-cell table:style-name="ce1" office:value-type="string" calcext:value-type="string">
            <text:p>8511 3Rd Ave, Brooklyn NY 11209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05" calcext:value-type="date">
            <text:p>12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2936" calcext:value-type="float">
            <text:p>50002936</text:p>
          </table:table-cell>
          <table:table-cell table:style-name="ce1" office:value-type="string" calcext:value-type="string">
            <text:p>BENE PIZZERIA &amp; RESTAURANT</text:p>
          </table:table-cell>
          <table:table-cell table:style-name="ce1" office:value-type="string" calcext:value-type="string">
            <text:p>157 Prospect Park Sw, Brooklyn NY 11218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30" calcext:value-type="date">
            <text:p>11/3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3252" calcext:value-type="float">
            <text:p>50033252</text:p>
          </table:table-cell>
          <table:table-cell table:style-name="ce1" office:value-type="string" calcext:value-type="string">
            <text:p>CAFE ROCHELLE</text:p>
          </table:table-cell>
          <table:table-cell table:style-name="ce1" office:value-type="string" calcext:value-type="string">
            <text:p>940 Manhattan Ave, Brooklyn NY 11222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1-23" calcext:value-type="date">
            <text:p>11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70240" calcext:value-type="float">
            <text:p>41670240</text:p>
          </table:table-cell>
          <table:table-cell table:style-name="ce1" office:value-type="string" calcext:value-type="string">
            <text:p>LA GRINGA TAQUERIA</text:p>
          </table:table-cell>
          <table:table-cell table:style-name="ce1" office:value-type="string" calcext:value-type="string">
            <text:p>800 Grand Street, Brooklyn NY 11211</text:p>
          </table:table-cell>
          <table:table-cell table:style-name="ce1" office:value-type="string" calcext:value-type="string">
            <text:p>Tex-Mex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1" calcext:value-type="date">
            <text:p>11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5398" calcext:value-type="float">
            <text:p>50055398</text:p>
          </table:table-cell>
          <table:table-cell table:style-name="ce1" office:value-type="string" calcext:value-type="string">
            <text:p>URBANA</text:p>
          </table:table-cell>
          <table:table-cell table:style-name="ce1" office:value-type="string" calcext:value-type="string">
            <text:p>1305 53Rd St, Brooklyn NY 11219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1-21" calcext:value-type="date">
            <text:p>11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83811" calcext:value-type="float">
            <text:p>41683811</text:p>
          </table:table-cell>
          <table:table-cell table:style-name="ce1" office:value-type="string" calcext:value-type="string">
            <text:p>ARCHWAY CAFE (unit 114) on PEARL ST</text:p>
          </table:table-cell>
          <table:table-cell table:style-name="ce1" office:value-type="string" calcext:value-type="string">
            <text:p>68 Jay Street, Brooklyn NY 1120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8" calcext:value-type="date">
            <text:p>11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440" calcext:value-type="float">
            <text:p>50018440</text:p>
          </table:table-cell>
          <table:table-cell table:style-name="ce1" office:value-type="string" calcext:value-type="string">
            <text:p>POPPY'S</text:p>
          </table:table-cell>
          <table:table-cell table:style-name="ce1" office:value-type="string" calcext:value-type="string">
            <text:p>189 Columbia St, Brooklyn NY 1123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47636" calcext:value-type="float">
            <text:p>41347636</text:p>
          </table:table-cell>
          <table:table-cell table:style-name="ce1" office:value-type="string" calcext:value-type="string">
            <text:p>NEW APOLLO DINER</text:p>
          </table:table-cell>
          <table:table-cell table:style-name="ce1" office:value-type="string" calcext:value-type="string">
            <text:p>159 Livingston Street, Brooklyn NY 1120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0931" calcext:value-type="float">
            <text:p>50050931</text:p>
          </table:table-cell>
          <table:table-cell table:style-name="ce1" office:value-type="string" calcext:value-type="string">
            <text:p>DARLING'S</text:p>
          </table:table-cell>
          <table:table-cell table:style-name="ce1" office:value-type="string" calcext:value-type="string">
            <text:p>242 Himrod St, Brooklyn NY 11237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0336" calcext:value-type="float">
            <text:p>50050336</text:p>
          </table:table-cell>
          <table:table-cell table:style-name="ce1" office:value-type="string" calcext:value-type="string">
            <text:p>BLUE BOTTLE COFFEE</text:p>
          </table:table-cell>
          <table:table-cell table:style-name="ce1" office:value-type="string" calcext:value-type="string">
            <text:p>85 Dean St, Brooklyn NY 11201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4" calcext:value-type="date">
            <text:p>11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0395" calcext:value-type="float">
            <text:p>50000395</text:p>
          </table:table-cell>
          <table:table-cell table:style-name="ce1" office:value-type="string" calcext:value-type="string">
            <text:p>STARBUCKS</text:p>
          </table:table-cell>
          <table:table-cell table:style-name="ce1" office:value-type="string" calcext:value-type="string">
            <text:p>164 Park Place, Brooklyn NY 11217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7" calcext:value-type="date">
            <text:p>11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9734" calcext:value-type="float">
            <text:p>50039734</text:p>
          </table:table-cell>
          <table:table-cell table:style-name="ce1" office:value-type="string" calcext:value-type="string">
            <text:p>THE BKLYN JUICE COMPANY</text:p>
          </table:table-cell>
          <table:table-cell table:style-name="ce1" office:value-type="string" calcext:value-type="string">
            <text:p>75A 5Th Ave, Brooklyn NY 11217</text:p>
          </table:table-cell>
          <table:table-cell table:style-name="ce1" office:value-type="string" calcext:value-type="string">
            <text:p>Juice, Smoothies, Fruit Salad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7" calcext:value-type="date">
            <text:p>11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51242" calcext:value-type="float">
            <text:p>41651242</text:p>
          </table:table-cell>
          <table:table-cell table:style-name="ce1" office:value-type="string" calcext:value-type="string">
            <text:p>POPEYES LOUISIANA KITCHEN</text:p>
          </table:table-cell>
          <table:table-cell table:style-name="ce1" office:value-type="string" calcext:value-type="string">
            <text:p>520 Clarkson Avenue, Brooklyn NY 11203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4" calcext:value-type="date">
            <text:p>11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594" calcext:value-type="float">
            <text:p>50051594</text:p>
          </table:table-cell>
          <table:table-cell table:style-name="ce1" office:value-type="string" calcext:value-type="string">
            <text:p>EDO ASIAN FUSION</text:p>
          </table:table-cell>
          <table:table-cell table:style-name="ce1" office:value-type="string" calcext:value-type="string">
            <text:p>2087 Coney Island Ave, Brooklyn NY 11223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54129" calcext:value-type="float">
            <text:p>41654129</text:p>
          </table:table-cell>
          <table:table-cell table:style-name="ce1" office:value-type="string" calcext:value-type="string">
            <text:p>LIN GARDEN</text:p>
          </table:table-cell>
          <table:table-cell table:style-name="ce1" office:value-type="string" calcext:value-type="string">
            <text:p>6201 20 Avenue, Brooklyn NY 1120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420" calcext:value-type="float">
            <text:p>50046420</text:p>
          </table:table-cell>
          <table:table-cell table:style-name="ce1" office:value-type="string" calcext:value-type="string">
            <text:p>BOBO'S SMOOTHIES</text:p>
          </table:table-cell>
          <table:table-cell table:style-name="ce1" office:value-type="string" calcext:value-type="string">
            <text:p>244 7Th Ave, Brooklyn NY 11215</text:p>
          </table:table-cell>
          <table:table-cell table:style-name="ce1" office:value-type="string" calcext:value-type="string">
            <text:p>Juice, Smoothies, Fruit Salad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5" calcext:value-type="date">
            <text:p>10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59012" calcext:value-type="float">
            <text:p>40959012</text:p>
          </table:table-cell>
          <table:table-cell table:style-name="ce1" office:value-type="string" calcext:value-type="string">
            <text:p>CARVEL ICE CREAM</text:p>
          </table:table-cell>
          <table:table-cell table:style-name="ce1" office:value-type="string" calcext:value-type="string">
            <text:p>1652 86 Street, Brooklyn NY 11214</text:p>
          </table:table-cell>
          <table:table-cell table:style-name="ce1" office:value-type="string" calcext:value-type="string">
            <text:p>Ice Cream, Gelato, Yogurt, Ic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76147" calcext:value-type="float">
            <text:p>41676147</text:p>
          </table:table-cell>
          <table:table-cell table:style-name="ce1" office:value-type="string" calcext:value-type="string">
            <text:p>MEI HAO RESTAURANT</text:p>
          </table:table-cell>
          <table:table-cell table:style-name="ce1" office:value-type="string" calcext:value-type="string">
            <text:p>4415 8 Avenue, Brooklyn NY 1122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1363" calcext:value-type="float">
            <text:p>50041363</text:p>
          </table:table-cell>
          <table:table-cell table:style-name="ce1" office:value-type="string" calcext:value-type="string">
            <text:p>BAGUETTE EXPRESS</text:p>
          </table:table-cell>
          <table:table-cell table:style-name="ce1" office:value-type="string" calcext:value-type="string">
            <text:p>1013 E 14Th St, Brooklyn NY 11230</text:p>
          </table:table-cell>
          <table:table-cell table:style-name="ce1" office:value-type="string" calcext:value-type="string">
            <text:p>Mediterranea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9126" calcext:value-type="float">
            <text:p>50039126</text:p>
          </table:table-cell>
          <table:table-cell table:style-name="ce1" office:value-type="string" calcext:value-type="string">
            <text:p>DAVEY'S ICE CREAM</text:p>
          </table:table-cell>
          <table:table-cell table:style-name="ce1" office:value-type="string" calcext:value-type="string">
            <text:p>201 Bedford Ave, Brooklyn NY 11211</text:p>
          </table:table-cell>
          <table:table-cell table:style-name="ce1" office:value-type="string" calcext:value-type="string">
            <text:p>Ice Cream, Gelato, Yogurt, Ic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9" calcext:value-type="date">
            <text:p>10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96492" calcext:value-type="float">
            <text:p>40396492</text:p>
          </table:table-cell>
          <table:table-cell table:style-name="ce1" office:value-type="string" calcext:value-type="string">
            <text:p>ROYAL KING'S PIZZA</text:p>
          </table:table-cell>
          <table:table-cell table:style-name="ce1" office:value-type="string" calcext:value-type="string">
            <text:p>5211 5 Avenue, Brooklyn NY 11220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02645" calcext:value-type="float">
            <text:p>41702645</text:p>
          </table:table-cell>
          <table:table-cell table:style-name="ce1" office:value-type="string" calcext:value-type="string">
            <text:p>TIN CUP CAFE</text:p>
          </table:table-cell>
          <table:table-cell table:style-name="ce1" office:value-type="string" calcext:value-type="string">
            <text:p>719 4 Avenue, Brooklyn NY 11232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7" calcext:value-type="date">
            <text:p>10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87566" calcext:value-type="float">
            <text:p>41287566</text:p>
          </table:table-cell>
          <table:table-cell table:style-name="ce1" office:value-type="string" calcext:value-type="string">
            <text:p>SUSHI TATSU JAPANESE RESTAURANT III</text:p>
          </table:table-cell>
          <table:table-cell table:style-name="ce1" office:value-type="string" calcext:value-type="string">
            <text:p>644 Flatbush Avenue, Brooklyn NY 11225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5" calcext:value-type="date">
            <text:p>10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881088" calcext:value-type="float">
            <text:p>40881088</text:p>
          </table:table-cell>
          <table:table-cell table:style-name="ce1" office:value-type="string" calcext:value-type="string">
            <text:p>SODA BAR</text:p>
          </table:table-cell>
          <table:table-cell table:style-name="ce1" office:value-type="string" calcext:value-type="string">
            <text:p>629 Vanderbilt Avenue, Brooklyn NY 1123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46549" calcext:value-type="float">
            <text:p>41646549</text:p>
          </table:table-cell>
          <table:table-cell table:style-name="ce1" office:value-type="string" calcext:value-type="string">
            <text:p>FAMOUS CUISINE</text:p>
          </table:table-cell>
          <table:table-cell table:style-name="ce1" office:value-type="string" calcext:value-type="string">
            <text:p>4606 8 Avenue, Brooklyn NY 1122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97095" calcext:value-type="float">
            <text:p>41297095</text:p>
          </table:table-cell>
          <table:table-cell table:style-name="ce1" office:value-type="string" calcext:value-type="string">
            <text:p>CHIKURIN</text:p>
          </table:table-cell>
          <table:table-cell table:style-name="ce1" office:value-type="string" calcext:value-type="string">
            <text:p>2274 86 Street, Brooklyn NY 11214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3" calcext:value-type="date">
            <text:p>10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8076" calcext:value-type="float">
            <text:p>50008076</text:p>
          </table:table-cell>
          <table:table-cell table:style-name="ce1" office:value-type="string" calcext:value-type="string">
            <text:p>HONK KONG BOY RESTAURANT</text:p>
          </table:table-cell>
          <table:table-cell table:style-name="ce1" office:value-type="string" calcext:value-type="string">
            <text:p>6201 8Th Ave, Brooklyn NY 1122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29" calcext:value-type="date">
            <text:p>12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5693" calcext:value-type="float">
            <text:p>50015693</text:p>
          </table:table-cell>
          <table:table-cell table:style-name="ce1" office:value-type="string" calcext:value-type="string">
            <text:p>HALE &amp; HEARTY SOUP</text:p>
          </table:table-cell>
          <table:table-cell table:style-name="ce1" office:value-type="string" calcext:value-type="string">
            <text:p>2 Metrotech Ctr, Brooklyn NY 11201</text:p>
          </table:table-cell>
          <table:table-cell table:style-name="ce1" office:value-type="string" calcext:value-type="string">
            <text:p>Soups &amp; Sandwich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9" calcext:value-type="date">
            <text:p>12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606" calcext:value-type="float">
            <text:p>50056606</text:p>
          </table:table-cell>
          <table:table-cell table:style-name="ce1" office:value-type="string" calcext:value-type="string">
            <text:p>NATHAN'S/POPEYES</text:p>
          </table:table-cell>
          <table:table-cell table:style-name="ce1" office:value-type="string" calcext:value-type="string">
            <text:p>25 Flatbush Ave, Brooklyn NY 1121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1" calcext:value-type="date">
            <text:p>12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74507" calcext:value-type="float">
            <text:p>40374507</text:p>
          </table:table-cell>
          <table:table-cell table:style-name="ce1" office:value-type="string" calcext:value-type="string">
            <text:p>MCDONALD'S</text:p>
          </table:table-cell>
          <table:table-cell table:style-name="ce1" office:value-type="string" calcext:value-type="string">
            <text:p>82 Court Street, Brooklyn NY 11201</text:p>
          </table:table-cell>
          <table:table-cell table:style-name="ce1" office:value-type="string" calcext:value-type="string">
            <text:p>Hamburger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9" calcext:value-type="date">
            <text:p>12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024" calcext:value-type="float">
            <text:p>50053024</text:p>
          </table:table-cell>
          <table:table-cell table:style-name="ce1" office:value-type="string" calcext:value-type="string">
            <text:p>CROWN FRIED CHICKEN</text:p>
          </table:table-cell>
          <table:table-cell table:style-name="ce1" office:value-type="string" calcext:value-type="string">
            <text:p>842 Rockaway Ave, Brooklyn NY 11212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2" calcext:value-type="date">
            <text:p>12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564078" calcext:value-type="float">
            <text:p>40564078</text:p>
          </table:table-cell>
          <table:table-cell table:style-name="ce1" office:value-type="string" calcext:value-type="string">
            <text:p>AU BON PAIN</text:p>
          </table:table-cell>
          <table:table-cell table:style-name="ce1" office:value-type="string" calcext:value-type="string">
            <text:p>70 Myrtle Avenue, Brooklyn NY 11201</text:p>
          </table:table-cell>
          <table:table-cell table:style-name="ce1" office:value-type="string" calcext:value-type="string">
            <text:p>Sandwiches/Salads/Mixed Buffe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6" calcext:value-type="date">
            <text:p>12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793030" calcext:value-type="float">
            <text:p>40793030</text:p>
          </table:table-cell>
          <table:table-cell table:style-name="ce1" office:value-type="string" calcext:value-type="string">
            <text:p>UNION POOL</text:p>
          </table:table-cell>
          <table:table-cell table:style-name="ce1" office:value-type="string" calcext:value-type="string">
            <text:p>484 Union Avenue, Brooklyn NY 1121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3" calcext:value-type="date">
            <text:p>12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89072" calcext:value-type="float">
            <text:p>41389072</text:p>
          </table:table-cell>
          <table:table-cell table:style-name="ce1" office:value-type="string" calcext:value-type="string">
            <text:p>BALBOA RESTAURANT</text:p>
          </table:table-cell>
          <table:table-cell table:style-name="ce1" office:value-type="string" calcext:value-type="string">
            <text:p>1655 Bedford Avenue, Brooklyn NY 1122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371" calcext:value-type="float">
            <text:p>50053371</text:p>
          </table:table-cell>
          <table:table-cell table:style-name="ce1" office:value-type="string" calcext:value-type="string">
            <text:p>CROWN FRIED CHICKEN AND PIZZA</text:p>
          </table:table-cell>
          <table:table-cell table:style-name="ce1" office:value-type="string" calcext:value-type="string">
            <text:p>972 Myrtle Ave, Brooklyn NY 11206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1-23" calcext:value-type="date">
            <text:p>11/2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6594" calcext:value-type="float">
            <text:p>50036594</text:p>
          </table:table-cell>
          <table:table-cell table:style-name="ce1" office:value-type="string" calcext:value-type="string">
            <text:p>NYCS FRIED CHICKEN</text:p>
          </table:table-cell>
          <table:table-cell table:style-name="ce1" office:value-type="string" calcext:value-type="string">
            <text:p>844 Jamaica Ave, Brooklyn NY 11208</text:p>
          </table:table-cell>
          <table:table-cell table:style-name="ce1" office:value-type="string" calcext:value-type="string">
            <text:p>Chicke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9" calcext:value-type="date">
            <text:p>11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37907" calcext:value-type="float">
            <text:p>41337907</text:p>
          </table:table-cell>
          <table:table-cell table:style-name="ce1" office:value-type="string" calcext:value-type="string">
            <text:p>GOOD HOPE RESTAURANT</text:p>
          </table:table-cell>
          <table:table-cell table:style-name="ce1" office:value-type="string" calcext:value-type="string">
            <text:p>1683 Flatbush Avenue, Brooklyn NY 11210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4" calcext:value-type="date">
            <text:p>11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3205" calcext:value-type="float">
            <text:p>50043205</text:p>
          </table:table-cell>
          <table:table-cell table:style-name="ce1" office:value-type="string" calcext:value-type="string">
            <text:p>SURFISH BISTRO</text:p>
          </table:table-cell>
          <table:table-cell table:style-name="ce1" office:value-type="string" calcext:value-type="string">
            <text:p>550 3Rd Ave, Brooklyn NY 11215</text:p>
          </table:table-cell>
          <table:table-cell table:style-name="ce1" office:value-type="string" calcext:value-type="string">
            <text:p>Peruvi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3849" calcext:value-type="float">
            <text:p>50013849</text:p>
          </table:table-cell>
          <table:table-cell table:style-name="ce1" office:value-type="string" calcext:value-type="string">
            <text:p>VIVI BUBBLE TEA</text:p>
          </table:table-cell>
          <table:table-cell table:style-name="ce1" office:value-type="string" calcext:value-type="string">
            <text:p>790 Manhattan Ave, Brooklyn NY 11222</text:p>
          </table:table-cell>
          <table:table-cell table:style-name="ce1" office:value-type="string" calcext:value-type="string">
            <text:p>Juice, Smoothies, Fruit Salad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31" calcext:value-type="date">
            <text:p>10/3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8783" calcext:value-type="float">
            <text:p>50048783</text:p>
          </table:table-cell>
          <table:table-cell table:style-name="ce1" office:value-type="string" calcext:value-type="string">
            <text:p>TANDIR KEBAB HALAL</text:p>
          </table:table-cell>
          <table:table-cell table:style-name="ce1" office:value-type="string" calcext:value-type="string">
            <text:p>312 Ditmas Ave, Brooklyn NY 11218</text:p>
          </table:table-cell>
          <table:table-cell table:style-name="ce1" office:value-type="string" calcext:value-type="string">
            <text:p>Middle Easter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31" calcext:value-type="date">
            <text:p>10/3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4829" calcext:value-type="float">
            <text:p>50054829</text:p>
          </table:table-cell>
          <table:table-cell table:style-name="ce1" office:value-type="string" calcext:value-type="string">
            <text:p>CHIPOTLE MEXICAN GRILL</text:p>
          </table:table-cell>
          <table:table-cell table:style-name="ce1" office:value-type="string" calcext:value-type="string">
            <text:p>130 N 4Th St, Brooklyn NY 11249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31" calcext:value-type="date">
            <text:p>10/3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2499" calcext:value-type="float">
            <text:p>50052499</text:p>
          </table:table-cell>
          <table:table-cell table:style-name="ce1" office:value-type="string" calcext:value-type="string">
            <text:p>LAMOZA CAFE</text:p>
          </table:table-cell>
          <table:table-cell table:style-name="ce1" office:value-type="string" calcext:value-type="string">
            <text:p>7704 3Rd Ave, Brooklyn NY 11209</text:p>
          </table:table-cell>
          <table:table-cell table:style-name="ce1" office:value-type="string" calcext:value-type="string">
            <text:p>Mediterrane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8" calcext:value-type="date">
            <text:p>10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72368" calcext:value-type="float">
            <text:p>41572368</text:p>
          </table:table-cell>
          <table:table-cell table:style-name="ce1" office:value-type="string" calcext:value-type="string">
            <text:p>SUPREME BAGELS</text:p>
          </table:table-cell>
          <table:table-cell table:style-name="ce1" office:value-type="string" calcext:value-type="string">
            <text:p>9401 5 Avenue, Brooklyn NY 11209</text:p>
          </table:table-cell>
          <table:table-cell table:style-name="ce1" office:value-type="string" calcext:value-type="string">
            <text:p>Bagels/Pretzel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2568" calcext:value-type="float">
            <text:p>50002568</text:p>
          </table:table-cell>
          <table:table-cell table:style-name="ce1" office:value-type="string" calcext:value-type="string">
            <text:p>DUNKIN' DONUTS</text:p>
          </table:table-cell>
          <table:table-cell table:style-name="ce1" office:value-type="string" calcext:value-type="string">
            <text:p>833 4 Avenue, Brooklyn NY 11232</text:p>
          </table:table-cell>
          <table:table-cell table:style-name="ce1" office:value-type="string" calcext:value-type="string">
            <text:p>Donut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54687" calcext:value-type="float">
            <text:p>41154687</text:p>
          </table:table-cell>
          <table:table-cell table:style-name="ce1" office:value-type="string" calcext:value-type="string">
            <text:p>67 Burger</text:p>
          </table:table-cell>
          <table:table-cell table:style-name="ce1" office:value-type="string" calcext:value-type="string">
            <text:p>67 Lafayette Avenue, Brooklyn NY 11217</text:p>
          </table:table-cell>
          <table:table-cell table:style-name="ce1" office:value-type="string" calcext:value-type="string">
            <text:p>Hamburger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1" calcext:value-type="date">
            <text:p>10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94258" calcext:value-type="float">
            <text:p>41694258</text:p>
          </table:table-cell>
          <table:table-cell table:style-name="ce1" office:value-type="string" calcext:value-type="string">
            <text:p>BURGER KING</text:p>
          </table:table-cell>
          <table:table-cell table:style-name="ce1" office:value-type="string" calcext:value-type="string">
            <text:p>1940 Linden Boulevard, Brooklyn NY 11207</text:p>
          </table:table-cell>
          <table:table-cell table:style-name="ce1" office:value-type="string" calcext:value-type="string">
            <text:p>Hamburger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0362" calcext:value-type="float">
            <text:p>50050362</text:p>
          </table:table-cell>
          <table:table-cell table:style-name="ce1" office:value-type="string" calcext:value-type="string">
            <text:p>ABIGAIL'S BAKESHOP</text:p>
          </table:table-cell>
          <table:table-cell table:style-name="ce1" office:value-type="string" calcext:value-type="string">
            <text:p>1413 Bedford Ave, Brooklyn NY 11216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039810" calcext:value-type="float">
            <text:p>41039810</text:p>
          </table:table-cell>
          <table:table-cell table:style-name="ce1" office:value-type="string" calcext:value-type="string">
            <text:p>STARBUCKS COFFEE</text:p>
          </table:table-cell>
          <table:table-cell table:style-name="ce1" office:value-type="string" calcext:value-type="string">
            <text:p>139 Flatbush Avenue, Brooklyn NY 11217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9" calcext:value-type="date">
            <text:p>10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5061" calcext:value-type="float">
            <text:p>50045061</text:p>
          </table:table-cell>
          <table:table-cell table:style-name="ce1" office:value-type="string" calcext:value-type="string">
            <text:p>GOOD FRIEND RESTAURANT</text:p>
          </table:table-cell>
          <table:table-cell table:style-name="ce1" office:value-type="string" calcext:value-type="string">
            <text:p>176 Marcus Garvey Blvd, Brooklyn NY 11221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9" calcext:value-type="date">
            <text:p>10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2585" calcext:value-type="float">
            <text:p>50052585</text:p>
          </table:table-cell>
          <table:table-cell table:style-name="ce1" office:value-type="string" calcext:value-type="string">
            <text:p>CHECKERS</text:p>
          </table:table-cell>
          <table:table-cell table:style-name="ce1" office:value-type="string" calcext:value-type="string">
            <text:p>43 Empire Blvd, Brooklyn NY 1122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9" calcext:value-type="date">
            <text:p>10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6613" calcext:value-type="float">
            <text:p>50006613</text:p>
          </table:table-cell>
          <table:table-cell table:style-name="ce1" office:value-type="string" calcext:value-type="string">
            <text:p>EASTERN CHINESE RESTAURANT</text:p>
          </table:table-cell>
          <table:table-cell table:style-name="ce1" office:value-type="string" calcext:value-type="string">
            <text:p>2008 Cropsey Ave, Brooklyn NY 1121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39001" calcext:value-type="float">
            <text:p>41539001</text:p>
          </table:table-cell>
          <table:table-cell table:style-name="ce1" office:value-type="string" calcext:value-type="string">
            <text:p>EVERYTHING YOGURT/GRETEL'S PRETZELS</text:p>
          </table:table-cell>
          <table:table-cell table:style-name="ce1" office:value-type="string" calcext:value-type="string">
            <text:p>5371 Kings Plaza Mall, Brooklyn NY 11234</text:p>
          </table:table-cell>
          <table:table-cell table:style-name="ce1" office:value-type="string" calcext:value-type="string">
            <text:p>Ice Cream, Gelato, Yogurt, Ic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7" calcext:value-type="date">
            <text:p>10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4565" calcext:value-type="float">
            <text:p>50004565</text:p>
          </table:table-cell>
          <table:table-cell table:style-name="ce1" office:value-type="string" calcext:value-type="string">
            <text:p>PITKIN BONAO GRILL RESTAURANT</text:p>
          </table:table-cell>
          <table:table-cell table:style-name="ce1" office:value-type="string" calcext:value-type="string">
            <text:p>2678 Pitkin Ave, Brooklyn NY 11208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0-07" calcext:value-type="date">
            <text:p>10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02681" calcext:value-type="float">
            <text:p>41402681</text:p>
          </table:table-cell>
          <table:table-cell table:style-name="ce1" office:value-type="string" calcext:value-type="string">
            <text:p>FOUR SEASONS BAKERY</text:p>
          </table:table-cell>
          <table:table-cell table:style-name="ce1" office:value-type="string" calcext:value-type="string">
            <text:p>2281 Church Avenue, Brooklyn NY 11226</text:p>
          </table:table-cell>
          <table:table-cell table:style-name="ce1" office:value-type="string" calcext:value-type="string">
            <text:p>Vegetari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6" calcext:value-type="date">
            <text:p>10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0165" calcext:value-type="float">
            <text:p>50010165</text:p>
          </table:table-cell>
          <table:table-cell table:style-name="ce1" office:value-type="string" calcext:value-type="string">
            <text:p>JUICE GENERATION</text:p>
          </table:table-cell>
          <table:table-cell table:style-name="ce1" office:value-type="string" calcext:value-type="string">
            <text:p>210 Bedford Ave, Brooklyn NY 11249</text:p>
          </table:table-cell>
          <table:table-cell table:style-name="ce1" office:value-type="string" calcext:value-type="string">
            <text:p>Juice, Smoothies, Fruit Salad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5" calcext:value-type="date">
            <text:p>10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41709" calcext:value-type="float">
            <text:p>41641709</text:p>
          </table:table-cell>
          <table:table-cell table:style-name="ce1" office:value-type="string" calcext:value-type="string">
            <text:p>MAMMA MIA PIZZERIA</text:p>
          </table:table-cell>
          <table:table-cell table:style-name="ce1" office:value-type="string" calcext:value-type="string">
            <text:p>2337 Bath Avenue, Brooklyn NY 11214</text:p>
          </table:table-cell>
          <table:table-cell table:style-name="ce1" office:value-type="string" calcext:value-type="string">
            <text:p>Pizza/Itali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9436" calcext:value-type="float">
            <text:p>50049436</text:p>
          </table:table-cell>
          <table:table-cell table:style-name="ce1" office:value-type="string" calcext:value-type="string">
            <text:p>KITTEN CAFE</text:p>
          </table:table-cell>
          <table:table-cell table:style-name="ce1" office:value-type="string" calcext:value-type="string">
            <text:p>320 Franklin Ave, Brooklyn NY 11238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9" calcext:value-type="date">
            <text:p>12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617224" calcext:value-type="float">
            <text:p>40617224</text:p>
          </table:table-cell>
          <table:table-cell table:style-name="ce1" office:value-type="string" calcext:value-type="string">
            <text:p>C &amp; C CATERING</text:p>
          </table:table-cell>
          <table:table-cell table:style-name="ce1" office:value-type="string" calcext:value-type="string">
            <text:p>7611 18 Avenue, Brooklyn NY 11214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8" calcext:value-type="date">
            <text:p>12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97918" calcext:value-type="float">
            <text:p>41597918</text:p>
          </table:table-cell>
          <table:table-cell table:style-name="ce1" office:value-type="string" calcext:value-type="string">
            <text:p>STEEPLECHASE COFFEE</text:p>
          </table:table-cell>
          <table:table-cell table:style-name="ce1" office:value-type="string" calcext:value-type="string">
            <text:p>3013 Fort Hamilton Parkway, Brooklyn NY 11218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7" calcext:value-type="date">
            <text:p>12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8157" calcext:value-type="float">
            <text:p>50038157</text:p>
          </table:table-cell>
          <table:table-cell table:style-name="ce1" office:value-type="string" calcext:value-type="string">
            <text:p>CAFFE BENE</text:p>
          </table:table-cell>
          <table:table-cell table:style-name="ce1" office:value-type="string" calcext:value-type="string">
            <text:p>6307 18Th Ave, Brooklyn NY 11204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7" calcext:value-type="date">
            <text:p>12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22735" calcext:value-type="float">
            <text:p>41522735</text:p>
          </table:table-cell>
          <table:table-cell table:style-name="ce1" office:value-type="string" calcext:value-type="string">
            <text:p>COURT STREET GROCERS</text:p>
          </table:table-cell>
          <table:table-cell table:style-name="ce1" office:value-type="string" calcext:value-type="string">
            <text:p>485 Court Street, Brooklyn NY 11231</text:p>
          </table:table-cell>
          <table:table-cell table:style-name="ce1" office:value-type="string" calcext:value-type="string">
            <text:p>Delicatesse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22" calcext:value-type="date">
            <text:p>12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94139" calcext:value-type="float">
            <text:p>41694139</text:p>
          </table:table-cell>
          <table:table-cell table:style-name="ce1" office:value-type="string" calcext:value-type="string">
            <text:p>PIE CORPS</text:p>
          </table:table-cell>
          <table:table-cell table:style-name="ce1" office:value-type="string" calcext:value-type="string">
            <text:p>77 Driggs Avenue, Brooklyn NY 11222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19" calcext:value-type="date">
            <text:p>12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28402" calcext:value-type="float">
            <text:p>41528402</text:p>
          </table:table-cell>
          <table:table-cell table:style-name="ce1" office:value-type="string" calcext:value-type="string">
            <text:p>TAQUERIA IZUCAR</text:p>
          </table:table-cell>
          <table:table-cell table:style-name="ce1" office:value-type="string" calcext:value-type="string">
            <text:p>1503 Myrtle Avenue, Brooklyn NY 11237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7" calcext:value-type="date">
            <text:p>12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76339" calcext:value-type="float">
            <text:p>41576339</text:p>
          </table:table-cell>
          <table:table-cell table:style-name="ce1" office:value-type="string" calcext:value-type="string">
            <text:p>ASYA INDIAN RESTAURANT</text:p>
          </table:table-cell>
          <table:table-cell table:style-name="ce1" office:value-type="string" calcext:value-type="string">
            <text:p>46 Henry Street, Brooklyn NY 11201</text:p>
          </table:table-cell>
          <table:table-cell table:style-name="ce1" office:value-type="string" calcext:value-type="string">
            <text:p>India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4645" calcext:value-type="float">
            <text:p>50034645</text:p>
          </table:table-cell>
          <table:table-cell table:style-name="ce1" office:value-type="string" calcext:value-type="string">
            <text:p>NANCY RESTAURANT</text:p>
          </table:table-cell>
          <table:table-cell table:style-name="ce1" office:value-type="string" calcext:value-type="string">
            <text:p>2961 Fulton St, Brooklyn NY 11208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5" calcext:value-type="date">
            <text:p>12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3802" calcext:value-type="float">
            <text:p>50043802</text:p>
          </table:table-cell>
          <table:table-cell table:style-name="ce1" office:value-type="string" calcext:value-type="string">
            <text:p>FLOWERS FOR ALL OCCASIONS</text:p>
          </table:table-cell>
          <table:table-cell table:style-name="ce1" office:value-type="string" calcext:value-type="string">
            <text:p>1114 Dekalb Ave, Brooklyn NY 1122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6649" calcext:value-type="float">
            <text:p>50046649</text:p>
          </table:table-cell>
          <table:table-cell table:style-name="ce1" office:value-type="string" calcext:value-type="string">
            <text:p>LITTLE CAESARS PIZZA</text:p>
          </table:table-cell>
          <table:table-cell table:style-name="ce1" office:value-type="string" calcext:value-type="string">
            <text:p>1431 Fulton St, Brooklyn NY 11216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6180" calcext:value-type="float">
            <text:p>50056180</text:p>
          </table:table-cell>
          <table:table-cell table:style-name="ce1" office:value-type="string" calcext:value-type="string">
            <text:p>CARVEL</text:p>
          </table:table-cell>
          <table:table-cell table:style-name="ce1" office:value-type="string" calcext:value-type="string">
            <text:p>2166 Bath Ave, Brooklyn NY 11214</text:p>
          </table:table-cell>
          <table:table-cell table:style-name="ce1" office:value-type="string" calcext:value-type="string">
            <text:p>Ice Cream, Gelato, Yogurt, Ic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8" calcext:value-type="date">
            <text:p>12/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292" calcext:value-type="float">
            <text:p>50051292</text:p>
          </table:table-cell>
          <table:table-cell table:style-name="ce1" office:value-type="string" calcext:value-type="string">
            <text:p>ICE CREAM -196 CELSIUS</text:p>
          </table:table-cell>
          <table:table-cell table:style-name="ce1" office:value-type="string" calcext:value-type="string">
            <text:p>5502 8Th Ave, Brooklyn NY 11220</text:p>
          </table:table-cell>
          <table:table-cell table:style-name="ce1" office:value-type="string" calcext:value-type="string">
            <text:p>Ice Cream, Gelato, Yogurt, Ic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05" calcext:value-type="date">
            <text:p>12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882" calcext:value-type="float">
            <text:p>50053882</text:p>
          </table:table-cell>
          <table:table-cell table:style-name="ce1" office:value-type="string" calcext:value-type="string">
            <text:p>MAHJI</text:p>
          </table:table-cell>
          <table:table-cell table:style-name="ce1" office:value-type="string" calcext:value-type="string">
            <text:p>617 Grand St, Brooklyn NY 11211</text:p>
          </table:table-cell>
          <table:table-cell table:style-name="ce1" office:value-type="string" calcext:value-type="string">
            <text:p>Korea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3" calcext:value-type="date">
            <text:p>12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25995" calcext:value-type="float">
            <text:p>41625995</text:p>
          </table:table-cell>
          <table:table-cell table:style-name="ce1" office:value-type="string" calcext:value-type="string">
            <text:p>NEW YORK NICK'S DELI</text:p>
          </table:table-cell>
          <table:table-cell table:style-name="ce1" office:value-type="string" calcext:value-type="string">
            <text:p>1019 Mcdonald Avenue, Brooklyn NY 11230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726" calcext:value-type="float">
            <text:p>50018726</text:p>
          </table:table-cell>
          <table:table-cell table:style-name="ce1" office:value-type="string" calcext:value-type="string">
            <text:p>HUI WEI CHINESE FOOD</text:p>
          </table:table-cell>
          <table:table-cell table:style-name="ce1" office:value-type="string" calcext:value-type="string">
            <text:p>706 56Th St, Brooklyn NY 1122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0334" calcext:value-type="float">
            <text:p>50000334</text:p>
          </table:table-cell>
          <table:table-cell table:style-name="ce1" office:value-type="string" calcext:value-type="string">
            <text:p>EL POLLO III</text:p>
          </table:table-cell>
          <table:table-cell table:style-name="ce1" office:value-type="string" calcext:value-type="string">
            <text:p>8603 18Th Ave, Brooklyn NY 11214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1-29" calcext:value-type="date">
            <text:p>11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1121" calcext:value-type="float">
            <text:p>50011121</text:p>
          </table:table-cell>
          <table:table-cell table:style-name="ce1" office:value-type="string" calcext:value-type="string">
            <text:p>ASHOKA GRILL</text:p>
          </table:table-cell>
          <table:table-cell table:style-name="ce1" office:value-type="string" calcext:value-type="string">
            <text:p>1436 Flatbush Ave, Brooklyn NY 11210</text:p>
          </table:table-cell>
          <table:table-cell table:style-name="ce1" office:value-type="string" calcext:value-type="string">
            <text:p>India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5" calcext:value-type="date">
            <text:p>11/2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0992" calcext:value-type="float">
            <text:p>50050992</text:p>
          </table:table-cell>
          <table:table-cell table:style-name="ce1" office:value-type="string" calcext:value-type="string">
            <text:p>TACOSSSSSSS</text:p>
          </table:table-cell>
          <table:table-cell table:style-name="ce1" office:value-type="string" calcext:value-type="string">
            <text:p>3398 Fulton St, Brooklyn NY 11208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22" calcext:value-type="date">
            <text:p>11/2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47143" calcext:value-type="float">
            <text:p>41247143</text:p>
          </table:table-cell>
          <table:table-cell table:style-name="ce1" office:value-type="string" calcext:value-type="string">
            <text:p>Luigi's Pizza</text:p>
          </table:table-cell>
          <table:table-cell table:style-name="ce1" office:value-type="string" calcext:value-type="string">
            <text:p>4704 5 Avenue, Brooklyn NY 11220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7" calcext:value-type="date">
            <text:p>11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1868" calcext:value-type="float">
            <text:p>50001868</text:p>
          </table:table-cell>
          <table:table-cell table:style-name="ce1" office:value-type="string" calcext:value-type="string">
            <text:p>SUSHI K BAR</text:p>
          </table:table-cell>
          <table:table-cell table:style-name="ce1" office:value-type="string" calcext:value-type="string">
            <text:p>888 Bedford Avenue, Brooklyn NY 11205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07793" calcext:value-type="float">
            <text:p>41207793</text:p>
          </table:table-cell>
          <table:table-cell table:style-name="ce1" office:value-type="string" calcext:value-type="string">
            <text:p>MAC CAFE</text:p>
          </table:table-cell>
          <table:table-cell table:style-name="ce1" office:value-type="string" calcext:value-type="string">
            <text:p>2001 Oriental Boulevard, Brooklyn NY 11235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5" calcext:value-type="date">
            <text:p>11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7490" calcext:value-type="float">
            <text:p>50047490</text:p>
          </table:table-cell>
          <table:table-cell table:style-name="ce1" office:value-type="string" calcext:value-type="string">
            <text:p>COCONUT HOOKAH</text:p>
          </table:table-cell>
          <table:table-cell table:style-name="ce1" office:value-type="string" calcext:value-type="string">
            <text:p>473 Bay Ridge Ave, Brooklyn NY 11220</text:p>
          </table:table-cell>
          <table:table-cell table:style-name="ce1" office:value-type="string" calcext:value-type="string">
            <text:p>Middle Easter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2" calcext:value-type="date">
            <text:p>11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87494" calcext:value-type="float">
            <text:p>41387494</text:p>
          </table:table-cell>
          <table:table-cell table:style-name="ce1" office:value-type="string" calcext:value-type="string">
            <text:p>YUMMY TACO</text:p>
          </table:table-cell>
          <table:table-cell table:style-name="ce1" office:value-type="string" calcext:value-type="string">
            <text:p>9625 Avenue L, Brooklyn NY 11236</text:p>
          </table:table-cell>
          <table:table-cell table:style-name="ce1" office:value-type="string" calcext:value-type="string">
            <text:p>Tex-Me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9" calcext:value-type="date">
            <text:p>11/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31473" calcext:value-type="float">
            <text:p>41231473</text:p>
          </table:table-cell>
          <table:table-cell table:style-name="ce1" office:value-type="string" calcext:value-type="string">
            <text:p>ALL NATIONS</text:p>
          </table:table-cell>
          <table:table-cell table:style-name="ce1" office:value-type="string" calcext:value-type="string">
            <text:p>1091 Utica Avenue, Brooklyn NY 11203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4" calcext:value-type="date">
            <text:p>11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83337" calcext:value-type="float">
            <text:p>41683337</text:p>
          </table:table-cell>
          <table:table-cell table:style-name="ce1" office:value-type="string" calcext:value-type="string">
            <text:p>AVLEE <text:s/>GREEK KITCHEN</text:p>
          </table:table-cell>
          <table:table-cell table:style-name="ce1" office:value-type="string" calcext:value-type="string">
            <text:p>349 Smith Street, Brooklyn NY 11231</text:p>
          </table:table-cell>
          <table:table-cell table:style-name="ce1" office:value-type="string" calcext:value-type="string">
            <text:p>Gr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3" calcext:value-type="date">
            <text:p>11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2319" calcext:value-type="float">
            <text:p>50042319</text:p>
          </table:table-cell>
          <table:table-cell table:style-name="ce1" office:value-type="string" calcext:value-type="string">
            <text:p>LITTLE MISS MUFFIN N HER STUFFIN</text:p>
          </table:table-cell>
          <table:table-cell table:style-name="ce1" office:value-type="string" calcext:value-type="string">
            <text:p>768 Washington Ave, Brooklyn NY 11238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2" calcext:value-type="date">
            <text:p>11/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41764" calcext:value-type="float">
            <text:p>41641764</text:p>
          </table:table-cell>
          <table:table-cell table:style-name="ce1" office:value-type="string" calcext:value-type="string">
            <text:p>SUBWAY</text:p>
          </table:table-cell>
          <table:table-cell table:style-name="ce1" office:value-type="string" calcext:value-type="string">
            <text:p>7504 3 Avenue, Brooklyn NY 11209</text:p>
          </table:table-cell>
          <table:table-cell table:style-name="ce1" office:value-type="string" calcext:value-type="string">
            <text:p>Sandwiches/Salads/Mixed Buffe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803" calcext:value-type="float">
            <text:p>50053803</text:p>
          </table:table-cell>
          <table:table-cell table:style-name="ce1" office:value-type="string" calcext:value-type="string">
            <text:p>NEW GARDEN CHINESE RESTAURANT</text:p>
          </table:table-cell>
          <table:table-cell table:style-name="ce1" office:value-type="string" calcext:value-type="string">
            <text:p>850 E New York Ave, Brooklyn NY 11203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1" calcext:value-type="date">
            <text:p>11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37043" calcext:value-type="float">
            <text:p>41337043</text:p>
          </table:table-cell>
          <table:table-cell table:style-name="ce1" office:value-type="string" calcext:value-type="string">
            <text:p>CARVEL ICE CREAM</text:p>
          </table:table-cell>
          <table:table-cell table:style-name="ce1" office:value-type="string" calcext:value-type="string">
            <text:p>2744 Coney Island Avenue, Brooklyn NY 11235</text:p>
          </table:table-cell>
          <table:table-cell table:style-name="ce1" office:value-type="string" calcext:value-type="string">
            <text:p>Ice Cream, Gelato, Yogurt, Ic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9" calcext:value-type="date">
            <text:p>10/2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77658" calcext:value-type="float">
            <text:p>41677658</text:p>
          </table:table-cell>
          <table:table-cell table:style-name="ce1" office:value-type="string" calcext:value-type="string">
            <text:p>LA BAGEL DELIGHT</text:p>
          </table:table-cell>
          <table:table-cell table:style-name="ce1" office:value-type="string" calcext:value-type="string">
            <text:p>122 7 Avenue, Brooklyn NY 11215</text:p>
          </table:table-cell>
          <table:table-cell table:style-name="ce1" office:value-type="string" calcext:value-type="string">
            <text:p>Bagels/Pretzel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0-28" calcext:value-type="date">
            <text:p>10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95525" calcext:value-type="float">
            <text:p>41495525</text:p>
          </table:table-cell>
          <table:table-cell table:style-name="ce1" office:value-type="string" calcext:value-type="string">
            <text:p>SINGAS FAMOUS PIZZA</text:p>
          </table:table-cell>
          <table:table-cell table:style-name="ce1" office:value-type="string" calcext:value-type="string">
            <text:p>512 Grand Street, Brooklyn NY 11211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7" calcext:value-type="date">
            <text:p>10/2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9773" calcext:value-type="float">
            <text:p>50009773</text:p>
          </table:table-cell>
          <table:table-cell table:style-name="ce1" office:value-type="string" calcext:value-type="string">
            <text:p>LAS LUNITAS</text:p>
          </table:table-cell>
          <table:table-cell table:style-name="ce1" office:value-type="string" calcext:value-type="string">
            <text:p>195 Stanhope St, Brooklyn NY 11237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306" calcext:value-type="float">
            <text:p>50051306</text:p>
          </table:table-cell>
          <table:table-cell table:style-name="ce1" office:value-type="string" calcext:value-type="string">
            <text:p>T-SWIRL CREPE</text:p>
          </table:table-cell>
          <table:table-cell table:style-name="ce1" office:value-type="string" calcext:value-type="string">
            <text:p>148 N 7Th St, Brooklyn NY 11249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3135" calcext:value-type="float">
            <text:p>50053135</text:p>
          </table:table-cell>
          <table:table-cell table:style-name="ce1" office:value-type="string" calcext:value-type="string">
            <text:p>SUZY'S ROTI PARLOUR</text:p>
          </table:table-cell>
          <table:table-cell table:style-name="ce1" office:value-type="string" calcext:value-type="string">
            <text:p>907 Church Ave, Brooklyn NY 11218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6" calcext:value-type="date">
            <text:p>10/2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9199" calcext:value-type="float">
            <text:p>50019199</text:p>
          </table:table-cell>
          <table:table-cell table:style-name="ce1" office:value-type="string" calcext:value-type="string">
            <text:p>TOKYO BAY</text:p>
          </table:table-cell>
          <table:table-cell table:style-name="ce1" office:value-type="string" calcext:value-type="string">
            <text:p>611 86Th St, Brooklyn NY 11209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0-24" calcext:value-type="date">
            <text:p>10/2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746892" calcext:value-type="float">
            <text:p>40746892</text:p>
          </table:table-cell>
          <table:table-cell table:style-name="ce1" office:value-type="string" calcext:value-type="string">
            <text:p>DOMINO'S</text:p>
          </table:table-cell>
          <table:table-cell table:style-name="ce1" office:value-type="string" calcext:value-type="string">
            <text:p>146 Smith Street, Brooklyn NY 11201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0-21" calcext:value-type="date">
            <text:p>10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934918" calcext:value-type="float">
            <text:p>40934918</text:p>
          </table:table-cell>
          <table:table-cell table:style-name="ce1" office:value-type="string" calcext:value-type="string">
            <text:p>SCOPELLO</text:p>
          </table:table-cell>
          <table:table-cell table:style-name="ce1" office:value-type="string" calcext:value-type="string">
            <text:p>63 Lafayette Avenue, Brooklyn NY 11217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1" calcext:value-type="date">
            <text:p>10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29576" calcext:value-type="float">
            <text:p>41329576</text:p>
          </table:table-cell>
          <table:table-cell table:style-name="ce1" office:value-type="string" calcext:value-type="string">
            <text:p>FRANKLIN PARK/DUTCH BOY BURGER</text:p>
          </table:table-cell>
          <table:table-cell table:style-name="ce1" office:value-type="string" calcext:value-type="string">
            <text:p>618 St Johns Place, Brooklyn NY 1123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1" calcext:value-type="date">
            <text:p>10/2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1287" calcext:value-type="float">
            <text:p>50051287</text:p>
          </table:table-cell>
          <table:table-cell table:style-name="ce1" office:value-type="string" calcext:value-type="string">
            <text:p>BKW BY BROOKLYN WINERY</text:p>
          </table:table-cell>
          <table:table-cell table:style-name="ce1" office:value-type="string" calcext:value-type="string">
            <text:p>747 Franklin Ave, Brooklyn NY 1123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2004" calcext:value-type="float">
            <text:p>50052004</text:p>
          </table:table-cell>
          <table:table-cell table:style-name="ce1" office:value-type="string" calcext:value-type="string">
            <text:p>AUTUMN ASIAN</text:p>
          </table:table-cell>
          <table:table-cell table:style-name="ce1" office:value-type="string" calcext:value-type="string">
            <text:p>349 Flatbush Ave, Brooklyn NY 11238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0" calcext:value-type="date">
            <text:p>10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70931" calcext:value-type="float">
            <text:p>41670931</text:p>
          </table:table-cell>
          <table:table-cell table:style-name="ce1" office:value-type="string" calcext:value-type="string">
            <text:p>GOOD VIEW DELICIOUS BAKERY</text:p>
          </table:table-cell>
          <table:table-cell table:style-name="ce1" office:value-type="string" calcext:value-type="string">
            <text:p>4518 8 Avenue, Brooklyn NY 1122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0759" calcext:value-type="float">
            <text:p>50040759</text:p>
          </table:table-cell>
          <table:table-cell table:style-name="ce1" office:value-type="string" calcext:value-type="string">
            <text:p>KINGS KITCHEN</text:p>
          </table:table-cell>
          <table:table-cell table:style-name="ce1" office:value-type="string" calcext:value-type="string">
            <text:p>2051 86Th St, Brooklyn NY 11214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5880" calcext:value-type="float">
            <text:p>50015880</text:p>
          </table:table-cell>
          <table:table-cell table:style-name="ce1" office:value-type="string" calcext:value-type="string">
            <text:p>DUNKIN' DONUTS</text:p>
          </table:table-cell>
          <table:table-cell table:style-name="ce1" office:value-type="string" calcext:value-type="string">
            <text:p>267 Avenue X, Brooklyn NY 11223</text:p>
          </table:table-cell>
          <table:table-cell table:style-name="ce1" office:value-type="string" calcext:value-type="string">
            <text:p>Donut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4" calcext:value-type="date">
            <text:p>10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35736" calcext:value-type="float">
            <text:p>41435736</text:p>
          </table:table-cell>
          <table:table-cell table:style-name="ce1" office:value-type="string" calcext:value-type="string">
            <text:p>LIU WRAC WELLNESS CENTER</text:p>
          </table:table-cell>
          <table:table-cell table:style-name="ce1" office:value-type="string" calcext:value-type="string">
            <text:p>1 University Plaza, Brooklyn NY 11201</text:p>
          </table:table-cell>
          <table:table-cell table:style-name="ce1" office:value-type="string" calcext:value-type="string">
            <text:p>Juice, Smoothies, Fruit Salad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3" calcext:value-type="date">
            <text:p>10/1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60209" calcext:value-type="float">
            <text:p>41160209</text:p>
          </table:table-cell>
          <table:table-cell table:style-name="ce1" office:value-type="string" calcext:value-type="string">
            <text:p>PAPA JOHN'S</text:p>
          </table:table-cell>
          <table:table-cell table:style-name="ce1" office:value-type="string" calcext:value-type="string">
            <text:p>1016 Coney Island Ave, Brooklyn NY 11230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3350" calcext:value-type="float">
            <text:p>50033350</text:p>
          </table:table-cell>
          <table:table-cell table:style-name="ce1" office:value-type="string" calcext:value-type="string">
            <text:p>ISABELLA'S CREATIONS</text:p>
          </table:table-cell>
          <table:table-cell table:style-name="ce1" office:value-type="string" calcext:value-type="string">
            <text:p>6605 13Th Ave, Brooklyn NY 11219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00923" calcext:value-type="float">
            <text:p>50000923</text:p>
          </table:table-cell>
          <table:table-cell table:style-name="ce1" office:value-type="string" calcext:value-type="string">
            <text:p>DI FARA PIZZERIA</text:p>
          </table:table-cell>
          <table:table-cell table:style-name="ce1" office:value-type="string" calcext:value-type="string">
            <text:p>1424 Avenue J, Brooklyn NY 11230</text:p>
          </table:table-cell>
          <table:table-cell table:style-name="ce1" office:value-type="string" calcext:value-type="string">
            <text:p>Pizz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0-11" calcext:value-type="date">
            <text:p>10/1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3150" calcext:value-type="float">
            <text:p>50033150</text:p>
          </table:table-cell>
          <table:table-cell table:style-name="ce1" office:value-type="string" calcext:value-type="string">
            <text:p>MIA'S BAKERY</text:p>
          </table:table-cell>
          <table:table-cell table:style-name="ce1" office:value-type="string" calcext:value-type="string">
            <text:p>139 Smith St, Brooklyn NY 11201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6" calcext:value-type="date">
            <text:p>10/6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65123" calcext:value-type="float">
            <text:p>41165123</text:p>
          </table:table-cell>
          <table:table-cell table:style-name="ce1" office:value-type="string" calcext:value-type="string">
            <text:p>PICA PICA RESTAURANT</text:p>
          </table:table-cell>
          <table:table-cell table:style-name="ce1" office:value-type="string" calcext:value-type="string">
            <text:p>392 Broadway, Brooklyn NY 11211</text:p>
          </table:table-cell>
          <table:table-cell table:style-name="ce1" office:value-type="string" calcext:value-type="string">
            <text:p>Latin (Cuban, Dominican, Puerto Rican, South &amp; Central American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5" calcext:value-type="date">
            <text:p>10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3717" calcext:value-type="float">
            <text:p>50043717</text:p>
          </table:table-cell>
          <table:table-cell table:style-name="ce1" office:value-type="string" calcext:value-type="string">
            <text:p>BUBBLE TEA TIME</text:p>
          </table:table-cell>
          <table:table-cell table:style-name="ce1" office:value-type="string" calcext:value-type="string">
            <text:p>5403 8Th Ave, Brooklyn NY 11220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0106" calcext:value-type="float">
            <text:p>50050106</text:p>
          </table:table-cell>
          <table:table-cell table:style-name="ce1" office:value-type="string" calcext:value-type="string">
            <text:p>EL CHARRO POBLANO</text:p>
          </table:table-cell>
          <table:table-cell table:style-name="ce1" office:value-type="string" calcext:value-type="string">
            <text:p>733 Church Ave, Brooklyn NY 11218</text:p>
          </table:table-cell>
          <table:table-cell table:style-name="ce1" office:value-type="string" calcext:value-type="string">
            <text:p>Mexica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4" calcext:value-type="date">
            <text:p>10/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892468" calcext:value-type="float">
            <text:p>40892468</text:p>
          </table:table-cell>
          <table:table-cell table:style-name="ce1" office:value-type="string" calcext:value-type="string">
            <text:p>NEW NO 1 CHINESE RESTAURANT</text:p>
          </table:table-cell>
          <table:table-cell table:style-name="ce1" office:value-type="string" calcext:value-type="string">
            <text:p>1007 Clarkson Avenue, Brooklyn NY 11212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3" calcext:value-type="date">
            <text:p>10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13545" calcext:value-type="float">
            <text:p>41613545</text:p>
          </table:table-cell>
          <table:table-cell table:style-name="ce1" office:value-type="string" calcext:value-type="string">
            <text:p>NEW GOLDEN HOUSE</text:p>
          </table:table-cell>
          <table:table-cell table:style-name="ce1" office:value-type="string" calcext:value-type="string">
            <text:p>793 Flushing Avenue, Brooklyn NY 11206</text:p>
          </table:table-cell>
          <table:table-cell table:style-name="ce1" office:value-type="string" calcext:value-type="string">
            <text:p>Bottled beverages, including water, sodas, juices, etc.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3" calcext:value-type="date">
            <text:p>10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88063" calcext:value-type="float">
            <text:p>41688063</text:p>
          </table:table-cell>
          <table:table-cell table:style-name="ce1" office:value-type="string" calcext:value-type="string">
            <text:p>LITTLE MUENSTER'S TINY TAKEOUT</text:p>
          </table:table-cell>
          <table:table-cell table:style-name="ce1" office:value-type="string" calcext:value-type="string">
            <text:p>145 Front Street, Brooklyn NY 11201</text:p>
          </table:table-cell>
          <table:table-cell table:style-name="ce1" office:value-type="string" calcext:value-type="string">
            <text:p>Sandwiches/Salads/Mixed Buffe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3" calcext:value-type="date">
            <text:p>10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5192" calcext:value-type="float">
            <text:p>50055192</text:p>
          </table:table-cell>
          <table:table-cell table:style-name="ce1" office:value-type="string" calcext:value-type="string">
            <text:p>CAFE DI GIORNO</text:p>
          </table:table-cell>
          <table:table-cell table:style-name="ce1" office:value-type="string" calcext:value-type="string">
            <text:p>62 Avenue U, Brooklyn NY 11223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3" calcext:value-type="date">
            <text:p>10/3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0368632" calcext:value-type="float">
            <text:p>40368632</text:p>
          </table:table-cell>
          <table:table-cell table:style-name="ce1" office:value-type="string" calcext:value-type="string">
            <text:p>NEW PARKWAY RESTAURANT</text:p>
          </table:table-cell>
          <table:table-cell table:style-name="ce1" office:value-type="string" calcext:value-type="string">
            <text:p>7504 13 Avenue, Brooklyn NY 11228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20" calcext:value-type="date">
            <text:p>12/20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7028" calcext:value-type="float">
            <text:p>50057028</text:p>
          </table:table-cell>
          <table:table-cell table:style-name="ce1" office:value-type="string" calcext:value-type="string">
            <text:p>GOLDEN KRUST</text:p>
          </table:table-cell>
          <table:table-cell table:style-name="ce1" office:value-type="string" calcext:value-type="string">
            <text:p>8719 Avenue D, Brooklyn NY 11236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9" calcext:value-type="date">
            <text:p>12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5501" calcext:value-type="float">
            <text:p>50015501</text:p>
          </table:table-cell>
          <table:table-cell table:style-name="ce1" office:value-type="string" calcext:value-type="string">
            <text:p>LA BAGUETTE SHOP</text:p>
          </table:table-cell>
          <table:table-cell table:style-name="ce1" office:value-type="string" calcext:value-type="string">
            <text:p>7915 Flatlands Ave, Brooklyn NY 11236</text:p>
          </table:table-cell>
          <table:table-cell table:style-name="ce1" office:value-type="string" calcext:value-type="string">
            <text:p>Baker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12" calcext:value-type="date">
            <text:p>12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54864" calcext:value-type="float">
            <text:p>50054864</text:p>
          </table:table-cell>
          <table:table-cell table:style-name="ce1" office:value-type="string" calcext:value-type="string">
            <text:p>MCBEANS RESTAURANT</text:p>
          </table:table-cell>
          <table:table-cell table:style-name="ce1" office:value-type="string" calcext:value-type="string">
            <text:p>1501 Flatbush Ave, Brooklyn NY 11210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2-12" calcext:value-type="date">
            <text:p>12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18459" calcext:value-type="float">
            <text:p>50018459</text:p>
          </table:table-cell>
          <table:table-cell table:style-name="ce1" office:value-type="string" calcext:value-type="string">
            <text:p>JING WAY FOOD</text:p>
          </table:table-cell>
          <table:table-cell table:style-name="ce1" office:value-type="string" calcext:value-type="string">
            <text:p>706 60Th St, Brooklyn NY 11220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8254" calcext:value-type="float">
            <text:p>50048254</text:p>
          </table:table-cell>
          <table:table-cell table:style-name="ce1" office:value-type="string" calcext:value-type="string">
            <text:p>SNOW &amp; CREAM</text:p>
          </table:table-cell>
          <table:table-cell table:style-name="ce1" office:value-type="string" calcext:value-type="string">
            <text:p>6116 7Th Ave, Brooklyn NY 11220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2-01" calcext:value-type="date">
            <text:p>12/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681629" calcext:value-type="float">
            <text:p>41681629</text:p>
          </table:table-cell>
          <table:table-cell table:style-name="ce1" office:value-type="string" calcext:value-type="string">
            <text:p>HEAVY WOODS</text:p>
          </table:table-cell>
          <table:table-cell table:style-name="ce1" office:value-type="string" calcext:value-type="string">
            <text:p>50 Wyckoff Avenue, Brooklyn NY 1123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18" calcext:value-type="date">
            <text:p>11/1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231506" calcext:value-type="float">
            <text:p>41231506</text:p>
          </table:table-cell>
          <table:table-cell table:style-name="ce1" office:value-type="string" calcext:value-type="string">
            <text:p>STARBUCKS</text:p>
          </table:table-cell>
          <table:table-cell table:style-name="ce1" office:value-type="string" calcext:value-type="string">
            <text:p>514 86 Street, Brooklyn NY 11209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1-07" calcext:value-type="date">
            <text:p>11/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127647" calcext:value-type="float">
            <text:p>41127647</text:p>
          </table:table-cell>
          <table:table-cell table:style-name="ce1" office:value-type="string" calcext:value-type="string">
            <text:p>BURRITO BAR</text:p>
          </table:table-cell>
          <table:table-cell table:style-name="ce1" office:value-type="string" calcext:value-type="string">
            <text:p>307311 Flatbush Avenue, Brooklyn NY 11217</text:p>
          </table:table-cell>
          <table:table-cell table:style-name="ce1" office:value-type="string" calcext:value-type="string">
            <text:p>Tex-Me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</text:p>
          </table:table-cell>
          <table:table-cell table:style-name="ce2" office:value-type="date" office:date-value="2016-10-31" calcext:value-type="date">
            <text:p>10/3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34905" calcext:value-type="float">
            <text:p>50034905</text:p>
          </table:table-cell>
          <table:table-cell table:style-name="ce1" office:value-type="string" calcext:value-type="string">
            <text:p>COLOR ME GREENS</text:p>
          </table:table-cell>
          <table:table-cell table:style-name="ce1" office:value-type="string" calcext:value-type="string">
            <text:p>1522 Myrtle Ave, Brooklyn NY 11237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31" calcext:value-type="date">
            <text:p>10/31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396479" calcext:value-type="float">
            <text:p>41396479</text:p>
          </table:table-cell>
          <table:table-cell table:style-name="ce1" office:value-type="string" calcext:value-type="string">
            <text:p>OH! BAGEL CAFE</text:p>
          </table:table-cell>
          <table:table-cell table:style-name="ce1" office:value-type="string" calcext:value-type="string">
            <text:p>1755 Coney Island Avenue, Brooklyn NY 11230</text:p>
          </table:table-cell>
          <table:table-cell table:style-name="ce1" office:value-type="string" calcext:value-type="string">
            <text:p>Jewish/Kosh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28" calcext:value-type="date">
            <text:p>10/28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84282" calcext:value-type="float">
            <text:p>41484282</text:p>
          </table:table-cell>
          <table:table-cell table:style-name="ce1" office:value-type="string" calcext:value-type="string">
            <text:p>THE PURPLE ROSE BAR</text:p>
          </table:table-cell>
          <table:table-cell table:style-name="ce1" office:value-type="string" calcext:value-type="string">
            <text:p>7217 8 Avenue, Brooklyn NY 11228</text:p>
          </table:table-cell>
          <table:table-cell table:style-name="ce1" office:value-type="string" calcext:value-type="string">
            <text:p>Bottled beverages, including water, sodas, juices, etc.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9" calcext:value-type="date">
            <text:p>10/19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563203" calcext:value-type="float">
            <text:p>41563203</text:p>
          </table:table-cell>
          <table:table-cell table:style-name="ce1" office:value-type="string" calcext:value-type="string">
            <text:p>STARBUCKS</text:p>
          </table:table-cell>
          <table:table-cell table:style-name="ce1" office:value-type="string" calcext:value-type="string">
            <text:p>379 Dekalb Avenue, Brooklyn NY 11205</text:p>
          </table:table-cell>
          <table:table-cell table:style-name="ce1" office:value-type="string" calcext:value-type="string">
            <text:p>Cafe/Coffee/Te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7" calcext:value-type="date">
            <text:p>10/17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8350" calcext:value-type="float">
            <text:p>50048350</text:p>
          </table:table-cell>
          <table:table-cell table:style-name="ce1" office:value-type="string" calcext:value-type="string">
            <text:p>TASTE OF THE CITY FRESH GRILL</text:p>
          </table:table-cell>
          <table:table-cell table:style-name="ce1" office:value-type="string" calcext:value-type="string">
            <text:p>1368 Flatbush Ave, Brooklyn NY 11210</text:p>
          </table:table-cell>
          <table:table-cell table:style-name="ce1" office:value-type="string" calcext:value-type="string">
            <text:p>Caribbea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5" calcext:value-type="date">
            <text:p>10/1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716441" calcext:value-type="float">
            <text:p>41716441</text:p>
          </table:table-cell>
          <table:table-cell table:style-name="ce1" office:value-type="string" calcext:value-type="string">
            <text:p>SUBWAY</text:p>
          </table:table-cell>
          <table:table-cell table:style-name="ce1" office:value-type="string" calcext:value-type="string">
            <text:p>1613 Oriental Boulevard, Brooklyn NY 11235</text:p>
          </table:table-cell>
          <table:table-cell table:style-name="ce1" office:value-type="string" calcext:value-type="string">
            <text:p>Sandwich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14" calcext:value-type="date">
            <text:p>10/14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41498400" calcext:value-type="float">
            <text:p>41498400</text:p>
          </table:table-cell>
          <table:table-cell table:style-name="ce1" office:value-type="string" calcext:value-type="string">
            <text:p>THE BEDFORD</text:p>
          </table:table-cell>
          <table:table-cell table:style-name="ce1" office:value-type="string" calcext:value-type="string">
            <text:p>110 Bedford Avenue, Brooklyn NY 11211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2" office:value-type="date" office:date-value="2016-10-05" calcext:value-type="date">
            <text:p>10/5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1">
          <table:table-cell table:style-name="ce1" office:value-type="float" office:value="50044201" calcext:value-type="float">
            <text:p>50044201</text:p>
          </table:table-cell>
          <table:table-cell table:style-name="ce1" office:value-type="string" calcext:value-type="string">
            <text:p>SALUD RESTAURANT</text:p>
          </table:table-cell>
          <table:table-cell table:style-name="ce1" office:value-type="string" calcext:value-type="string">
            <text:p>7204 3Rd Ave, Brooklyn NY 11209</text:p>
          </table:table-cell>
          <table:table-cell table:style-name="ce1" office:value-type="string" calcext:value-type="string">
            <text:p>Tapas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string" calcext:value-type="string">
            <text:p>B</text:p>
          </table:table-cell>
          <table:table-cell table:style-name="ce2" office:value-type="date" office:date-value="2016-10-12" calcext:value-type="date">
            <text:p>10/12/2016</text:p>
          </table:table-cell>
          <table:table-cell table:style-name="ce2" office:value-type="date" office:date-value="2017-01-12" calcext:value-type="date">
            <text:p>1/12/2017</text:p>
          </table:table-cell>
          <table:table-cell table:number-columns-repeated="1016"/>
        </table:table-row>
        <table:table-row table:style-name="ro2" table:number-rows-repeated="10471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2">
        <table:table-column table:style-name="co4" table:number-columns-repeated="1024" table:default-cell-style-name="Default"/>
        <table:table-row table:style-name="ro1">
          <table:table-cell table:style-name="ce1" office:value-type="string" calcext:value-type="string">
            <text:p>DOHMH (Department of Health and Mental Hygiene) New York City Restaurant Inspection Results, most recent grades in Brooklyn in 4th quarter of 2016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riginal source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a xlink:href="https://nycopendata.socrata.com/Health/DOHMH-New-York-City-Restaurant-Inspection-Results/43nn-pn8j" xlink:type="simple">https://nycopendata.socrata.com/Health/DOHMH-New-York-City-Restaurant-Inspection-Results/43nn-pn8j</text:a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ote that this data has been filtered to show only restaurants in Brooklyn NY that received health inspection grades from October thru December, 2016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uplicate records were removed to show only the most recent grade for each establishment ID number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ome data columns were removed, merged, or simplified for this example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is is not a complete list of Brooklyn restaurants (since it includes only those that received grades during this 3-month period), and they may have been re-inspected and re-graded since this data was collected and downloaded.</text:p>
          </table:table-cell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1807" meta:object-count="0"/>
    <meta:generator>LibreOfficeDev/5.1.0.3$Linux_X86_64 LibreOffice_project/</meta:generator>
  </office:meta>
</office:document-meta>
</file>